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ourier New" svg:font-family="'Courier New', monospace"/>
    <style:font-face style:name="Courier New1" svg:font-family="'Courier New', serif"/>
    <style:font-face style:name="DejaVu Sans" svg:font-family="'DejaVu Sans', sans-serif"/>
    <style:font-face style:name="Liberation Serif1" svg:font-family="'Liberation Serif', serif"/>
    <style:font-face style:name="Lohit Devanagari1" svg:font-family="'Lohit Devanagari'"/>
    <style:font-face style:name="MS Mincho" svg:font-family="'MS Mincho'"/>
    <style:font-face style:name="OpenSymbol1" svg:font-family="OpenSymbol"/>
    <style:font-face style:name="Tahoma" svg:font-family="Tahoma"/>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Bold"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Arial1" svg:font-family="Arial" style:font-family-generic="swiss" style:font-pitch="variable"/>
    <style:font-face style:name="DejaVu Sans1" svg:font-family="'DejaVu Sans'" style:font-family-generic="swiss" style:font-pitch="variable"/>
    <style:font-face style:name="DejaVu Sans2" svg:font-family="'DejaVu Sans'" style:font-adornments="Obliqu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94in" table:align="margins" fo:keep-with-next="always"/>
    </style:style>
    <style:style style:name="Table1.A" style:family="table-column">
      <style:table-column-properties style:column-width="6.9194in" style:rel-column-width="65535*"/>
    </style:style>
    <style:style style:name="Table2" style:family="table">
      <style:table-properties style:width="6.9194in" table:align="margins" fo:keep-with-next="always"/>
    </style:style>
    <style:style style:name="Table2.A" style:family="table-column">
      <style:table-column-properties style:column-width="6.9194in" style:rel-column-width="65535*"/>
    </style:style>
    <style:style style:name="Table2.A1" style:family="table-cell">
      <style:table-cell-properties fo:padding="0.0382in" fo:border="none"/>
    </style:style>
    <style:style style:name="Table4" style:family="table">
      <style:table-properties style:width="6.9215in" fo:margin-left="0in" fo:margin-right="-0.0021in" table:align="margins" fo:keep-with-next="always"/>
    </style:style>
    <style:style style:name="Table4.A" style:family="table-column">
      <style:table-column-properties style:column-width="2.3063in" style:rel-column-width="21838*"/>
    </style:style>
    <style:style style:name="Table4.B" style:family="table-column">
      <style:table-column-properties style:column-width="2.2104in" style:rel-column-width="20931*"/>
    </style:style>
    <style:style style:name="Table4.C" style:family="table-column">
      <style:table-column-properties style:column-width="2.4042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3" style:family="table">
      <style:table-properties style:width="6.9194in" table:align="margins"/>
    </style:style>
    <style:style style:name="Table3.A" style:family="table-column">
      <style:table-column-properties style:column-width="3.4597in" style:rel-column-width="32767*"/>
    </style:style>
    <style:style style:name="Table3.B" style:family="table-column">
      <style:table-column-properties style:column-width="3.4597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194in" table:align="margins" fo:keep-with-next="always"/>
    </style:style>
    <style:style style:name="Table5.A" style:family="table-column">
      <style:table-column-properties style:column-width="6.9194in" style:rel-column-width="65535*"/>
    </style:style>
    <style:style style:name="Table6" style:family="table">
      <style:table-properties style:width="6.9194in" table:align="margins"/>
    </style:style>
    <style:style style:name="Table6.A" style:family="table-column">
      <style:table-column-properties style:column-width="3.4597in" style:rel-column-width="32767*"/>
    </style:style>
    <style:style style:name="Table6.B" style:family="table-column">
      <style:table-column-properties style:column-width="3.4597in" style:rel-column-width="32768*"/>
    </style:style>
    <style:style style:name="Table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B1" style:family="table-cell">
      <style:table-cell-properties fo:background-color="#cccccc"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0.05pt solid #000000" fo:border-top="none" fo:border-bottom="0.05pt solid #000000"/>
    </style:style>
    <style:style style:name="Table7" style:family="table">
      <style:table-properties style:width="6.9194in" table:align="margins"/>
    </style:style>
    <style:style style:name="Table7.A" style:family="table-column">
      <style:table-column-properties style:column-width="2.306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194in" table:align="margins"/>
    </style:style>
    <style:style style:name="Table8.A" style:family="table-column">
      <style:table-column-properties style:column-width="6.9194in" style:rel-column-width="65535*"/>
    </style:style>
    <style:style style:name="Table9" style:family="table">
      <style:table-properties style:width="6.9194in" table:align="margins"/>
    </style:style>
    <style:style style:name="Table9.A" style:family="table-column">
      <style:table-column-properties style:column-width="6.9194in" style:rel-column-width="65535*"/>
    </style:style>
    <style:style style:name="Table9.A1" style:family="table-cell">
      <style:table-cell-properties fo:padding="0.0382in" fo:border="none"/>
    </style:style>
    <style:style style:name="Table10" style:family="table">
      <style:table-properties style:width="6.9271in" fo:margin-left="0in" fo:break-before="auto" fo:break-after="auto" table:align="left" fo:keep-with-next="auto" style:may-break-between-rows="true" table:border-model="collapsing"/>
    </style:style>
    <style:style style:name="Table10.A" style:family="table-column">
      <style:table-column-properties style:column-width="1.8125in"/>
    </style:style>
    <style:style style:name="Table10.B" style:family="table-column">
      <style:table-column-properties style:column-width="1.6493in"/>
    </style:style>
    <style:style style:name="Table10.C" style:family="table-column">
      <style:table-column-properties style:column-width="1.7313in"/>
    </style:style>
    <style:style style:name="Table10.D" style:family="table-column">
      <style:table-column-properties style:column-width="1.734in"/>
    </style:style>
    <style:style style:name="Table10.1" style:family="table-row">
      <style:table-row-properties fo:keep-together="auto"/>
    </style:style>
    <style:style style:name="Table10.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D1" style:family="table-cell" style:data-style-name="N100">
      <style:table-cell-properties fo:background-color="transparent" fo:padding="0.0382in" fo:border="0.5pt solid #000000" style:writing-mode="page">
        <style:background-image/>
      </style:table-cell-properties>
    </style:style>
    <style:style style:name="Table10.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194in" table:align="margins"/>
    </style:style>
    <style:style style:name="Table28.A" style:family="table-column">
      <style:table-column-properties style:column-width="6.9194in" style:rel-column-width="65535*"/>
    </style:style>
    <style:style style:name="Table28.A1" style:family="table-cell">
      <style:table-cell-properties fo:padding="0.0382in" fo:border="none"/>
    </style:style>
    <style:style style:name="Table29" style:family="table">
      <style:table-properties style:width="6.9194in" table:align="margins"/>
    </style:style>
    <style:style style:name="Table29.A" style:family="table-column">
      <style:table-column-properties style:column-width="6.9194in" style:rel-column-width="65535*"/>
    </style:style>
    <style:style style:name="Table29.A1" style:family="table-cell">
      <style:table-cell-properties fo:padding="0.0382in" fo:border="none"/>
    </style:style>
    <style:style style:name="Table11" style:family="table">
      <style:table-properties style:width="6.9194in" table:align="margins" style:may-break-between-rows="false"/>
    </style:style>
    <style:style style:name="Table11.A" style:family="table-column">
      <style:table-column-properties style:column-width="1.7299in" style:rel-column-width="16383*"/>
    </style:style>
    <style:style style:name="Table11.D" style:family="table-column">
      <style:table-column-properties style:column-width="1.7299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5" style:family="table-row">
      <style:table-row-properties style:min-row-height="0.9931in"/>
    </style:style>
    <style:style style:name="Table12" style:family="table">
      <style:table-properties style:width="6.9194in" table:align="margins"/>
    </style:style>
    <style:style style:name="Table12.A" style:family="table-column">
      <style:table-column-properties style:column-width="6.9194in" style:rel-column-width="65535*"/>
    </style:style>
    <style:style style:name="Table12.A1" style:family="table-cell">
      <style:table-cell-properties fo:padding="0.0382in" fo:border="none"/>
    </style:style>
    <style:style style:name="Table13" style:family="table">
      <style:table-properties style:width="6.9194in" table:align="margins"/>
    </style:style>
    <style:style style:name="Table13.A" style:family="table-column">
      <style:table-column-properties style:column-width="6.9194in" style:rel-column-width="65535*"/>
    </style:style>
    <style:style style:name="Listing62" style:family="table">
      <style:table-properties style:width="6.9194in" table:align="margins"/>
    </style:style>
    <style:style style:name="Listing62.A" style:family="table-column">
      <style:table-column-properties style:column-width="6.9194in" style:rel-column-width="65535*"/>
    </style:style>
    <style:style style:name="Listing62.A1" style:family="table-cell">
      <style:table-cell-properties fo:padding="0.0382in" fo:border="none"/>
    </style:style>
    <style:style style:name="Table14" style:family="table">
      <style:table-properties style:width="6.9194in" table:align="margins"/>
    </style:style>
    <style:style style:name="Table14.A" style:family="table-column">
      <style:table-column-properties style:column-width="6.9194in" style:rel-column-width="65535*"/>
    </style:style>
    <style:style style:name="Table14.A1" style:family="table-cell">
      <style:table-cell-properties fo:padding="0.0382in" fo:border="none"/>
    </style:style>
    <style:style style:name="Table15" style:family="table">
      <style:table-properties style:width="6.9194in" table:align="margins"/>
    </style:style>
    <style:style style:name="Table15.A" style:family="table-column">
      <style:table-column-properties style:column-width="6.9194in" style:rel-column-width="65535*"/>
    </style:style>
    <style:style style:name="Table16" style:family="table">
      <style:table-properties style:width="6.9194in" table:align="margins"/>
    </style:style>
    <style:style style:name="Table16.A" style:family="table-column">
      <style:table-column-properties style:column-width="6.9194in" style:rel-column-width="65535*"/>
    </style:style>
    <style:style style:name="Table17" style:family="table">
      <style:table-properties style:width="6.9194in" table:align="margins"/>
    </style:style>
    <style:style style:name="Table17.A" style:family="table-column">
      <style:table-column-properties style:column-width="2.3063in" style:rel-column-width="21845*"/>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194in" table:align="margins"/>
    </style:style>
    <style:style style:name="Table18.A" style:family="table-column">
      <style:table-column-properties style:column-width="1.7299in" style:rel-column-width="16383*"/>
    </style:style>
    <style:style style:name="Table18.D" style:family="table-column">
      <style:table-column-properties style:column-width="1.7299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194in" table:align="margins"/>
    </style:style>
    <style:style style:name="Table19.A" style:family="table-column">
      <style:table-column-properties style:column-width="6.9194in" style:rel-column-width="65535*"/>
    </style:style>
    <style:style style:name="Table20" style:family="table">
      <style:table-properties style:width="6.9194in" table:align="margins"/>
    </style:style>
    <style:style style:name="Table20.A" style:family="table-column">
      <style:table-column-properties style:column-width="6.9194in" style:rel-column-width="65535*"/>
    </style:style>
    <style:style style:name="Table21" style:family="table">
      <style:table-properties style:width="6.9194in" table:align="margins"/>
    </style:style>
    <style:style style:name="Table21.A" style:family="table-column">
      <style:table-column-properties style:column-width="1.9771in" style:rel-column-width="18724*"/>
    </style:style>
    <style:style style:name="Table21.C" style:family="table-column">
      <style:table-column-properties style:column-width="2.9653in" style:rel-column-width="280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194in" table:align="margins"/>
    </style:style>
    <style:style style:name="Table22.A" style:family="table-column">
      <style:table-column-properties style:column-width="2.306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375in" fo:margin-left="0in" table:align="left" fo:keep-with-next="always"/>
    </style:style>
    <style:style style:name="Table23.A" style:family="table-column">
      <style:table-column-properties style:column-width="2.3083in"/>
    </style:style>
    <style:style style:name="Table23.C" style:family="table-column">
      <style:table-column-properties style:column-width="2.3208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1875in" table:align="left"/>
    </style:style>
    <style:style style:name="Table24.A" style:family="table-column">
      <style:table-column-properties style:column-width="0.5625in"/>
    </style:style>
    <style:style style:name="Table24.B" style:family="table-column">
      <style:table-column-properties style:column-width="4.625in"/>
    </style:style>
    <style:style style:name="Table24.A1" style:family="table-cell">
      <style:table-cell-properties style:vertical-align="middle" fo:padding="0.0194in" fo:border="none"/>
    </style:style>
    <style:style style:name="Table25" style:family="table">
      <style:table-properties style:width="6.9271in" fo:margin-left="0in" table:align="left" fo:keep-with-next="always"/>
    </style:style>
    <style:style style:name="Table25.A" style:family="table-column">
      <style:table-column-properties style:column-width="1.5in"/>
    </style:style>
    <style:style style:name="Table25.B" style:family="table-column">
      <style:table-column-properties style:column-width="2.0625in"/>
    </style:style>
    <style:style style:name="Table25.C" style:family="table-column">
      <style:table-column-properties style:column-width="3.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194in" table:align="margins" fo:keep-with-next="always"/>
    </style:style>
    <style:style style:name="Table26.A" style:family="table-column">
      <style:table-column-properties style:column-width="2.306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P1" style:family="paragraph" style:parent-style-name="Table">
      <style:paragraph-properties fo:text-align="start" style:justify-single-word="false"/>
    </style:style>
    <style:style style:name="P2" style:family="paragraph" style:parent-style-name="Table">
      <style:text-properties officeooo:paragraph-rsid="000e775d"/>
    </style:style>
    <style:style style:name="P3" style:family="paragraph" style:parent-style-name="_5f_code">
      <style:text-properties fo:color="#408080"/>
    </style:style>
    <style:style style:name="P4" style:family="paragraph" style:parent-style-name="_5f_code">
      <style:text-properties fo:color="#000000"/>
    </style:style>
    <style:style style:name="P5" style:family="paragraph" style:parent-style-name="analysis">
      <style:text-properties style:font-name="Arial1" fo:font-size="12pt" style:font-size-asian="12pt" style:font-size-complex="12pt"/>
    </style:style>
    <style:style style:name="P6" style:family="paragraph" style:parent-style-name="analysis">
      <style:text-properties fo:font-size="11pt" fo:background-color="#c0c0c0" style:font-size-asian="11pt" style:font-size-complex="11pt"/>
    </style:style>
    <style:style style:name="P7" style:family="paragraph" style:parent-style-name="caution">
      <style:text-properties fo:font-size="11pt" fo:background-color="#c0c0c0" style:font-size-asian="11pt" style:font-size-complex="11pt"/>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1">
      <style:paragraph-properties fo:margin-left="0in" fo:margin-right="0in" fo:text-indent="0in" style:auto-text-indent="true"/>
      <style:text-properties style:font-name="Arial1" fo:font-size="12pt" style:font-size-asian="12pt" style:font-size-complex="12pt"/>
    </style:style>
    <style:style style:name="P11" style:family="paragraph" style:parent-style-name="Heading_20_1">
      <style:paragraph-properties fo:margin-left="0in" fo:margin-right="0in" fo:text-indent="0in" style:auto-text-indent="true"/>
      <style:text-properties style:font-name="DejaVu Sans1" fo:font-size="12pt" style:font-size-asian="12pt" style:font-size-complex="12pt"/>
    </style:style>
    <style:style style:name="P12" style:family="paragraph" style:parent-style-name="Heading_20_1">
      <style:paragraph-properties fo:margin-left="0in" fo:margin-right="0in" fo:text-indent="0in" style:auto-text-indent="true" fo:break-before="page"/>
    </style:style>
    <style:style style:name="P13" style:family="paragraph" style:parent-style-name="Heading_20_1">
      <style:paragraph-properties fo:margin-left="0in" fo:margin-right="0in" fo:text-align="start" style:justify-single-word="false" fo:text-indent="0in" style:auto-text-indent="true" fo:break-before="page"/>
    </style:style>
    <style:style style:name="P14" style:family="paragraph" style:parent-style-name="Heading_20_3">
      <style:text-properties style:font-name="DejaVu Sans" fo:font-size="12pt"/>
    </style:style>
    <style:style style:name="P15" style:family="paragraph" style:parent-style-name="Heading_20_3">
      <style:paragraph-properties fo:margin-left="0in" fo:margin-right="0in" fo:text-indent="0in" style:auto-text-indent="true"/>
    </style:style>
    <style:style style:name="P16" style:family="paragraph" style:parent-style-name="Heading_20_3">
      <style:paragraph-properties fo:margin-left="0in" fo:margin-right="0in" fo:text-align="start" style:justify-single-word="false" fo:text-indent="0in" style:auto-text-indent="true"/>
    </style:style>
    <style:style style:name="P17" style:family="paragraph" style:parent-style-name="Contents_20_Heading">
      <style:paragraph-properties fo:break-before="page"/>
    </style:style>
    <style:style style:name="P18" style:family="paragraph" style:parent-style-name="output">
      <style:paragraph-properties fo:text-align="start" style:justify-single-word="false"/>
    </style:style>
    <style:style style:name="P19" style:family="paragraph" style:parent-style-name="Heading_20_2">
      <style:text-properties style:font-name="DejaVu Sans1" fo:font-size="11pt" style:font-size-asian="11pt" style:font-size-complex="11pt"/>
    </style:style>
    <style:style style:name="P20" style:family="paragraph" style:parent-style-name="Heading_20_2">
      <style:paragraph-properties fo:margin-left="0in" fo:margin-right="0in" fo:text-indent="0in" style:auto-text-indent="true"/>
    </style:style>
    <style:style style:name="P21" style:family="paragraph" style:parent-style-name="Heading_20_2">
      <style:paragraph-properties fo:margin-left="0in" fo:margin-right="0in" fo:text-align="start" style:justify-single-word="false" fo:text-indent="0in" style:auto-text-indent="true"/>
    </style:style>
    <style:style style:name="P22" style:family="paragraph" style:parent-style-name="Heading_20_2">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23" style:family="paragraph" style:parent-style-name="Preformatted_20_Text" style:master-page-name="HTML">
      <style:paragraph-properties style:page-number="auto"/>
    </style:style>
    <style:style style:name="P24" style:family="paragraph" style:parent-style-name="Preformatted_20_Text">
      <style:text-properties style:font-name="DejaVu Sans" fo:font-size="26pt"/>
    </style:style>
    <style:style style:name="P25" style:family="paragraph" style:parent-style-name="Preformatted_20_Text">
      <style:text-properties style:font-name="DejaVu Sans" fo:font-size="12pt"/>
    </style:style>
    <style:style style:name="P26" style:family="paragraph" style:parent-style-name="Preformatted_20_Text">
      <style:paragraph-properties fo:text-align="start" style:justify-single-word="false"/>
    </style:style>
    <style:style style:name="P27" style:family="paragraph" style:parent-style-name="Preformatted_20_Text">
      <style:text-properties style:font-name="DejaVu Sans1"/>
    </style:style>
    <style:style style:name="P28" style:family="paragraph" style:parent-style-name="Preformatted_20_Text" style:list-style-name="L30">
      <style:text-properties style:font-name="DejaVu Sans1" fo:font-size="12pt" style:font-size-asian="12pt" style:font-size-complex="12pt"/>
    </style:style>
    <style:style style:name="P29" style:family="paragraph" style:parent-style-name="Preformatted_20_Text" style:list-style-name="L31">
      <style:text-properties style:font-name="DejaVu Sans1" fo:font-size="12pt" style:font-size-asian="12pt" style:font-size-complex="12pt"/>
    </style:style>
    <style:style style:name="P30" style:family="paragraph" style:parent-style-name="Preformatted_20_Text" style:list-style-name="L32">
      <style:text-properties style:font-name="DejaVu Sans1" fo:font-size="12pt" style:font-size-asian="12pt" style:font-size-complex="12pt"/>
    </style:style>
    <style:style style:name="P31" style:family="paragraph" style:parent-style-name="Preformatted_20_Text" style:list-style-name="L33">
      <style:text-properties style:font-name="DejaVu Sans1" fo:font-size="12pt" style:font-size-asian="12pt" style:font-size-complex="12pt"/>
    </style:style>
    <style:style style:name="P32" style:family="paragraph" style:parent-style-name="Preformatted_20_Text" style:list-style-name="L35">
      <style:text-properties style:font-name="DejaVu Sans1" fo:font-size="11pt" style:font-size-asian="11pt" style:font-size-complex="11pt"/>
    </style:style>
    <style:style style:name="P33" style:family="paragraph" style:parent-style-name="Preformatted_20_Text" style:list-style-name="L36">
      <style:text-properties style:font-name="DejaVu Sans1" fo:font-size="11pt" style:font-size-asian="11pt" style:font-size-complex="11pt"/>
    </style:style>
    <style:style style:name="P34" style:family="paragraph" style:parent-style-name="Preformatted_20_Text" style:list-style-name="L34">
      <style:text-properties style:font-name="DejaVu Sans1" fo:font-size="11pt" style:font-size-asian="11pt" style:font-size-complex="11pt"/>
    </style:style>
    <style:style style:name="P35" style:family="paragraph" style:parent-style-name="Preformatted_20_Text" style:list-style-name="L37">
      <style:text-properties style:font-name="DejaVu Sans1" fo:font-size="11pt" style:font-size-asian="11pt" style:font-size-complex="11pt"/>
    </style:style>
    <style:style style:name="P36" style:family="paragraph" style:parent-style-name="Preformatted_20_Text" style:list-style-name="L38">
      <style:text-properties style:font-name="DejaVu Sans1" fo:font-size="11pt" style:font-size-asian="11pt" style:font-size-complex="11pt"/>
    </style:style>
    <style:style style:name="P37" style:family="paragraph" style:parent-style-name="Preformatted_20_Text" style:list-style-name="L39">
      <style:paragraph-properties fo:text-align="start" style:justify-single-word="false"/>
      <style:text-properties style:font-name="DejaVu Sans1" fo:font-size="11pt" style:font-size-asian="11pt" style:font-size-complex="11pt"/>
    </style:style>
    <style:style style:name="P38" style:family="paragraph" style:parent-style-name="Preformatted_20_Text" style:list-style-name="L41">
      <style:paragraph-properties fo:text-align="start" style:justify-single-word="false"/>
      <style:text-properties style:font-name="DejaVu Sans1" fo:font-size="11pt" style:font-size-asian="11pt" style:font-size-complex="11pt"/>
    </style:style>
    <style:style style:name="P39" style:family="paragraph" style:parent-style-name="Preformatted_20_Text">
      <style:paragraph-properties fo:margin-top="0in" fo:margin-bottom="0.1965in" loext:contextual-spacing="false"/>
    </style:style>
    <style:style style:name="P40" style:family="paragraph" style:parent-style-name="Preformatted_20_Text">
      <style:paragraph-properties fo:margin-top="0in" fo:margin-bottom="0.1965in" loext:contextual-spacing="false" fo:break-before="page"/>
    </style:style>
    <style:style style:name="P41" style:family="paragraph" style:parent-style-name="Preformatted_20_Text">
      <style:paragraph-properties fo:break-before="page"/>
    </style:style>
    <style:style style:name="P42" style:family="paragraph" style:parent-style-name="Preformatted_20_Text">
      <style:paragraph-properties fo:break-before="page"/>
      <style:text-properties style:font-name="DejaVu Sans" fo:font-size="12pt"/>
    </style:style>
    <style:style style:name="P43" style:family="paragraph" style:parent-style-name="Preformatted_20_Text">
      <style:paragraph-properties fo:margin-left="0in" fo:margin-right="0in" fo:text-indent="0in" style:auto-text-indent="true"/>
    </style:style>
    <style:style style:name="P44" style:family="paragraph" style:parent-style-name="Preformatted_20_Text">
      <style:paragraph-properties fo:margin-left="0in" fo:margin-right="0in" fo:text-indent="0in" style:auto-text-indent="true"/>
      <style:text-properties style:font-name="Arial1" fo:font-size="12pt" style:font-size-asian="12pt" style:font-size-complex="12pt"/>
    </style:style>
    <style:style style:name="P45" style:family="paragraph" style:parent-style-name="Preformatted_20_Text">
      <style:paragraph-properties fo:margin-left="0in" fo:margin-right="0in" fo:text-align="start" style:justify-single-word="false" fo:text-indent="0in" style:auto-text-indent="true"/>
      <style:text-properties style:font-name="Arial1" fo:font-size="12pt" officeooo:rsid="0011dd34" officeooo:paragraph-rsid="0013b1c8" style:font-size-asian="12pt" style:font-size-complex="12pt"/>
    </style:style>
    <style:style style:name="P46" style:family="paragraph" style:parent-style-name="Preformatted_20_Text">
      <style:paragraph-properties fo:margin-left="0in" fo:margin-right="0in" fo:text-indent="0in" style:auto-text-indent="true"/>
      <style:text-properties style:font-name="Arial1" fo:font-size="12pt" officeooo:rsid="0011dd34" officeooo:paragraph-rsid="0018fba5" style:font-size-asian="12pt" style:font-size-complex="12pt"/>
    </style:style>
    <style:style style:name="P47" style:family="paragraph" style:parent-style-name="Preformatted_20_Text">
      <style:paragraph-properties fo:margin-left="0in" fo:margin-right="0in" fo:text-indent="0in" style:auto-text-indent="true"/>
      <style:text-properties style:font-name="DejaVu Sans1"/>
    </style:style>
    <style:style style:name="P48" style:family="paragraph" style:parent-style-name="Preformatted_20_Text">
      <style:paragraph-properties fo:margin-left="0in" fo:margin-right="0in" fo:text-indent="0in" style:auto-text-indent="true"/>
      <style:text-properties style:font-name="DejaVu Sans1" fo:font-size="12pt" style:font-size-asian="12pt" style:font-size-complex="12pt"/>
    </style:style>
    <style:style style:name="P49" style:family="paragraph" style:parent-style-name="Preformatted_20_Text">
      <style:paragraph-properties fo:margin-left="0in" fo:margin-right="0in" fo:text-indent="0in" style:auto-text-indent="true"/>
      <style:text-properties style:font-name="DejaVu Sans1" fo:font-size="12pt" officeooo:rsid="0011dd34" officeooo:paragraph-rsid="0018fba5" style:font-size-asian="12pt" style:font-size-complex="12pt"/>
    </style:style>
    <style:style style:name="P50" style:family="paragraph" style:parent-style-name="Preformatted_20_Text">
      <style:paragraph-properties fo:margin-left="0in" fo:margin-right="0in" fo:text-indent="0in" style:auto-text-indent="true"/>
      <style:text-properties style:font-name="DejaVu Sans1" fo:font-size="12pt" officeooo:rsid="0011dd34" officeooo:paragraph-rsid="0017b9b7" style:font-size-asian="12pt" style:font-size-complex="12pt"/>
    </style:style>
    <style:style style:name="P51" style:family="paragraph" style:parent-style-name="Preformatted_20_Text">
      <style:paragraph-properties fo:margin-left="0in" fo:margin-right="0in" fo:text-indent="0in" style:auto-text-indent="true"/>
      <style:text-properties style:font-name="DejaVu Sans1" fo:font-size="12pt" officeooo:paragraph-rsid="000c9eac" style:font-size-asian="12pt" style:font-size-complex="12pt"/>
    </style:style>
    <style:style style:name="P52" style:family="paragraph" style:parent-style-name="Preformatted_20_Text" style:list-style-name="L29">
      <style:paragraph-properties fo:margin-left="0in" fo:margin-right="0in" fo:text-indent="0in" style:auto-text-indent="true"/>
      <style:text-properties style:font-name="DejaVu Sans1" fo:font-size="12pt" style:font-size-asian="12pt" style:font-size-complex="12pt"/>
    </style:style>
    <style:style style:name="P53" style:family="paragraph" style:parent-style-name="Preformatted_20_Text" style:list-style-name="L34">
      <style:paragraph-properties fo:margin-left="0in" fo:margin-right="0in" fo:text-indent="0in" style:auto-text-indent="true"/>
      <style:text-properties style:font-name="DejaVu Sans1" fo:font-size="12pt" style:font-size-asian="12pt" style:font-size-complex="12pt"/>
    </style:style>
    <style:style style:name="P54" style:family="paragraph" style:parent-style-name="Preformatted_20_Text">
      <style:paragraph-properties fo:margin-left="0in" fo:margin-right="0in" fo:text-align="start" style:justify-single-word="false" fo:text-indent="0in" style:auto-text-indent="true"/>
      <style:text-properties style:font-name="DejaVu Sans1" fo:font-size="12pt" style:font-size-asian="12pt" style:font-size-complex="12pt"/>
    </style:style>
    <style:style style:name="P55" style:family="paragraph" style:parent-style-name="Preformatted_20_Text" style:list-style-name="L29">
      <style:paragraph-properties fo:margin-left="0in" fo:margin-right="0in" fo:text-indent="0in" style:auto-text-indent="true"/>
      <style:text-properties style:font-name="DejaVu Sans1" fo:font-size="12pt" fo:font-weight="bold" style:font-size-asian="12pt" style:font-weight-asian="bold" style:font-size-complex="12pt" style:font-weight-complex="bold"/>
    </style:style>
    <style:style style:name="P56"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57" style:family="paragraph" style:parent-style-name="Preformatted_20_Text" style:list-style-name="L34">
      <style:paragraph-properties fo:margin-left="0in" fo:margin-right="0in" fo:text-indent="0in" style:auto-text-indent="true"/>
      <style:text-properties style:font-name="DejaVu Sans1" fo:font-size="11pt" style:font-size-asian="11pt" style:font-size-complex="11pt"/>
    </style:style>
    <style:style style:name="P58"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59"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e92e2" style:font-size-asian="11pt" style:font-size-complex="11pt"/>
    </style:style>
    <style:style style:name="P60"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afcb2" style:font-size-asian="11pt" style:font-size-complex="11pt"/>
    </style:style>
    <style:style style:name="P61" style:family="paragraph" style:parent-style-name="Preformatted_20_Text">
      <style:paragraph-properties fo:margin-left="0in" fo:margin-right="0in" fo:text-indent="0in" style:auto-text-indent="true"/>
      <style:text-properties style:font-name="DejaVu Sans1" fo:font-size="11pt" officeooo:paragraph-rsid="001dbfd3" style:font-size-asian="11pt" style:font-size-complex="11pt"/>
    </style:style>
    <style:style style:name="P62" style:family="paragraph" style:parent-style-name="Preformatted_20_Text">
      <style:paragraph-properties fo:margin-left="0in" fo:margin-right="0in" fo:text-indent="0in" style:auto-text-indent="true"/>
      <style:text-properties style:font-name="DejaVu Sans1" fo:font-size="11pt" officeooo:paragraph-rsid="000d6ad1" style:font-size-asian="11pt" style:font-size-complex="11pt"/>
    </style:style>
    <style:style style:name="P63" style:family="paragraph" style:parent-style-name="Preformatted_20_Text">
      <style:paragraph-properties fo:margin-left="0in" fo:margin-right="0in" fo:text-indent="0in" style:auto-text-indent="true"/>
      <style:text-properties style:font-name="DejaVu Sans1" fo:font-size="11pt" officeooo:paragraph-rsid="000f72fb" style:font-size-asian="11pt" style:font-size-complex="11pt"/>
    </style:style>
    <style:style style:name="P64" style:family="paragraph" style:parent-style-name="Preformatted_20_Text">
      <style:paragraph-properties fo:margin-left="0in" fo:margin-right="0in" fo:text-indent="0in" style:auto-text-indent="true"/>
      <style:text-properties style:font-name="DejaVu Sans1" fo:font-size="11pt" officeooo:paragraph-rsid="000fa1ce" style:font-size-asian="11pt" style:font-size-complex="11pt"/>
    </style:style>
    <style:style style:name="P65" style:family="paragraph" style:parent-style-name="Preformatted_20_Text">
      <style:paragraph-properties fo:margin-left="0in" fo:margin-right="0in" fo:text-indent="0in" style:auto-text-indent="true"/>
      <style:text-properties style:font-name="DejaVu Sans1" fo:font-size="11pt" officeooo:paragraph-rsid="0010c96c" style:font-size-asian="11pt" style:font-size-complex="11pt"/>
    </style:style>
    <style:style style:name="P66" style:family="paragraph" style:parent-style-name="Preformatted_20_Text">
      <style:paragraph-properties fo:margin-left="0in" fo:margin-right="0in" fo:text-indent="0in" style:auto-text-indent="true"/>
      <style:text-properties style:font-name="DejaVu Sans1" fo:font-size="11pt" officeooo:paragraph-rsid="000f1d9a" style:font-size-asian="11pt" style:font-size-complex="11pt"/>
    </style:style>
    <style:style style:name="P67" style:family="paragraph" style:parent-style-name="Preformatted_20_Text">
      <style:paragraph-properties fo:margin-left="0in" fo:margin-right="0in" fo:text-indent="0in" style:auto-text-indent="true"/>
      <style:text-properties style:font-name="DejaVu Sans1" fo:font-size="11pt" officeooo:paragraph-rsid="0009bb9e" style:font-size-asian="11pt" style:font-size-complex="11pt"/>
    </style:style>
    <style:style style:name="P68" style:family="paragraph" style:parent-style-name="Preformatted_20_Text">
      <style:paragraph-properties fo:margin-left="0in" fo:margin-right="0in" fo:text-indent="0in" style:auto-text-indent="true"/>
      <style:text-properties style:font-name="DejaVu Sans1" fo:font-size="11pt" officeooo:paragraph-rsid="000afcb2" style:font-size-asian="11pt" style:font-size-complex="11pt"/>
    </style:style>
    <style:style style:name="P69" style:family="paragraph" style:parent-style-name="Preformatted_20_Text">
      <style:paragraph-properties fo:margin-left="0in" fo:margin-right="0in" fo:text-indent="0in" style:auto-text-indent="true"/>
      <style:text-properties style:font-name="DejaVu Sans1" fo:font-size="11pt" officeooo:paragraph-rsid="000b4178" style:font-size-asian="11pt" style:font-size-complex="11pt"/>
    </style:style>
    <style:style style:name="P70" style:family="paragraph" style:parent-style-name="Preformatted_20_Text">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71" style:family="paragraph" style:parent-style-name="Preformatted_20_Text" style:list-style-name="L34">
      <style:paragraph-properties fo:margin-left="0in" fo:margin-right="0in" fo:text-indent="0in" style:auto-text-indent="true"/>
      <style:text-properties style:font-name="DejaVu Sans1" fo:font-size="11pt" fo:font-weight="bold" style:font-size-asian="11pt" style:font-weight-asian="bold" style:font-size-complex="11pt" style:font-weight-complex="bold"/>
    </style:style>
    <style:style style:name="P72" style:family="paragraph" style:parent-style-name="Preformatted_20_Text">
      <style:paragraph-properties fo:margin-left="0in" fo:margin-right="0in" fo:text-indent="0in" style:auto-text-indent="true"/>
      <style:text-properties style:font-name="DejaVu Sans1" fo:font-size="11pt" officeooo:paragraph-rsid="000d6ad1" style:font-name-asian="Courier New4" style:font-size-asian="11pt" style:font-name-complex="Courier New4" style:font-size-complex="11pt"/>
    </style:style>
    <style:style style:name="P73"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d6ad1" style:font-name-asian="Courier New4" style:font-size-asian="11pt" style:font-name-complex="Courier New4" style:font-size-complex="11pt"/>
    </style:style>
    <style:style style:name="P74"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75"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fa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DejaVu Sans1" fo:font-size="11pt" fo:font-style="normal" fo:text-shadow="none" style:text-underline-style="none" fo:font-weight="normal" officeooo:paragraph-rsid="000fa1ce"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margin-left="0in" fo:margin-right="0in" fo:text-indent="0in" style:auto-text-indent="true"/>
      <style:text-properties fo:color="#000000" style:font-name="DejaVu Sans1" fo:font-size="11pt" style:font-size-asian="11pt" style:font-size-complex="11pt"/>
    </style:style>
    <style:style style:name="P80" style:family="paragraph" style:parent-style-name="Preformatted_20_Text">
      <style:paragraph-properties fo:margin-left="0in" fo:margin-right="0in" fo:text-indent="0in" style:auto-text-indent="true"/>
      <style:text-properties style:font-name="Courier New4" fo:font-size="11pt" style:font-size-asian="11pt" style:font-size-complex="11pt"/>
    </style:style>
    <style:style style:name="P81" style:family="paragraph" style:parent-style-name="Preformatted_20_Text">
      <style:paragraph-properties fo:margin-left="0in" fo:margin-right="0in" fo:text-indent="0in" style:auto-text-indent="true" fo:break-before="page"/>
      <style:text-properties style:font-name="Arial1" fo:font-size="12pt" style:font-size-asian="12pt" style:font-size-complex="12pt"/>
    </style:style>
    <style:style style:name="P82"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83" style:family="paragraph" style:parent-style-name="Preformatted_20_Text">
      <style:paragraph-properties fo:margin-left="0in" fo:margin-right="0in" fo:text-align="start" style:justify-single-word="false" fo:text-indent="0in" style:auto-text-indent="true" fo:break-before="page"/>
      <style:text-properties style:font-name="DejaVu Sans1" fo:font-size="11pt" style:font-size-asian="11pt" style:font-size-complex="11pt"/>
    </style:style>
    <style:style style:name="P84"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85" style:family="paragraph" style:parent-style-name="Preformatted_20_Text" style:list-style-name="L32">
      <style:paragraph-properties fo:margin-left="0.4925in" fo:margin-right="0in" fo:text-indent="-0.25in" style:auto-text-indent="false"/>
      <style:text-properties style:font-name="DejaVu Sans1" fo:font-size="12pt" style:font-size-asian="12pt" style:font-size-complex="12pt"/>
    </style:style>
    <style:style style:name="P86" style:family="paragraph" style:parent-style-name="Preformatted_20_Text">
      <style:paragraph-properties fo:margin-left="0in" fo:margin-right="0in" fo:text-align="start" style:justify-single-word="false" fo:text-indent="0in" style:auto-text-indent="false"/>
      <style:text-properties style:font-name="DejaVu Sans1" fo:font-size="11pt" style:font-name-asian="Courier New4" style:font-size-asian="11pt" style:font-name-complex="Courier New4" style:font-size-complex="11pt"/>
    </style:style>
    <style:style style:name="P87" style:family="paragraph" style:parent-style-name="Preformatted_20_Text">
      <loext:graphic-properties draw:fill="none"/>
      <style:paragraph-properties fo:margin-left="0in" fo:margin-right="0in" fo:text-align="start" style:justify-single-word="false" fo:text-indent="0in" style:auto-text-indent="false" fo:background-color="transparent"/>
      <style:text-properties style:font-name="DejaVu Sans1" fo:font-size="11pt" officeooo:paragraph-rsid="000e92e2" style:font-name-asian="Courier New4" style:font-size-asian="11pt" style:font-name-complex="Courier New4" style:font-size-complex="11pt"/>
    </style:style>
    <style:style style:name="P88" style:family="paragraph" style:parent-style-name="Preformatted_20_Text" style:list-style-name="L40">
      <loext:graphic-properties draw:fill="none"/>
      <style:paragraph-properties fo:margin-left="0in" fo:margin-right="0in" fo:text-align="start" style:justify-single-word="false" fo:text-indent="0in" style:auto-text-indent="false" fo:background-color="transparent"/>
      <style:text-properties style:font-name="DejaVu Sans1" fo:font-size="11pt" officeooo:paragraph-rsid="000e92e2" style:font-name-asian="Courier New4" style:font-size-asian="11pt" style:font-name-complex="Courier New4" style:font-size-complex="11pt"/>
    </style:style>
    <style:style style:name="P89" style:family="paragraph" style:parent-style-name="Preformatted_20_Text">
      <style:paragraph-properties fo:margin-left="0in" fo:margin-right="0in" fo:text-align="start" style:justify-single-word="false" fo:text-indent="0in" style:auto-text-indent="false"/>
      <style:text-properties style:font-name="DejaVu Sans1" fo:font-size="11pt" style:font-size-asian="11pt" style:font-size-complex="11pt"/>
    </style:style>
    <style:style style:name="P90" style:family="paragraph" style:parent-style-name="Preformatted_20_Text">
      <loext:graphic-properties draw:fill="none"/>
      <style:paragraph-properties fo:margin-left="0in" fo:margin-right="0in" fo:text-align="start" style:justify-single-word="false" fo:text-indent="0in" style:auto-text-indent="false" fo:background-color="transparent"/>
      <style:text-properties style:font-name="DejaVu Sans1" fo:font-size="11pt" officeooo:paragraph-rsid="000e92e2" style:font-size-asian="11pt" style:font-size-complex="11pt"/>
    </style:style>
    <style:style style:name="P91" style:family="paragraph" style:parent-style-name="Preformatted_20_Text">
      <style:paragraph-properties fo:margin-left="0in" fo:margin-right="0in" fo:text-align="center" style:justify-single-word="false" fo:text-indent="0in" style:auto-text-indent="false"/>
      <style:text-properties style:font-name="DejaVu Sans1" fo:font-size="11pt" style:font-size-asian="11pt" style:font-size-complex="11pt"/>
    </style:style>
    <style:style style:name="P92" style:family="paragraph" style:parent-style-name="Preformatted_20_Text">
      <style:paragraph-properties fo:margin-left="0in" fo:margin-right="0in" fo:text-indent="0in" style:auto-text-indent="false"/>
      <style:text-properties fo:font-size="11pt" style:font-size-asian="11pt" style:font-size-complex="11pt"/>
    </style:style>
    <style:style style:name="P93" style:family="paragraph" style:parent-style-name="Heading_20_5">
      <style:paragraph-properties fo:text-align="start" style:justify-single-word="false"/>
    </style:style>
    <style:style style:name="P94" style:family="paragraph" style:parent-style-name="supplemental">
      <style:paragraph-properties fo:text-align="start" style:justify-single-word="false"/>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Standard">
      <style:paragraph-properties fo:margin-left="0in" fo:margin-right="0in" fo:text-indent="0in" style:auto-text-indent="true"/>
      <style:text-properties style:font-name="DejaVu Sans1" fo:font-size="11pt" officeooo:paragraph-rsid="000fa1ce" style:font-size-asian="11pt" style:font-size-complex="11pt"/>
    </style:style>
    <style:style style:name="P97" style:family="paragraph" style:parent-style-name="Standard">
      <style:paragraph-properties fo:margin-left="0in" fo:margin-right="0in" fo:text-indent="0in" style:auto-text-indent="true"/>
      <style:text-properties style:font-name="DejaVu Sans1" fo:font-size="11pt" officeooo:paragraph-rsid="0009bb9e" style:font-size-asian="11pt" style:font-size-complex="11pt"/>
    </style:style>
    <style:style style:name="P98" style:family="paragraph" style:parent-style-name="code">
      <style:paragraph-properties fo:text-align="start" style:justify-single-word="false"/>
      <style:text-properties style:font-name="DejaVu Sans1" fo:font-size="11pt" officeooo:paragraph-rsid="0013bef7" style:font-name-asian="Courier New4" style:font-size-asian="11pt" style:font-name-complex="Courier New4" style:font-size-complex="11pt"/>
    </style:style>
    <style:style style:name="P99" style:family="paragraph" style:parent-style-name="code" style:list-style-name="L42"/>
    <style:style style:name="P100" style:family="paragraph" style:parent-style-name="code">
      <style:text-properties fo:color="#408080"/>
    </style:style>
    <style:style style:name="P101" style:family="paragraph" style:parent-style-name="code">
      <style:text-properties fo:color="#000000"/>
    </style:style>
    <style:style style:name="P102" style:family="paragraph" style:parent-style-name="code">
      <style:paragraph-properties fo:margin-left="0.1457in" fo:margin-right="0in" fo:text-indent="0in" style:auto-text-indent="false"/>
    </style:style>
    <style:style style:name="P103" style:family="paragraph" style:parent-style-name="Text_20_body">
      <style:text-properties style:font-name="DejaVu Sans" fo:font-size="12pt"/>
    </style:style>
    <style:style style:name="P104" style:family="paragraph" style:parent-style-name="Text_20_body">
      <style:paragraph-properties fo:break-before="page"/>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1pt" style:font-size-asian="11pt" style:font-size-complex="11pt"/>
    </style:style>
    <style:style style:name="T5" style:family="text">
      <style:text-properties fo:font-size="11pt" fo:background-color="#c0c0c0" loext:char-shading-value="0" style:font-size-asian="11pt" style:font-size-complex="11pt"/>
    </style:style>
    <style:style style:name="T6" style:family="text">
      <style:text-properties fo:background-color="#c0c0c0" loext:char-shading-value="0"/>
    </style:style>
    <style:style style:name="T7" style:family="text">
      <style:text-properties fo:color="#ff0000" fo:background-color="#ffaaaa" loext:char-shading-value="0"/>
    </style:style>
    <style:style style:name="T8" style:family="text">
      <style:text-properties fo:color="#000000"/>
    </style:style>
    <style:style style:name="T9" style:family="text">
      <style:text-properties fo:color="#000000" fo:font-weight="bold"/>
    </style:style>
    <style:style style:name="T10"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1" style:family="text">
      <style:text-properties fo:color="#008000"/>
    </style:style>
    <style:style style:name="T12" style:family="text">
      <style:text-properties fo:color="#666666"/>
    </style:style>
    <style:style style:name="T13" style:family="text">
      <style:text-properties fo:color="#aa22ff"/>
    </style:style>
    <style:style style:name="T14" style:family="text">
      <style:text-properties fo:color="#b00040"/>
    </style:style>
    <style:style style:name="T15" style:family="text">
      <style:text-properties fo:color="#ba2121"/>
    </style:style>
    <style:style style:name="T16" style:family="text">
      <style:text-properties fo:color="#008800" fo:font-weight="bold"/>
    </style:style>
    <style:style style:name="T17" style:family="text">
      <style:text-properties fo:color="#333333"/>
    </style:style>
    <style:style style:name="T18" style:family="text">
      <style:text-properties fo:color="#0000dd" fo:font-weight="bold"/>
    </style:style>
    <style:style style:name="T19" style:family="text">
      <style:text-properties fo:color="#333399" fo:font-weight="bold"/>
    </style:style>
    <style:style style:name="T20" style:family="text">
      <style:text-properties fo:color="#6600ee" fo:font-weight="bold"/>
    </style:style>
    <style:style style:name="T21" style:family="text">
      <style:text-properties fo:background-color="#fff0f0" loext:char-shading-value="0"/>
    </style:style>
    <style:style style:name="T22" style:family="text">
      <style:text-properties style:font-name="Arial1"/>
    </style:style>
    <style:style style:name="T23" style:family="text">
      <style:text-properties style:font-name="Arial1" officeooo:rsid="0013b1c8"/>
    </style:style>
    <style:style style:name="T24" style:family="text">
      <style:text-properties style:font-name="Arial1" officeooo:rsid="0018fba5"/>
    </style:style>
    <style:style style:name="T25" style:family="text">
      <style:text-properties officeooo:rsid="00284ba9"/>
    </style:style>
    <style:style style:name="T26" style:family="text">
      <style:text-properties officeooo:rsid="000c9eac"/>
    </style:style>
    <style:style style:name="T27" style:family="text">
      <style:text-properties style:font-name-asian="Courier New4" style:font-name-complex="Courier New4"/>
    </style:style>
    <style:style style:name="T28" style:family="text">
      <style:text-properties officeooo:rsid="00180c92"/>
    </style:style>
    <style:style style:name="T29" style:family="text">
      <style:text-properties officeooo:rsid="00166008"/>
    </style:style>
    <style:style style:name="T30" style:family="text">
      <style:text-properties officeooo:rsid="001954f9"/>
    </style:style>
    <style:style style:name="T31" style:family="text">
      <style:text-properties officeooo:rsid="001ab47d"/>
    </style:style>
    <style:style style:name="T32" style:family="text">
      <style:text-properties officeooo:rsid="00122903"/>
    </style:style>
    <style:style style:name="T33" style:family="text">
      <style:text-properties officeooo:rsid="001ad76e"/>
    </style:style>
    <style:style style:name="T34" style:family="text">
      <style:text-properties style:font-name="DejaVu Sans1" fo:font-size="11pt" style:font-size-asian="11pt" style:font-size-complex="11pt"/>
    </style:style>
    <style:style style:name="T35" style:family="text">
      <style:text-properties officeooo:rsid="000ac3d0"/>
    </style:style>
    <style:style style:name="T36" style:family="text">
      <style:text-properties officeooo:rsid="00060d9c"/>
    </style:style>
    <style:style style:name="T37" style:family="text">
      <style:text-properties officeooo:rsid="0009544b"/>
    </style:style>
    <style:style style:name="T38" style:family="text">
      <style:text-properties officeooo:rsid="000fa1ce"/>
    </style:style>
    <style:style style:name="T39" style:family="text">
      <style:text-properties officeooo:rsid="0004da3b"/>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office:annotation><dc:date>2019-03-06T11:41:48.863256540</dc:date><text:p>HTML: &lt;meta name="created" content="00:00:00"&gt;</text:p></office:annotation></text:p>
      <text:p text:style-name="Preformatted_20_Text"/>
      <text:p text:style-name="Preformatted_20_Text"/>
      <text:p text:style-name="Preformatted_20_Text"/>
      <text:p text:style-name="Preformatted_20_Text"/>
      <text:p text:style-name="Preformatted_20_Text"/>
      <text:p text:style-name="P24"><text:span text:style-name="T1">A Beginner’s Guide to FreeBasic</text:span> </text:p>
      <text:p text:style-name="Preformatted_20_Text"/>
      <text:p text:style-name="Preformatted_20_Text"/>
      <text:p text:style-name="Preformatted_20_Text"/>
      <text:p text:style-name="Preformatted_20_Text"/>
      <text:p text:style-name="P39"/>
      <text:p text:style-name="P104"/>
      <text:p text:style-name="P103">Copyright (c) Ebben Feagan and Richard Clark.</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Text_20_body"/>
      <text:p text:style-name="Text_20_body">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Text_20_body"/>
      <text:p text:style-name="Text_20_body">Microsoft Windows®, Visual Basic® and QuickBasic® are registered trademarks and are copyright © Microsoft Corporation. Ubuntu is a registered trademark of Canonical Limited. </text:p>
      <text:p text:style-name="Text_20_body"/>
      <text:p text:style-name="Text_20_body"/>
      <text:p text:style-name="P42">To all the members of the FreeBasic community, especially the developers. </text:p>
      <text:p text:style-name="P41"/>
      <text:p text:style-name="P41"/>
      <text:p text:style-name="P40"/>
      <text:h text:style-name="P14" text:outline-level="3"><text:span text:style-name="T1">Acknowledgments</text:span> </text:h>
      <text:p text:style-name="P25">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reformatted_20_Text"/>
      <text:p text:style-name="P25">I would also like to say a big thanks to the developers of FreeBasic. Without your continual hard work in development, we wouldn’t have what I consider the premier OpenSource BASIC language for today. </text:p>
      <text:p text:style-name="Preformatted_20_Text"/>
      <text:p text:style-name="P25">The PDF version of this book was created Using Open Office 2.0.2,</text:p>
      <text:p text:style-name="P25">HTTP://www.openoffice.org/. </text:p>
      <text:p text:style-name="Preformatted_20_Text"/>
      <text:p text:style-name="P39"/>
      <text:section text:style-name="Sect1" text:name="About the Book" text:protected="true">
        <text:section-source xlink:href="../../fbeginnerm1.odt"/>
        <text:p text:style-name="P10">About the Book </text:p>
        <text:p text:style-name="P44"/>
        <text:p text:style-name="P44">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44"/>
        <text:p text:style-name="P44">FreeBasic is a cross-platform compiler, however this book concentrates on using FreeBasic under the 32-bit Microsoft Windows™ and GNU/Linux operating systems.</text:p>
        <text:p text:style-name="P44">However, other than the installation and setup portions of this book, most of the code should run under any of the supported platforms. </text:p>
        <text:p text:style-name="P44"/>
        <text:p text:style-name="P44">All of the source code presented in this book is original code, and can be downloaded from the Clark Productions website located at HTTP://rdc.ascii-world.com/ or http://freebasic.hmcsoft.org/. </text:p>
        <text:p text:style-name="P44"/>
        <text:p text:style-name="P44"/>
        <text:p text:style-name="P44"/>
        <text:p text:style-name="P44"/>
        <text:p text:style-name="P44"/>
        <text:p text:style-name="P44"/>
        <text:p text:style-name="P44"/>
        <text:p text:style-name="P45">Note: </text:p>
        <text:p text:style-name="P49"><text:span text:style-name="T22">- the website </text:span><text:a xlink:type="simple" xlink:href="http://ascii-world.wikidot.com/" text:style-name="Internet_20_link" text:visited-style-name="Visited_20_Internet_20_Link"><text:span text:style-name="T23">http://rdc.ascii-world.com/</text:span></text:a><text:span text:style-name="T23"> no longer works</text:span></text:p>
        <text:p text:style-name="P49"><text:span text:style-name="T22">- the website </text:span><text:a xlink:type="simple" xlink:href="http://ascii-world.wikidot.com/" text:style-name="Internet_20_link" text:visited-style-name="Visited_20_Internet_20_Link"><text:span text:style-name="T23">http://ascii-world.wikidot.com/</text:span></text:a><text:span text:style-name="T23"> </text:span><text:a xlink:type="simple" xlink:href="http://ascii-world.wikidot.com/" text:style-name="Internet_20_link" text:visited-style-name="Visited_20_Internet_20_Link"><text:span text:style-name="T23">h</text:span></text:a><text:span text:style-name="T23">owever has an interview with Richard D Clark (aka the author) at http://ascii-world.wikidot.com/interview-with-richard-d-clark</text:span></text:p>
        <text:p text:style-name="P50"><text:span text:style-name="T22">- </text:span><text:a xlink:type="simple" xlink:href="http://freebasic.hmcsoft.org/" text:style-name="Internet_20_link" text:visited-style-name="Visited_20_Internet_20_Link"><text:span text:style-name="T22">http://freebasic.hmcsoft.org/</text:span></text:a><text:span text:style-name="T22"> </text:span><text:span text:style-name="T24">no longer works &amp; only shows a “sorry” message.</text:span></text:p>
        <text:p text:style-name="P49"><text:span text:style-name="T22">- </text:span><text:span text:style-name="T23">Clark Productions host some material on </text:span><text:a xlink:type="simple" xlink:href="http://users.freebasic-portal.de/rdc/index.html" text:style-name="Internet_20_link" text:visited-style-name="Visited_20_Internet_20_Link"><text:span text:style-name="T23">http://users.freebasic-portal.de/rdc/index.html</text:span></text:a></text:p>
        <text:p text:style-name="P46"><text:soft-page-break/></text:p>
        <text:p text:style-name="P44"/>
      </text:section>
      <text:section text:style-name="Sect1" text:name="Conventions Used in the Book *" text:protected="true">
        <text:section-source xlink:href="../../fbeginnerm2.odt"/>
        <text:p text:style-name="P9">Conventions Used in the Book </text:p>
        <text:p text:style-name="Preformatted_20_Text">The various styles used in the book along with their meaning, are listed below. The basic paragraph format is the font you see here with each paragraph indented. </text:p>
        <text:p text:style-name="Preformatted_20_Text"/>
        <text:p text:style-name="Preformatted_20_Text">Information that is supplemental to the topic being discussed will be presented in the format below. </text:p>
        <text:p text:style-name="Preformatted_20_Text"/>
        <text:p text:style-name="supplemental">These colored boxes have additional, supplemental or historical information associated with the current topic being discussed. </text:p>
        <text:p text:style-name="P44"/>
        <text:p text:style-name="P44">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44"/>
        <table:table table:name="Table1" table:style-name="Table1">
          <table:table-column table:style-name="Table1.A"/>
          <table:table-row>
            <table:table-cell office:value-type="string">
              <text:p text:style-name="code">Cls </text:p>
              <text:p text:style-name="code">Print "Hello World From FreeBasic!" </text:p>
              <text:p text:style-name="code">Sleep </text:p>
              <text:p text:style-name="code">End </text:p>
            </table:table-cell>
          </table:table-row>
        </table:table>
        <text:p text:style-name="Table"><text:span text:style-name="T25">Listing</text:span> <text:sequence text:ref-name="refTable0" text:name="Table" text:formula="ooow:Table+1" style:num-format="1">1</text:sequence>: <text:s/>helloworld.bas </text:p>
        <text:p text:style-name="Table"/>
        <text:p text:style-name="P44">Following each listing is an analysis paragraph which explains how the program works It is marked by the word Analysis: in bold with a fixed font. Even though many of the keywords you will see may have not be discussed in detail in the text, seeing these keywords in action will help you become familiar with the vocabulary of FreeBasic. </text:p>
        <text:p text:style-name="P44"/>
        <text:p text:style-name="P5"><text:tab/><text:span text:style-name="T2">Analysis: </text:span>This will mark the beginning of an analysis section. The code will be discussed <text:span text:style-name="T25">in this section. <text:s/>Since there will be no line numbers you will need to read the code carefully.</text:span></text:p>
        <text:p text:style-name="P44"/>
        <text:p text:style-name="P44">The output of a program is listed in a fixed font and enclosed in a gray box as shown below. This output is given so you can compare the results to see if you have entered the program correctly. </text:p>
        <text:p text:style-name="P44"/>
        <table:table table:name="Table2" table:style-name="Table2">
          <table:table-column table:style-name="Table2.A"/>
          <table:table-row>
            <table:table-cell table:style-name="Table2.A1" office:value-type="string">
              <text:p text:style-name="output">Hello World from FreeBasic!</text:p>
            </table:table-cell>
          </table:table-row>
        </table:table>
        <text:p text:style-name="Table"><text:span text:style-name="T25">Output</text:span> <text:span text:style-name="T25">1.1</text:span>: HelloWorld.bas</text:p>
        <text:p text:style-name="P44">A potential problem is shown with a Caution paragraph. It is formatted similarly to the Analysis paragraph. </text:p>
        <text:p text:style-name="P44"/>
        <text:p text:style-name="caution">Caution: This style will alert you to potential problems and offer some remedies or <text:soft-page-break/>tips to avoid them. </text:p>
        <text:p text:style-name="P81"/>
        <text:p text:style-name="P44">If we look at the fact, we shall find that the great inventions of the age are not, with us at least, always produced in universities. </text:p>
        <text:p text:style-name="P44"/>
        <text:p text:style-name="P44">Charles Babbage </text:p>
        <text:p text:style-name="P44"/>
        <text:p text:style-name="P44"/>
      </text:section>
      <text:section text:style-name="Sect1" text:name="Table of Contents*" text:protected="true">
        <text:section-source xlink:href="../../fbeginnerm3.odt"/>
        <text:p text:style-name="P11"/>
        <text:table-of-content text:style-name="Sect2"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7">Table of Contents</text:p>
            </text:index-title>
            <text:p text:style-name="P105">Acknowledgments <text:tab/>4</text:p>
            <text:p text:style-name="P8">About the Book <text:tab/>5</text:p>
            <text:p text:style-name="P8">Conventions Used in the Book <text:tab/>6</text:p>
            <text:p text:style-name="P8">Chapter 1 A Brief Introduction to FreeBASIC <text:tab/>11</text:p>
            <text:p text:style-name="P95">Differences from QuickBASIC <text:tab/>11</text:p>
            <text:p text:style-name="P95">Key Features of FreeBASIC <text:tab/>11</text:p>
            <text:p text:style-name="P8">Chapter 2 Numeric Data Types <text:tab/>14</text:p>
            <text:p text:style-name="P95">Signed Versus Unsigned Data Types <text:tab/>14</text:p>
            <text:p text:style-name="P95">The Floating Point Data Type <text:tab/>15</text:p>
            <text:p text:style-name="P95">Pointer Data Types <text:tab/>15</text:p>
            <text:p text:style-name="P95">Numeric Variables <text:tab/>15</text:p>
            <text:p text:style-name="P95">The Dim Statement <text:tab/>16</text:p>
            <text:p text:style-name="P95">Shared Variables <text:tab/>16</text:p>
            <text:p text:style-name="P95">Static Variables <text:tab/>17</text:p>
            <text:p text:style-name="P95">Common Variables <text:tab/>18</text:p>
            <text:p text:style-name="P95">Extern and Import Variables <text:tab/>18</text:p>
            <text:p text:style-name="P95">Data Type Suffixes <text:tab/>18</text:p>
            <text:p text:style-name="P95">Changing The Default Data Type <text:tab/>19</text:p>
            <text:p text:style-name="P95">Using Different Number Formats <text:tab/>20</text:p>
            <text:p text:style-name="P105">Hexadecimal Numbers <text:tab/>20</text:p>
            <text:p text:style-name="P105">Binary Numbers <text:tab/>20</text:p>
            <text:p text:style-name="P105">Octal Numbers <text:tab/>20</text:p>
            <text:p text:style-name="P105">Exponential Numbers <text:tab/>21</text:p>
            <text:p text:style-name="P95">Which Data Type To Use? <text:tab/>21</text:p>
            <text:p text:style-name="P95">Option Explicit <text:tab/>21</text:p>
            <text:p text:style-name="P95">A Note about Option Explicit <text:tab/>23</text:p>
            <text:p text:style-name="P95">A Look Ahead <text:tab/>23</text:p>
            <text:p text:style-name="P95">Excercises <text:tab/>24</text:p>
            <text:p text:style-name="P8">Chapter 3 Converting Numeric Data Types <text:tab/>25</text:p>
            <text:p text:style-name="P95">Implicit Data Conversion <text:tab/>25</text:p>
            <text:p text:style-name="P95">Explicit Data Conversion <text:tab/>28</text:p>
            <text:p text:style-name="P105">Numeric Data Conversion Functions <text:tab/>28</text:p>
            <text:p text:style-name="P105">Using Conversion Functions in Macros <text:tab/>31</text:p>
            <text:p text:style-name="P95">A Look Ahead <text:tab/>36</text:p>
            <text:p text:style-name="P95">Exercises <text:tab/>36</text:p>
            <text:p text:style-name="P8">Chapter 4 Introduction to the C Runtime Library <text:tab/>37</text:p>
            <text:p text:style-name="P95">The #Include Directive <text:tab/>37</text:p>
            <text:p text:style-name="P95">The Declaration Statement <text:tab/>39</text:p>
            <text:p text:style-name="P95">Runtime Conversion Functions <text:tab/>41</text:p>
            <text:p text:style-name="P95">The AddressOf Operator @ <text:tab/>41</text:p>
            <text:p text:style-name="P95">Testing the Runtime Conversion Functions <text:tab/>44</text:p>
            <text:p text:style-name="P95"><text:soft-page-break/>A Look Ahead <text:tab/>46</text:p>
            <text:p text:style-name="P95">Exercises <text:tab/>46</text:p>
            <text:p text:style-name="P8">Chapter 5 Arithmetic Operators <text:tab/>47</text:p>
            <text:p text:style-name="P95">Arithmetic Operators <text:tab/>47</text:p>
            <text:p text:style-name="P95">Shortcut Arithmetic Operators <text:tab/>52</text:p>
            <text:p text:style-name="P95">Binary Number System <text:tab/>52</text:p>
            <text:p text:style-name="P95">The Sign Bit <text:tab/>53</text:p>
            <text:p text:style-name="P95">A Look Ahead <text:tab/>55</text:p>
            <text:p text:style-name="P8">Chapter 6 Bitwise Operators <text:tab/>56</text:p>
            <text:p text:style-name="P95">The AND Operator <text:tab/>58</text:p>
            <text:p text:style-name="P95">The OR Operator <text:tab/>60</text:p>
            <text:p text:style-name="P8">Chapter 7 Mathematical Functions <text:tab/>71</text:p>
            <text:p text:style-name="P8">Chapter 8 Pointer Data Type <text:tab/>82</text:p>
            <text:p text:style-name="P95">Pointers and Memory <text:tab/>82</text:p>
            <text:p text:style-name="P95">Typed and Untyped Pointers <text:tab/>84</text:p>
            <text:p text:style-name="P95">Pointer Operators <text:tab/>85</text:p>
            <text:p text:style-name="P95">Memory Functions <text:tab/>85</text:p>
            <text:p text:style-name="P95">Pointer Arithmetic and Pointer Indexing <text:tab/>87</text:p>
            <text:p text:style-name="P95">Pointer Functions <text:tab/>90</text:p>
            <text:p text:style-name="P95">Subroutine and Function Pointers <text:tab/>91</text:p>
            <text:p text:style-name="P95">Creating a Callback Function <text:tab/>92</text:p>
            <text:p text:style-name="P95">Pointer to Pointer <text:tab/>98</text:p>
            <text:p text:style-name="P95">A Look Ahead <text:tab/>101</text:p>
            <text:p text:style-name="Contents_20_1">Chapter 9 String Data Types <text:tab/>102</text:p>
            <text:p text:style-name="P95">Dynamic Strings <text:tab/>103</text:p>
            <text:p text:style-name="P95">Fixed Length Strings <text:tab/>105</text:p>
            <text:p text:style-name="P95">Zstrings <text:tab/>106</text:p>
            <text:p text:style-name="P95">Wstrings <text:tab/>110</text:p>
            <text:p text:style-name="P95">String Functions <text:tab/>110</text:p>
            <text:p text:style-name="P95">Len Versus Sizeof <text:tab/>112</text:p>
            <text:p text:style-name="P95">Using String Functions with Zstring Pointers <text:tab/>114</text:p>
            <text:p text:style-name="P95">The MK* and CV* String Functions <text:tab/>116</text:p>
            <text:p text:style-name="P95">Numeric String Conversion Functions <text:tab/>120</text:p>
            <text:p text:style-name="P95">Wide String Functions <text:tab/>121</text:p>
            <text:p text:style-name="P95">String Operators <text:tab/>122</text:p>
            <text:p text:style-name="P95">CRT Character and String Functions <text:tab/>122</text:p>
            <text:p text:style-name="P105">Character Functions <text:tab/>122</text:p>
            <text:p text:style-name="P105">Strtok Function <text:tab/>127</text:p>
            <text:p text:style-name="P95">A Look Ahead <text:tab/>130</text:p>
            <text:p text:style-name="P8">Chapter 10 Composite Data Types <text:tab/>131</text:p>
            <text:p text:style-name="P8">Chapter 11 Symbolic Constants <text:tab/>172</text:p>
            <text:p text:style-name="P8">Chapter 12 Arrays <text:tab/>176</text:p>
            <text:p text:style-name="P8">Chapter 13 Date and Time Functions <text:tab/>208</text:p>
            <text:p text:style-name="P8">Chapter 14 The Format Function <text:tab/>229</text:p>
            <text:p text:style-name="P8">Chapter 15 Console Programming <text:tab/>236</text:p>
            <text:p text:style-name="P8">Chapter 16 Control Structures <text:tab/>259</text:p>
            <text:p text:style-name="P8">Appendix A: GNU Free Documentation License<text:tab/>274</text:p>
          </text:index-body>
        </text:table-of-content>
      </text:section>
      <text:section text:style-name="Sect1" text:name="A Brief Introduction to FreeBASIC *" text:protected="true">
        <text:section-source xlink:href="../../fbeginnerm4.odt"/>
        <text:p text:style-name="P12">Chapter 1 A Brief Introduction to FreeBASIC </text:p>
        <text:p text:style-name="P48"/>
        <text:p text:style-name="P51">FreeBASIC is a 32/<text:span text:style-name="T26">64</text:span>-bit BASIC compiler that outputs native code for Microsoft Windows, Linux and a 32-bit BASIC compiler <text:span text:style-name="T26">for </text:span>DOS via DJGPP. FreeBASIC is also Open Source, which means anyone may freely view and edit the source to suit their needs. </text:p>
        <text:h text:style-name="P20" text:outline-level="2">Key Features of FreeBASIC </text:h>
        <text:list xml:id="list197221524" text:style-name="L29">
          <text:list-header>
            <text:p text:style-name="P52"><text:span text:style-name="T2">Built-in Graphics library</text:span> </text:p>
          </text:list-header>
        </text:list>
        <text:list xml:id="list4121141570" text:style-name="L30">
          <text:list-item>
            <text:p text:style-name="P28">Completely compatible with old QB Graphics commands, but it builds on this to offer much more. </text:p>
          </text:list-item>
          <text:list-item>
            <text:p text:style-name="P28">Support for high resolutions and any color depth, and any number of off screen pages. </text:p>
          </text:list-item>
          <text:list-item>
            <text:p text:style-name="P28">All drawing functions can operate on screen as well as on off screen surfaces(GET/PUT buffers) of any size. </text:p>
          </text:list-item>
          <text:list-item>
            <text:p text:style-name="P28">Advanced sprites handling, with clipping, transparency, alpha and custom blending. </text:p>
          </text:list-item>
          <text:list-item>
            <text:p text:style-name="P28">Direct access to screen memory. </text:p>
          </text:list-item>
          <text:list-item>
            <text:p text:style-name="P28">BMP loading/saving capabilities. </text:p>
          </text:list-item>
          <text:list-item>
            <text:p text:style-name="P28">OpenGL support: init an OpenGL mode with a single command, then use GL instructions directly. </text:p>
          </text:list-item>
          <text:list-item>
            <text:p text:style-name="P28">Keyboard, mouse and joystick handling functions. </text:p>
          </text:list-item>
          <text:list-item>
            <text:p text:style-name="P28">The Graphics library is fast: MMX optimized routines are used if MMX is available. </text:p>
          </text:list-item>
          <text:list-item>
            <text:p text:style-name="P28">Small footprint: when using Graphics commands, your EXEs will grow in size by a minimum of 30/40K only. </text:p>
          </text:list-item>
          <text:list-item>
            <text:p text:style-name="P28">Stand-aloness: generated EXEs will depend only upon system libs, no external libraries required. </text:p>
          </text:list-item>
          <text:list-item>
            <text:p text:style-name="P28">As all of FB, also gfxlib is completely multi platform: underneath it uses DirectX or GDI (if DX is not available) under Win32, direct VGA/ModeX/VESA access under DOS, or raw Xlib under Linux. </text:p>
          </text:list-item>
        </text:list>
        <text:list xml:id="list114817369505717" text:continue-list="list197221524" text:style-name="L29">
          <text:list-header>
            <text:p text:style-name="P55">Create OBJ's, LIB's, DLL's, and console or GUI EXE's </text:p>
          </text:list-header>
        </text:list>
        <text:list xml:id="list4012570334" text:style-name="L31">
          <text:list-item>
            <text:p text:style-name="P29">You are in no way locked to an IDE or editor of any kind. </text:p>
          </text:list-item>
          <text:list-item>
            <text:p text:style-name="P29">You can create static and dynamic libraries adding just one command-line option (-lib or -dll). </text:p>
          </text:list-item>
        </text:list>
        <text:list xml:id="list114817380012330" text:continue-list="list114817369505717" text:style-name="L29">
          <text:list-header>
            <text:p text:style-name="P52"><text:span text:style-name="T2">Debugging support</text:span> </text:p>
          </text:list-header>
        </text:list>
        <text:list xml:id="list2897312067" text:style-name="L32">
          <text:list-item>
            <text:p text:style-name="P85">Full debugging support with GDB (the GNU debugger) or Insight (the GDB GUI front end) </text:p>
          </text:list-item>
          <text:list-item>
            <text:p text:style-name="P85">Array bounds checking (only enabled by the -exx command-line option) </text:p>
          </text:list-item>
          <text:list-item>
            <text:p text:style-name="P30">Null pointers checking (same as above) </text:p>
          </text:list-item>
        </text:list>
        <text:list xml:id="list114816313023165" text:continue-list="list114817380012330" text:style-name="L29">
          <text:list-header>
            <text:p text:style-name="P52"><text:span text:style-name="T2">Function overloading</text:span> </text:p>
          </text:list-header>
        </text:list>
        <text:list xml:id="list2711625108" text:style-name="L33">
          <text:list-item>
            <text:p text:style-name="P31">DECLARE SUB Test OVERLOAD (a AS DOUBLE) </text:p>
          </text:list-item>
          <text:list-item>
            <text:p text:style-name="P31"><text:soft-page-break/>DECLARE SUB Test (a AS SINGLE) </text:p>
          </text:list-item>
          <text:list-item>
            <text:p text:style-name="P31">DECLARE SUB Test (a AS INTEGER, b AS INTEGER = 1234) </text:p>
          </text:list-item>
          <text:list-item>
            <text:p text:style-name="P31">DECLARE SUB Test (a AS BYTE, b AS SHORT) </text:p>
          </text:list-item>
        </text:list>
        <text:list xml:id="list1981139599" text:style-name="L34">
          <text:list-header>
            <text:p text:style-name="P57"><text:span text:style-name="T2">Inline Assembly</text:span> </text:p>
          </text:list-header>
        </text:list>
        <text:list xml:id="list3891067737" text:style-name="L35">
          <text:list-item>
            <text:p text:style-name="P32">Intel syntax. </text:p>
          </text:list-item>
          <text:list-item>
            <text:p text:style-name="P32">Reference variables directly by name with no "trick code" needed. </text:p>
          </text:list-item>
        </text:list>
        <text:list xml:id="list114815473946666" text:continue-list="list1981139599" text:style-name="L34">
          <text:list-header>
            <text:p text:style-name="P57"><text:span text:style-name="T2">Most of the known C libraries can be used directly, without wrappers</text:span> </text:p>
          </text:list-header>
        </text:list>
        <text:list xml:id="list3061146374" text:style-name="L36">
          <text:list-item>
            <text:p text:style-name="P33">GTK+ 2.0: cross-platform GUI Toolkit (over 1MB of headers, including support for Glade, libart and glGtk) </text:p>
          </text:list-item>
          <text:list-item>
            <text:p text:style-name="P33">libxml and libxslt: defacto standard XML and XSL libraries </text:p>
          </text:list-item>
          <text:list-item>
            <text:p text:style-name="P33">GSL - GNU Scientific library: complex numbers, vectors and matrices, FFT linear algebra, statistics, sorting, differential equations, and a dozen other sub-libraries with mathematical routines </text:p>
          </text:list-item>
          <text:list-item>
            <text:p text:style-name="P33">GMP - GNU Multiple Precision Arithmetic Library: known as the fastest bignum library </text:p>
          </text:list-item>
          <text:list-item>
            <text:p text:style-name="P33">SDL - Simple Direct Media Layer: multimedia library for audio, user input, 3Dand 2D gfx (including the sub-libraries such as SDL_Net, SDL_TTF, etc) </text:p>
          </text:list-item>
          <text:list-item>
            <text:p text:style-name="P33">OpenGL: portable library for developing interactive 2D and 3D graphics games and applications (including support for frameworks such as GLUT and GLFW) </text:p>
          </text:list-item>
          <text:list-item>
            <text:p text:style-name="P33">Allegro: game programming library (graphics, sounds, player input, etc) </text:p>
          </text:list-item>
          <text:list-item>
            <text:p text:style-name="P33">GD, DevIL, FreeImage, GRX and other graphic-related libraries </text:p>
          </text:list-item>
          <text:list-item>
            <text:p text:style-name="P33">OpenAL, Fmod, BASS: 2D and 3D sound systems, including support for mod,</text:p>
          </text:list-item>
          <text:list-item>
            <text:p text:style-name="P33">mp3, ogg, etc </text:p>
          </text:list-item>
          <text:list-item>
            <text:p text:style-name="P33">ODE and Newton - dynamics engines: libraries for simulating rigid body dynamics </text:p>
          </text:list-item>
          <text:list-item>
            <text:p text:style-name="P33">cgi-util and Fast CGI: web development </text:p>
          </text:list-item>
          <text:list-item>
            <text:p text:style-name="P33">DirectX and the Windows API - the most complete headers set between the Basic compilers available, including support for the Unicode functions </text:p>
          </text:list-item>
          <text:list-item>
            <text:p text:style-name="P33">DispHelper - COM IDispatch interfaces made easy </text:p>
          </text:list-item>
          <text:list-item>
            <text:p text:style-name="P33">And many more! </text:p>
          </text:list-item>
        </text:list>
        <text:list xml:id="list114817463218378" text:continue-list="list114815473946666" text:style-name="L34">
          <text:list-header>
            <text:p text:style-name="P71">Support for numeric (integer or floating-point) and strings types </text:p>
          </text:list-header>
          <text:list-item>
            <text:p text:style-name="P34">DECLARE SUB Test(a AS DOUBLE = 12.345, BYVAL b AS BYTE = 255, BYVAL sAS STRING = "abc") </text:p>
            <text:p text:style-name="P57"><text:span text:style-name="T2">Unicode support</text:span> </text:p>
          </text:list-item>
        </text:list>
        <text:list xml:id="list3288447797" text:style-name="L37">
          <text:list-item>
            <text:p text:style-name="P35">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35">Literal strings can be typed in the original non-latin alphabet, just use an text-editor that supports some of the Unicode formats listed above. </text:p>
          </text:list-item>
          <text:list-item>
            <text:p text:style-name="P35">The WSTRING type holds wide-characters, all string functions (like LEFT,TRIM, etc) will work with wide-strings too. </text:p>
          </text:list-item>
        </text:list>
        <text:list xml:id="list114816172206041" text:continue-list="list114817463218378" text:style-name="L34">
          <text:list-header>
            <text:p text:style-name="P57"><text:span text:style-name="T2">Unlimited number of symbols</text:span> </text:p>
          </text:list-header>
        </text:list>
        <text:list xml:id="list2828834328" text:style-name="L38">
          <text:list-item>
            <text:p text:style-name="P36">Being a 32/<text:span text:style-name="T26">64</text:span>-bit application, FreeBASIC can compile source code files up to 2GB <text:span text:style-name="T26">or loarger</text:span>. </text:p>
          </text:list-item>
          <text:list-item>
            <text:p text:style-name="P36">The number of symbols (variables, constants, et cetera) is only limited by the total memory available during compile time. You can, for example, include OpenGL, SDL, BASS, and GTK simultaneously in your source code. </text:p>
          </text:list-item>
        </text:list>
        <text:list xml:id="list114815815299833" text:continue-list="list114816172206041" text:style-name="L34">
          <text:list-header>
            <text:p text:style-name="P53"/>
          </text:list-header>
        </text:list>
      </text:section>
      <text:section text:style-name="Sect1" text:name="Numeric Data Types*" text:protected="true">
        <text:section-source xlink:href="../../fbeginnerm5.odt"/>
        <text:p text:style-name="P13">Chapter 2 Numeric Data Types </text:p>
        <text:p text:style-name="P54"/>
        <text:p text:style-name="P58">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58"/>
        <text:p text:style-name="P54"><text:span text:style-name="T4">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54"/>
        <table:table table:name="Table4" table:style-name="Table4">
          <table:table-column table:style-name="Table4.A"/>
          <table:table-column table:style-name="Table4.B"/>
          <table:table-column table:style-name="Table4.C"/>
          <table:table-row>
            <table:table-cell table:style-name="Table4.A1" office:value-type="string">
              <text:p text:style-name="P86">Numeric Data </text:p>
            </table:table-cell>
            <table:table-cell table:style-name="Table4.A1" office:value-type="string">
              <text:p text:style-name="P86">Types Size</text:p>
            </table:table-cell>
            <table:table-cell table:style-name="Table4.C1" office:value-type="string">
              <text:p text:style-name="P86">Limits </text:p>
            </table:table-cell>
          </table:table-row>
          <table:table-row>
            <table:table-cell table:style-name="Table4.A12" office:value-type="string">
              <text:p text:style-name="P92">Byte </text:p>
            </table:table-cell>
            <table:table-cell table:style-name="Table4.B12" office:value-type="string">
              <text:p text:style-name="P92">8-bit, signed, 1 byte</text:p>
            </table:table-cell>
            <table:table-cell table:style-name="Table4.C12" office:value-type="string">
              <text:p text:style-name="P92">-128 to 127</text:p>
            </table:table-cell>
          </table:table-row>
          <table:table-row>
            <table:table-cell table:style-name="Table4.A12" office:value-type="string">
              <text:p text:style-name="P92">Double </text:p>
              <text:p text:style-name="P92"/>
            </table:table-cell>
            <table:table-cell table:style-name="Table4.B12" office:value-type="string">
              <text:p text:style-name="P92">64-bit, floating point, 8 bytes </text:p>
            </table:table-cell>
            <table:table-cell table:style-name="Table4.C12" office:value-type="string">
              <text:p text:style-name="P92">-2.2E-308 to +1.7E+308 </text:p>
            </table:table-cell>
          </table:table-row>
          <table:table-row>
            <table:table-cell table:style-name="Table4.A12" office:value-type="string">
              <text:p text:style-name="P92">Integer <text:s/></text:p>
            </table:table-cell>
            <table:table-cell table:style-name="Table4.B12" office:value-type="string">
              <text:p text:style-name="P92">(Long) 32-bit, signed, 4 bytes</text:p>
            </table:table-cell>
            <table:table-cell table:style-name="Table4.C12" office:value-type="string">
              <text:p text:style-name="P92">-2,147,483,648 to </text:p>
              <text:p text:style-name="P92">2,147,483,647 </text:p>
            </table:table-cell>
          </table:table-row>
          <table:table-row>
            <table:table-cell table:style-name="Table4.A12" office:value-type="string">
              <text:p text:style-name="P92">LongInt</text:p>
            </table:table-cell>
            <table:table-cell table:style-name="Table4.B12" office:value-type="string">
              <text:p text:style-name="P92"><text:s/>64-bit, signed, 8 bytes </text:p>
            </table:table-cell>
            <table:table-cell table:style-name="Table4.C12" office:value-type="string">
              <text:p text:style-name="P92">-9,223,372,036,854,775,808</text:p>
              <text:p text:style-name="P92">to </text:p>
              <text:p text:style-name="P92">9,223,<text:span text:style-name="T27">372,036,854,775,807 </text:span></text:p>
            </table:table-cell>
          </table:table-row>
          <table:table-row>
            <table:table-cell table:style-name="Table4.A12" office:value-type="string">
              <text:p text:style-name="P92">Short </text:p>
            </table:table-cell>
            <table:table-cell table:style-name="Table4.B12" office:value-type="string">
              <text:p text:style-name="P92">16-bit, signed, 2 bytes </text:p>
            </table:table-cell>
            <table:table-cell table:style-name="Table4.C12" office:value-type="string">
              <text:p text:style-name="P92">-32,768 to 32,767 </text:p>
            </table:table-cell>
          </table:table-row>
          <table:table-row>
            <table:table-cell table:style-name="Table4.A12" office:value-type="string">
              <text:p text:style-name="P92">Single </text:p>
            </table:table-cell>
            <table:table-cell table:style-name="Table4.B12" office:value-type="string">
              <text:p text:style-name="P92">32-bit, floating point, 4 bytes </text:p>
            </table:table-cell>
            <table:table-cell table:style-name="Table4.C12" office:value-type="string">
              <text:p text:style-name="P92">1.1 E-38 to 3.43 E+38 </text:p>
            </table:table-cell>
          </table:table-row>
          <table:table-row>
            <table:table-cell table:style-name="Table4.A12" office:value-type="string">
              <text:p text:style-name="P92">UByte <text:s/></text:p>
            </table:table-cell>
            <table:table-cell table:style-name="Table4.B12" office:value-type="string">
              <text:p text:style-name="P92">8-bit, unsigned, 1 byte</text:p>
            </table:table-cell>
            <table:table-cell table:style-name="Table4.C12" office:value-type="string">
              <text:p text:style-name="P92">0 to 255 </text:p>
            </table:table-cell>
          </table:table-row>
          <table:table-row>
            <table:table-cell table:style-name="Table4.A12" office:value-type="string">
              <text:p text:style-name="P92">UInteger </text:p>
            </table:table-cell>
            <table:table-cell table:style-name="Table4.B12" office:value-type="string">
              <text:p text:style-name="P92">32-bit, unsigned, 4 bytes </text:p>
            </table:table-cell>
            <table:table-cell table:style-name="Table4.C12" office:value-type="string">
              <text:p text:style-name="P92">0 to 4,294,967,295</text:p>
            </table:table-cell>
          </table:table-row>
          <table:table-row>
            <table:table-cell table:style-name="Table4.A12" office:value-type="string">
              <text:p text:style-name="P92">ULongInt </text:p>
            </table:table-cell>
            <table:table-cell table:style-name="Table4.B12" office:value-type="string">
              <text:p text:style-name="P92">64-bit, unsigned, 8 bytes </text:p>
            </table:table-cell>
            <table:table-cell table:style-name="Table4.C12" office:value-type="string">
              <text:p text:style-name="P92">0 to 18,446,744,073,709,551,61 <text:span text:style-name="T27">5 </text:span></text:p>
            </table:table-cell>
          </table:table-row>
          <table:table-row>
            <table:table-cell table:style-name="Table4.A12" office:value-type="string">
              <text:p text:style-name="P92">Ushort </text:p>
            </table:table-cell>
            <table:table-cell table:style-name="Table4.B12" office:value-type="string">
              <text:p text:style-name="P92">16-bit, unsigned, 2 bytes</text:p>
            </table:table-cell>
            <table:table-cell table:style-name="Table4.C12" office:value-type="string">
              <text:p text:style-name="P92">0 to 65365 </text:p>
            </table:table-cell>
          </table:table-row>
          <table:table-row>
            <table:table-cell table:style-name="Table4.A12" office:value-type="string">
              <text:p text:style-name="P92">Pointer </text:p>
            </table:table-cell>
            <table:table-cell table:style-name="Table4.B12" office:value-type="string">
              <text:p text:style-name="P92">32-bit, memory address, 4 bytes </text:p>
            </table:table-cell>
            <table:table-cell table:style-name="Table4.C12" office:value-type="string">
              <text:p text:style-name="P92">Must be initialized at <text:span text:style-name="T27">run time</text:span></text:p>
            </table:table-cell>
          </table:table-row>
        </table:table>
        <text:p text:style-name="P1">Table <text:span text:style-name="T28">2.</text:span><text:sequence text:ref-name="refTable1" text:name="Table" text:formula="ooow:Table+1" style:num-format="1">2</text:sequence>: FreeBasic Numeric Data Types </text:p>
        <text:p text:style-name="P58"/>
        <text:h text:style-name="P21" text:outline-level="2"><text:soft-page-break/>Signed Versus Unsigned Data Types </text:h>
        <text:p text:style-name="P58">Signed data types, as the name implies, can be negative, zero or positive. <text:s/>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58"/>
        <text:h text:style-name="P21" text:outline-level="2">The Floating Point Data Type </text:h>
        <text:p text:style-name="P58">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21" text:outline-level="2">Pointer Data Types </text:h>
        <text:p text:style-name="P58">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21" text:outline-level="2">Numeric Variables </text:h>
        <text:p text:style-name="P58">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58"/>
        <text:list xml:id="list826802762" text:style-name="L39">
          <text:list-item>
            <text:p text:style-name="P37">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37"/>
          </text:list-item>
          <text:list-item>
            <text:p text:style-name="P37">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37"/>
          </text:list-item>
          <text:list-item>
            <text:p text:style-name="P37">Numbers can be used in a variable name, but cannot be the first character. MyVar1 is legal, but 1MyVar will generate a compiler error. </text:p>
            <text:p text:style-name="P37"/>
          </text:list-item>
        </text:list>
        <text:p text:style-name="P58">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58"/>
        <text:p text:style-name="P94"><text:soft-page-break/>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P94">The moth is now on display at the Smithsonian. <text:note text:id="ftn1" text:note-class="footnote"><text:note-citation>1</text:note-citation><text:note-body><text:p text:style-name="P74">See WhatIs.com Definitions: http://whatis.techtarget.com/sDefinition/0,290660,sid9_gci211714,00.html </text:p></text:note-body></text:note></text:p>
        <text:h text:style-name="P21" text:outline-level="2">The Dim Statement </text:h>
        <text:p text:style-name="P58">The second, and preferred method is to explicitly declare variables in your program using the Dim statement. The Dim statement instructs the compiler to set aside some memory for a variable of a particular data type. For example, the statement Dim </text:p>
        <text:p text:style-name="P58">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58"/>
        <table:table table:name="Table3" table:style-name="Table3">
          <table:table-column table:style-name="Table3.A"/>
          <table:table-column table:style-name="Table3.B"/>
          <table:table-row>
            <table:table-cell table:style-name="Table3.A1" office:value-type="string">
              <text:p text:style-name="P87">Dim myVar As Integer</text:p>
            </table:table-cell>
            <table:table-cell table:style-name="Table3.B1" office:value-type="string">
              <text:p text:style-name="P87">This will create a single integer-type variable. </text:p>
            </table:table-cell>
          </table:table-row>
          <table:table-row>
            <table:table-cell table:style-name="Table3.A2" office:value-type="string">
              <text:p text:style-name="P87">Dim As Integer myVar, myVar2</text:p>
            </table:table-cell>
            <table:table-cell table:style-name="Table3.B2" office:value-type="string">
              <text:p text:style-name="P87">This will create two integer-type variables.</text:p>
            </table:table-cell>
          </table:table-row>
          <table:table-row>
            <table:table-cell table:style-name="Table3.A2" office:value-type="string">
              <text:p text:style-name="P87">Dim myVar As Double, myVar2 As Integer</text:p>
            </table:table-cell>
            <table:table-cell table:style-name="Table3.B2" office:value-type="string">
              <text:p text:style-name="P87">Dim myVar As Double, myVar2 As Integer. This will create a double-type variable and an integer-type variable. </text:p>
            </table:table-cell>
          </table:table-row>
          <table:table-row>
            <table:table-cell table:style-name="Table3.A2" office:value-type="string">
              <text:p text:style-name="P87">Dim myVar as Integer = 5</text:p>
            </table:table-cell>
            <table:table-cell table:style-name="Table3.B2" office:value-type="string">
              <text:p text:style-name="P87">This will create an integer-type variable and set the value of the variable to 5. </text:p>
            </table:table-cell>
          </table:table-row>
          <table:table-row>
            <table:table-cell table:style-name="Table3.A2" office:value-type="string">
              <text:p text:style-name="P87">Dim myVar As Double = 5.5, myVar2 As Integer = 5</text:p>
            </table:table-cell>
            <table:table-cell table:style-name="Table3.B2" office:value-type="string">
              <text:p text:style-name="P87">This will create a double-type variable and set the value to 5.5, and an integer-type variable and set the value to 5. </text:p>
            </table:table-cell>
          </table:table-row>
          <table:table-row>
            <table:table-cell table:style-name="Table3.A2" office:value-type="string">
              <text:p text:style-name="P87">Dim Shared as Integer myInt</text:p>
            </table:table-cell>
            <table:table-cell table:style-name="Table3.B2" office:value-type="string">
              <text:p text:style-name="P90"><text:s/>This will create a shared (global)variable myInt accessible anywhere within your program. </text:p>
              <text:list xml:id="list1252457224" text:style-name="L40">
                <text:list-header>
                  <text:p text:style-name="P88"/>
                </text:list-header>
              </text:list>
            </table:table-cell>
          </table:table-row>
        </table:table>
        <text:list xml:id="list3268731502" text:style-name="L41">
          <text:list-header>
            <text:p text:style-name="P38"/>
          </text:list-header>
        </text:list>
        <text:p text:style-name="caution"><text:span text:style-name="T6">Caution:</text:span> Dim myVar, myVar2 As Double. This may look like it creates two double-type variables, however myVar will not be defined and will result in compilation errors. Use rule 2 if you want to create multiple variables of the same type. </text:p>
        <text:h text:style-name="P21" text:outline-level="2">Shared Variables </text:h>
        <text:p text:style-name="P58">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text:soft-page-break/>access a particular variable within a program. There are different levels of scope and each are discussed in detail later in this book. </text:p>
        <text:p text:style-name="P58"/>
        <text:p text:style-name="P94">The number of variables in your program (as well as the program itself) is limited only by your available memory, up to 2 gigabytes. </text:p>
        <text:h text:style-name="P21" text:outline-level="2">Static Variables </text:h>
        <text:p text:style-name="P58"/>
        <text:p text:style-name="P58">Static variables are used within subroutines and functions and retain their values between calls to the subroutine or functions. The following program demonstrates using a static variable as a counter within a subroutine. </text:p>
        <text:p text:style-name="P58"/>
        <table:table table:name="Table5" table:style-name="Table5">
          <table:table-column table:style-name="Table5.A"/>
          <table:table-row>
            <table:table-cell office:value-type="string">
              <text:p text:style-name="code">sub StaticSub()</text:p>
              <text:p text:style-name="code"><text:s text:c="3"/>‘Dimension a static variable</text:p>
              <text:p text:style-name="code"><text:tab/>Static cnt As Integer4</text:p>
              <text:p text:style-name="code"><text:tab/>'Increment the count6</text:p>
              <text:p text:style-name="code"><text:tab/>cnt += 17</text:p>
              <text:p text:style-name="code"><text:tab/>Print "In StaticSub";cnt;" time(s)."</text:p>
              <text:p text:style-name="code">END Sub</text:p>
              <text:p text:style-name="code"/>
              <text:p text:style-name="code">'Dimension working variable</text:p>
              <text:p text:style-name="code">DIM i As Integer</text:p>
              <text:p text:style-name="code"/>
              <text:p text:style-name="code">'Call sub 10 times</text:p>
              <text:p text:style-name="code">FOR i = 1 To 1015</text:p>
              <text:p text:style-name="code"><text:tab/>StaticSub</text:p>
              <text:p text:style-name="code">NEXT</text:p>
              <text:p text:style-name="code"/>
              <text:p text:style-name="code"><text:span text:style-name="T29">S</text:span>LEEP</text:p>
              <text:p text:style-name="code">END</text:p>
            </table:table-cell>
          </table:table-row>
        </table:table>
        <text:p text:style-name="Table"><text:span text:style-name="T30">Listing</text:span> <text:span text:style-name="T30">1</text:span>: static.bas</text:p>
        <text:p text:style-name="P58"/>
        <text:p text:style-name="analysis">Analysis: <text:span text:style-name="T31">T</text:span>he subroutine StaticSub is defined. A subroutine is code that is executed only when called by the subroutine name which, in this case, is StaticSub. <text:span text:style-name="T31">The </text:span>static variable cnt,<text:span text:style-name="T31">is </text:span>dimensions, which is incremented when the subroutine is called. <text:span text:style-name="T31">The last line pr</text:span>ints out the current value of cnt to the console screen. </text:p>
        <text:p text:style-name="analysis">In line 10 a working variable that will be used in the For-Next is declared. Lines 14through 16 define the For-Next loop which will call StaticSub 10 times. Line 18 waits for a key press and line 19 ends the program. </text:p>
        <text:p text:style-name="P58"/>
        <text:p text:style-name="P58">Running the program in FBIde, you should get the following output. </text:p>
        <text:p text:style-name="output"/>
        <text:p text:style-name="output">In StaticSub 1 time(s). </text:p>
        <text:p text:style-name="output">In StaticSub 2 time(s). </text:p>
        <text:p text:style-name="output">In StaticSub 3 time(s). </text:p>
        <text:p text:style-name="output">In StaticSub 4 time(s). </text:p>
        <text:p text:style-name="output">In StaticSub 5 time(s). </text:p>
        <text:p text:style-name="output">In StaticSub 6 time(s). </text:p>
        <text:p text:style-name="output"><text:soft-page-break/>In StaticSub 7 time(s). </text:p>
        <text:p text:style-name="output">In StaticSub 8 time(s). </text:p>
        <text:p text:style-name="output">In StaticSub 9 time(s). </text:p>
        <text:p text:style-name="output">In StaticSub 10 time(s). </text:p>
        <text:p text:style-name="output"/>
        <text:p text:style-name="P58"/>
        <text:p text:style-name="P58">Output 2.1: Output of static.bas </text:p>
        <text:p text:style-name="P58"/>
        <text:p text:style-name="P58">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58">their values and are static by default. </text:p>
        <text:p text:style-name="P58"/>
        <text:h text:style-name="P21" text:outline-level="2">Common Variables </text:h>
        <text:p text:style-name="P58"/>
        <text:p text:style-name="P58">Variables declared as Common can be shared between multiple code modules, that is between multiple bas files in the same program. Common variables will be discussed in detail later in this book. </text:p>
        <text:p text:style-name="P58"/>
        <text:h text:style-name="P21" text:outline-level="2">Extern and Import Variables </text:h>
        <text:p text:style-name="P58"/>
        <text:p text:style-name="P58">Extern and Import are used when creating DLL's and like Common, are designed to share variables in different modules. Extern and Import will be discussed in detail in the chapter on creating DLLs with FreeBasic. </text:p>
        <text:p text:style-name="P58"/>
        <text:h text:style-name="P21" text:outline-level="2">Changing The Default Data Type </text:h>
        <text:p text:style-name="P58"/>
        <text:p text:style-name="P58">As already mentioned, the default data type for an undeclared variable is an integer. The default data type can be changed for a range of variables by using one of the DEF statements. Table 3.3 lists all the DEF statements available in FreeBasic. </text:p>
        <text:p text:style-name="P58"/>
        <text:p text:style-name="P58"/>
        <text:p text:style-name="P58"/>
        <table:table table:name="Table6" table:style-name="Table6">
          <table:table-column table:style-name="Table6.A"/>
          <table:table-column table:style-name="Table6.B"/>
          <table:table-header-rows>
            <table:table-row>
              <table:table-cell table:style-name="Table6.A1" office:value-type="string">
                <text:p text:style-name="P58">Statement </text:p>
              </table:table-cell>
              <table:table-cell table:style-name="Table6.B1" office:value-type="string">
                <text:p text:style-name="P59">Comment </text:p>
              </table:table-cell>
            </table:table-row>
          </table:table-header-rows>
          <table:table-row>
            <table:table-cell table:style-name="Table6.A13" office:value-type="string">
              <text:p text:style-name="P92">DEF BYTE a-b </text:p>
            </table:table-cell>
            <table:table-cell table:style-name="Table6.B13" office:value-type="string">
              <text:p text:style-name="P92">Sets the default data type to byte for undeclared variables starting with letter range. </text:p>
            </table:table-cell>
          </table:table-row>
          <table:table-row>
            <table:table-cell table:style-name="Table6.A13" office:value-type="string">
              <text:p text:style-name="P92">DEF DBL a-b </text:p>
            </table:table-cell>
            <table:table-cell table:style-name="Table6.B13" office:value-type="string">
              <text:p text:style-name="P92">Sets the default data type to double for undeclared variables starting with letter range. </text:p>
            </table:table-cell>
          </table:table-row>
          <table:table-row>
            <table:table-cell table:style-name="Table6.A13" office:value-type="string">
              <text:p text:style-name="P92">DEF INT a-b </text:p>
            </table:table-cell>
            <table:table-cell table:style-name="Table6.B13" office:value-type="string">
              <text:p text:style-name="P92">Sets the default data type to integer for <text:soft-page-break/>undeclared variables starting with letter range. </text:p>
            </table:table-cell>
          </table:table-row>
          <table:table-row>
            <table:table-cell table:style-name="Table6.A13" office:value-type="string">
              <text:p text:style-name="P92">DEF LNG a-b </text:p>
            </table:table-cell>
            <table:table-cell table:style-name="Table6.B13" office:value-type="string">
              <text:p text:style-name="P92">Sets the default data type to long for undeclared variables starting with letter range. </text:p>
            </table:table-cell>
          </table:table-row>
          <table:table-row>
            <table:table-cell table:style-name="Table6.A13" office:value-type="string">
              <text:p text:style-name="P92">DEF LNGINT a-b </text:p>
            </table:table-cell>
            <table:table-cell table:style-name="Table6.B13" office:value-type="string">
              <text:p text:style-name="P92">Sets the default data type to longint for undeclared variables starting with letter range. </text:p>
            </table:table-cell>
          </table:table-row>
          <table:table-row>
            <table:table-cell table:style-name="Table6.A13" office:value-type="string">
              <text:p text:style-name="P92">DEF SHORT a-b </text:p>
            </table:table-cell>
            <table:table-cell table:style-name="Table6.B13" office:value-type="string">
              <text:p text:style-name="P92">Sets the default data type to short <text:span text:style-name="T32">for undeclared</text:span> variables starting with letter range. </text:p>
            </table:table-cell>
          </table:table-row>
          <table:table-row>
            <table:table-cell table:style-name="Table6.A13" office:value-type="string">
              <text:p text:style-name="P92">DEF SNG a-b </text:p>
            </table:table-cell>
            <table:table-cell table:style-name="Table6.B13" office:value-type="string">
              <text:p text:style-name="P92">Sets the default data type to single for undeclared variables starting with letter range. </text:p>
            </table:table-cell>
          </table:table-row>
          <table:table-row>
            <table:table-cell table:style-name="Table6.A13" office:value-type="string">
              <text:p text:style-name="P92">DEF STR a-b </text:p>
            </table:table-cell>
            <table:table-cell table:style-name="Table6.B13" office:value-type="string">
              <text:p text:style-name="P92">Sets the default data type to string for undeclared variables starting with letter range. </text:p>
            </table:table-cell>
          </table:table-row>
          <table:table-row>
            <table:table-cell table:style-name="Table6.A13" office:value-type="string">
              <text:p text:style-name="P92">DEF UBYTE a-b </text:p>
            </table:table-cell>
            <table:table-cell table:style-name="Table6.B13" office:value-type="string">
              <text:p text:style-name="P92">Sets the default data type to ubyte for undeclared variables starting with letter range. </text:p>
            </table:table-cell>
          </table:table-row>
          <table:table-row>
            <table:table-cell table:style-name="Table6.A13" office:value-type="string">
              <text:p text:style-name="P92">DEF UINT a-b </text:p>
            </table:table-cell>
            <table:table-cell table:style-name="Table6.B13" office:value-type="string">
              <text:p text:style-name="P92">Sets the default data type to uinteger for undeclared variables starting with letter range. </text:p>
            </table:table-cell>
          </table:table-row>
          <table:table-row>
            <table:table-cell table:style-name="Table6.A13" office:value-type="string">
              <text:p text:style-name="P92">DEF ULNGINT a-b </text:p>
            </table:table-cell>
            <table:table-cell table:style-name="Table6.B13" office:value-type="string">
              <text:p text:style-name="P92">Sets the default data type to ulongint for undeclared variables starting with letter range. </text:p>
            </table:table-cell>
          </table:table-row>
          <table:table-row>
            <table:table-cell table:style-name="Table6.A13" office:value-type="string">
              <text:p text:style-name="P92">DEF USHORT a-b </text:p>
            </table:table-cell>
            <table:table-cell table:style-name="Table6.B13" office:value-type="string">
              <text:p text:style-name="P92">Sets the default data type to ushort for undeclared variables starting with letter range. </text:p>
            </table:table-cell>
          </table:table-row>
        </table:table>
        <text:p text:style-name="P58"/>
        <text:p text:style-name="P58">Table 2.3: FreeBasic DEF Statements </text:p>
        <text:p text:style-name="P58"/>
        <text:p text:style-name="P58"/>
        <text:p text:style-name="P58">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58"/>
        <text:h text:style-name="P21" text:outline-level="2">Using Different Number Formats </text:h>
        <text:p text:style-name="P58"/>
        <text:p text:style-name="P58">Besides decimal numbers, FreeBasic is able to recognize numbers in hexadecimal,</text:p>
        <text:p text:style-name="P58">binary and octal formats. Table 3.4 lists the number base and format to use. </text:p>
        <text:p text:style-name="P58"/>
        <table:table table:name="Table7" table:style-name="Table7">
          <table:table-column table:style-name="Table7.A" table:number-columns-repeated="3"/>
          <table:table-header-rows>
            <text:soft-page-break/>
            <table:table-row>
              <table:table-cell table:style-name="Table7.A1" office:value-type="string">
                <text:p text:style-name="P91">Number</text:p>
              </table:table-cell>
              <table:table-cell table:style-name="Table7.A1" office:value-type="string">
                <text:p text:style-name="P91"><text:s/>Base</text:p>
              </table:table-cell>
              <table:table-cell table:style-name="Table7.C1" office:value-type="string">
                <text:p text:style-name="P91"><text:s/>Format </text:p>
              </table:table-cell>
            </table:table-row>
          </table:table-header-rows>
          <table:table-row>
            <table:table-cell table:style-name="Table7.A2" office:value-type="string">
              <text:p text:style-name="P89">Decimal </text:p>
            </table:table-cell>
            <table:table-cell table:style-name="Table7.A2" office:value-type="string">
              <text:p text:style-name="P89">myVar =</text:p>
            </table:table-cell>
            <table:table-cell table:style-name="Table7.C2" office:value-type="string">
              <text:p text:style-name="P89">254 </text:p>
            </table:table-cell>
          </table:table-row>
          <table:table-row>
            <table:table-cell table:style-name="Table7.A2" office:value-type="string">
              <text:p text:style-name="P89">Hexadecimal</text:p>
            </table:table-cell>
            <table:table-cell table:style-name="Table7.A2" office:value-type="string">
              <text:p text:style-name="P89">myVar =</text:p>
            </table:table-cell>
            <table:table-cell table:style-name="Table7.C2" office:value-type="string">
              <text:p text:style-name="P89">&amp;HFE </text:p>
            </table:table-cell>
          </table:table-row>
          <table:table-row>
            <table:table-cell table:style-name="Table7.A2" office:value-type="string">
              <text:p text:style-name="P89">Binary</text:p>
            </table:table-cell>
            <table:table-cell table:style-name="Table7.A2" office:value-type="string">
              <text:p text:style-name="P89">myVar =</text:p>
            </table:table-cell>
            <table:table-cell table:style-name="Table7.C2" office:value-type="string">
              <text:p text:style-name="P89">&amp;B11111110 </text:p>
            </table:table-cell>
          </table:table-row>
          <table:table-row>
            <table:table-cell table:style-name="Table7.A2" office:value-type="string">
              <text:p text:style-name="P89">Octa<text:span text:style-name="T33">l</text:span></text:p>
            </table:table-cell>
            <table:table-cell table:style-name="Table7.A2" office:value-type="string">
              <text:p text:style-name="P89">myVar =</text:p>
            </table:table-cell>
            <table:table-cell table:style-name="Table7.C2" office:value-type="string">
              <text:p text:style-name="P89">&amp;O376 </text:p>
            </table:table-cell>
          </table:table-row>
          <table:table-row>
            <table:table-cell table:style-name="Table7.A2" office:value-type="string">
              <text:p text:style-name="P89">Exponential Numbers</text:p>
            </table:table-cell>
            <table:table-cell table:style-name="Table7.A2" office:value-type="string">
              <text:p text:style-name="P89">myVar =</text:p>
            </table:table-cell>
            <table:table-cell table:style-name="Table7.C2" office:value-type="string">
              <text:p text:style-name="P89">243E10 </text:p>
            </table:table-cell>
          </table:table-row>
        </table:table>
        <text:p text:style-name="P58"/>
        <text:p text:style-name="P58">Table 2.4: Format of Number Bases </text:p>
        <text:p text:style-name="P58"/>
        <text:h text:style-name="P16" text:outline-level="3">Hexadecimal Numbers </text:h>
        <text:p text:style-name="P58"/>
        <text:p text:style-name="P58">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p text:style-name="P58"/>
        <text:h text:style-name="P16" text:outline-level="3">Binary Numbers </text:h>
        <text:p text:style-name="P58"/>
        <text:p text:style-name="P58">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p text:style-name="P58"/>
        <text:h text:style-name="P16" text:outline-level="3">Octal Numbers </text:h>
        <text:p text:style-name="P58"/>
        <text:p text:style-name="P58">Octal is a base eight numbering scheme and have digits in the range of 0 to 7. Octal numbers were very popular in early computer systems, but aren’t used much today except in some specialized applications. To indicate an octal number, use the &amp;O prefix. </text:p>
        <text:p text:style-name="P58"/>
        <text:h text:style-name="P16" text:outline-level="3">Exponential Numbers </text:h>
        <text:p text:style-name="P58"/>
        <text:p text:style-name="P58">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21" text:outline-level="2">Which Data Type To Use? </text:h>
        <text:p text:style-name="P58"/>
        <text:p text:style-name="P58"><text:soft-page-break/>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58"/>
        <text:p text:style-name="P58">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58">and does so more efficiently, even though you are “wasting” 3 bytes of memory by using an integer for an ASCII code. </text:p>
        <text:p text:style-name="P58"/>
        <text:p text:style-name="P58">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58">For large integer data you should use a uinteger for positive data or a longint for large negative and positive numbers. These are only suggestions; what data type you end up using will be dictated by the needs of your program. </text:p>
        <text:p text:style-name="P58"/>
        <text:p text:style-name="P58">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58"/>
        <text:h text:style-name="P21" text:outline-level="2">Option Explicit </text:h>
        <text:p text:style-name="P58"/>
        <text:p text:style-name="P58">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able:table table:name="Table8" table:style-name="Table8">
          <table:table-column table:style-name="Table8.A"/>
          <table:table-row>
            <table:table-cell office:value-type="string">
              <text:p text:style-name="code">Dim myInteger as Integer </text:p>
              <text:p text:style-name="code"/>
              <text:p text:style-name="code">'set myInteger to a value</text:p>
              <text:p text:style-name="code">myInteger = 5 </text:p>
              <text:p text:style-name="code">'Oops we mispelled the variable name </text:p>
              <text:p text:style-name="code">Print "The output of myInteger is";myIntger </text:p>
              <text:p text:style-name="code">'wait for a key press </text:p>
              <text:p text:style-name="code"/>
              <text:p text:style-name="code">Sleep </text:p>
              <text:p text:style-name="code">End </text:p>
            </table:table-cell>
          </table:table-row>
        </table:table>
        <text:p text:style-name="P58"/>
        <text:p text:style-name="P58">Listing 2.2: nooptionexplicit.bas </text:p>
        <text:p text:style-name="P58"><text:soft-page-break/></text:p>
        <text:p text:style-name="analysis"><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4">system. </text:span></text:p>
        <text:p text:style-name="P58"/>
        <text:p text:style-name="P58">After typing this program into FBIde and running the program, you should see the following output. </text:p>
        <text:p text:style-name="P58"/>
        <text:p text:style-name="output">The output of myInteger is 0 </text:p>
        <text:p text:style-name="P58"/>
        <text:p text:style-name="P58"/>
        <text:h text:style-name="P93" text:outline-level="5">Output 2.2: nooptionexplicit.bas </text:h>
        <text:p text:style-name="P58"/>
        <text:p text:style-name="P58">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58"/>
        <text:p text:style-name="P58">Now, add Option Explicit at the top of the program and run it again. You should seethe following error message in the results pane of FBIde. </text:p>
        <text:p text:style-name="P58"/>
        <text:p text:style-name="P18">Variable not declared, found: 'myIntger' </text:p>
        <text:p text:style-name="P18"/>
        <text:p text:style-name="P18"/>
        <text:p text:style-name="P18">Print "The output of myInteger is";myIntger</text:p>
        <text:p text:style-name="P18"/>
        <text:p text:style-name="P18"/>
        <text:p text:style-name="P18"><text:s/>^ </text:p>
        <text:p text:style-name="P18"/>
        <text:p text:style-name="P58"/>
        <text:p text:style-name="P58">Output 2.3: Modified nooptionexplicit.bas </text:p>
        <text:p text:style-name="P58"/>
        <text:p text:style-name="P58">Here the compiler detected the misspelled variable name and informed us of the problem. You should always use Option Explicit in your programs. A few seconds of extra typing will save you hours of frustration. </text:p>
        <text:p text:style-name="P58"/>
        <text:h text:style-name="P21" text:outline-level="2">A Note about Option Explicit </text:h>
        <text:p text:style-name="P58"/>
        <text:p text:style-name="P58">Recent versions of the FreeBASIC compiler do not allow OPTION commands including <text:soft-page-break/>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58"/>
        <text:h text:style-name="P22" text:outline-level="2"/>
        <text:p text:style-name="P83"/>
        <text:h text:style-name="P21" text:outline-level="2">Exercises </text:h>
        <text:p text:style-name="P58"/>
        <text:p text:style-name="P58">1) What data type would be the best to store the number 196? </text:p>
        <text:p text:style-name="P58">2) What data type would be the best to store the number 2.134? </text:p>
        <text:p text:style-name="P58">3) What data type is the best for general usage on 32-bit systems? </text:p>
        <text:p text:style-name="P58">4) What is the difference between signed and unsigned data types? </text:p>
        <text:p text:style-name="P58">5) What prefix would you use to designate a binary number? </text:p>
        <text:p text:style-name="P58">6) What prefix would you use to designate a hexadecimal number? </text:p>
        <text:p text:style-name="P58">7) What Alphabetic letters are allowed in a hexadecimal number? </text:p>
        <text:p text:style-name="P58">8) What would the hexadecimal number 1AF be in decimal form? </text:p>
        <text:p text:style-name="P56"/>
        <text:p text:style-name="P56"/>
      </text:section>
      <text:section text:style-name="Sect1" text:name="Converting Numeric Data Types " text:protected="true">
        <text:section-source xlink:href="../../fbeginnerm6.odt"/>
        <text:p text:style-name="P12">Chapter 3 Converting Numeric Data Types </text:p>
        <text:p text:style-name="P56"/>
        <text:p text:style-name="P56">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56"/>
        <text:h text:style-name="Heading_20_2" text:outline-level="2">Implicit Data Conversion </text:h>
        <text:p text:style-name="P56"/>
        <text:p text:style-name="P56">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56">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56"/>
        <text:p text:style-name="P56">The following short program illustrates the conversion that takes place during an assignment statement. </text:p>
        <table:table table:name="Table9" table:style-name="Table9">
          <table:table-column table:style-name="Table9.A"/>
          <table:table-row>
            <table:table-cell table:style-name="Table9.A1" office:value-type="string">
              <text:p text:style-name="code">Dim As Double myDbl </text:p>
              <text:p text:style-name="code">Dim As Integer myInt </text:p>
              <text:p text:style-name="code">'Set myDbl to a float value </text:p>
              <text:p text:style-name="code">myDbl = 5.56 </text:p>
              <text:p text:style-name="code">'Assign myInt the float, will be converted to int </text:p>
              <text:p text:style-name="code">myInt = myDbl </text:p>
              <text:p text:style-name="code">Print "myInt ="; myInt </text:p>
              <text:p text:style-name="code">Sleep </text:p>
              <text:p text:style-name="code">End</text:p>
              <text:p text:style-name="P98"/>
            </table:table-cell>
          </table:table-row>
        </table:table>
        <text:p text:style-name="P56"/>
        <text:p text:style-name="P56"/>
        <text:p text:style-name="code"/>
        <text:p text:style-name="output">Listing 3.1: assignconv.bas </text:p>
        <text:p text:style-name="P56"/>
        <text:p text:style-name="P56"><text:tab/>Analysis: In lines 1 and 2 two variable are being declared, myDbl, a double-type <text:span text:style-name="T35">variable</text:span> and myInt, an integer-type variable. Line 3 is a comment which, as you can see,</text:p>
        <text:p text:style-name="P56">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56"/>
        <text:p text:style-name="P56">Running the program will result in the following output. </text:p>
        <text:p text:style-name="P56"/>
        <text:p text:style-name="P56">myInt = 6 </text:p>
        <text:p text:style-name="P56"/>
        <text:p text:style-name="P56"/>
        <text:list xml:id="list1434084568" text:style-name="List_20_1">
          <text:list-item>
            <text:p text:style-name="code2"><text:soft-page-break/>Output 3.1: assignconv.bas </text:p>
          </text:list-item>
        </text:list>
        <text:p text:style-name="P56"/>
        <text:p text:style-name="P56"/>
        <text:p text:style-name="P56">In the program, the value of myDbl which is a double-type variable, was set to</text:p>
        <text:p text:style-name="P56"/>
        <text:p text:style-name="P56">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56">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56"/>
        <text:p text:style-name="P56">The next little program illustrates the implicit conversion that takes place during a calculation. In this example, the two integer operands are converted to double-types during the division calculation. </text:p>
        <text:p text:style-name="P56"/>
        <text:p text:style-name="P56"/>
        <text:p text:style-name="code">Dim As Double myDbl </text:p>
        <text:p text:style-name="code">Dim As Integer myInt1, myInt2 </text:p>
        <text:p text:style-name="code">'Assign values to myInt1, myInt2 </text:p>
        <text:p text:style-name="code">myInt1 = 5 </text:p>
        <text:p text:style-name="code">myInt2 = 3 </text:p>
        <text:p text:style-name="code">myDbl = myInt1 / myInt2 </text:p>
        <text:p text:style-name="code">Print "myDbl ="; myDbl </text:p>
        <text:p text:style-name="code">Sleep </text:p>
        <text:p text:style-name="code">End </text:p>
        <text:p text:style-name="code"/>
        <text:p text:style-name="P56"/>
        <text:p text:style-name="P56"/>
        <text:p text:style-name="P56">Listing 3.2: calcconv.bas </text:p>
        <text:p text:style-name="P56"/>
        <text:p text:style-name="P56"><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56"/>
        <text:p text:style-name="P56">Running the program produces the following output. </text:p>
        <text:p text:style-name="P56"/>
        <text:p text:style-name="P56">myDbl = 1.66666666666667 </text:p>
        <text:p text:style-name="P56"/>
        <text:p text:style-name="P56"/>
        <text:p text:style-name="P56">Output 3.2: calconv.bas </text:p>
        <text:p text:style-name="P56"><text:soft-page-break/></text:p>
        <text:p text:style-name="P56">The result is as expected since the double-type has a greater precision than the integer-type. However, consider this program and its output, which demonstrates the implicit rounding during calculations. </text:p>
        <text:p text:style-name="P56"/>
        <text:p text:style-name="P56"/>
        <text:p text:style-name="code">Dim As Double myDbl1, myDbl2 </text:p>
        <text:p text:style-name="code">Dim As Integer myInt </text:p>
        <text:p text:style-name="code">'Assign values to myInt1, myInt2 </text:p>
        <text:p text:style-name="code">myDbl1 = 5.6 </text:p>
        <text:p text:style-name="code">myDbl2 = 3.1 </text:p>
        <text:p text:style-name="code">myInt = myDbl1 / myDbl2 </text:p>
        <text:p text:style-name="code">Print "myInt ="; myInt </text:p>
        <text:p text:style-name="code">Sleep </text:p>
        <text:p text:style-name="code">End </text:p>
        <text:p text:style-name="code"/>
        <text:p text:style-name="P56"/>
        <text:p text:style-name="P56">Listing 3.3: calcconv2.bas </text:p>
        <text:p text:style-name="P56"/>
        <text:p text:style-name="P56"><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56"/>
        <text:p text:style-name="P56">The output of the program: </text:p>
        <text:p text:style-name="P56"/>
        <text:p text:style-name="P56">myInt = 2 </text:p>
        <text:p text:style-name="P56"/>
        <text:p text:style-name="P56"/>
        <text:p text:style-name="P56">Output 3.3: calconv2.bas </text:p>
        <text:p text:style-name="P56"/>
        <text:p text:style-name="P56">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56"/>
        <text:h text:style-name="P20" text:outline-level="2">Explicit Data Conversion </text:h>
        <text:p text:style-name="P56"/>
        <text:p text:style-name="P56">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56"/>
        <text:h text:style-name="P15" text:outline-level="3"><text:soft-page-break/>Numeric Data Conversion Functions </text:h>
        <text:p text:style-name="P56"/>
        <text:p text:style-name="P56">Table 4.1 lists all the conversion functions. Keep in mind that these functions donot check for overflow, so be sure that the value passed to these functions is in theexpected range. </text:p>
        <text:p text:style-name="P56"/>
        <text:p text:style-name="P5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float" office:value="0">
              <text:p text:style-name="P75">Function</text:p>
            </table:table-cell>
            <table:table-cell table:style-name="Table10.A1" office:value-type="float" office:value="0">
              <text:p text:style-name="P75"><text:s/>Syntax </text:p>
            </table:table-cell>
            <table:table-cell table:style-name="Table10.A1" office:value-type="float" office:value="0">
              <text:p text:style-name="P75">Purpose</text:p>
            </table:table-cell>
            <table:table-cell table:style-name="Table10.D1" office:value-type="float" office:value="0">
              <text:p text:style-name="P75"><text:s/>Comment </text:p>
            </table:table-cell>
          </table:table-row>
          <table:table-row table:style-name="Table10.1">
            <table:table-cell table:style-name="Table10.A2" office:value-type="float" office:value="0">
              <text:p text:style-name="P75">Cast</text:p>
            </table:table-cell>
            <table:table-cell table:style-name="Table10.B2" office:value-type="string">
              <text:p text:style-name="P75">B = Cast(datatype,expression)</text:p>
            </table:table-cell>
            <table:table-cell table:style-name="Table10.C2" office:value-type="string">
              <text:p text:style-name="P75">Convert expression to data-type listed. </text:p>
            </table:table-cell>
            <table:table-cell table:style-name="Table10.D2" office:value-type="string">
              <text:p text:style-name="P76">Datatype is any of the available FreeBasic data-types. Expression is a numeric value, variable or expression. </text:p>
            </table:table-cell>
          </table:table-row>
          <table:table-row table:style-name="Table10.1">
            <table:table-cell table:style-name="Table10.A2" office:value-type="float" office:value="0">
              <text:p text:style-name="P75">Cbyte</text:p>
            </table:table-cell>
            <table:table-cell table:style-name="Table10.B3" office:value-type="string">
              <text:p text:style-name="P75"><text:s/>B = CByte(expression) </text:p>
            </table:table-cell>
            <table:table-cell table:style-name="Table10.C3" office:value-type="string">
              <text:p text:style-name="P75">Convert expression to byte. </text:p>
            </table:table-cell>
            <table:table-cell table:style-name="Table10.D3" office:value-type="string">
              <text:p text:style-name="P75">Expression must be in the range –128 to 127. </text:p>
            </table:table-cell>
          </table:table-row>
          <table:table-row table:style-name="Table10.1">
            <table:table-cell table:style-name="Table10.A2" office:value-type="float" office:value="0">
              <text:p text:style-name="P75">CDbl </text:p>
            </table:table-cell>
            <table:table-cell table:style-name="Table10.B4" office:value-type="string">
              <text:p text:style-name="P75">B = CDbl(expression) </text:p>
            </table:table-cell>
            <table:table-cell table:style-name="Table10.C4" office:value-type="string">
              <text:p text:style-name="P76">Convert expression to double. </text:p>
            </table:table-cell>
            <table:table-cell table:style-name="Table10.D4" office:value-type="string">
              <text:p text:style-name="P76">Expression must be in the range of -2.2E-308 to+1.7E+308. </text:p>
            </table:table-cell>
          </table:table-row>
          <table:table-row table:style-name="Table10.1">
            <table:table-cell table:style-name="Table10.A2" office:value-type="float" office:value="0">
              <text:p text:style-name="P75">Cint </text:p>
            </table:table-cell>
            <table:table-cell table:style-name="Table10.B5" office:value-type="string">
              <text:p text:style-name="P75">B = Cint(expression) </text:p>
            </table:table-cell>
            <table:table-cell table:style-name="Table10.C5" office:value-type="string">
              <text:p text:style-name="P76"><text:s/>Convert expression to integer. </text:p>
            </table:table-cell>
            <table:table-cell table:style-name="Table10.D5" office:value-type="string">
              <text:p text:style-name="P76">Expression must be in the range of –2,147,483,648 to2,147,483,647.</text:p>
            </table:table-cell>
          </table:table-row>
          <table:table-row table:style-name="Table10.1">
            <table:table-cell table:style-name="Table10.A2" office:value-type="float" office:value="0">
              <text:p text:style-name="P75">Clng</text:p>
            </table:table-cell>
            <table:table-cell table:style-name="Table10.B6" office:value-type="string">
              <text:p text:style-name="P75"><text:s/>B = CLng(expression) </text:p>
            </table:table-cell>
            <table:table-cell table:style-name="Table10.C6" office:value-type="string">
              <text:p text:style-name="P75">Convert expression tolong. Long is analias for integer. </text:p>
            </table:table-cell>
            <table:table-cell table:style-name="Table10.D6" office:value-type="string">
              <text:p text:style-name="P75">Expression must be in the range of –2,147,483,648 to2,147,483,647. </text:p>
            </table:table-cell>
          </table:table-row>
          <table:table-row table:style-name="Table10.1">
            <table:table-cell table:style-name="Table10.A2" office:value-type="float" office:value="0">
              <text:p text:style-name="P75">ClngInt </text:p>
            </table:table-cell>
            <table:table-cell table:style-name="Table10.B7" office:value-type="string">
              <text:p text:style-name="P75">B = ClngInt(expression) </text:p>
            </table:table-cell>
            <table:table-cell table:style-name="Table10.C7" office:value-type="string">
              <text:p text:style-name="P75">Convert expression to long int.</text:p>
            </table:table-cell>
            <table:table-cell table:style-name="Table10.D7" office:value-type="string">
              <text:p text:style-name="P76"><text:s/>Expression must be in the range of –9,223,372,036,854,775,808 to 9,223,372,036,854,775,807 </text:p>
            </table:table-cell>
          </table:table-row>
          <table:table-row table:style-name="Table10.1">
            <table:table-cell table:style-name="Table10.A2" office:value-type="float" office:value="0">
              <text:p text:style-name="P75">Cshort</text:p>
            </table:table-cell>
            <table:table-cell table:style-name="Table10.B8" office:value-type="string">
              <text:p text:style-name="P75"><text:s/>B = CShort(expression) </text:p>
            </table:table-cell>
            <table:table-cell table:style-name="Table10.C8" office:value-type="string">
              <text:p text:style-name="P75">Convert expression to short. </text:p>
            </table:table-cell>
            <table:table-cell table:style-name="Table10.D8" office:value-type="string">
              <text:p text:style-name="P76">Expression must be in the range of -32768 to 32767. </text:p>
            </table:table-cell>
          </table:table-row>
          <table:table-row table:style-name="Table10.1">
            <table:table-cell table:style-name="Table10.A2" office:value-type="float" office:value="0">
              <text:p text:style-name="P75">CUByte</text:p>
            </table:table-cell>
            <table:table-cell table:style-name="Table10.B9" office:value-type="string">
              <text:p text:style-name="P75"><text:s/>B = CUByte(expression) </text:p>
            </table:table-cell>
            <table:table-cell table:style-name="Table10.C9" office:value-type="string">
              <text:p text:style-name="P75">Convert expression to unsigned byte. <text:s/></text:p>
            </table:table-cell>
            <table:table-cell table:style-name="Table10.D9" office:value-type="string">
              <text:p text:style-name="P76">Expression must be in the range of 0 to255.</text:p>
            </table:table-cell>
          </table:table-row>
          <table:table-row table:style-name="Table10.1">
            <table:table-cell table:style-name="Table10.A2" office:value-type="float" office:value="0">
              <text:p text:style-name="P75">CUInt</text:p>
            </table:table-cell>
            <table:table-cell table:style-name="Table10.B10" office:value-type="string">
              <text:p text:style-name="P75"><text:s/>B = CUInt(expression) </text:p>
            </table:table-cell>
            <table:table-cell table:style-name="Table10.C10" office:value-type="string">
              <text:p text:style-name="P75">Convert expression to unsigned integer. </text:p>
            </table:table-cell>
            <table:table-cell table:style-name="Table10.D10" office:value-type="string">
              <text:p text:style-name="P76">Expression must be in the range of 0 to <text:soft-page-break/>4,294,967,296. </text:p>
            </table:table-cell>
          </table:table-row>
          <table:table-row table:style-name="Table10.1">
            <table:table-cell table:style-name="Table10.A2" office:value-type="float" office:value="0">
              <text:p text:style-name="P75">CULngInt </text:p>
            </table:table-cell>
            <table:table-cell table:style-name="Table10.B11" office:value-type="string">
              <text:p text:style-name="P75">B = CULngInt(expression) </text:p>
            </table:table-cell>
            <table:table-cell table:style-name="Table10.C11" office:value-type="string">
              <text:p text:style-name="P75">Convert expression to long unsigned integer. </text:p>
            </table:table-cell>
            <table:table-cell table:style-name="Table10.D11" office:value-type="string">
              <text:p text:style-name="P76">Expression must be in the range of 0 to18,446,744,073,709,551,615 .</text:p>
            </table:table-cell>
          </table:table-row>
          <table:table-row table:style-name="Table10.1">
            <table:table-cell table:style-name="Table10.A2" office:value-type="float" office:value="0">
              <text:p text:style-name="P76">CUShort <text:s/></text:p>
            </table:table-cell>
            <table:table-cell table:style-name="Table10.B12" office:value-type="string">
              <text:p text:style-name="P76">B = CUShort(expression)</text:p>
            </table:table-cell>
            <table:table-cell table:style-name="Table10.C12" office:value-type="string">
              <text:p text:style-name="P76">Convert expression to unsigned short. </text:p>
            </table:table-cell>
            <table:table-cell table:style-name="Table10.D12" office:value-type="string">
              <text:p text:style-name="P76">Expression must be in the range of 0 to 65535. </text:p>
            </table:table-cell>
          </table:table-row>
          <table:table-row table:style-name="Table10.1">
            <table:table-cell table:style-name="Table10.A2" office:value-type="float" office:value="0">
              <text:p text:style-name="P76">CSng</text:p>
            </table:table-cell>
            <table:table-cell table:style-name="Table10.B13" office:value-type="string">
              <text:p text:style-name="P76"><text:s/>B = SCng(expression) </text:p>
            </table:table-cell>
            <table:table-cell table:style-name="Table10.C13" office:value-type="string">
              <text:p text:style-name="P76">Convert expression to single. </text:p>
            </table:table-cell>
            <table:table-cell table:style-name="Table10.D13" office:value-type="string">
              <text:p text:style-name="P76">Expression must be in the range of 1.1 E-38 to 3.43E+38. </text:p>
            </table:table-cell>
          </table:table-row>
        </table:table>
        <text:p text:style-name="P2">Table <text:span text:style-name="T34">3.1: FreeBasic Conversion Functions</text:span>: </text:p>
        <text:p text:style-name="P56"/>
        <text:p text:style-name="P56"/>
        <text:p text:style-name="P56"/>
        <text:p text:style-name="P56"/>
        <text:p text:style-name="P56">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102"/>
        <text:p text:style-name="code">Dim as Double myDouble1, myDouble2, myDouble3 </text:p>
        <text:p text:style-name="code">Dim as Integer myInt </text:p>
        <text:p text:style-name="code"/>
        <text:p text:style-name="code">‘Set variable ranges </text:p>
        <text:p text:style-name="code">myDouble1 = 143.5 </text:p>
        <text:p text:style-name="code">myDouble3 = 143.4 </text:p>
        <text:p text:style-name="code">myDouble2 = 143.5 </text:p>
        <text:p text:style-name="code">myInt = 12 </text:p>
        <text:p text:style-name="code"/>
        <text:p text:style-name="code">'Show cast in action </text:p>
        <text:p text:style-name="code">Print "** Cast **" </text:p>
        <text:p text:style-name="code">Print "Double1 ";myDouble1;" cast to integer ";Cast(Integer, myDouble1) </text:p>
        <text:p text:style-name="code">Print "Double2 ";myDouble2;" cast to integer ";Cast(Integer, myDouble2) </text:p>
        <text:p text:style-name="code">Print "Double3 ";myDouble3;" cast to integer ";Cast(Integer, myDouble3) </text:p>
        <text:p text:style-name="code">Print "Expression ";myDouble1;" + ";myInt;" cast to double "; </text:p>
        <text:p text:style-name="code">Print Cast(Double, myDouble1 + myInt) </text:p>
        <text:p text:style-name="code">Print </text:p>
        <text:p text:style-name="code"><text:s/></text:p>
        <text:p text:style-name="code">‘Show cint in action </text:p>
        <text:p text:style-name="code">Print "** CInt **" </text:p>
        <text:p text:style-name="code"><text:span text:style-name="T36">P</text:span>rint "Double1 ";myDouble1;" cint to integer ";CInt(myDouble1) </text:p>
        <text:p text:style-name="code"><text:soft-page-break/>Print "Double2 ";myDouble2;" cast to integer ";CInt(myDouble2) </text:p>
        <text:p text:style-name="code">Print "Double3 ";myDouble3;" cast to integer ";CInt(myDouble3) </text:p>
        <text:p text:style-name="code">Print "Expression ";myDouble1;" + ";myInt;" cast to integer ";CInt(myDouble1 + myInt) </text:p>
        <text:p text:style-name="code">Print "Expression ";myDouble2;" + ";myInt;" cast to integer ";CInt(myDouble2 + myInt) </text:p>
        <text:p text:style-name="code">Print </text:p>
        <text:p text:style-name="code"/>
        <text:p text:style-name="code">Sleep </text:p>
        <text:p text:style-name="code"><text:s/>End </text:p>
        <text:p text:style-name="P74"/>
        <text:p text:style-name="P56">Listing 3.4: convert.bas </text:p>
        <text:p text:style-name="P56"/>
        <text:p text:style-name="P56"><text:tab/>Analysis: This program demonstrates the built-in FreeBasic conversion functions.</text:p>
        <text:p text:style-name="P56">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56"/>
        <text:p text:style-name="P56"/>
        <text:p text:style-name="P56">print a carriage return after the print statement, so that when the value of Cast is printed in line 17, the value will appear on the same line as the data printed in line 16. The program is closed in the usual way using Sleep and End. </text:p>
        <text:p text:style-name="P56"/>
        <text:p text:style-name="P56">Running the program will produce the output shown below. </text:p>
        <text:p text:style-name="P56"/>
        <text:p text:style-name="P56"/>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56"/>
        <text:p text:style-name="P56"><text:soft-page-break/></text:p>
        <text:p text:style-name="P56">Output 3.4: convert.bas </text:p>
        <text:p text:style-name="P56"/>
        <text:p text:style-name="P56">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56"/>
        <text:h text:style-name="P15" text:outline-level="3">Using Conversion Functions in Macros </text:h>
        <text:p text:style-name="P56"/>
        <text:p text:style-name="P56">One area where the conversion functions listed in Table 4.1 are useful is in the </text:p>
        <text:p text:style-name="P56">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56"/>
        <text:p text:style-name="P56">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43"/>
        <table:table table:name="Table28" table:style-name="Table28">
          <table:table-column table:style-name="Table28.A"/>
          <table:table-row>
            <table:table-cell table:style-name="Table28.A1" office:value-type="string">
              <text:p text:style-name="code">'Macro created by v1ctor </text:p>
              <text:p text:style-name="code">#define MAKDWORD(x,y) (cint(x) shl 16 or cint(y)) </text:p>
              <text:p text:style-name="code">Dim myInt As Uinteger </text:p>
              <text:p text:style-name="code">Dim As Integer i, cnt </text:p>
              <text:p text:style-name="code">'Store row 5 column 5 in a single uinteger </text:p>
              <text:p text:style-name="code">myInt = MAKDWORD(5, 5) </text:p>
              <text:p text:style-name="code">'Set the width and height of the console window </text:p>
              <text:p text:style-name="code">Width 80, 25 </text:p>
              <text:p text:style-name="code">'Print column headers </text:p>
              <text:p text:style-name="code">cnt = 1 </text:p>
              <text:p text:style-name="code">For i = 1 To 80</text:p>
              <text:p text:style-name="code">'Print columns as 12345678901... </text:p>
              <text:p text:style-name="code"><text:tab/>If cnt = 10 Then</text:p>
              <text:p text:style-name="code"><text:tab/><text:tab/>cnt = 0 </text:p>
              <text:p text:style-name="code"><text:tab/>End If </text:p>
              <text:p text:style-name="code"><text:tab/>Locate 1, i </text:p>
              <text:p text:style-name="code">'Convert to string so we don't get leading space </text:p>
              <text:p text:style-name="code"><text:tab/>Print Str(cnt) </text:p>
              <text:p text:style-name="code">'Increment our counter </text:p>
              <text:p text:style-name="code"><text:tab/>cnt += 1 </text:p>
              <text:p text:style-name="code">Next </text:p>
              <text:p text:style-name="code">'Print row headers </text:p>
              <text:p text:style-name="code">cnt = 2 </text:p>
              <text:p text:style-name="code">For i = 2 To 25</text:p>
              <text:p text:style-name="code">'Row numbers will be like col numbers </text:p>
              <text:p text:style-name="code"><text:soft-page-break/><text:tab/>If cnt = 10 Then</text:p>
              <text:p text:style-name="code"><text:tab/><text:tab/>cnt = 0 </text:p>
              <text:p text:style-name="code"><text:tab/>End If </text:p>
              <text:p text:style-name="code"><text:tab/>Locate i, 1 </text:p>
              <text:p text:style-name="code">'Convert to string so we don't get leading space </text:p>
              <text:p text:style-name="code">'We need the semicolon </text:p>
              <text:p text:style-name="code"><text:tab/>so a line feed isn't printed </text:p>
              <text:p text:style-name="code">'on line 25 which would scroll screen. </text:p>
              <text:p text:style-name="code"><text:tab/>Print Str(cnt); </text:p>
              <text:p text:style-name="code">'Increment our counter </text:p>
              <text:p text:style-name="code"><text:tab/>cnt += 1 </text:p>
              <text:p text:style-name="code">Next </text:p>
              <text:p text:style-name="code">'Print out string on saved location </text:p>
              <text:p text:style-name="code">Locate Hiword(myInt), Loword(myInt) </text:p>
              <text:p text:style-name="code">Print "We stored the screen location in a single uinteger!" </text:p>
              <text:p text:style-name="code">Sleep </text:p>
              <text:p text:style-name="code">End </text:p>
            </table:table-cell>
          </table:table-row>
        </table:table>
        <text:p text:style-name="P43"/>
        <text:p text:style-name="P43"/>
        <text:p text:style-name="P102"/>
        <text:p text:style-name="code"/>
        <text:p text:style-name="P56"/>
        <text:p text:style-name="P84">Listing 3.5: makdword.bas </text:p>
        <text:p text:style-name="P56"/>
        <text:p text:style-name="P56"><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56">In line 8, the variable myInt is initialized with the macro previously defined. The macro stores the screen locations, row 5 and column 5 in the high and low word of the integer variable. </text:p>
        <text:p text:style-name="P56"/>
        <text:p text:style-name="P56">In line 11 the Width statement is used to set the console screen to 80 columns and </text:p>
        <text:p text:style-name="P56">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56"/>
        <text:p text:style-name="P56">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56"/>
        <text:p text:style-name="P56">In line 42 the two functions Hiword and Loword are used to retrieve the high and low bytes of the integer variable, which contain the row and column respectively. Line 45and 46 wait for a key press and end the program in the usual fashion. </text:p>
        <text:p text:style-name="P56"/>
        <text:p text:style-name="P56"><text:soft-page-break/>The macro is defined in line 2 takes two parameters, x and y. The compiler wills <text:span text:style-name="T37">s</text:span>ubstitute MAKDWORD(x,y) with (cint(x) shl 16 or cint(y)) replacing x with the first </text:p>
        <text:p text:style-name="P56">number and y with the second number. Cint is used within the macro so that no matter </text:p>
        <text:p text:style-name="P56">what values are passed through x and y, the macro will always be working with integers.</text:p>
        <text:p text:style-name="P56">The operators or and shl will be discussed later in the book. </text:p>
        <text:p text:style-name="P56"/>
        <text:p text:style-name="P56">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56"/>
        <text:p text:style-name="P56">Running the program will produce the following output. </text:p>
        <text:p text:style-name="P56"/>
        <text:p text:style-name="output">12345678901234567890123456789012345678901234567890123456789012345678901234567890 </text:p>
        <text:p text:style-name="output">2 </text:p>
        <text:p text:style-name="output">3 </text:p>
        <text:p text:style-name="output">4 </text:p>
        <text:p text:style-name="output">5 We stored the screen location in a single uinteger! </text:p>
        <text:p text:style-name="output">6</text:p>
        <text:p text:style-name="P56">Output 3.5: makdword.bas </text:p>
        <text:p text:style-name="P56"/>
        <text:p text:style-name="P56">#Define is fully explored in the chapter on symbolic constants later in the book. </text:p>
        <text:p text:style-name="P56"/>
        <text:p text:style-name="P56"/>
        <text:p text:style-name="P56">Decimal Rounding Functions </text:p>
        <text:p text:style-name="P56"/>
        <text:p text:style-name="P56">FreeBasic has two built-in rounding functions for use with decimal numbers. Table</text:p>
        <text:p text:style-name="P56"/>
        <text:p text:style-name="P56">4.2 lists the functions along with their explanations. </text:p>
        <text:p text:style-name="P56">Function Syntax Comment </text:p>
        <text:p text:style-name="P56">Int B = Int(expression) Returns an integer value less than or equal tothe input. </text:p>
        <text:p text:style-name="P56">Fix B = Fix(expression) Returns the integer part of the input. </text:p>
        <text:p text:style-name="P56"/>
        <text:p text:style-name="P56">Table 3.2: FreeBasic Rounding Functions </text:p>
        <text:p text:style-name="P56"/>
        <text:p text:style-name="P56">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56"/>
        <table:table table:name="Table29" table:style-name="Table29">
          <table:table-column table:style-name="Table29.A"/>
          <text:soft-page-break/>
          <table:table-row>
            <table:table-cell table:style-name="Table29.A1" office:value-type="string">
              <text:p text:style-name="code">'Create some double variables </text:p>
              <text:p text:style-name="code">Dim As Double myDouble1 = 5.5, myDouble2 = 5.9 </text:p>
              <text:p text:style-name="code"/>
              <text:p text:style-name="code">'Show rounding on negative and positive values </text:p>
              <text:p text:style-name="code">Print "Doubles:", myDouble1, myDouble2 </text:p>
              <text:p text:style-name="code">Print "Int:", Int(myDouble1), Int(myDouble2) </text:p>
              <text:p text:style-name="code">Print "Fix:", Fix(myDouble1), Fix(myDouble2) </text:p>
              <text:p text:style-name="code">Print </text:p>
              <text:p text:style-name="code">'Try some calculation expressions </text:p>
              <text:p text:style-name="code">myDouble1 = 15.78 </text:p>
              <text:p text:style-name="code">myDouble2 = 22.12 </text:p>
              <text:p text:style-name="code">Print "Expression:",myDouble1;" +";myDouble2;" = "; Str(myDouble1 + myDouble2) </text:p>
              <text:p text:style-name="code">Print "Int:", Int(myDouble1 + myDouble2) </text:p>
              <text:p text:style-name="code">Print "Fix:", Fix(myDouble1 + myDouble2) </text:p>
              <text:p text:style-name="code">'Wait for keypress </text:p>
              <text:p text:style-name="code">Sleep </text:p>
              <text:p text:style-name="code">End </text:p>
            </table:table-cell>
          </table:table-row>
        </table:table>
        <text:p text:style-name="Preformatted_20_Text"/>
        <text:p text:style-name="Preformatted_20_Text"/>
        <text:p text:style-name="P56">Listing 3.6: intfix.bas </text:p>
        <text:p text:style-name="P56"/>
        <text:p text:style-name="P56"><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56">Lines 17 and 18 end the program in the usual way. </text:p>
        <text:p text:style-name="P56"/>
        <text:p text:style-name="P56">The result of running the program is shown in Output 4.6. </text:p>
        <text:p text:style-name="P56"/>
        <text:p text:style-name="P56">Doubles: 5.5 </text:p>
        <text:p text:style-name="P56">5.9 </text:p>
        <text:p text:style-name="P56">Int: 6 </text:p>
        <text:p text:style-name="P56">5 </text:p>
        <text:p text:style-name="P56">Fix: 5 </text:p>
        <text:p text:style-name="P56">5 </text:p>
        <text:p text:style-name="P56"/>
        <text:p text:style-name="P56"/>
        <text:p text:style-name="P56">Expression: 15.78 </text:p>
        <text:p text:style-name="P56">+ 22.12 = 6.34 </text:p>
        <text:p text:style-name="P56"/>
        <text:p text:style-name="P56"/>
        <text:p text:style-name="P56">Int: 6 </text:p>
        <text:p text:style-name="P56"/>
        <text:p text:style-name="P56"><text:soft-page-break/></text:p>
        <text:p text:style-name="P56">Fix: 6 </text:p>
        <text:p text:style-name="P56"/>
        <text:p text:style-name="P56"/>
        <text:p text:style-name="P56">Output 3.6: infix.bas </text:p>
        <text:p text:style-name="P56"/>
        <text:p text:style-name="P56">Notice that in the output Int returns a –6 for the input –5.5, since 6 is less than –</text:p>
        <text:p text:style-name="P56">5.5, and 5 for 5.9 since 5 is less than 6. Fix on the other hand truncates the decimal and </text:p>
        <text:p text:style-name="P56">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56"/>
        <text:h text:style-name="P20" text:outline-level="2">A Look Ahead </text:h>
        <text:p text:style-name="P56"/>
        <text:p text:style-name="P56">In addition to the built-in conversion functions, there are a number of functions </text:p>
        <text:p text:style-name="P56">available in the C Runtime Library, which is the subject of the next chapter. </text:p>
        <text:p text:style-name="P56"/>
        <text:p text:style-name="P56"/>
        <text:h text:style-name="P20" text:outline-level="2">Exercises </text:h>
        <text:p text:style-name="P56"/>
        <text:p text:style-name="P56">1) How do you stop your program from printing a carriage return at the end of a line? </text:p>
        <text:p text:style-name="P56">2) What function would you use to convert an unknown value to a Double? </text:p>
        <text:p text:style-name="P56">3) What function would you use to convert an unknown value to an Integer? </text:p>
        <text:p text:style-name="P56">4) What would be the result of the equation 5 / 2 if assigned to an Integer? </text:p>
        <text:p text:style-name="P56">5) How do the functions Int() and Fix() differ in their results? </text:p>
        <text:p text:style-name="P56"/>
        <text:p text:style-name="P56"/>
      </text:section>
      <text:section text:style-name="Sect1" text:name="Arithmetic Operators " text:protected="true">
        <text:section-source xlink:href="../../fbeginnerm8.odt"/>
        <text:p text:style-name="P9">Chapter 5 Arithmetic Operators </text:p>
        <text:p text:style-name="P56"/>
        <text:h text:style-name="Heading_20_2" text:outline-level="2">Arithmetic Operators </text:h>
        <text:p text:style-name="P56"/>
        <text:p text:style-name="P56">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56"/>
        <text:p text:style-name="P61">Function <text:tab/>Syntax<text:tab/> Comment </text:p>
        <text:p text:style-name="P56">+ (Addition) <text:tab/>B = expression + expression [ + expression…] <text:tab/>Returns the sum of two or more expressions. Expression can be anumber, variable or another expression. </text:p>
        <text:p text:style-name="P56">- (Subtraction)<text:tab/> B = expression – expression[ - expression…] <text:tab/>Returns the difference between two or more expressions. </text:p>
        <text:p text:style-name="P56">* (Multiplication) <text:tab/>B = expression * expression[ * expression…] <text:tab/>Returns the product of two or more expressions. </text:p>
        <text:p text:style-name="P61">/ (Division)<text:tab/> B = expression / expression[ / expression…] <text:tab/>Returns the division of two or more expression. The result implicitly converted tothe target data type. That is, if B is an integer, the result will be rounded, if B is a double or single, the result will be a decimal number. Note: If the second expression evaluates to zero(0), then a run time error will occur. </text:p>
        <text:p text:style-name="P61">\ (Integer Division) <text:tab/>B = expression \ expression[ \ expression…] </text:p>
        <text:p text:style-name="P56">Returns the integer result of division of two or more </text:p>
        <text:p text:style-name="P56">expressions. The result is implicitly converted to an integer. </text:p>
        <text:p text:style-name="P56">Note: If the second </text:p>
        <text:p text:style-name="P56">expression evaluates to zero(0), then a run time error will </text:p>
        <text:p text:style-name="P56">occur. </text:p>
        <text:p text:style-name="P61">^ (Exponentiation)<text:tab/> B = expression^value<text:tab/><text:tab/>Returns the result of raising expression to the power of value. That is 2^2 = 2*2. </text:p>
        <text:p text:style-name="P56">MOD (Modulo) <text:tab/>B = expression MOD <text:tab/>Returns the remainder of </text:p>
        <text:p text:style-name="P56"/>
        <text:p text:style-name="P56"/>
        <text:p text:style-name="P82"/>
        <text:p text:style-name="P56">Function Syntax Comment </text:p>
        <text:p text:style-name="P56">expression the implicit division of theexpressions as an integerresult. If expression is adecimal value, expression isrounded before the division. </text:p>
        <text:p text:style-name="P56">- (Negation) B = - expression Returns the negated valueof expression. This is thesame as multiplying by –1. Ifexpression is positive, B willnegative. If expression isnegative, B will positive. </text:p>
        <text:p text:style-name="P56">( ) (Parenthesis) B = expression operator </text:p>
        <text:p text:style-name="P56">( expression [operatorexpression [ (…]) </text:p>
        <text:p text:style-name="P56">Forces evaluation of </text:p>
        <text:p text:style-name="P56">expression. Parenthesis canbe nested, but must be </text:p>
        <text:p text:style-name="P56">closed properly or a compileerror will occur. </text:p>
        <text:p text:style-name="P56"/>
        <text:p text:style-name="P56">Table 5.1: Arithmetic Operators </text:p>
        <text:p text:style-name="P56"/>
        <text:p text:style-name="P56">You should be familiar with most of these operators from math class. Integerdivision is used when you are not concerned about the remainder of the division process.</text:p>
        <text:p text:style-name="P56">The Mod operator has several uses including executing some code only at certain times,</text:p>
        <text:p text:style-name="P56">and for creating wrap-around functions such as are likely to occur when a sprite reachesthe edge of the screen and needs to wrap around to the other side. </text:p>
        <text:p text:style-name="P56"/>
        <text:p text:style-name="P56">When using these operators together in single statement, you must b aware ofhow FreeBasic evaluates the expression. For example, does 5 + 6 * 3 equal 33 or does itequal 23? FreeBasic evaluates expressions based on precedence rules, that is, rules thatdescribe what gets evaluated when. Table 6.2 lists the precedence rules for thearithmetic operators. The order of precedence is the same order as the listing; that is thetop row has the highest precedence, while lower rows have lower precedence. </text:p>
        <text:p text:style-name="P56"/>
        <text:p text:style-name="P56">Operator </text:p>
        <text:p text:style-name="P56">( ) (Parenthesis) </text:p>
        <text:p text:style-name="P56">^ (Exponentiation) </text:p>
        <text:p text:style-name="P56">- (Negation) </text:p>
        <text:p text:style-name="P56">*, / (Multiplication and division) </text:p>
        <text:p text:style-name="P56">\ (Integer division) </text:p>
        <text:p text:style-name="P56">MOD (Modulus) </text:p>
        <text:p text:style-name="P56">SHL, SHR (Shift bit left and shift bit right) </text:p>
        <text:p text:style-name="P56">+, - (Addition and subtraction) </text:p>
        <text:p text:style-name="P56"/>
        <text:p text:style-name="P56">Table 5.2: Precedence of Arithmetic Operators </text:p>
        <text:p text:style-name="P56"/>
        <text:p text:style-name="P56"/>
        <text:p text:style-name="P56">The SHL and SHR operators will be discussed in the next section, BitwiseOperators. They are included here to show where they fall in the precedence rules. </text:p>
        <text:p text:style-name="P56"/>
        <text:p text:style-name="P56">Looking at the table and the equation 5 + 6 * 3 you can see that this will evaluateto 23 not 33, since multiplication has a higher precedence then addition. The compilerwill read the expression from left to right, pushing values onto an internal stack until itcan resolve part or all of the equation. For this equation 5 will be read and pushed, thenthe + operator will be read and pushed onto the stack. Since the + operator requires twooperands, the compiler will read the next element of the expression which will be the *</text:p>
        <text:p text:style-name="P56"><text:soft-page-break/>operator. This operator also requires two operands, so * will be pushed onto the stack andthe 3 will be read. Since * takes priority over +, the 6 and 3 will be multiplied, and thatvalue will be stored on the stack. At this point there is a 5, + and 18 on the stack. Sincethere is only one operator left and two operands, the 5 and 18 will be added together tomake 23, which will be returned as the result of the expression. </text:p>
        <text:p text:style-name="P56"/>
        <text:p text:style-name="P56">If you wanted to make sure that 5 + 6 gets evaluated first, then you would useparenthesis to force the evaluation. You would write the parenthesized expression as (5 +</text:p>
        <text:p text:style-name="P56">6) * 3. Since the parenthesis have the highest precedence, the expression they containwill be evaluated before the multiplication. The evaluation process here is the same asthe previous process. The ( is treated as an operator and is pushed onto the stack. The 5,</text:p>
        <text:p text:style-name="P56">+, and 6 are read followed by the ). The ) signals the end of the parenthesis operation, sothe 5 and 6 are added together and pushed onto the stack. The * is read along with the 3.</text:p>
        <text:p text:style-name="P56">The stack at this point contains an 11, * and 3. The 11 and 3 are multiplied together and33 is returned as the result of the evaluation. </text:p>
        <text:p text:style-name="P56"/>
        <text:p text:style-name="P56">You can also embed parenthesis within parenthesis. Each time the compilerencounters a (, it begins a new parenthesis operation. When it encounters a ), the last ( isused to evaluate the items contained within the ( and ) and that result is either placed onthe stack for further evaluation or returned as a result. Each ( must be match to a ) or acompiler error will occur. </text:p>
        <text:p text:style-name="P56"/>
        <text:p text:style-name="P56">The following program demonstrates both implicit evaluation and forcedevaluation. </text:p>
        <text:p text:style-name="P56"/>
        <text:list xml:id="list2686887908" text:style-name="Numbering_20_2">
          <text:list-item>
            <text:p text:style-name="_5f_code">Option Explicit </text:p>
          </text:list-item>
          <text:list-item>
            <text:p text:style-name="_5f_code"/>
          </text:list-item>
          <text:list-item>
            <text:p text:style-name="_5f_code">Dim As Integer myInt </text:p>
          </text:list-item>
          <text:list-item>
            <text:p text:style-name="_5f_code"/>
          </text:list-item>
          <text:list-item>
            <text:p text:style-name="_5f_code">'Let compiler evaluate expression according to precedence </text:p>
          </text:list-item>
          <text:list-item>
            <text:p text:style-name="_5f_code">myInt = 5 + 6 * 3 <text:s/></text:p>
          </text:list-item>
          <text:list-item>
            <text:p text:style-name="_5f_code">Print "Expression 5 + 6 * 3 = ";myInt </text:p>
          </text:list-item>
          <text:list-item>
            <text:p text:style-name="_5f_code"/>
          </text:list-item>
          <text:list-item>
            <text:p text:style-name="_5f_code">'Force evaluation </text:p>
          </text:list-item>
          <text:list-item>
            <text:p text:style-name="_5f_code">myInt = (5 + 6) * 3 </text:p>
          </text:list-item>
          <text:list-item>
            <text:p text:style-name="_5f_code">Print "Expression (5 + 6) * 3 = ";myInt </text:p>
          </text:list-item>
          <text:list-item>
            <text:p text:style-name="_5f_code"/>
          </text:list-item>
          <text:list-item>
            <text:p text:style-name="_5f_code">'Wait for keypress </text:p>
          </text:list-item>
          <text:list-item>
            <text:p text:style-name="_5f_code"><text:s/></text:p>
          </text:list-item>
          <text:list-item>
            <text:p text:style-name="_5f_code">Sleep </text:p>
          </text:list-item>
          <text:list-item>
            <text:p text:style-name="_5f_code"><text:s/></text:p>
          </text:list-item>
          <text:list-item>
            <text:p text:style-name="_5f_code">End </text:p>
          </text:list-item>
          <text:list-item>
            <text:p text:style-name="_5f_code"/>
          </text:list-item>
        </text:list>
        <text:p text:style-name="P56"/>
        <text:p text:style-name="P56">Listing 5.1: precedence.bas </text:p>
        <text:p text:style-name="P56"/>
        <text:p text:style-name="P56"/>
        <text:p text:style-name="P56"><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ext:soft-page-break/>theexpression which is printed to the console screen in line 11. Lines 14 and 15 close theprogram in the usual way. </text:p>
        <text:p text:style-name="P56"/>
        <text:p text:style-name="P56">As you can see from the output below, using parenthesis allows you to control theevaluation of the expression. </text:p>
        <text:p text:style-name="P56"/>
        <text:p text:style-name="P56">Expression 5 + 6 * 3 = 23 </text:p>
        <text:p text:style-name="P56">Expression (5 + 6) * 3 = 33 </text:p>
        <text:p text:style-name="P56"/>
        <text:p text:style-name="P56"/>
        <text:p text:style-name="P56">Output 5.1: precedence.bas </text:p>
        <text:p text:style-name="P56"/>
        <text:p text:style-name="P56">What about the case where tow operators are used that have the sameprecedence level? How does FreeBasic evaluate the expression? To find out, run thefollowing program. </text:p>
        <text:p text:style-name="P56"/>
        <text:list xml:id="list114817618638718" text:continue-numbering="true" text:style-name="Numbering_20_2">
          <text:list-item>
            <text:p text:style-name="_5f_code"><text:s/>Option Explicit </text:p>
          </text:list-item>
          <text:list-item>
            <text:p text:style-name="_5f_code"><text:s/></text:p>
          </text:list-item>
          <text:list-item>
            <text:p text:style-name="_5f_code"><text:s/>Dim As Integer myInt </text:p>
          </text:list-item>
          <text:list-item>
            <text:p text:style-name="_5f_code"><text:s/></text:p>
          </text:list-item>
          <text:list-item>
            <text:p text:style-name="_5f_code"><text:s/>'Expression 1 </text:p>
          </text:list-item>
          <text:list-item>
            <text:p text:style-name="_5f_code"><text:s/>myInt = 3 + 5 4 </text:p>
          </text:list-item>
          <text:list-item>
            <text:p text:style-name="_5f_code"><text:s/></text:p>
          </text:list-item>
          <text:list-item>
            <text:p text:style-name="_5f_code"><text:s/>Print "Expression 1: 3 + 5 4 is";myInt </text:p>
          </text:list-item>
          <text:list-item>
            <text:p text:style-name="_5f_code"><text:s/></text:p>
          </text:list-item>
          <text:list-item>
            <text:p text:style-name="_5f_code"><text:s/>'Expression 2 </text:p>
          </text:list-item>
          <text:list-item>
            <text:p text:style-name="_5f_code"><text:s/>myInt = 3 5 + 4 </text:p>
          </text:list-item>
          <text:list-item>
            <text:p text:style-name="_5f_code"><text:s/></text:p>
          </text:list-item>
          <text:list-item>
            <text:p text:style-name="_5f_code"><text:s/>Print "Expression 2: 3 5 + 4 is";myInt </text:p>
          </text:list-item>
          <text:list-item>
            <text:p text:style-name="_5f_code"><text:s/></text:p>
          </text:list-item>
          <text:list-item>
            <text:p text:style-name="_5f_code"><text:s/>'Expression 3 </text:p>
          </text:list-item>
          <text:list-item>
            <text:p text:style-name="_5f_code"><text:s/>myInt = 6 * 2 / 3 </text:p>
          </text:list-item>
          <text:list-item>
            <text:p text:style-name="_5f_code"><text:s/></text:p>
          </text:list-item>
          <text:list-item>
            <text:p text:style-name="_5f_code"><text:s/>Print "Expression 3: 6 * 2 / 3 is";myInt </text:p>
          </text:list-item>
          <text:list-item>
            <text:p text:style-name="_5f_code"><text:s/></text:p>
          </text:list-item>
          <text:list-item>
            <text:p text:style-name="_5f_code"><text:s/>'Expression 4 </text:p>
          </text:list-item>
          <text:list-item>
            <text:p text:style-name="_5f_code"><text:s/>myInt = 6 / 2 * 3 </text:p>
          </text:list-item>
          <text:list-item>
            <text:p text:style-name="_5f_code"><text:s/></text:p>
          </text:list-item>
          <text:list-item>
            <text:p text:style-name="_5f_code"><text:s/>Print "Expression 4: 6 / 2 * 3 is";myInt </text:p>
          </text:list-item>
          <text:list-item>
            <text:p text:style-name="_5f_code"><text:s/>Sleep </text:p>
          </text:list-item>
          <text:list-item>
            <text:p text:style-name="_5f_code">End </text:p>
          </text:list-item>
          <text:list-item>
            <text:p text:style-name="_5f_code"/>
          </text:list-item>
          <text:list-item>
            <text:p text:style-name="_5f_code"/>
          </text:list-item>
        </text:list>
        <text:p text:style-name="P56">Listing 5.2: sameprecedence.bas </text:p>
        <text:p text:style-name="P56"/>
        <text:p text:style-name="P56"><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56">The results are printed in lines 8 and 13. Line 16 and 21 use the * and / operators on thesame manner to test the order of evaluation and the results are printed in lines 18 and</text:p>
        <text:p text:style-name="P56"/>
        <text:p text:style-name="P56">23. </text:p>
        <text:p text:style-name="P56">Running the program produces the following result. </text:p>
        <text:p text:style-name="P56"/>
        <text:p text:style-name="P56">Expression 1: 3 + 5 4 </text:p>
        <text:p text:style-name="P56">is 4 </text:p>
        <text:p text:style-name="P56"/>
        <text:p text:style-name="P56"/>
        <text:p text:style-name="P56"><text:soft-page-break/>Expression 2: 3 5 </text:p>
        <text:p text:style-name="P56">+ 4 is 2 </text:p>
        <text:p text:style-name="P56"/>
        <text:p text:style-name="P56"/>
        <text:p text:style-name="P56">Expression 3: 6 * 2 / 3 is 4 </text:p>
        <text:p text:style-name="P56"/>
        <text:p text:style-name="P56"/>
        <text:p text:style-name="P56">Expression 4: 6 / 2 * 3 is 9 </text:p>
        <text:p text:style-name="P56"/>
        <text:p text:style-name="P56"/>
        <text:p text:style-name="P56">Output 5.2: Output of sameprecedence.bas </text:p>
        <text:p text:style-name="P56"/>
        <text:p text:style-name="P56">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56"/>
        <text:p text:style-name="P56">This is the case where parenthesis are very helpful in ensuring that the evaluationorder is according to your program needs. When in doubt, always use parenthesis toensure that the result is what you want in your program. </text:p>
        <text:p text:style-name="P56"/>
        <text:h text:style-name="Heading_20_2" text:outline-level="2">Shortcut Arithmetic Operators </text:h>
        <text:p text:style-name="P56"/>
        <text:p text:style-name="P56">FreeBasic has a number of shortcut arithmetic operators similar to those found inthe C programming language. These operators have the same precedence as their singlecounterparts. The following table lists the shortcut operators. </text:p>
        <text:p text:style-name="P56"/>
        <text:p text:style-name="P56">Operator Syntax Comment </text:p>
        <text:p text:style-name="P56">+= B += expression Add B to expression andassign to B. </text:p>
        <text:p text:style-name="P56">-= B -= expression Subtract B to expressionand assign to B. </text:p>
        <text:p text:style-name="P56">*= B *= expression Multiply B to expression andassign to B. </text:p>
        <text:p text:style-name="P56">/= B /= expression Divide B by expression and </text:p>
        <text:p text:style-name="P56"/>
        <text:p text:style-name="P56"/>
        <text:p text:style-name="P56">Operator Syntax Comment </text:p>
        <text:p text:style-name="P56">assign to B. </text:p>
        <text:p text:style-name="P56">\= B \= expression Integer divide B byexpression and assign to B. </text:p>
        <text:p text:style-name="P56"/>
        <text:p text:style-name="P56">Table 5.3: Shortcut Arithmetic Operators </text:p>
        <text:p text:style-name="P56"/>
        <text:p text:style-name="P56">Using these operators will cut down on the typing you have to do, especially forstatements such as a = a + 1, which can be written as a += 1. </text:p>
        <text:p text:style-name="P56"/>
        <text:p text:style-name="P56"/>
        <text:h text:style-name="Heading_20_2" text:outline-level="2"><text:soft-page-break/>Binary Number System </text:h>
        <text:p text:style-name="P56"/>
        <text:p text:style-name="P56">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56">byte has 8 bits, a short has 16 bits, an integer has 32 bits and a longint has 64 bits. </text:p>
        <text:p text:style-name="P56"/>
        <text:p text:style-name="P56">You will notice that each data type is double the size of the previous data type.</text:p>
        <text:p text:style-name="P56">This is because the binary system uses powers of 2 to represent data. 20 is 1. 21 is 2. 22 is </text:p>
        <text:p text:style-name="P56"/>
        <text:p text:style-name="P56">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56">skipped since it has a zero, followed by 22 and finally 23. Resolving the power terms givesyou 1 + 4 + 8 which equals 13. The value ranges for the different data types is a directresult of the number of bits in each data type. </text:p>
        <text:p text:style-name="P56">Being able to manipulate individual bits, bytes and words has a number of uses.</text:p>
        <text:p text:style-name="P56">For example, the messaging system of the Windows API use integers to store both the idof a control and event the control received, as the following code snippet shows. </text:p>
        <text:p text:style-name="P56"/>
        <text:p text:style-name="P56">1 </text:p>
        <text:p text:style-name="P56">Case WM_COMMAND2 </text:p>
        <text:p text:style-name="P56">wmId = Loword( wParam )</text:p>
        <text:p text:style-name="P56">3 </text:p>
        <text:p text:style-name="P56">wmEvent = Hiword( wParam ) </text:p>
        <text:p text:style-name="P56"/>
        <text:p text:style-name="P56"/>
        <text:p text:style-name="P56">Listing 5.3: Snippet from Windows Message Loop </text:p>
        <text:p text:style-name="P56"/>
        <text:p text:style-name="P56">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56"/>
        <text:h text:style-name="Heading_20_2" text:outline-level="2">The Sign Bit </text:h>
        <text:p text:style-name="P56"/>
        <text:p text:style-name="P56">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56">binary 5 is 0000 0101. Negating all the bits results in 1111 1010. Adding 1 results in 11111011. Since the leftmost bit is 1, this is a negative number. </text:p>
        <text:p text:style-name="P56"/>
        <text:p text:style-name="P56"/>
        <text:p text:style-name="P56">We can confirm this by using the power of 2 notation which results in the following:</text:p>
        <text:p text:style-name="P56">-128 (27) + 64 (26) + 32 (25) + 16 (24) + 8 (23) + 0 + 2 (21) + 1 (20) = - 5. Remember, ifa bit is zero, we add zero to the total. The following program shows the <text:soft-page-break/>binaryrepresentation of both positive 5 and negative five. </text:p>
        <text:p text:style-name="P56"/>
        <text:p text:style-name="P56"/>
        <text:p text:style-name="P56"/>
        <text:p text:style-name="P56">Option Explicit </text:p>
        <text:p text:style-name="P56"/>
        <text:p text:style-name="P56"/>
        <text:p text:style-name="P56">Dim As Byte myByte </text:p>
        <text:p text:style-name="P56">Dim As String myBits </text:p>
        <text:p text:style-name="P56"/>
        <text:p text:style-name="P56"/>
        <text:p text:style-name="P56">myByte = 5 </text:p>
        <text:p text:style-name="P56">'Get the binary form of number </text:p>
        <text:p text:style-name="P56">myBits = Bin(myByte) </text:p>
        <text:p text:style-name="P56">'Append some leading zeros so print line up </text:p>
        <text:p text:style-name="P56">myBits = String(8 Len(</text:p>
        <text:p text:style-name="P56">myBits), "0") &amp; myBits </text:p>
        <text:p text:style-name="P56">'Print out nybbles with a space between so is is easier to read </text:p>
        <text:p text:style-name="P56">Print "myByte =";myByte;" which is binary "; </text:p>
        <text:p text:style-name="P56">Print Mid(myBits, 1, 4) &amp; " " &amp; Mid(myBits, 5, 4) </text:p>
        <text:p text:style-name="P56"/>
        <text:p text:style-name="P56"/>
        <text:p text:style-name="P56">myByte = 5 </text:p>
        <text:p text:style-name="P56">'Get the binary form of number </text:p>
        <text:p text:style-name="P56">myBits = Bin(myByte) </text:p>
        <text:p text:style-name="P56">'Append some leading zeros so print line up </text:p>
        <text:p text:style-name="P56">myBits = String(8 Len(</text:p>
        <text:p text:style-name="P56">myBits), "0") &amp; myBits </text:p>
        <text:p text:style-name="P56">'Print out nybbles with a space between so is is easier to read </text:p>
        <text:p text:style-name="P56">Print "myByte =";myByte;" which is binary "; </text:p>
        <text:p text:style-name="P56">Print Mid(myBits, 1, 4) &amp; " " &amp; Mid(myBits, 5, 4) </text:p>
        <text:p text:style-name="P56"/>
        <text:p text:style-name="P56"/>
        <text:p text:style-name="P56">Sleep </text:p>
        <text:p text:style-name="P56">End </text:p>
        <text:p text:style-name="P56"/>
        <text:p text:style-name="P56"/>
        <text:p text:style-name="P56">Listing 5.4: signbit.bas </text:p>
        <text:p text:style-name="P56"/>
        <text:p text:style-name="P56"><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56"/>
        <text:p text:style-name="P56">The first parameter of the String function is the number of characters to add andthe second parameter is the character to use to pad the string. Since a byte is 8 bitslong, subtracting the length of myBits from 8 will give the number of 0's to add to thestring, if <text:soft-page-break/>the length of myBits is less than 8. In line 12 the numeric value of myByte isprinted, which is 5. A semi-colon is added to the end of print statement so that Print willnot print out a carriage return. </text:p>
        <text:p text:style-name="P56"/>
        <text:p text:style-name="P56">In line 13 the binary string is printed in two groups of four, that is each nybble, tomake the display easier to read. The Mid function used in line 13 returns a portion of a </text:p>
        <text:p text:style-name="P56"/>
        <text:p text:style-name="P56"/>
        <text:p text:style-name="P56">string. The first parameter of the Mid function is the string, the second is the startposition and the third parameter is the number of characters to copy. The first Midreturns the first four characters, which is appended to a space using the &amp; operator,</text:p>
        <text:p text:style-name="P56">which in turn is appended to the last four characters. </text:p>
        <text:p text:style-name="P56"/>
        <text:p text:style-name="P56">Line 15 sets myByte to -5 and lines 17 through 22 format the output and display itto the screen. The program is ended in the usual manner. </text:p>
        <text:p text:style-name="P56"/>
        <text:p text:style-name="P56">When you run the program the following output is displayed. </text:p>
        <text:p text:style-name="P56"/>
        <text:p text:style-name="P56">myByte = 5 which is binary 0000 0101 </text:p>
        <text:p text:style-name="P56"/>
        <text:p text:style-name="P56"/>
        <text:p text:style-name="P56">myByte =5 </text:p>
        <text:p text:style-name="P56">which is binary 1111 1011 </text:p>
        <text:p text:style-name="P56"/>
        <text:p text:style-name="P56"/>
        <text:p text:style-name="P56">Output 5.3: Output of signbit.bas </text:p>
        <text:p text:style-name="P56"/>
        <text:p text:style-name="P56">You can see that the output for -5 matches the Two's Complement form. We canconfirm this by negating 1111 1011 which results in 0000 0100 and adding 1 whichresults in 0000 0101, or positive 5. </text:p>
        <text:p text:style-name="P56"/>
        <text:p text:style-name="P56">Why is this important? Signed data types have a smaller range of values thanunsigned data types because a bit is being used to represent the sign of the number. Ifyou are needing to store a large number of data values, such as ids, in a byte or integer,</text:p>
        <text:p text:style-name="P56">the number of possible values you can store depends on whether it is signed orunsigned. If the number of values needed exceed the range of a signed data type, thenuse an unsigned data type. </text:p>
        <text:p text:style-name="P56"/>
        <text:h text:style-name="Heading_20_2" text:outline-level="2">A Look Ahead </text:h>
        <text:p text:style-name="P56"/>
        <text:p text:style-name="P56">There are times when you need to manipulate individual bits and bytes of avariable. FreeBasic has a rich set of bitwise operators and macros that you will see in thenext chapter. </text:p>
        <text:p text:style-name="P56"/>
      </text:section>
      <text:section text:style-name="Sect1" text:name="Bitwise Operators " text:protected="true">
        <text:section-source xlink:href="../../fbeginnerm9.odt"/>
        <text:p text:style-name="P9">Chapter 6 Bitwise Operators </text:p>
        <text:p text:style-name="P56">FreeBasic includes a number of operators that manipulate the bits of a number. <text:s/>The following table lists the bit wise operators in order of their precedence. That is, the first row has the highest precedence while lower rows have lower precedence. </text:p>
        <text:p text:style-name="P56"/>
        <table:table table:name="Table11" table:style-name="Table11">
          <table:table-column table:style-name="Table11.A" table:number-columns-repeated="3"/>
          <table:table-column table:style-name="Table11.D"/>
          <table:table-header-rows>
            <table:table-row>
              <table:table-cell table:style-name="Table11.A1" office:value-type="string">
                <text:p text:style-name="P72">Operator</text:p>
              </table:table-cell>
              <table:table-cell table:style-name="Table11.A1" office:value-type="string">
                <text:p text:style-name="P72">Syntax</text:p>
              </table:table-cell>
              <table:table-cell table:style-name="Table11.A1" office:value-type="string">
                <text:p text:style-name="P73">Truth Table</text:p>
              </table:table-cell>
              <table:table-cell table:style-name="Table11.D1" office:value-type="string">
                <text:p text:style-name="P72">Comments</text:p>
              </table:table-cell>
            </table:table-row>
          </table:table-header-rows>
          <table:table-row>
            <table:table-cell table:style-name="Table11.A2" office:value-type="string">
              <text:p text:style-name="Preformatted_20_Text">Not (Bitwise negation) </text:p>
            </table:table-cell>
            <table:table-cell table:style-name="Table11.A2" office:value-type="string">
              <text:p text:style-name="Preformatted_20_Text">B = NOT expression </text:p>
            </table:table-cell>
            <table:table-cell table:style-name="Table11.A2" office:value-type="string">
              <text:p text:style-name="P26">NOT 0 = 1 </text:p>
              <text:p text:style-name="P26">NOT 1 = 0 </text:p>
            </table:table-cell>
            <table:table-cell table:style-name="Table11.D2" office:value-type="string">
              <text:p text:style-name="Preformatted_20_Text">Inverts operand bit; turns a 1 into 0 and a 0 into 1. </text:p>
            </table:table-cell>
          </table:table-row>
          <table:table-row>
            <table:table-cell table:style-name="Table11.A2" office:value-type="string">
              <text:p text:style-name="Preformatted_20_Text">And (Bit wise conjunction)</text:p>
            </table:table-cell>
            <table:table-cell table:style-name="Table11.A2" office:value-type="string">
              <text:p text:style-name="Preformatted_20_Text">B = expression And expression <text:tab/></text:p>
            </table:table-cell>
            <table:table-cell table:style-name="Table11.A2" office:value-type="string">
              <text:p text:style-name="P26">0 AND 0 = 0 </text:p>
              <text:p text:style-name="P26">1 AND 0 = 0 </text:p>
              <text:p text:style-name="P26">0 AND 1 = 0 </text:p>
              <text:p text:style-name="P26">1 AND 1 = 1 </text:p>
            </table:table-cell>
            <table:table-cell table:style-name="Table11.D2" office:value-type="string">
              <text:p text:style-name="Preformatted_20_Text">Result bit is 1 only if both operand bits are 1.</text:p>
            </table:table-cell>
          </table:table-row>
          <table:table-row>
            <table:table-cell table:style-name="Table11.A2" office:value-type="string">
              <text:p text:style-name="Preformatted_20_Text">Or (Bit wise disjunction) </text:p>
            </table:table-cell>
            <table:table-cell table:style-name="Table11.A2" office:value-type="string">
              <text:p text:style-name="Preformatted_20_Text">B = expression OR expression </text:p>
            </table:table-cell>
            <table:table-cell table:style-name="Table11.A2" office:value-type="string">
              <text:p text:style-name="P26">0 OR 0 = 0 </text:p>
              <text:p text:style-name="P26">1 OR 0 = 1 </text:p>
              <text:p text:style-name="P26">0 OR 1 = 1 </text:p>
              <text:p text:style-name="P26">1 OR 1 = 1 </text:p>
            </table:table-cell>
            <table:table-cell table:style-name="Table11.D2" office:value-type="string">
              <text:p text:style-name="Preformatted_20_Text">Result bit is 1 if either <text:span text:style-name="T27">or both operand bits is1. </text:span></text:p>
            </table:table-cell>
          </table:table-row>
          <table:table-row table:style-name="Table11.5">
            <table:table-cell table:style-name="Table11.A2" office:value-type="string">
              <text:p text:style-name="Preformatted_20_Text">Xor (Bit wise exclusion) </text:p>
            </table:table-cell>
            <table:table-cell table:style-name="Table11.A2" office:value-type="string">
              <text:p text:style-name="Preformatted_20_Text">B = expression Xor expression</text:p>
            </table:table-cell>
            <table:table-cell table:style-name="Table11.A2" office:value-type="string">
              <text:p text:style-name="P26">0 XOR 0 = 0 </text:p>
              <text:p text:style-name="P26">1 XOR 0 = 1 </text:p>
              <text:p text:style-name="P26">0 XOR 1 = 1 </text:p>
              <text:p text:style-name="P26">1 XOR 1 = 0 </text:p>
            </table:table-cell>
            <table:table-cell table:style-name="Table11.D2" office:value-type="string">
              <text:p text:style-name="Preformatted_20_Text">Result bit is 1 if operand bits are different.</text:p>
            </table:table-cell>
          </table:table-row>
          <table:table-row>
            <table:table-cell table:style-name="Table11.A2" office:value-type="string">
              <text:p text:style-name="Preformatted_20_Text">Eqv (Bit wise equivalence) </text:p>
            </table:table-cell>
            <table:table-cell table:style-name="Table11.A2" office:value-type="string">
              <text:p text:style-name="Preformatted_20_Text">B = expression EQV expression </text:p>
            </table:table-cell>
            <table:table-cell table:style-name="Table11.A2" office:value-type="string">
              <text:p text:style-name="P26">0 EQV 0 = 1 </text:p>
              <text:p text:style-name="P26">1 EQV 0 = 0 </text:p>
              <text:p text:style-name="P26">0 EQV 1 = 0 </text:p>
              <text:p text:style-name="P26">1 EQV 1 = 1 </text:p>
            </table:table-cell>
            <table:table-cell table:style-name="Table11.D2" office:value-type="string">
              <text:p text:style-name="Preformatted_20_Text">Result bit is 1 if both <text:span text:style-name="T27">operand bits are 0 or 1. </text:span></text:p>
            </table:table-cell>
          </table:table-row>
          <table:table-row>
            <table:table-cell table:style-name="Table11.A2" office:value-type="string">
              <text:p text:style-name="Preformatted_20_Text">Imp (Bitwise implication) </text:p>
            </table:table-cell>
            <table:table-cell table:style-name="Table11.A2" office:value-type="string">
              <text:p text:style-name="Preformatted_20_Text">B = expression Imp expression </text:p>
            </table:table-cell>
            <table:table-cell table:style-name="Table11.A2" office:value-type="string">
              <text:p text:style-name="P26">0 IMP 0 = 1 </text:p>
              <text:p text:style-name="P26">1 IMP 0 = 0 </text:p>
              <text:p text:style-name="P26">0 IMP 1 = 1 </text:p>
              <text:p text:style-name="P26">1 IMP 1 = 1 </text:p>
            </table:table-cell>
            <table:table-cell table:style-name="Table11.D2" office:value-type="string">
              <text:p text:style-name="Preformatted_20_Text">Result bit is 0 if first bit is 1 and second bit is 0, <text:span text:style-name="T27">otherwise result is 1. </text:span></text:p>
            </table:table-cell>
          </table:table-row>
        </table:table>
        <text:p text:style-name="P62"/>
        <text:p text:style-name="P56">Table 6.1: Bitwise Operators </text:p>
        <text:p text:style-name="P56"/>
        <text:p text:style-name="P56">The truth table column indicates the operation on the individual bits. The order of the bits are not important except for the IMP operator which tests the bits of the second operand using the bits from the first operand. </text:p>
        <text:p text:style-name="P56"/>
        <text:h text:style-name="Heading_20_2" text:outline-level="2"><text:soft-page-break/>The NOT Operator </text:h>
        <text:p text:style-name="P56"/>
        <text:p text:style-name="P56">You saw the NOT operator at work in the two's complement section. The following program performs the same two's complement operation. </text:p>
        <table:table table:name="Table12" table:style-name="Table12">
          <table:table-column table:style-name="Table12.A"/>
          <table:table-row>
            <table:table-cell table:style-name="Table12.A1" office:value-type="string">
              <text:list xml:id="list114816061686532" text:continue-list="list1434084568" text:style-name="List_20_1">
                <text:list-item>
                  <text:p text:style-name="code2">Dim As Byte myByte = 5 </text:p>
                </text:list-item>
                <text:list-item>
                  <text:p text:style-name="code2"/>
                </text:list-item>
                <text:list-item>
                  <text:p text:style-name="code2">'5 in decimal and binary </text:p>
                </text:list-item>
                <text:list-item>
                  <text:p text:style-name="code2">Print "myByte:";myByte," Binary: ";Bin(myByte) </text:p>
                </text:list-item>
                <text:list-item>
                  <text:p text:style-name="code2">'Apply NOT operator </text:p>
                </text:list-item>
                <text:list-item>
                  <text:p text:style-name="code2">myByte = Not myByte </text:p>
                </text:list-item>
                <text:list-item>
                  <text:p text:style-name="code2">'Value after NOT operation </text:p>
                </text:list-item>
                <text:list-item>
                  <text:p text:style-name="code2">Print "NOT myByte: ";myByte," Binary: ";Bin(myByte) </text:p>
                </text:list-item>
                <text:list-item>
                  <text:p text:style-name="code2">'Add 1 after NOT operation </text:p>
                </text:list-item>
                <text:list-item>
                  <text:p text:style-name="code2">myByte = myByte + 1 </text:p>
                </text:list-item>
                <text:list-item>
                  <text:p text:style-name="code2">'Print result = 5 </text:p>
                </text:list-item>
                <text:list-item>
                  <text:p text:style-name="code2">in decimal and binary </text:p>
                </text:list-item>
                <text:list-item>
                  <text:p text:style-name="code2">Print "myByte + 1: ";myByte," Binary: ";Bin(myByte)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56"/>
        <text:p text:style-name="P56">Listing 6.1: not.bas </text:p>
        <text:p text:style-name="P56"/>
        <text:p text:style-name="P56"><text:tab/>Analysis: In line 3 the working variable myByte is declared and initialized using the alternate format of the Dim statement. Line 6 prints out the value of myByte in both decimal and binary. In line 8 the NOT operator is used to negate all the bits in the integer.</text:p>
        <text:p text:style-name="P56">The result of the operation is printed to the console window in line 10. In line 12, 1 is added to the result as required by the two's complement method. The result of this operation id printed in line 14. The program is closed in the usual way. </text:p>
        <text:p text:style-name="P56"/>
        <text:p text:style-name="P56">When the program is run, you should see the following output. </text:p>
        <text:p text:style-name="P56"/>
        <table:table table:name="Table13" table:style-name="Table13">
          <table:table-column table:style-name="Table13.A"/>
          <table:table-row>
            <table:table-cell office:value-type="string">
              <text:p text:style-name="output">myByte: 5 Binary: 101 </text:p>
              <text:p text:style-name="output"/>
              <text:p text:style-name="output"/>
              <text:p text:style-name="output">NOT myByte: 6 </text:p>
              <text:p text:style-name="output">Binary: 11111010 </text:p>
              <text:p text:style-name="output"/>
              <text:p text:style-name="output"/>
              <text:p text:style-name="output">myByte + 1: 5 </text:p>
              <text:p text:style-name="output">Binary: 11111011 </text:p>
              <text:p text:style-name="output"/>
              <text:p text:style-name="output"/>
            </table:table-cell>
          </table:table-row>
        </table:table>
        <text:p text:style-name="P56"/>
        <text:p text:style-name="P56">Output 6.1: Output of not.bas</text:p>
        <text:p text:style-name="P56"/>
        <text:p text:style-name="P56"><text:s/>As you can see from the output, the final result of the program is -5 after applying <text:soft-page-break/>the twos complement method to myByte. The 1 in the leftmost position indicates that the number is negative. Bin doesn't add the leading zeros in the first output line, but the three digits shown are the rightmost three digits. </text:p>
        <text:p text:style-name="P56"/>
        <text:h text:style-name="Heading_20_2" text:outline-level="2">The AND Operator </text:h>
        <text:p text:style-name="P56"/>
        <text:p text:style-name="P56">The AND operator can be used to test if an individual bit is 1 or 0 by using a mask value to test for the bit position as the following program illustrates. </text:p>
        <text:p text:style-name="P56"/>
        <table:table table:name="Listing62" table:style-name="Listing62">
          <table:table-column table:style-name="Listing62.A"/>
          <table:table-row>
            <table:table-cell table:style-name="Listing62.A1" office:value-type="string">
              <text:list xml:id="list114816656839240" text:continue-numbering="true" text:style-name="List_20_1">
                <text:list-item>
                  <text:p text:style-name="code2">'Declare working variable and mask value </text:p>
                </text:list-item>
                <text:list-item>
                  <text:p text:style-name="code2">'The mask will test the 3rd bit position, i.e. 4 </text:p>
                </text:list-item>
                <text:list-item>
                  <text:p text:style-name="code2">Dim As Byte myByte = 5, Mask = 4 </text:p>
                </text:list-item>
                <text:list-item>
                  <text:p text:style-name="code2">'Print decimal and binary values </text:p>
                </text:list-item>
                <text:list-item>
                  <text:p text:style-name="code2">Print "Testing 3rd bit position (from right)" </text:p>
                </text:list-item>
                <text:list-item>
                  <text:p text:style-name="code2">Print "myByte:";myByte," Binary: ";Bin(myByte) </text:p>
                </text:list-item>
                <text:list-item>
                  <text:p text:style-name="code2">Print "Mask: ";Mask," Binary: ";Bin(Mask) </text:p>
                </text:list-item>
                <text:list-item>
                  <text:p text:style-name="code2">'Check to see if 3rd bit is set </text:p>
                </text:list-item>
                <text:list-item>
                  <text:p text:style-name="code2">If (myByte And Mask) = 4 Then </text:p>
                </text:list-item>
                <text:list-item>
                  <text:p text:style-name="code2"><text:tab/>Print "3rd bit is 1" </text:p>
                </text:list-item>
                <text:list-item>
                  <text:p text:style-name="code2">Else</text:p>
                </text:list-item>
                <text:list-item>
                  <text:p text:style-name="code2"><text:tab/>Print "3rd bit is 0" </text:p>
                </text:list-item>
                <text:list-item>
                  <text:p text:style-name="code2">End If </text:p>
                </text:list-item>
                <text:list-item>
                  <text:p text:style-name="code2">Print </text:p>
                </text:list-item>
                <text:list-item>
                  <text:p text:style-name="code2">'The mask will test the 2nd bit position, i.e. 2 </text:p>
                </text:list-item>
                <text:list-item>
                  <text:p text:style-name="code2">Mask = 2 </text:p>
                </text:list-item>
                <text:list-item>
                  <text:p text:style-name="code2">'Print decimal and binary values </text:p>
                </text:list-item>
                <text:list-item>
                  <text:p text:style-name="code2">Print "Testing 2nd bit position (from right)" </text:p>
                </text:list-item>
                <text:list-item>
                  <text:p text:style-name="code2">Print "myByte:";myByte," Binary: ";Bin(myByte) </text:p>
                </text:list-item>
                <text:list-item>
                  <text:p text:style-name="code2">Print "Mask: ";Mask," Binary: ";Bin(Mask) </text:p>
                </text:list-item>
                <text:list-item>
                  <text:p text:style-name="code2">'Check to see if 2nd bit is set </text:p>
                </text:list-item>
                <text:list-item>
                  <text:p text:style-name="code2">If (myByte And Mask) = 4 Then </text:p>
                </text:list-item>
                <text:list-item>
                  <text:p text:style-name="code2"><text:tab/>Print "2nd bit is 1" </text:p>
                </text:list-item>
                <text:list-item>
                  <text:p text:style-name="code2">Else </text:p>
                </text:list-item>
                <text:list-item>
                  <text:p text:style-name="code2"><text:tab/>Print "2nd bit is 0" </text:p>
                </text:list-item>
                <text:list-item>
                  <text:p text:style-name="code2">End If </text:p>
                </text:list-item>
                <text:list-item>
                  <text:p text:style-name="code2">Sleep </text:p>
                </text:list-item>
                <text:list-item>
                  <text:p text:style-name="code2">End </text:p>
                </text:list-item>
              </text:list>
            </table:table-cell>
          </table:table-row>
        </table:table>
        <text:p text:style-name="P56"/>
        <text:p text:style-name="P56"/>
        <text:p text:style-name="P56">Listing 6.2: and.bas </text:p>
        <text:p text:style-name="P56"/>
        <text:p text:style-name="P56"><text:tab/>Analysis: In line 5 the working variables are declared and initialized. The first section of the program is testing for the third bit position of myByte, which is bit 22, or </text:p>
        <text:p text:style-name="P56"><text:soft-page-break/>decimal 4. Lines 8 through 10 print out the heading, decimal and binary values for the variables. The If statement in line 13 uses the AND operator to test for a 1 in the 3rd bit position, and since binary 5 contains a one in this position, the program will execute the code immediately following the Then keyword. </text:p>
        <text:p text:style-name="P56"/>
        <text:p text:style-name="P56">Line 21 sets the mask value to 2 to test for a 1 in the second bit position, which is 21 or 2. Line 23 through 25 print out the header, decimal and binary values of the variables. line 28 uses the AND operator to test for a 1, and since binary 5 has a 0 in this position, the program will execute the code immediately following hr Else keyword. </text:p>
        <text:p text:style-name="P56"/>
        <text:p text:style-name="P56">Running the program produces the following output. </text:p>
        <text:p text:style-name="P56"/>
        <text:p text:style-name="P56"/>
        <text:p text:style-name="P56"/>
        <text:p text:style-name="P56">Testing 3rd bit position (from right) </text:p>
        <text:p text:style-name="P56">myByte: 5 Binary: 101 </text:p>
        <text:p text:style-name="P56">Mask: 4 Binary: 100 </text:p>
        <text:p text:style-name="P56">3rd bit is 1 </text:p>
        <text:p text:style-name="P56"/>
        <text:p text:style-name="P56"/>
        <text:p text:style-name="P56">Testing 2nd bit position (from right) </text:p>
        <text:p text:style-name="P56">myByte: 5 Binary: 101 </text:p>
        <text:p text:style-name="P56">Mask: 2 Binary: 10 </text:p>
        <text:p text:style-name="P56">2nd bit is 0 </text:p>
        <text:p text:style-name="P56"/>
        <text:p text:style-name="P56"/>
        <text:p text:style-name="P56">Listing 6.3: Output of and.bas </text:p>
        <text:p text:style-name="P56"/>
        <text:p text:style-name="P56">Looking at the binary values you can see how the bits line up and how the And operator can test for individual bits. 5 in binary has a bit set in the 20 (1) and 22 (4) position. Setting the mask value to 4 sets bit position 22 to 1 and all other bit positions to 0. The expression (myByte And Mask) will return an integer value that will contain the And values of the two operands. Since the mask has zeros in every position except for the 22 position, all of the other bits will be masked out, that is 0, returning a 4. Since the return value of 4 matches the target value 4, the code following the Then clause is executed. </text:p>
        <text:p text:style-name="P56">The second portion of the program test for the 21 position of myByte. Since this position contains a 0 in myByte, the value returned from the expression (myByte And </text:p>
        <text:p text:style-name="P56">Mask) does not match the target value, so the code following the Else clause if executed. </text:p>
        <text:p text:style-name="P56"/>
        <text:h text:style-name="Heading_20_2" text:outline-level="2">The OR Operator </text:h>
        <text:p text:style-name="P56"/>
        <text:p text:style-name="P56">You can use the OR operator to set multiple values in a single variable. The Windows API uses this technique to set flags for objects such as the styles of a window.</text:p>
        <text:p text:style-name="P63">The following program illustrates this concept.</text:p>
        <text:p text:style-name="P63"/>
        <table:table table:name="Table14" table:style-name="Table14">
          <table:table-column table:style-name="Table14.A"/>
          <table:table-row>
            <table:table-cell table:style-name="Table14.A1" office:value-type="string">
              <text:list xml:id="list114817139453319" text:continue-numbering="true" text:style-name="List_20_1">
                <text:list-item>
                  <text:p text:style-name="code2">'Declare working variable </text:p>
                </text:list-item>
                <text:list-item>
                  <text:p text:style-name="code2">Dim As Byte myByte, Mask </text:p>
                </text:list-item>
                <text:list-item>
                  <text:p text:style-name="code2">'Set the flags in the byte </text:p>
                </text:list-item>
                <text:list-item>
                  <text:p text:style-name="code2"><text:soft-page-break/>myByte = 2 </text:p>
                </text:list-item>
                <text:list-item>
                  <text:p text:style-name="code2">myByte = myByte Or 4 </text:p>
                </text:list-item>
                <text:list-item>
                  <text:p text:style-name="code2">'Print decimal and binary values </text:p>
                </text:list-item>
                <text:list-item>
                  <text:p text:style-name="code2">Print "myByte set to 2 and 4" </text:p>
                </text:list-item>
                <text:list-item>
                  <text:p text:style-name="code2">Print "myByte:";myByte," Binary: ";Bin(myByte) </text:p>
                </text:list-item>
                <text:list-item>
                  <text:p text:style-name="code2">Print </text:p>
                </text:list-item>
                <text:list-item>
                  <text:p text:style-name="code2">'Set the mask to 2 </text:p>
                </text:list-item>
                <text:list-item>
                  <text:p text:style-name="code2">mask = 2 </text:p>
                </text:list-item>
                <text:list-item>
                  <text:p text:style-name="code2">Print "Testing for 2" </text:p>
                </text:list-item>
                <text:list-item>
                  <text:p text:style-name="code2">'Check for 2 value </text:p>
                </text:list-item>
                <text:list-item>
                  <text:p text:style-name="code2">If (myByte And Mask) = 2 Then </text:p>
                </text:list-item>
                <text:list-item>
                  <text:p text:style-name="code2">Print "myByte contains 2" </text:p>
                </text:list-item>
                <text:list-item>
                  <text:p text:style-name="code2">Else</text:p>
                </text:list-item>
                <text:list-item>
                  <text:p text:style-name="code2"><text:s/>Print "myByte doesn't contains 2" </text:p>
                </text:list-item>
                <text:list-item>
                  <text:p text:style-name="code2">End If </text:p>
                </text:list-item>
                <text:list-item>
                  <text:p text:style-name="code2">Print </text:p>
                </text:list-item>
                <text:list-item>
                  <text:p text:style-name="code2">'Set the mask value to 4 </text:p>
                </text:list-item>
                <text:list-item>
                  <text:p text:style-name="code2">Mask = 4 </text:p>
                </text:list-item>
                <text:list-item>
                  <text:p text:style-name="code2">'Print decimal and binary values </text:p>
                </text:list-item>
                <text:list-item>
                  <text:p text:style-name="code2">Print "Testing for 4" </text:p>
                </text:list-item>
                <text:list-item>
                  <text:p text:style-name="code2">If (myByte And Mask) = 4 Then</text:p>
                </text:list-item>
                <text:list-item>
                  <text:p text:style-name="code2"><text:s/>Print "myByte contains 4" </text:p>
                </text:list-item>
                <text:list-item>
                  <text:p text:style-name="code2">Else</text:p>
                </text:list-item>
                <text:list-item>
                  <text:p text:style-name="code2"><text:s/>Print "myByte doesn't contain 4" </text:p>
                </text:list-item>
                <text:list-item>
                  <text:p text:style-name="code2">End If </text:p>
                </text:list-item>
                <text:list-item>
                  <text:p text:style-name="code2">Print </text:p>
                </text:list-item>
                <text:list-item>
                  <text:p text:style-name="code2">'Set the mask value to 8 </text:p>
                </text:list-item>
                <text:list-item>
                  <text:p text:style-name="code2">Mask = 8 </text:p>
                </text:list-item>
                <text:list-item>
                  <text:p text:style-name="code2">'Print decimal and binary values </text:p>
                </text:list-item>
                <text:list-item>
                  <text:p text:style-name="code2">Print "Testing for 8" </text:p>
                </text:list-item>
                <text:list-item>
                  <text:p text:style-name="code2">If (myByte And Mask) = 8 Then</text:p>
                </text:list-item>
                <text:list-item>
                  <text:p text:style-name="code2"><text:s/>Print "myByte contains 8" </text:p>
                </text:list-item>
                <text:list-item>
                  <text:p text:style-name="code2">Else </text:p>
                </text:list-item>
                <text:list-item>
                  <text:p text:style-name="code2">Print "myByte doesn't contain 8" </text:p>
                </text:list-item>
                <text:list-item>
                  <text:p text:style-name="code2">End If </text:p>
                </text:list-item>
                <text:list-item>
                  <text:p text:style-name="code2"/>
                </text:list-item>
                <text:list-item>
                  <text:p text:style-name="code2"/>
                </text:list-item>
                <text:list-item>
                  <text:p text:style-name="code2">Sleep </text:p>
                </text:list-item>
                <text:list-item>
                  <text:p text:style-name="code2">End </text:p>
                </text:list-item>
              </text:list>
            </table:table-cell>
          </table:table-row>
        </table:table>
        <text:p text:style-name="P63"><text:s/></text:p>
        <text:p text:style-name="P56">Listing 6.4: or.bas </text:p>
        <text:p text:style-name="P56"/>
        <text:p text:style-name="P56"><text:tab/>Analysis: Line 4 declares the working variables. In line 7, myByte is set to 2 and inline 8, that value is combined with 4 using the OR operator. Lines 10 and 11 print out <text:soft-page-break/>the decimal and binary values of myByte. In line 14, the mask is set to 2 and in lines 18through 22 the AND operator is used to test for 2 in myByte. Since myByte contains a 2,the program will execute the code immediately following the Then clause. Lines 24through 31 use the same procedure to test for the value of 4. Since myByte contains a 4,the program will print out the text “myByte contains a 4”. In lines 34 through 41, myByte is tested for 8, which is does not contains so the code in line 40 will be executed. </text:p>
        <text:p text:style-name="P56"/>
        <text:p text:style-name="P56">When you run the program, you should get the following output. </text:p>
        <text:p text:style-name="P56"/>
        <text:p text:style-name="P56"/>
        <text:p text:style-name="P56"/>
        <text:p text:style-name="P56">myByte set to 2 and 4 </text:p>
        <text:p text:style-name="P56"/>
        <text:p text:style-name="P56"/>
        <text:p text:style-name="P56">myByte: 6 Binary: 110 </text:p>
        <text:p text:style-name="P56"/>
        <text:p text:style-name="P56"/>
        <text:p text:style-name="P56">Testing for 2 </text:p>
        <text:p text:style-name="P56"/>
        <text:p text:style-name="P56"/>
        <text:p text:style-name="P56">myByte contains 2 </text:p>
        <text:p text:style-name="P56"/>
        <text:p text:style-name="P56"/>
        <text:p text:style-name="P56">Testing for 4 </text:p>
        <text:p text:style-name="P56"/>
        <text:p text:style-name="P56"/>
        <text:p text:style-name="P56">myByte contains 4 </text:p>
        <text:p text:style-name="P56"/>
        <text:p text:style-name="P56"/>
        <text:p text:style-name="P56">Testing for 8 </text:p>
        <text:p text:style-name="P56"/>
        <text:p text:style-name="P56"/>
        <text:p text:style-name="P56">myByte doesn't contain 8 </text:p>
        <text:p text:style-name="P56"/>
        <text:p text:style-name="P56"/>
        <text:p text:style-name="P56">Output 6.2: Output of or.bas </text:p>
        <text:p text:style-name="P56"/>
        <text:p text:style-name="P56">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P56"/>
        <text:h text:style-name="Heading_20_2" text:outline-level="2">The XOR Operator </text:h>
        <text:p text:style-name="P56"/>
        <text:p text:style-name="P56">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text:soft-page-break/>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P56"/>
        <text:p text:style-name="P56">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56"/>
        <text:p text:style-name="P56">XOR can also be used to swap the values of two variables as demonstrated in the following program. </text:p>
        <text:p text:style-name="P56"/>
        <table:table table:name="Table15" table:style-name="Table15">
          <table:table-column table:style-name="Table15.A"/>
          <table:table-row>
            <table:table-cell office:value-type="string">
              <text:list xml:id="list114815940206712" text:continue-numbering="true" text:style-name="List_20_1">
                <text:list-item>
                  <text:p text:style-name="code2">Dim As Integer myInt1 = 5, myInt2 = 10 </text:p>
                </text:list-item>
                <text:list-item>
                  <text:p text:style-name="code2">Print "myInt1 = ";myInt1;" myInt2 = ";myInt2 </text:p>
                </text:list-item>
                <text:list-item>
                  <text:p text:style-name="code2">Print "Swapping values..." </text:p>
                </text:list-item>
                <text:list-item>
                  <text:p text:style-name="code2">myInt1 = myInt1 Xor myInt2 </text:p>
                </text:list-item>
                <text:list-item>
                  <text:p text:style-name="code2">myInt2 = myInt1 Xor myInt2 </text:p>
                </text:list-item>
                <text:list-item>
                  <text:p text:style-name="code2">myInt1 = myInt1 Xor myInt2 </text:p>
                </text:list-item>
                <text:list-item>
                  <text:p text:style-name="code2">Print "myInt1 = ";myInt1;" myInt2 = ";myInt2 </text:p>
                </text:list-item>
                <text:list-item>
                  <text:p text:style-name="code2">Sleep </text:p>
                </text:list-item>
                <text:list-item>
                  <text:p text:style-name="code2">End </text:p>
                </text:list-item>
              </text:list>
            </table:table-cell>
          </table:table-row>
        </table:table>
        <text:p text:style-name="P56"/>
        <text:p text:style-name="P56">Listing 6.5: xor.bas </text:p>
        <text:p text:style-name="P56"/>
        <text:p text:style-name="P56"><text:tab/>Analysis: In line 3 the working variables are declared and initialized. Line 5 prints out the initial variable values. Lines 7 through 9 carry out the XOR operation. In line 7,</text:p>
        <text:p text:style-name="P56">MyInt1 is XORed with myInt2 to get an intermediate value which is stored in myInt1. Inline 8, the XOR operation returns the original value of myInt1 which is stored in myInt2.</text:p>
        <text:p text:style-name="P56">The third XOR operation in line 9 then returns the value of myInt2 from the intermediate value that was stored in myInt1 in line 7. Line 10 prints out the swapped values and the program is then closed in the usual way. </text:p>
        <text:p text:style-name="P56"/>
        <text:p text:style-name="P56">Running the program produces the following output. </text:p>
        <text:p text:style-name="P56"/>
        <text:p text:style-name="P56">myInt1 = 5 myInt2 = 10 </text:p>
        <text:p text:style-name="P56"/>
        <text:p text:style-name="P56"/>
        <text:p text:style-name="P56">Swapping values... </text:p>
        <text:p text:style-name="P56"/>
        <text:p text:style-name="P56"/>
        <text:p text:style-name="P56">myInt1 = 10 myInt2 = 5 </text:p>
        <text:p text:style-name="P56"/>
        <text:p text:style-name="P56"/>
        <text:p text:style-name="P56">Output 6.3: Output of xor.bas </text:p>
        <text:p text:style-name="P56"/>
        <text:p text:style-name="P56"><text:soft-page-break/>As you can see the program was able to swap the two values without using a temporary variable because the XOR operator is able to flip the bits between two distinct </text:p>
        <text:p text:style-name="P56">states. </text:p>
        <text:p text:style-name="P56"/>
        <text:h text:style-name="Heading_20_2" text:outline-level="2">The EQV Operator </text:h>
        <text:p text:style-name="P56"/>
        <text:p text:style-name="P56">The EQV operator isn't used much as a bit wise operator, but it can be used to see if two expressions are equivalent as the following program demonstrates. </text:p>
        <text:p text:style-name="P56"/>
        <table:table table:name="Table16" table:style-name="Table16">
          <table:table-column table:style-name="Table16.A"/>
          <table:table-row>
            <table:table-cell office:value-type="string">
              <text:list xml:id="list114816965606618" text:continue-numbering="true" text:style-name="List_20_1">
                <text:list-item>
                  <text:p text:style-name="code2">#define False 0</text:p>
                </text:list-item>
                <text:list-item>
                  <text:p text:style-name="code2">#define True NOT False</text:p>
                </text:list-item>
                <text:list-item>
                  <text:p text:style-name="code2"/>
                </text:list-item>
                <text:list-item>
                  <text:p text:style-name="code2">Dim As Integer myInt1 = 4, myInt2 = 2</text:p>
                </text:list-item>
                <text:list-item>
                  <text:p text:style-name="code2"/>
                </text:list-item>
                <text:list-item>
                  <text:p text:style-name="code2">Print "myInt1 = ";myInt1;" myInt2 = ";myInt2</text:p>
                </text:list-item>
                <text:list-item>
                  <text:p text:style-name="code2">Print</text:p>
                </text:list-item>
                <text:list-item>
                  <text:p text:style-name="code2">'Both statements are true so are equivalent.</text:p>
                </text:list-item>
                <text:list-item>
                  <text:p text:style-name="code2">PRINT "Statement (myInt1 &lt; 5) equiv (myInt2 &gt; 1) ";</text:p>
                </text:list-item>
                <text:list-item>
                  <text:p text:style-name="code2">If (myInt1 &lt; 5) Eqv (myInt2 &g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Both statements are false so are equivalent.</text:p>
                </text:list-item>
                <text:list-item>
                  <text:p text:style-name="code2">Print "Statement (myInt1 &gt; 5) equiv (myInt2 &lt; 1) ";</text:p>
                </text:list-item>
                <text:list-item>
                  <text:p text:style-name="code2">If (myInt1 &gt; 5)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Print</text:p>
                </text:list-item>
                <text:list-item>
                  <text:p text:style-name="code2">'One is true, the other false so statement</text:p>
                </text:list-item>
                <text:list-item>
                  <text:p text:style-name="code2">'is not equivalent.</text:p>
                </text:list-item>
                <text:list-item>
                  <text:p text:style-name="code2">Print "Statement (myInt1 &gt; 5) equiv (myInt2 &lt; 1) ";</text:p>
                </text:list-item>
                <text:list-item>
                  <text:p text:style-name="code2">If (myInt1 &gt; 3) Eqv (myInt2 &lt; 1) = True Then</text:p>
                </text:list-item>
                <text:list-item>
                  <text:p text:style-name="code2"><text:tab/>Print "is equivalent."</text:p>
                </text:list-item>
                <text:list-item>
                  <text:p text:style-name="code2">Else</text:p>
                </text:list-item>
                <text:list-item>
                  <text:p text:style-name="code2"><text:tab/>Print "is not equivalent."</text:p>
                </text:list-item>
                <text:list-item>
                  <text:p text:style-name="code2">End If</text:p>
                </text:list-item>
                <text:list-item>
                  <text:p text:style-name="code2"/>
                </text:list-item>
                <text:list-item>
                  <text:p text:style-name="code2">SLEEP</text:p>
                </text:list-item>
                <text:list-item>
                  <text:p text:style-name="code2">End</text:p>
                </text:list-item>
              </text:list>
            </table:table-cell>
          </table:table-row>
        </table:table>
        <text:p text:style-name="P56"/>
        <text:p text:style-name="P80"/>
        <text:p text:style-name="P56"/>
        <text:p text:style-name="P56"/>
        <text:p text:style-name="P56"><text:soft-page-break/>Listing 6.6: eqv.bas </text:p>
        <text:p text:style-name="P56"/>
        <text:p text:style-name="P56"><text:tab/>Analysis: In lines 3 and 4, the values False and True are defined. FreeBasic uses -1 </text:p>
        <text:p text:style-name="P56">to indicate a True result from a logical operation such as that performed when executing an If statement. Since False is defined as 0, NOT False flips all the bits to 1, including the sign bit, making -1. </text:p>
        <text:p text:style-name="P56"/>
        <text:p text:style-name="P56">In line 6 the working variables are declared and initialized. Lines 12 through 18 test the first expression. The If statement in line 13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In line 22, both of the expressions are False. 0 EQV 0 is True, so this statement is also True and will print out the affirmative. In line 32, the first expression is True while the second is False. Since -1 is not equivalent to 0, this statement will evaluate to False and the negative will be printed. </text:p>
        <text:p text:style-name="P56"/>
        <text:p text:style-name="P56">When the program is run, you will see the following output. </text:p>
        <text:p text:style-name="P56"/>
        <text:p text:style-name="P56"/>
        <text:p text:style-name="P56"/>
        <text:p text:style-name="P56">myInt1 = 4 myInt2 = 2 </text:p>
        <text:p text:style-name="P56"/>
        <text:p text:style-name="P56"/>
        <text:p text:style-name="P56">Statement (myInt1 &lt; 5) equiv (myInt2 &gt; 1) is equivalent. </text:p>
        <text:p text:style-name="P56"/>
        <text:p text:style-name="P56"/>
        <text:p text:style-name="P56">Statement (myInt1 &gt; 5) equiv (myInt2 &lt; 1) is equivalent. </text:p>
        <text:p text:style-name="P56"/>
        <text:p text:style-name="P56"/>
        <text:p text:style-name="P56">Statement (myInt1 &gt; 5) equiv (myInt2 &lt; 1) is not equivalent. </text:p>
        <text:p text:style-name="P56"/>
        <text:p text:style-name="P56"/>
        <text:p text:style-name="P56">Listing 6.7: Output of eqv.bas </text:p>
        <text:p text:style-name="P56"/>
        <text:p text:style-name="P56">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56"/>
        <text:h text:style-name="Heading_20_2" text:outline-level="2">The IMP Operator </text:h>
        <text:p text:style-name="P56"/>
        <text:p text:style-name="P56">Like the EQV operator, IMP is rarely used as a bit wise operator. It is used in logic <text:soft-page-break/>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56"/>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56"/>
        <text:h text:style-name="Heading_20_2" text:outline-level="2">Shortcut Bitwise Operators </text:h>
        <text:p text:style-name="P56"/>
        <text:p text:style-name="P56">The bit wise operators, like the arithmetic operators, can be written in shorthand form. The following table lists the shortcut versions of the bit wise operators. </text:p>
        <text:p text:style-name="P56"/>
        <table:table table:name="Table17" table:style-name="Table17">
          <table:table-column table:style-name="Table17.A" table:number-columns-repeated="3"/>
          <table:table-header-rows>
            <table:table-row>
              <table:table-cell table:style-name="Table17.A1" office:value-type="string">
                <text:p text:style-name="P75">Operator</text:p>
              </table:table-cell>
              <table:table-cell table:style-name="Table17.A1" office:value-type="string">
                <text:p text:style-name="P75"><text:s/>Syntax </text:p>
              </table:table-cell>
              <table:table-cell table:style-name="Table17.C1" office:value-type="string">
                <text:p text:style-name="P75"><text:s/>Comment </text:p>
              </table:table-cell>
            </table:table-row>
          </table:table-header-rows>
          <table:table-row>
            <table:table-cell table:style-name="Table17.A2" office:value-type="string">
              <text:p text:style-name="P75">And=</text:p>
            </table:table-cell>
            <table:table-cell table:style-name="Table17.A2" office:value-type="string">
              <text:p text:style-name="P75"><text:s/>B And= C </text:p>
            </table:table-cell>
            <table:table-cell table:style-name="Table17.C2" office:value-type="string">
              <text:p text:style-name="P75">This is the same as B = B And C. </text:p>
            </table:table-cell>
          </table:table-row>
          <table:table-row>
            <table:table-cell table:style-name="Table17.A2" office:value-type="string">
              <text:p text:style-name="P75">Or=</text:p>
            </table:table-cell>
            <table:table-cell table:style-name="Table17.A2" office:value-type="string">
              <text:p text:style-name="P75"><text:s/>B Or= C </text:p>
            </table:table-cell>
            <table:table-cell table:style-name="Table17.C2" office:value-type="string">
              <text:p text:style-name="P75">This is the same as B = B Or C. </text:p>
            </table:table-cell>
          </table:table-row>
          <table:table-row>
            <table:table-cell table:style-name="Table17.A2" office:value-type="string">
              <text:p text:style-name="P75">Xor= </text:p>
            </table:table-cell>
            <table:table-cell table:style-name="Table17.A2" office:value-type="string">
              <text:p text:style-name="P75">B Xor= C </text:p>
            </table:table-cell>
            <table:table-cell table:style-name="Table17.C2" office:value-type="string">
              <text:p text:style-name="P75">This is the same as B = B Xor C. </text:p>
            </table:table-cell>
          </table:table-row>
          <table:table-row>
            <table:table-cell table:style-name="Table17.A2" office:value-type="string">
              <text:p text:style-name="P77">Eqv= </text:p>
            </table:table-cell>
            <table:table-cell table:style-name="Table17.A2" office:value-type="string">
              <text:p text:style-name="P77">B Eqv = C </text:p>
            </table:table-cell>
            <table:table-cell table:style-name="Table17.C2" office:value-type="string">
              <text:p text:style-name="P77">This is the same as B = B Eqv C.</text:p>
            </table:table-cell>
          </table:table-row>
          <table:table-row>
            <table:table-cell table:style-name="Table17.A2" office:value-type="string">
              <text:p text:style-name="P78">Imp= </text:p>
            </table:table-cell>
            <table:table-cell table:style-name="Table17.A2" office:value-type="string">
              <text:p text:style-name="P78">B Imp= C</text:p>
            </table:table-cell>
            <table:table-cell table:style-name="Table17.C2" office:value-type="string">
              <text:p text:style-name="P96"><text:span text:style-name="T38">T</text:span>his is the same as B = B <text:span text:style-name="T10">Imp C. </text:span></text:p>
            </table:table-cell>
          </table:table-row>
        </table:table>
        <text:p text:style-name="P64"><text:s/></text:p>
        <text:p text:style-name="P56">Table 6.2: Shortcut Bitwise Operators </text:p>
        <text:p text:style-name="P56"/>
        <text:h text:style-name="Heading_20_2" text:outline-level="2">The SHL and SHR Operators </text:h>
        <text:p text:style-name="P56"/>
        <text:p text:style-name="P56">SHL stands for shift left and SHR stands for shift right. As the names imply, these operators shift the bits of a byte or integer-type variable either left or right. The following table shows the syntax diagram of both operators. </text:p>
        <text:p text:style-name="P56"/>
        <table:table table:name="Table18" table:style-name="Table18">
          <table:table-column table:style-name="Table18.A" table:number-columns-repeated="3"/>
          <table:table-column table:style-name="Table18.D"/>
          <table:table-header-rows>
            <table:table-row>
              <table:table-cell table:style-name="Table18.A1" office:value-type="string">
                <text:p text:style-name="P56">Operator </text:p>
              </table:table-cell>
              <table:table-cell table:style-name="Table18.A1" office:value-type="string">
                <text:p text:style-name="P56">Syntax </text:p>
              </table:table-cell>
              <table:table-cell table:style-name="Table18.A1" office:value-type="string">
                <text:p text:style-name="P56">Comments </text:p>
              </table:table-cell>
              <table:table-cell table:style-name="Table18.D1" office:value-type="string">
                <text:p text:style-name="Standard"/>
              </table:table-cell>
            </table:table-row>
          </table:table-header-rows>
          <table:table-row>
            <table:table-cell table:style-name="Table18.A2" office:value-type="string">
              <text:p text:style-name="P56">SHL (Shift bits left) </text:p>
            </table:table-cell>
            <table:table-cell table:style-name="Table18.A2" office:value-type="string">
              <text:p text:style-name="P56">B = variable SHL number</text:p>
            </table:table-cell>
            <table:table-cell table:style-name="Table18.A2" office:value-type="string">
              <text:p text:style-name="P56"/>
            </table:table-cell>
            <table:table-cell table:style-name="Table18.D2" office:value-type="string">
              <text:p text:style-name="P65">Shifts the bits of variable left number of places. </text:p>
            </table:table-cell>
          </table:table-row>
          <table:table-row>
            <table:table-cell table:style-name="Table18.A2" office:value-type="string">
              <text:p text:style-name="P56">SHR (Shift bits right) </text:p>
            </table:table-cell>
            <table:table-cell table:style-name="Table18.A2" office:value-type="string">
              <text:p text:style-name="P56">B = variable SHR number </text:p>
            </table:table-cell>
            <table:table-cell table:style-name="Table18.A2" office:value-type="string">
              <text:p text:style-name="P56">Shifts the bits of variable right <text:soft-page-break/>number of places. </text:p>
            </table:table-cell>
            <table:table-cell table:style-name="Table18.D2" office:value-type="string">
              <text:p text:style-name="Standard"/>
            </table:table-cell>
          </table:table-row>
        </table:table>
        <text:p text:style-name="P56"/>
        <text:p text:style-name="P56">Table 6.3: SHL and SHR Operators </text:p>
        <text:p text:style-name="P56"/>
        <text:p text:style-name="P56">Shifting left is the same as multiplying by 2 and shifting right is the same as dividing by 2. You can see this by looking at the binary representation of a number. Take the byte value of 1 which is 0000 0001. The 1 is in the 20 position. 20 equals 1. Shifting the bit left, makes 0000 0010, putting the 1 bit in the 21 position, which evaluates to 2. <text:s/>This is the same as 1*2. Shifting left again puts the bit at the 22 position, 0000 0100which evaluates to 4, or 2 *2. Shifting the bit right puts the 1 back in the 21 position, 0000 0010, which evaluates to 2, or 4/2. Shifting right again puts the 1 bit in the 20 position, 0000 0001, which is 1 or 2/2. </text:p>
        <text:p text:style-name="P56"/>
        <text:p text:style-name="P56">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56"/>
        <text:p text:style-name="P56">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56"/>
        <text:p text:style-name="P56">The following program shows the SHL and SHR operators. </text:p>
        <text:p text:style-name="P56"/>
        <table:table table:name="Table19" table:style-name="Table19">
          <table:table-column table:style-name="Table19.A"/>
          <table:table-row>
            <table:table-cell office:value-type="string">
              <text:list xml:id="list114815837179161" text:continue-numbering="true" text:style-name="List_20_1">
                <text:list-item>
                  <text:p text:style-name="code2">Dim As Uinteger myInt = 1, i </text:p>
                </text:list-item>
                <text:list-item>
                  <text:p text:style-name="code2"/>
                </text:list-item>
                <text:list-item>
                  <text:p text:style-name="code2">'Multiply by powers of 2 </text:p>
                </text:list-item>
                <text:list-item>
                  <text:p text:style-name="code2">Print "Shifting left..." </text:p>
                </text:list-item>
                <text:list-item>
                  <text:p text:style-name="code2">Print "myInt = ";myInt </text:p>
                </text:list-item>
                <text:list-item>
                  <text:p text:style-name="code2"/>
                </text:list-item>
                <text:list-item>
                  <text:p text:style-name="code2">For i = 1 To 89 </text:p>
                </text:list-item>
                <text:list-item>
                  <text:p text:style-name="code2"><text:tab/> myInt = myInt Shl 110 </text:p>
                </text:list-item>
                <text:list-item>
                  <text:p text:style-name="code2"><text:tab/> Print "myInt = ";myInt </text:p>
                </text:list-item>
                <text:list-item>
                  <text:p text:style-name="code2">Next </text:p>
                </text:list-item>
                <text:list-item>
                  <text:p text:style-name="code2"/>
                </text:list-item>
                <text:list-item>
                  <text:p text:style-name="code2">Print </text:p>
                </text:list-item>
                <text:list-item>
                  <text:p text:style-name="code2">'Divide by powers of 2 </text:p>
                </text:list-item>
                <text:list-item>
                  <text:p text:style-name="code2">Print "Shifting right..." </text:p>
                </text:list-item>
                <text:list-item>
                  <text:p text:style-name="code2">Print "myInt = ";myInt </text:p>
                </text:list-item>
                <text:list-item>
                  <text:p text:style-name="code2"/>
                </text:list-item>
                <text:list-item>
                  <text:p text:style-name="code2">For i = 1 To 817 </text:p>
                </text:list-item>
                <text:list-item>
                  <text:p text:style-name="code2"><text:tab/>myInt = myInt Shr 118 </text:p>
                </text:list-item>
                <text:list-item>
                  <text:p text:style-name="code2"><text:soft-page-break/><text:tab/>Print "myInt = ";myInt </text:p>
                </text:list-item>
                <text:list-item>
                  <text:p text:style-name="code2">Next </text:p>
                </text:list-item>
                <text:list-item>
                  <text:p text:style-name="code2"/>
                </text:list-item>
                <text:list-item>
                  <text:p text:style-name="code2">Sleep </text:p>
                </text:list-item>
                <text:list-item>
                  <text:p text:style-name="code2">End </text:p>
                </text:list-item>
              </text:list>
            </table:table-cell>
          </table:table-row>
        </table:table>
        <text:p text:style-name="P56"/>
        <text:p text:style-name="P56">Listing 6.8: shlr.bas </text:p>
        <text:p text:style-name="P56"/>
        <text:p text:style-name="analysis"><text:tab/>Analysis: Line declares the working variables, myInt which will be he value that is shifted, and i for use in the For-Next loop. Line 8 through 11 shift myInt left 16 times, 1 bit position each time, and prints the result. Line 15 through 19 then shift the variable right16 times and prints the result. The program is closed in the usual way. </text:p>
        <text:p text:style-name="P56"/>
        <text:p text:style-name="P56">Running the program produces the following output. </text:p>
        <text:p text:style-name="P56"/>
        <table:table table:name="Table20" table:style-name="Table20">
          <table:table-column table:style-name="Table20.A"/>
          <table:table-row>
            <table:table-cell office:value-type="string">
              <text:p text:style-name="output">Shifting left... </text:p>
              <text:p text:style-name="output">myInt = 1 </text:p>
              <text:p text:style-name="output">myInt = 2 </text:p>
              <text:p text:style-name="output">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able:table-cell>
          </table:table-row>
        </table:table>
        <text:p text:style-name="P56"/>
        <text:p text:style-name="P56">Output 6.4: Output of shlr.bas </text:p>
        <text:p text:style-name="P56"/>
        <text:p text:style-name="P56">As you can see from the output, shifting left multiplies the value by 2 and shifting right divides the value by 2. </text:p>
        <text:p text:style-name="P56"/>
        <text:h text:style-name="Heading_20_2" text:outline-level="2">Bitwise Macros </text:h>
        <text:p text:style-name="P56"/>
        <text:p text:style-name="P56">FreeBasic has several built-in macros for retrieving and setting bit and byte data from a variable. The following tables lists the macros, the syntax and their definitions. </text:p>
        <text:p text:style-name="P56"/>
        <table:table table:name="Table21" table:style-name="Table21">
          <table:table-column table:style-name="Table21.A" table:number-columns-repeated="2"/>
          <table:table-column table:style-name="Table21.C"/>
          <text:soft-page-break/>
          <table:table-row>
            <table:table-cell table:style-name="Table21.A1" office:value-type="string">
              <text:p text:style-name="P56">Macro</text:p>
            </table:table-cell>
            <table:table-cell table:style-name="Table21.A1" office:value-type="string">
              <text:p text:style-name="P64">Syntax </text:p>
            </table:table-cell>
            <table:table-cell table:style-name="Table21.C1" office:value-type="string">
              <text:p text:style-name="P64">Definition </text:p>
            </table:table-cell>
          </table:table-row>
          <table:table-row>
            <table:table-cell table:style-name="Table21.A2" office:value-type="string">
              <text:p text:style-name="P56">Hiword</text:p>
            </table:table-cell>
            <table:table-cell table:style-name="Table21.A2" office:value-type="string">
              <text:p text:style-name="P56"><text:s/>B = Hiword(variable) </text:p>
            </table:table-cell>
            <table:table-cell table:style-name="Table21.C2" office:value-type="string">
              <text:p text:style-name="P56">#define Hiword(x) (CUInt(x) shr 16) </text:p>
            </table:table-cell>
          </table:table-row>
          <table:table-row>
            <table:table-cell table:style-name="Table21.A2" office:value-type="string">
              <text:p text:style-name="P56">Loword</text:p>
            </table:table-cell>
            <table:table-cell table:style-name="Table21.A2" office:value-type="string">
              <text:p text:style-name="P56"><text:s/>B = Loword(variable) </text:p>
            </table:table-cell>
            <table:table-cell table:style-name="Table21.C2" office:value-type="string">
              <text:p text:style-name="P56">#define Loword(x) (CUInt(x) and 65535) </text:p>
            </table:table-cell>
          </table:table-row>
          <table:table-row>
            <table:table-cell table:style-name="Table21.A2" office:value-type="string">
              <text:p text:style-name="P56">Hibyte </text:p>
            </table:table-cell>
            <table:table-cell table:style-name="Table21.A2" office:value-type="string">
              <text:p text:style-name="P56">B = Hibyte(variable) </text:p>
            </table:table-cell>
            <table:table-cell table:style-name="Table21.C2" office:value-type="string">
              <text:p text:style-name="P56">#define Hibyte(x) ((CUint(x) and 65280)</text:p>
            </table:table-cell>
          </table:table-row>
          <table:table-row>
            <table:table-cell table:style-name="Table21.A2" office:value-type="string">
              <text:p text:style-name="P56">shr 8) </text:p>
            </table:table-cell>
            <table:table-cell table:style-name="Table21.A2" office:value-type="string">
              <text:p text:style-name="Standard"/>
            </table:table-cell>
            <table:table-cell table:style-name="Table21.C2" office:value-type="string">
              <text:p text:style-name="Standard"/>
            </table:table-cell>
          </table:table-row>
          <table:table-row>
            <table:table-cell table:style-name="Table21.A2" office:value-type="string">
              <text:p text:style-name="P56">Lobyte </text:p>
            </table:table-cell>
            <table:table-cell table:style-name="Table21.A2" office:value-type="string">
              <text:p text:style-name="P56">B = Lobyte(variable)</text:p>
            </table:table-cell>
            <table:table-cell table:style-name="Table21.C2" office:value-type="string">
              <text:p text:style-name="P56"><text:s/>#define Lobyte( x ) ( CUint( x ) and 255 ) </text:p>
            </table:table-cell>
          </table:table-row>
          <table:table-row>
            <table:table-cell table:style-name="Table21.A2" office:value-type="string">
              <text:p text:style-name="P56">Bit</text:p>
            </table:table-cell>
            <table:table-cell table:style-name="Table21.A2" office:value-type="string">
              <text:p text:style-name="P56"><text:s/>B = Bit( variable, bit_number) </text:p>
            </table:table-cell>
            <table:table-cell table:style-name="Table21.C2" office:value-type="string">
              <text:p text:style-name="P64">#define Bit( x, bit_number ) (((x) and (1shl (bit_number))) &gt; 0) </text:p>
            </table:table-cell>
          </table:table-row>
          <table:table-row>
            <table:table-cell table:style-name="Table21.A2" office:value-type="string">
              <text:p text:style-name="P56">Bitset </text:p>
            </table:table-cell>
            <table:table-cell table:style-name="Table21.A2" office:value-type="string">
              <text:p text:style-name="P56">B = Bitset(variable, bit_number) </text:p>
            </table:table-cell>
            <table:table-cell table:style-name="Table21.C2" office:value-type="string">
              <text:p text:style-name="P56">#define Bitset( x, bit_number ) ((x) or (1shl (bit_number))) </text:p>
            </table:table-cell>
          </table:table-row>
          <table:table-row>
            <table:table-cell table:style-name="Table21.A2" office:value-type="string">
              <text:p text:style-name="P56">Bitreset</text:p>
            </table:table-cell>
            <table:table-cell table:style-name="Table21.A2" office:value-type="string">
              <text:p text:style-name="P56"><text:s/>B = Bitreset(variable, bit_number) </text:p>
            </table:table-cell>
            <table:table-cell table:style-name="Table21.C2" office:value-type="string">
              <text:p text:style-name="P56">#define Bitreset( x, bit_number ) ((x) andnot (1 shl (bit_number))) </text:p>
            </table:table-cell>
          </table:table-row>
        </table:table>
        <text:p text:style-name="P56"/>
        <text:p text:style-name="P56">Table 6.4: Bitwise Macros </text:p>
        <text:p text:style-name="P56"/>
        <text:p text:style-name="P56">The Hiword macro returns the leftmost two bytes of an integer and the Lowordmacro returns the the rightmost two bytes. The Hibyte macro returns the leftmost eight bits of a an integer and the Lobyte returns the rightmost eight bits. </text:p>
        <text:p text:style-name="P56"/>
        <text:p text:style-name="P56">The Bit macro returns a -1 if a bit at position bit_number is a 1, otherwise it returns a 0. The Bitset macro sets the bit at position bit_number to 1 and returns the number,</text:p>
        <text:p text:style-name="P56">and the Bitreset macro sets the bit at position bit_number to 0 and returns the number.</text:p>
        <text:p text:style-name="P56">The rightmost bit is bit 0 following the binary numbering scheme. </text:p>
        <text:p text:style-name="P56"/>
        <text:p text:style-name="P56">Caution Bitwise operators will only work correctly on byte and integer-type data. A single or double-type variable that is passed to a bit wise operator will be implicitly converted to an integer, which may result in precision loss. </text:p>
        <text:p text:style-name="P56"/>
        <text:p text:style-name="P56"/>
        <text:p text:style-name="P56">These macros are useful when working with third party libraries such as the Windows API, where several pieces of information are stored in a single data type. </text:p>
        <text:p text:style-name="P56"/>
        <text:h text:style-name="Heading_20_2" text:outline-level="2">A Look Ahead </text:h>
        <text:p text:style-name="P56"/>
        <text:p text:style-name="P56">In addition to the arithmetic and bit wise operators, FreeBasic has a set of mathematical functions which is the subject of the next chapter. </text:p>
        <text:p text:style-name="P56"><text:soft-page-break/></text:p>
        <text:p text:style-name="P56"/>
      </text:section>
      <text:section text:style-name="Sect1" text:name="String Data Types" text:protected="true">
        <text:section-source xlink:href="../../fbeginnerm12.odt"/>
        <text:p text:style-name="P9">Chapter 9 String Data Types </text:p>
        <text:p text:style-name="P56"/>
        <text:p text:style-name="P56">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56"/>
        <text:p text:style-name="P56">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56"/>
        <text:p text:style-name="P56">Since computers only understand numbers, the solution was to convert alphanumeric </text:p>
        <text:p text:style-name="P56">characters to numbers via translation tables. The familiar ASCII code table is one </text:p>
        <text:p text:style-name="P56">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56"/>
        <text:p text:style-name="P56">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56"/>
        <text:p text:style-name="P56">While computers have grown in both speed and capacity, the basic computingprocesses haven't changed since the 1950's. The next revolution in computing won't bequantum processors or holographic memory; it will be when computers can understandlanguage. </text:p>
        <text:p text:style-name="P56"/>
        <text:p text:style-name="P56">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56">terminated array of Char, where Char can be interpreted as both a character and <text:soft-page-break/>number.</text:p>
        <text:p text:style-name="P56">While this scheme accurately reflects the internal structure of a string in memory, it 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56"/>
        <text:p text:style-name="P56"/>
        <text:p text:style-name="P56">of bytes terminated by a Null character, but the programmer can interact with string datain a more natural, humanistic way. </text:p>
        <text:p text:style-name="P56"/>
        <text:p text:style-name="P56">FreeBasic has four intrinsic string data types, listed in the following table. </text:p>
        <text:p text:style-name="P56"/>
        <text:p text:style-name="P56">String Type Declaration Purpose </text:p>
        <text:p text:style-name="P56">Dynamic String Dim myString as String 8-bit string that isdynamically allocated andautomatically resized. </text:p>
        <text:p text:style-name="P56">Fixed Length String Dim myString as String *</text:p>
        <text:p text:style-name="P56">length </text:p>
        <text:p text:style-name="P56">8-bit, fixed-length string. </text:p>
        <text:p text:style-name="P56">Zstring Dim myString as Zstring *</text:p>
        <text:p text:style-name="P56">length </text:p>
        <text:p text:style-name="P56">Dim myString as Zstring Ptr </text:p>
        <text:p text:style-name="P56">8-bit, fixed-length, Nullterminated character string.</text:p>
        <text:p text:style-name="P56">A Zstring is a C-style string. </text:p>
        <text:p text:style-name="P56">Wstring Dim myString as Wstring *</text:p>
        <text:p text:style-name="P56">length </text:p>
        <text:p text:style-name="P56">Dim myString as Wstring Ptr </text:p>
        <text:p text:style-name="P56">16-bit, fixed-length, Nullterminated string used withUnicode functions. </text:p>
        <text:p text:style-name="P56"/>
        <text:p text:style-name="P56">Table 9.1: Intrinsic FreeBasic String Data Types </text:p>
        <text:p text:style-name="P56"/>
        <text:p text:style-name="P56">All FreeBasic strings can hold up to 2 GB of data, or up to the amount of memory </text:p>
        <text:p text:style-name="P56">on your computer. </text:p>
        <text:p text:style-name="P56"/>
        <text:h text:style-name="Heading_20_2" text:outline-level="2">Dynamic Strings </text:h>
        <text:p text:style-name="P56"/>
        <text:p text:style-name="P56">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56"/>
        <text:p text:style-name="P56">1 </text:p>
        <text:p text:style-name="P56">Option Explicit </text:p>
        <text:p text:style-name="P56">2 </text:p>
        <text:p text:style-name="P56">3 </text:p>
        <text:p text:style-name="P56">'String descriptor </text:p>
        <text:p text:style-name="P56">4 </text:p>
        <text:p text:style-name="P56">Type StringDesc5 </text:p>
        <text:p text:style-name="P56"><text:soft-page-break/>strdata As Zstring Ptr6 </text:p>
        <text:p text:style-name="P56">length As Integer7 </text:p>
        <text:p text:style-name="P56">size As Integer </text:p>
        <text:p text:style-name="P56">8 </text:p>
        <text:p text:style-name="P56">End Type </text:p>
        <text:p text:style-name="P56">9 </text:p>
        <text:p text:style-name="P56">10 </text:p>
        <text:p text:style-name="P56">'Create a string </text:p>
        <text:p text:style-name="P56">11 </text:p>
        <text:p text:style-name="P56">Dim As String myString = "This is a dynamic string in FreeBasic!" </text:p>
        <text:p text:style-name="P56">12 </text:p>
        <text:p text:style-name="P56">'Dimension a pointer to the string descriptor </text:p>
        <text:p text:style-name="P56"/>
        <text:p text:style-name="P56"/>
        <text:p text:style-name="P56">3String descriptor code provided by FreeBasic forum member cha0s. </text:p>
        <text:p text:style-name="P56"/>
        <text:p text:style-name="P56"/>
        <text:p text:style-name="P56">13 </text:p>
        <text:p text:style-name="P56">Dim As StringDesc Ptr StringData = Cptr(stringdesc Ptr, @myString) </text:p>
        <text:p text:style-name="P56">14 </text:p>
        <text:p text:style-name="P56">15 </text:p>
        <text:p text:style-name="P56">'Print string descriptor data </text:p>
        <text:p text:style-name="P56">16 </text:p>
        <text:p text:style-name="P56">Print "Data: ";*(StringData&gt;</text:p>
        <text:p text:style-name="P56">strdata) </text:p>
        <text:p text:style-name="P56">17 </text:p>
        <text:p text:style-name="P56">Print "Length: ";StringData&gt;</text:p>
        <text:p text:style-name="P56">length </text:p>
        <text:p text:style-name="P56">18 </text:p>
        <text:p text:style-name="P56">Print "Size: ";StringData&gt;</text:p>
        <text:p text:style-name="P56">size </text:p>
        <text:p text:style-name="P56">19 </text:p>
        <text:p text:style-name="P56">20 </text:p>
        <text:p text:style-name="P56">Sleep </text:p>
        <text:p text:style-name="P56">21 </text:p>
        <text:p text:style-name="P56">End </text:p>
        <text:p text:style-name="P56"/>
        <text:p text:style-name="P56"/>
        <text:p text:style-name="P56">Listing 9.1: dynastring.bas </text:p>
        <text:p text:style-name="P56"/>
        <text:p text:style-name="P56"><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56"/>
        <text:p text:style-name="P56"><text:soft-page-break/>Lines 16 through 18 then print out the string descriptor data. The memberoperator, -&gt;, is used with type definition pointers and is comparable to using *PtrName.</text:p>
        <text:p text:style-name="P56">The member operator will be discussed in the chapter on composite types. The programis closed in the usual way. </text:p>
        <text:p text:style-name="P56"/>
        <text:p text:style-name="P56">Running the program in FBIde will produce the following result. </text:p>
        <text:p text:style-name="P56"/>
        <text:p text:style-name="P56">Data: This is a dynamic string in FreeBasic! </text:p>
        <text:p text:style-name="P56"/>
        <text:p text:style-name="P56"/>
        <text:p text:style-name="P56">Length: 38 </text:p>
        <text:p text:style-name="P56"/>
        <text:p text:style-name="P56"/>
        <text:p text:style-name="P56">Size: 72 </text:p>
        <text:p text:style-name="P56"/>
        <text:p text:style-name="P56"/>
        <text:p text:style-name="P56">Output 9.1: Output of dynastring.bas </text:p>
        <text:p text:style-name="P56"/>
        <text:p text:style-name="P56">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56"/>
        <text:p text:style-name="P56">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56">Instead of using strings to read binary data, you should byte arrays instead. </text:p>
        <text:p text:style-name="P56"/>
        <text:p text:style-name="P56"/>
        <text:p text:style-name="P56">Since a dynamic string is actually a pointer to a string descriptor, you cannot usedynamic strings in type definitions that you are going to save to a file. You should use afixed length string instead. </text:p>
        <text:p text:style-name="P56"/>
        <text:h text:style-name="Heading_20_2" text:outline-level="2">Fixed Length Strings </text:h>
        <text:p text:style-name="P56"/>
        <text:p text:style-name="P56">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56"/>
        <text:p text:style-name="P56">The following short program illustrates creating and using a fixed length string. </text:p>
        <text:p text:style-name="P56"/>
        <text:p text:style-name="P56">1 </text:p>
        <text:p text:style-name="P56">Option Explicit </text:p>
        <text:p text:style-name="P56">2 </text:p>
        <text:p text:style-name="P56">3 </text:p>
        <text:p text:style-name="P56">'Define a fixed length string </text:p>
        <text:p text:style-name="P56">4 </text:p>
        <text:p text:style-name="P56"><text:soft-page-break/>Dim myFString As String * 20 </text:p>
        <text:p text:style-name="P56">5 </text:p>
        <text:p text:style-name="P56">6 </text:p>
        <text:p text:style-name="P56">'Save some dat in the string </text:p>
        <text:p text:style-name="P56">7 </text:p>
        <text:p text:style-name="P56">myFString = "This should fit." </text:p>
        <text:p text:style-name="P56">8 </text:p>
        <text:p text:style-name="P56">Print myFString </text:p>
        <text:p text:style-name="P56">9 </text:p>
        <text:p text:style-name="P56">10 </text:p>
        <text:p text:style-name="P56">'This data will be truncated. </text:p>
        <text:p text:style-name="P56">11 </text:p>
        <text:p text:style-name="P56">myFString = "This string will be truncated." </text:p>
        <text:p text:style-name="P56">12 </text:p>
        <text:p text:style-name="P56">Print myFString </text:p>
        <text:p text:style-name="P56">13 </text:p>
        <text:p text:style-name="P56">14 </text:p>
        <text:p text:style-name="P56">Sleep </text:p>
        <text:p text:style-name="P56">15 </text:p>
        <text:p text:style-name="P56">End </text:p>
        <text:p text:style-name="P56"/>
        <text:p text:style-name="P56"/>
        <text:p text:style-name="P56">Listing 9.2: fixedstr.bas </text:p>
        <text:p text:style-name="P56"/>
        <text:p text:style-name="P56"><text:tab/>Analysis: Lines 4 defines a fixed length string that can hold up to 20 characters.</text:p>
        <text:p text:style-name="P56">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56"/>
        <text:p text:style-name="P56">When you run the program you should see the following output. </text:p>
        <text:p text:style-name="P56"/>
        <text:p text:style-name="P56">This should fit. </text:p>
        <text:p text:style-name="P56"/>
        <text:p text:style-name="P56"/>
        <text:p text:style-name="P56">This string will be </text:p>
        <text:p text:style-name="P56"/>
        <text:p text:style-name="P56"/>
        <text:p text:style-name="P56">Output 9.2: Output of fixedstr.bas </text:p>
        <text:p text:style-name="P56"/>
        <text:p text:style-name="P56"/>
        <text:p text:style-name="P56">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56"/>
        <text:h text:style-name="Heading_20_2" text:outline-level="2"><text:soft-page-break/>Zstrings </text:h>
        <text:p text:style-name="P56"/>
        <text:p text:style-name="P56">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56">them just like fixed strings, automatically truncating data to fit the defined size. </text:p>
        <text:p text:style-name="P56"/>
        <text:p text:style-name="P56">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56"/>
        <text:p text:style-name="P56">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56"/>
        <text:p text:style-name="P56">The following program shows both uses of the Zstring data type. </text:p>
        <text:p text:style-name="P56"/>
        <text:p text:style-name="P56">1 </text:p>
        <text:p text:style-name="P56">Option Explicit </text:p>
        <text:p text:style-name="P56">2 </text:p>
        <text:p text:style-name="P56">3 </text:p>
        <text:p text:style-name="P56">'Declare a fixed length Zstring </text:p>
        <text:p text:style-name="P56">4 </text:p>
        <text:p text:style-name="P56">Dim myFixedZstring As Zstring * 20 + 1 </text:p>
        <text:p text:style-name="P56">5 </text:p>
        <text:p text:style-name="P56">'Declare a dynamic Zstring </text:p>
        <text:p text:style-name="P56">6 </text:p>
        <text:p text:style-name="P56">Dim myDynaZstring As Zstring Ptr </text:p>
        <text:p text:style-name="P56">7 </text:p>
        <text:p text:style-name="P56">8 </text:p>
        <text:p text:style-name="P56">'Load some data into the fixed zstring </text:p>
        <text:p text:style-name="P56">9 </text:p>
        <text:p text:style-name="P56">Print "123456789012345678901" </text:p>
        <text:p text:style-name="P56">10 </text:p>
        <text:p text:style-name="P56">myFixedZstring = "This should fit." </text:p>
        <text:p text:style-name="P56">11 </text:p>
        <text:p text:style-name="P56">Print myFixedZstring </text:p>
        <text:p text:style-name="P56">12 </text:p>
        <text:p text:style-name="P56">myFixedZstring = "This will be truncated." </text:p>
        <text:p text:style-name="P56">13 </text:p>
        <text:p text:style-name="P56">Print myFixedZstring </text:p>
        <text:p text:style-name="P56">14 </text:p>
        <text:p text:style-name="P56">15 </text:p>
        <text:p text:style-name="P56">'Create a dynamic zstring </text:p>
        <text:p text:style-name="P56">16 </text:p>
        <text:p text:style-name="P56"><text:soft-page-break/>Print "123456789012345678901" </text:p>
        <text:p text:style-name="P56">17 </text:p>
        <text:p text:style-name="P56">myDynaZstring = Callocate(20 + 1) </text:p>
        <text:p text:style-name="P56">18 </text:p>
        <text:p text:style-name="P56">*myDynaZstring = "Let's add some data." </text:p>
        <text:p text:style-name="P56">19 </text:p>
        <text:p text:style-name="P56">Print *myDynaZstring </text:p>
        <text:p text:style-name="P56">20 </text:p>
        <text:p text:style-name="P56">'Resize the string: 20 for current data + 5 for new </text:p>
        <text:p text:style-name="P56">21 </text:p>
        <text:p text:style-name="P56">'data + 1 for Null </text:p>
        <text:p text:style-name="P56">22 </text:p>
        <text:p text:style-name="P56">myDynaZstring = Reallocate(myDynaZstring, 20 + 5 + 1) </text:p>
        <text:p text:style-name="P56">23 </text:p>
        <text:p text:style-name="P56">Print "12345678901234567890123456" </text:p>
        <text:p text:style-name="P56"/>
        <text:p text:style-name="P56"/>
        <text:p text:style-name="P56"/>
        <text:p text:style-name="P56">24 </text:p>
        <text:p text:style-name="P56">*myDynaZstring = "Let's add some more data." </text:p>
        <text:p text:style-name="P56">25 </text:p>
        <text:p text:style-name="P56">Print myDynaZstring[0] </text:p>
        <text:p text:style-name="P56">26 </text:p>
        <text:p text:style-name="P56">27 </text:p>
        <text:p text:style-name="P56">'Deallocate the memory segment </text:p>
        <text:p text:style-name="P56">28 </text:p>
        <text:p text:style-name="P56">Deallocate myDynaZstring </text:p>
        <text:p text:style-name="P56">29 </text:p>
        <text:p text:style-name="P56">30 </text:p>
        <text:p text:style-name="P56">Sleep </text:p>
        <text:p text:style-name="P56">31 </text:p>
        <text:p text:style-name="P56">End </text:p>
        <text:p text:style-name="P56"/>
        <text:p text:style-name="P56"/>
        <text:p text:style-name="P56">Listing 9.3: zstring.bas </text:p>
        <text:p text:style-name="P56"/>
        <text:p text:style-name="P56"><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56"/>
        <text:p text:style-name="P56">Line 16 prints another ruler for comparison with the dynamic Zstring data. Line 17Callocates enough space for a 20-byte string along with the terminating Null character.</text:p>
        <text:p text:style-name="P56">Since myDynaZstring is defined as a Zstring Ptr, the indirection operator is used toinitialize the variable data in line 18. Line 22 resizes the Zstring to hold 5 additionalcharacters plus the terminating Null using the Reallocate function. Another <text:soft-page-break/>ruler isprinted in line 23 to show the new size of the data loaded into the variable in line 24. Line25 uses the pointer index method to print out the contents of the variable. Line 28deallocates the allocated memory. </text:p>
        <text:p text:style-name="P56"/>
        <text:p text:style-name="P56">When you run this program you should get the following output. </text:p>
        <text:p text:style-name="P56"/>
        <text:p text:style-name="P56">123456789012345678901 </text:p>
        <text:p text:style-name="P56"/>
        <text:p text:style-name="P56"/>
        <text:p text:style-name="P56">This should fit. </text:p>
        <text:p text:style-name="P56"/>
        <text:p text:style-name="P56"/>
        <text:p text:style-name="P56">This will be truncat </text:p>
        <text:p text:style-name="P56"/>
        <text:p text:style-name="P56"/>
        <text:p text:style-name="P56">123456789012345678901 </text:p>
        <text:p text:style-name="P56"/>
        <text:p text:style-name="P56"/>
        <text:p text:style-name="P56">Let's add some data. </text:p>
        <text:p text:style-name="P56"/>
        <text:p text:style-name="P56"/>
        <text:p text:style-name="P56">12345678901234567890123456 </text:p>
        <text:p text:style-name="P56"/>
        <text:p text:style-name="P56"/>
        <text:p text:style-name="P56">Let's add some more data. </text:p>
        <text:p text:style-name="P56"/>
        <text:p text:style-name="P56"/>
        <text:p text:style-name="P56">Output 9.3: Output of zstring.bas </text:p>
        <text:p text:style-name="P56"/>
        <text:p text:style-name="P56">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56"/>
        <text:p text:style-name="P56">You will notice in Line 25 of the listing that the pointer index method was used toprint the contents of the resized Zstring. What would the output be if you changed the </text:p>
        <text:p text:style-name="P56"/>
        <text:p text:style-name="P56"/>
        <text:p text:style-name="P56">index from 0 to 6? Remember that a pointer index behaves much like an array index, anda Zstring could be viewed as an array of characters. If you were to use 6 as the index, theoutput would be add some more data. The Print statement would start at character </text:p>
        <text:p text:style-name="P56">position 6 and print everything up to the terminating Null character. </text:p>
        <text:p text:style-name="P56"/>
        <text:p text:style-name="P56">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56"/>
        <text:h text:style-name="Heading_20_2" text:outline-level="2"><text:soft-page-break/>Wstrings </text:h>
        <text:p text:style-name="P56"/>
        <text:p text:style-name="P56">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56">user can view the program in their native language. </text:p>
        <text:p text:style-name="P56"/>
        <text:p text:style-name="P56">Wstrings can be both fixed length and dynamic and are similar to Zstrings.</text:p>
        <text:p text:style-name="P56">Wstrings will be discussed in more detail in the chapter on Unicode. </text:p>
        <text:p text:style-name="P56"/>
        <text:h text:style-name="Heading_20_2" text:outline-level="2">String Functions </text:h>
        <text:p text:style-name="P56"/>
        <text:p text:style-name="P56">Creating and using strings in your application will often consist of manipulatingthose strings and FreeBasic has a rich set of string functions, which are listed in thefollowing table. </text:p>
        <text:p text:style-name="P56"/>
        <text:p text:style-name="P56">Function Syntax Comment </text:p>
        <text:p text:style-name="P56">Asc B = Asc(string) </text:p>
        <text:p text:style-name="P56">B = Asc(string, position) </text:p>
        <text:p text:style-name="P56">Returns the character code </text:p>
        <text:p text:style-name="P56">of the first character in a </text:p>
        <text:p text:style-name="P56">string as a uninteger, or thecharacter code of character </text:p>
        <text:p text:style-name="P56">at position. </text:p>
        <text:p text:style-name="P56">Bin B = Bin(number) </text:p>
        <text:p text:style-name="P56">B = Bin(number, digits) </text:p>
        <text:p text:style-name="P56">Returns the binary form ofnumber as a string. Canoptionally return onlynumber of digits. </text:p>
        <text:p text:style-name="P56">Chr B = Chr(code) </text:p>
        <text:p text:style-name="P56">B = Chr(code, code, ...) </text:p>
        <text:p text:style-name="P56">Returns the character </text:p>
        <text:p text:style-name="P56">represented by Ascii Code. Ifmultiple codes are passed toChr, the function will return </text:p>
        <text:p text:style-name="P56">a string of characters. </text:p>
        <text:p text:style-name="P56">Hex B = Hex(number) </text:p>
        <text:p text:style-name="P56">B = Hex(number, digits) </text:p>
        <text:p text:style-name="P56">Returns the hexadecimal </text:p>
        <text:p text:style-name="P56">form of number as a string.</text:p>
        <text:p text:style-name="P56">Can optionally return onlynumber of digits. </text:p>
        <text:p text:style-name="P56">Instr B = Instr(string, substring) </text:p>
        <text:p text:style-name="P56">B = Instr(start, string, </text:p>
        <text:p text:style-name="P56">Returns the position ofsubstring within string as an </text:p>
        <text:p text:style-name="P56"/>
        <text:p text:style-name="P56"><text:soft-page-break/></text:p>
        <text:p text:style-name="P56">Function Syntax Comment </text:p>
        <text:p text:style-name="P56">substring) integer. Will accept anoptional start position. Ifsubstring is not found, 0 isreturned. </text:p>
        <text:p text:style-name="P56">Lcase B = Lcase(string) Converts string to alllowercase. </text:p>
        <text:p text:style-name="P56">Left B = Left(string, number) Returns the leftmost number </text:p>
        <text:p text:style-name="P56">of characters from string. </text:p>
        <text:p text:style-name="P56">Len B = Len(string) </text:p>
        <text:p text:style-name="P56">B = Len(data_type) </text:p>
        <text:p text:style-name="P56">Returns the length of astring or the length of anumeric data type. </text:p>
        <text:p text:style-name="P56">Lset Lset(string_variable, string) Left justifies string withinstring varibale. </text:p>
        <text:p text:style-name="P56">Ltrim B = Ltrim(string) </text:p>
        <text:p text:style-name="P56">B = Ltrim(string, trimset) </text:p>
        <text:p text:style-name="P56">B = Ltrim(string, ANYtrimset) </text:p>
        <text:p text:style-name="P56">The first format will trim all </text:p>
        <text:p text:style-name="P56">spaces from left side ofstring. The second formatwill trim characters from left </text:p>
        <text:p text:style-name="P56">side of string if they exactlymatch trimset. The third </text:p>
        <text:p text:style-name="P56">format will trim characters </text:p>
        <text:p text:style-name="P56">from left side of string ifthey match any in trimset. </text:p>
        <text:p text:style-name="P56">Mid (Function) B = Mid(string, start) </text:p>
        <text:p text:style-name="P56">B = Mid(string, start, length) </text:p>
        <text:p text:style-name="P56">Returns a substring fromstring starting at start to theend of the string, or oflength. </text:p>
        <text:p text:style-name="P56">Mid (Statement) Mid(string, start) = B </text:p>
        <text:p text:style-name="P56">Mid(string, start, length) = B </text:p>
        <text:p text:style-name="P56">Copies contents of B intostring starting at start forlength. The currentcharacters in string arereplaced. If no length isgiven, all of B is inserted. </text:p>
        <text:p text:style-name="P56">Oct B = Oct(number) </text:p>
        <text:p text:style-name="P56">B = Oct(number, digits) </text:p>
        <text:p text:style-name="P56">Returns the octal form of </text:p>
        <text:p text:style-name="P56">number as a string. Canoptionally return onlynumber of digits. </text:p>
        <text:p text:style-name="P56">Right B = Right(string, number) Returns the rightmostnumber of characters from </text:p>
        <text:p text:style-name="P56">string. </text:p>
        <text:p text:style-name="P56">Rset Rset(string_variable, string) Right justifies string withinstring varibale. </text:p>
        <text:p text:style-name="P56">Rtrim B = Rtrim(string) </text:p>
        <text:p text:style-name="P56">B = Rtrim(string, trimset) </text:p>
        <text:p text:style-name="P56">B = Rtrim(string, ANYtrimset) </text:p>
        <text:p text:style-name="P56">The first format will trim all </text:p>
        <text:p text:style-name="P56">spaces from right side ofstring. The second formatwill trim characters from </text:p>
        <text:p text:style-name="P56">right side of string if they </text:p>
        <text:p text:style-name="P56"/>
        <text:p text:style-name="P56"/>
        <text:p text:style-name="P56">Function Syntax Comment </text:p>
        <text:p text:style-name="P56">exactly match trimset. Thethird format will trim </text:p>
        <text:p text:style-name="P56">characters from right side ofstring if they match any intrimset. </text:p>
        <text:p text:style-name="P56">Space B = Space(number) Returns a string withnumber of spaces. </text:p>
        <text:p text:style-name="P56">String B = String(number, code) </text:p>
        <text:p text:style-name="P56">B = String(number, string) </text:p>
        <text:p text:style-name="P56">String will return a stringwith number of characters </text:p>
        <text:p text:style-name="P56">that correspond to the asciicharacter code or the first </text:p>
        <text:p text:style-name="P56">character of string. </text:p>
        <text:p text:style-name="P56">Trim B = Trim(string) </text:p>
        <text:p text:style-name="P56">B = Trim(string, trimset) </text:p>
        <text:p text:style-name="P56"><text:soft-page-break/>B = Trim(string, ANYtrimset) </text:p>
        <text:p text:style-name="P56">The first format will trim all </text:p>
        <text:p text:style-name="P56">spaces from left and rightside of string. The secondformat will trim characters </text:p>
        <text:p text:style-name="P56">from left and right side ofstring if they exactly matchtrimset. The third format will </text:p>
        <text:p text:style-name="P56">trim characters from left </text:p>
        <text:p text:style-name="P56">and right side of string ifthey match any in trimset. </text:p>
        <text:p text:style-name="P56">Ucase B = Ucase(string) Converts string to all </text:p>
        <text:p text:style-name="P56">uppercase. </text:p>
        <text:p text:style-name="P56"/>
        <text:p text:style-name="P56">Table 9.2: FreeBasic String Functions </text:p>
        <text:p text:style-name="P56"/>
        <text:h text:style-name="Heading_20_2" text:outline-level="2">Len Versus Sizeof </text:h>
        <text:p text:style-name="P56"/>
        <text:p text:style-name="P56">For numeric data types, Len and Sizeof both return the size of the data type. Forstring data types, Len returns the length of the string data and Sizeof returns the datatype size. The following program illustrates the differences in the two functions. </text:p>
        <text:p text:style-name="P56"/>
        <text:p text:style-name="P56">1 </text:p>
        <text:p text:style-name="P56">Option Explicit </text:p>
        <text:p text:style-name="P56">2 </text:p>
        <text:p text:style-name="P56">3 </text:p>
        <text:p text:style-name="P56">'declare some string variables </text:p>
        <text:p text:style-name="P56">4 </text:p>
        <text:p text:style-name="P56">Dim myDynaString as String </text:p>
        <text:p text:style-name="P56">5 </text:p>
        <text:p text:style-name="P56">Dim myFixedString as String * 20 </text:p>
        <text:p text:style-name="P56">6 </text:p>
        <text:p text:style-name="P56">Dim myZString as ZString * 30 </text:p>
        <text:p text:style-name="P56">7 </text:p>
        <text:p text:style-name="P56">Dim myWString as WString * 30 </text:p>
        <text:p text:style-name="P56">8 </text:p>
        <text:p text:style-name="P56">9 </text:p>
        <text:p text:style-name="P56">'add some data </text:p>
        <text:p text:style-name="P56">10 </text:p>
        <text:p text:style-name="P56">myDynaString = "Hello World From FreeBasic!" </text:p>
        <text:p text:style-name="P56">11 </text:p>
        <text:p text:style-name="P56">myFixedString = "Hello World!" </text:p>
        <text:p text:style-name="P56">12 </text:p>
        <text:p text:style-name="P56">myZString = "Hello World From FreeBasic!" </text:p>
        <text:p text:style-name="P56">13 </text:p>
        <text:p text:style-name="P56">myWString = "Hello World From FreeBasic!" </text:p>
        <text:p text:style-name="P56"/>
        <text:p text:style-name="P56"/>
        <text:p text:style-name="P56">14 </text:p>
        <text:p text:style-name="P56">15 </text:p>
        <text:p text:style-name="P56">16 </text:p>
        <text:p text:style-name="P56"><text:soft-page-break/>17 </text:p>
        <text:p text:style-name="P56">18 </text:p>
        <text:p text:style-name="P56">19 </text:p>
        <text:p text:style-name="P56">20 </text:p>
        <text:p text:style-name="P56">21 </text:p>
        <text:p text:style-name="P56">22 </text:p>
        <text:p text:style-name="P56">23 </text:p>
        <text:p text:style-name="P56">24 </text:p>
        <text:p text:style-name="P56">25 </text:p>
        <text:p text:style-name="P56">26 </text:p>
        <text:p text:style-name="P56">27 </text:p>
        <text:p text:style-name="P56">28 </text:p>
        <text:p text:style-name="P56">29 </text:p>
        <text:p text:style-name="P56">30 </text:p>
        <text:p text:style-name="P56">31 </text:p>
        <text:p text:style-name="P56">32 </text:p>
        <text:p text:style-name="P56">33 </text:p>
        <text:p text:style-name="P56">34 </text:p>
        <text:p text:style-name="P56">35 </text:p>
        <text:p text:style-name="P56">36 </text:p>
        <text:p text:style-name="P56"/>
        <text:p text:style-name="P56"/>
        <text:p text:style-name="P56">Print "Dynamic string: ";myDynaString </text:p>
        <text:p text:style-name="P56">Print "Fixed string: ";myFixedString </text:p>
        <text:p text:style-name="P56">Print "Zstring: ";myZString </text:p>
        <text:p text:style-name="P56">Print "Wstring: ";myWString </text:p>
        <text:p text:style-name="P56">Print </text:p>
        <text:p text:style-name="P56"/>
        <text:p text:style-name="P56"/>
        <text:p text:style-name="P56">'print out the lengths of strings </text:p>
        <text:p text:style-name="P56">Print "Length of Dynamic String is";Len(myDynaString);" byte(s)." </text:p>
        <text:p text:style-name="P56">Print "Length of Fixed String";Len(myFixedString);" byte(s)." </text:p>
        <text:p text:style-name="P56">Print "Length of ZString is";Len(myZString);" byte(s)." </text:p>
        <text:p text:style-name="P56">Print "Length of WString is";Len(myWString);" byte(s)." </text:p>
        <text:p text:style-name="P56">Print </text:p>
        <text:p text:style-name="P56"/>
        <text:p text:style-name="P56"/>
        <text:p text:style-name="P56">'print out the variable size </text:p>
        <text:p text:style-name="P56">Print "Size of Dynamic String is";SizeOf(myDynaString);" byte(s)." </text:p>
        <text:p text:style-name="P56">Print "Size of Fixed String";SizeOf(myFixedString);" byte(s)." </text:p>
        <text:p text:style-name="P56">Print "Size of ZString is";SizeOf(myZString);" byte(s)." </text:p>
        <text:p text:style-name="P56">Print "Size of WString is";SizeOf(myWString);" byte(s)." </text:p>
        <text:p text:style-name="P56"/>
        <text:p text:style-name="P56"/>
        <text:p text:style-name="P56">'wait for keypress </text:p>
        <text:p text:style-name="P56">Sleep </text:p>
        <text:p text:style-name="P56">End </text:p>
        <text:p text:style-name="P56"/>
        <text:p text:style-name="P56"/>
        <text:p text:style-name="P56">Listing 9.4: strtype.bas </text:p>
        <text:p text:style-name="P56"/>
        <text:p text:style-name="P56"><text:tab/>Analysis: Lines 4 through 7 dimension a string of each type. Lines 10 through <text:soft-page-break/>13initialize the string variables with some string data. Lines 15 through 18 print out thestring data for reference. Lines 22 through 25 use the Len function to print out the lengthof the actual string data. Lines 29 through 32 use the Sizeof function to print out thelength of the data types. The program is closed in the usual manner. </text:p>
        <text:p text:style-name="P56"/>
        <text:p text:style-name="P56">Running the program should produce the following output. </text:p>
        <text:p text:style-name="P56"/>
        <text:p text:style-name="P56">Dynamic string: Hello World From FreeBasic! </text:p>
        <text:p text:style-name="P56">Fixed string: Hello World! </text:p>
        <text:p text:style-name="P56">Zstring: Hello World From FreeBasic! </text:p>
        <text:p text:style-name="P56">Wstring: Hello World From FreeBasic! </text:p>
        <text:p text:style-name="P56"/>
        <text:p text:style-name="P56"/>
        <text:p text:style-name="P56">Length of Dynamic String is 27 byte(s). </text:p>
        <text:p text:style-name="P56">Length of Fixed String 20 byte(s). </text:p>
        <text:p text:style-name="P56">Length of ZString is 27 byte(s). </text:p>
        <text:p text:style-name="P56">Length of WString is 27 byte(s). </text:p>
        <text:p text:style-name="P56"/>
        <text:p text:style-name="P56"/>
        <text:p text:style-name="P56">Size of Dynamic String is 12 byte(s). </text:p>
        <text:p text:style-name="P56"/>
        <text:p text:style-name="P56"/>
        <text:p text:style-name="P56">Size of Fixed String 21 byte(s). </text:p>
        <text:p text:style-name="P56"/>
        <text:p text:style-name="P56"/>
        <text:p text:style-name="P56">Size of ZString is 30 byte(s). </text:p>
        <text:p text:style-name="P56"/>
        <text:p text:style-name="P56"/>
        <text:p text:style-name="P56">Size of WString is 60 byte(s). </text:p>
        <text:p text:style-name="P56"/>
        <text:p text:style-name="P56"/>
        <text:p text:style-name="P56">Output 9.4: Output of stringtype.bas </text:p>
        <text:p text:style-name="P56"/>
        <text:p text:style-name="P56">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56">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56"/>
        <text:h text:style-name="Heading_20_2" text:outline-level="2"><text:soft-page-break/>Using String Functions with Zstring Pointers </text:h>
        <text:p text:style-name="P56"/>
        <text:p text:style-name="P56">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56"/>
        <text:p text:style-name="P56">1 </text:p>
        <text:p text:style-name="P56">Option Explicit </text:p>
        <text:p text:style-name="P56">2 </text:p>
        <text:p text:style-name="P56">3 </text:p>
        <text:p text:style-name="P56">Dim myZstring As Zstring Ptr </text:p>
        <text:p text:style-name="P56">4 </text:p>
        <text:p text:style-name="P56">5 </text:p>
        <text:p text:style-name="P56">myZstring = Callocate(10, Sizeof(Byte)) </text:p>
        <text:p text:style-name="P56">6 </text:p>
        <text:p text:style-name="P56">*myZstring = "Hello FB!" </text:p>
        <text:p text:style-name="P56">7 </text:p>
        <text:p text:style-name="P56">8 </text:p>
        <text:p text:style-name="P56">Print "F is at position";Instr(*myZstring, "F") </text:p>
        <text:p text:style-name="P56">9 </text:p>
        <text:p text:style-name="P56">10 </text:p>
        <text:p text:style-name="P56">Deallocate myZstring </text:p>
        <text:p text:style-name="P56">11 </text:p>
        <text:p text:style-name="P56">12 </text:p>
        <text:p text:style-name="P56">Sleep </text:p>
        <text:p text:style-name="P56">13 </text:p>
        <text:p text:style-name="P56">End </text:p>
        <text:p text:style-name="P56"/>
        <text:p text:style-name="P56"/>
        <text:p text:style-name="P56">Listing 9.5: zstringfunc.bas </text:p>
        <text:p text:style-name="P56"/>
        <text:p text:style-name="P56"><text:tab/>Analysis: Line 3 dimensions a Zstring pointer, myZstring. Line 5 allocates somespace for the string data in line 6. Line 8 uses the Instr function to determine the position </text:p>
        <text:p text:style-name="P56"/>
        <text:p text:style-name="P56"/>
        <text:p text:style-name="P56">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56"/>
        <text:p text:style-name="P56">When you run the program you should see the following output. </text:p>
        <text:p text:style-name="P56"/>
        <text:p text:style-name="P56">F is at position 7 </text:p>
        <text:p text:style-name="P56"/>
        <text:p text:style-name="P56"/>
        <text:p text:style-name="P56">Output 9.5: Output of zstringfunc.bas </text:p>
        <text:p text:style-name="P56"/>
        <text:p text:style-name="P56">This technique only applies to a Zstring pointer. A fixed length Zstring can bepassed directly to the string functions with no need to dereference the variable. </text:p>
        <text:p text:style-name="P56"><text:soft-page-break/></text:p>
        <text:h text:style-name="Heading_20_2" text:outline-level="2">The MK* and CV* String Functions </text:h>
        <text:p text:style-name="P56"/>
        <text:p text:style-name="P56">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56">and CV* functions. </text:p>
        <text:p text:style-name="P56"/>
        <text:p text:style-name="P56">Function Syntax Comment </text:p>
        <text:p text:style-name="P56">Mkd B = Mkd(number) Converts a double-typenumber to a string withlength of 8 bytes. </text:p>
        <text:p text:style-name="P56">Mki B = Mki(number) Converts an integer-typenumber to a string withlength of 4 bytes. </text:p>
        <text:p text:style-name="P56">Mkl B = Mkl(number) Converts a long-typenumber to a string withlength of 4 bytes. </text:p>
        <text:p text:style-name="P56">Mklongint B = Mklongint Converts a longint-typenumber to a string withlength of 8 bytes. </text:p>
        <text:p text:style-name="P56">Mks B = Mks(number) Converts a single-typenumber to a string withlength of 4 bytes. </text:p>
        <text:p text:style-name="P56">Mkshort B = Mkshort Converts a short-typenumber to a string withlength of 2 bytes. </text:p>
        <text:p text:style-name="P56">Cvd B = Cvd(string) Converts an 8 byte string </text:p>
        <text:p text:style-name="P56"/>
        <text:p text:style-name="P56"/>
        <text:p text:style-name="P56">Function Syntax Comment </text:p>
        <text:p text:style-name="P56">created with Mkd into a </text:p>
        <text:p text:style-name="P56">double-type number. </text:p>
        <text:p text:style-name="P56">Cvi B = Cvi(string) Converts a 4 byte stringcreated with Mki into an </text:p>
        <text:p text:style-name="P56">integer-type number. </text:p>
        <text:p text:style-name="P56">Cvl B = Cvl(sring) Converts a 4 byte stringcreated with Mkl into an </text:p>
        <text:p text:style-name="P56">integer-type number. </text:p>
        <text:p text:style-name="P56">Cvlongint B = Cvlongint(string) Converts an 8 byte stringcreated with Mklongint intoa longint-type number. </text:p>
        <text:p text:style-name="P56">Cvs B = Cvs(string) Converts a 4 byte stringcreated with Mks into a </text:p>
        <text:p text:style-name="P56">single-type number. </text:p>
        <text:p text:style-name="P56">Cvshort B = Cvshort(string) Converts a 2 byte stringcreated with Mkshort into a </text:p>
        <text:p text:style-name="P56">short-type number. </text:p>
        <text:p text:style-name="P56"/>
        <text:p text:style-name="P56">Table 9.3: MK* and CV* String Conversion Functions </text:p>
        <text:p text:style-name="P56"/>
        <text:p text:style-name="P56">The following program shows how to use the functions. </text:p>
        <text:p text:style-name="P56"/>
        <text:p text:style-name="P56"><text:soft-page-break/>1 </text:p>
        <text:p text:style-name="P56">2 </text:p>
        <text:p text:style-name="P56">3 </text:p>
        <text:p text:style-name="P56">4 </text:p>
        <text:p text:style-name="P56">5 </text:p>
        <text:p text:style-name="P56">6 </text:p>
        <text:p text:style-name="P56">7 </text:p>
        <text:p text:style-name="P56">8 </text:p>
        <text:p text:style-name="P56">9 </text:p>
        <text:p text:style-name="P56">10 </text:p>
        <text:p text:style-name="P56">11 </text:p>
        <text:p text:style-name="P56">12 </text:p>
        <text:p text:style-name="P56">13 </text:p>
        <text:p text:style-name="P56">14 </text:p>
        <text:p text:style-name="P56">15 </text:p>
        <text:p text:style-name="P56">16 </text:p>
        <text:p text:style-name="P56">17 </text:p>
        <text:p text:style-name="P56">18 </text:p>
        <text:p text:style-name="P56">19 </text:p>
        <text:p text:style-name="P56">20 </text:p>
        <text:p text:style-name="P56">21 </text:p>
        <text:p text:style-name="P56">22 </text:p>
        <text:p text:style-name="P56"/>
        <text:p text:style-name="P56"/>
        <text:p text:style-name="P56">Option Explicit </text:p>
        <text:p text:style-name="P56"/>
        <text:p text:style-name="P56"/>
        <text:p text:style-name="P56">'Create some numeric variables </text:p>
        <text:p text:style-name="P56">Dim As Integer myInt, myIntC, i </text:p>
        <text:p text:style-name="P56">Dim As Double myDbl, myDblC </text:p>
        <text:p text:style-name="P56">'Create some string variables </text:p>
        <text:p text:style-name="P56">Dim As String mySInt, mySDbl </text:p>
        <text:p text:style-name="P56"/>
        <text:p text:style-name="P56"/>
        <text:p text:style-name="P56">'Load some data </text:p>
        <text:p text:style-name="P56">myInt = 10 </text:p>
        <text:p text:style-name="P56">myDbl = 254.56 </text:p>
        <text:p text:style-name="P56">Print "Integer: ";myInt </text:p>
        <text:p text:style-name="P56">Print "Double: ";myDbl </text:p>
        <text:p text:style-name="P56">Print </text:p>
        <text:p text:style-name="P56">'Convert to strings </text:p>
        <text:p text:style-name="P56">mySInt = Mki(myInt) </text:p>
        <text:p text:style-name="P56">mySDbl = Mkd(myDbl) </text:p>
        <text:p text:style-name="P56">Print </text:p>
        <text:p text:style-name="P56">'Print out values </text:p>
        <text:p text:style-name="P56">Print "Mki: "; </text:p>
        <text:p text:style-name="P56">For i = 1 To Len(mySInt)</text:p>
        <text:p text:style-name="P56"/>
        <text:p text:style-name="P56"/>
        <text:p text:style-name="P56"><text:s/>Print Asc(Mid(mySInt, i, 1));" "; </text:p>
        <text:p text:style-name="P56"/>
        <text:p text:style-name="P56"/>
        <text:p text:style-name="P56"><text:soft-page-break/></text:p>
        <text:p text:style-name="P56">23 </text:p>
        <text:p text:style-name="P56">24 </text:p>
        <text:p text:style-name="P56">25 </text:p>
        <text:p text:style-name="P56">26 </text:p>
        <text:p text:style-name="P56">27 </text:p>
        <text:p text:style-name="P56">28 </text:p>
        <text:p text:style-name="P56">29 </text:p>
        <text:p text:style-name="P56">30 </text:p>
        <text:p text:style-name="P56">31 </text:p>
        <text:p text:style-name="P56">32 </text:p>
        <text:p text:style-name="P56">33 </text:p>
        <text:p text:style-name="P56">34 </text:p>
        <text:p text:style-name="P56">35 </text:p>
        <text:p text:style-name="P56">36 </text:p>
        <text:p text:style-name="P56">37 </text:p>
        <text:p text:style-name="P56">38 </text:p>
        <text:p text:style-name="P56"/>
        <text:p text:style-name="P56"/>
        <text:p text:style-name="P56">Next </text:p>
        <text:p text:style-name="P56"/>
        <text:p text:style-name="P56"/>
        <text:p text:style-name="P56">Print </text:p>
        <text:p text:style-name="P56"/>
        <text:p text:style-name="P56"/>
        <text:p text:style-name="P56">Print "Mkd: "; </text:p>
        <text:p text:style-name="P56"/>
        <text:p text:style-name="P56"/>
        <text:p text:style-name="P56">For i = 1 To Len(mySDbl) </text:p>
        <text:p text:style-name="P56">Print Asc(Mid(mySDbl, i, 1));" "; </text:p>
        <text:p text:style-name="P56"/>
        <text:p text:style-name="P56"/>
        <text:p text:style-name="P56">Next </text:p>
        <text:p text:style-name="P56"/>
        <text:p text:style-name="P56"/>
        <text:p text:style-name="P56">Print </text:p>
        <text:p text:style-name="P56"/>
        <text:p text:style-name="P56"/>
        <text:p text:style-name="P56">'Convert back to numbers </text:p>
        <text:p text:style-name="P56"/>
        <text:p text:style-name="P56"/>
        <text:p text:style-name="P56">myIntC = Cvi(mySInt) </text:p>
        <text:p text:style-name="P56"/>
        <text:p text:style-name="P56"/>
        <text:p text:style-name="P56">myDblC = Cvd(mySDbl) </text:p>
        <text:p text:style-name="P56"/>
        <text:p text:style-name="P56"/>
        <text:p text:style-name="P56">Print </text:p>
        <text:p text:style-name="P56"><text:soft-page-break/></text:p>
        <text:p text:style-name="P56"/>
        <text:p text:style-name="P56">Print "Cvi: ";myIntC </text:p>
        <text:p text:style-name="P56"/>
        <text:p text:style-name="P56"/>
        <text:p text:style-name="P56">Print "Cvd: ";myDblC </text:p>
        <text:p text:style-name="P56"/>
        <text:p text:style-name="P56"/>
        <text:p text:style-name="P56">Sleep </text:p>
        <text:p text:style-name="P56">End </text:p>
        <text:p text:style-name="P56"/>
        <text:p text:style-name="P56"/>
        <text:p text:style-name="P56">Listing 9.6: mkcv.bas </text:p>
        <text:p text:style-name="P56"/>
        <text:p text:style-name="P56"><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56"/>
        <text:p text:style-name="P56">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56"/>
        <text:p text:style-name="P56">Lines 31 and 32 convert the string representations back into numeric values whichare printed to the screen in lines 34 and 35. </text:p>
        <text:p text:style-name="P56"/>
        <text:p text:style-name="P56">When you run the program you should see the following output. </text:p>
        <text:p text:style-name="P56"/>
        <text:p text:style-name="P56">Integer: 10 </text:p>
        <text:p text:style-name="P56"/>
        <text:p text:style-name="P56"/>
        <text:p text:style-name="P56">Double: 254.56 </text:p>
        <text:p text:style-name="P56"/>
        <text:p text:style-name="P56"/>
        <text:p text:style-name="P56">Mki: 10 0 0 0 </text:p>
        <text:p text:style-name="P56"/>
        <text:p text:style-name="P56"/>
        <text:p text:style-name="P56">Mkd: 82 184 30 133 235 209 111 64 </text:p>
        <text:p text:style-name="P56"/>
        <text:p text:style-name="P56"/>
        <text:p text:style-name="P56"/>
        <text:p text:style-name="P56">Cvi: 10 </text:p>
        <text:p text:style-name="P56"/>
        <text:p text:style-name="P56"><text:soft-page-break/></text:p>
        <text:p text:style-name="P56">Cvd: 254.56 </text:p>
        <text:p text:style-name="P56"/>
        <text:p text:style-name="P56"/>
        <text:p text:style-name="P56">Output 9.6: Output of mkcv.bas </text:p>
        <text:p text:style-name="P56"/>
        <text:p text:style-name="P56">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56"/>
        <text:p text:style-name="P56">If your program requires fixed-length records, you can use a Type definition to createdisk records. This technique will be covered in the chapter on file handling. </text:p>
        <text:p text:style-name="P56"/>
        <text:h text:style-name="Heading_20_2" text:outline-level="2">Numeric String Conversion Functions </text:h>
        <text:p text:style-name="P56"/>
        <text:p text:style-name="P56">You find as you write programs that there are instances where you need to converta text string such as “124.5” into a number, and the number 124.5 into a string.</text:p>
        <text:p text:style-name="P56">FreeBasic has several conversion functions that can be used to accomplish these tasks. </text:p>
        <text:p text:style-name="P56"/>
        <text:p text:style-name="P56">Function Syntax Comment </text:p>
        <text:p text:style-name="P56">Format B = Format(number,</text:p>
        <text:p text:style-name="P56">format_string) </text:p>
        <text:p text:style-name="P56">Returns a formatted </text:p>
        <text:p text:style-name="P56">number. You must include </text:p>
        <text:p text:style-name="P56">"vbcompat.bi" in yourprogram to use thisfunction. </text:p>
        <text:p text:style-name="P56">Str B = Str(number) Converts a numeric </text:p>
        <text:p text:style-name="P56">expression to a stringrepresentation. That is, 145will become “145”. </text:p>
        <text:p text:style-name="P56">Val B = Val(string) Converts a string to adouble value. The Val </text:p>
        <text:p text:style-name="P56">functions will convert from </text:p>
        <text:p text:style-name="P56">left to right, ending at thefirst non-numeric character. </text:p>
        <text:p text:style-name="P56">Valint B = Valint(string) Converts a string to aninteger value. </text:p>
        <text:p text:style-name="P56">Vallng B = Vallng(string) Converts a string to a longinteger value. </text:p>
        <text:p text:style-name="P56">Valuint B = Valuint(string) Converts a string to aunsigned integer value. </text:p>
        <text:p text:style-name="P56">Valulong B = Valulong(string) Converts a string to anunsigned long integer value. </text:p>
        <text:p text:style-name="P56"/>
        <text:p text:style-name="P56">Table 9.4: Numeric String Functions </text:p>
        <text:p text:style-name="P56"/>
        <text:p text:style-name="P56"/>
        <text:p text:style-name="P56">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56">back to a string for output to the disk. They are also useful for getting input from <text:soft-page-break/>theuser, a technique you will see in the chapter on the console functions. </text:p>
        <text:p text:style-name="P56"/>
        <text:p text:style-name="P56">The Format function is a general purpose function that can format numbers, datesand time. A seperate chapter is devoted to using the Format function. </text:p>
        <text:p text:style-name="P56"/>
        <text:h text:style-name="Heading_20_2" text:outline-level="2">Wide String Functions </text:h>
        <text:p text:style-name="P56"/>
        <text:p text:style-name="P56">Since wide strings contain 16-bit characters, there are a few string functions thatwork specifically with wide strings. The functions listed in the following table behave inthe same manner as their 8-bit counterparts. </text:p>
        <text:p text:style-name="P56"/>
        <text:p text:style-name="P56">Function Syntax Comment </text:p>
        <text:p text:style-name="P56">Wbin B = Wbin(number) </text:p>
        <text:p text:style-name="P56">B = Wbin(number, digits) </text:p>
        <text:p text:style-name="P56">Returns the binary form ofnumber as a wide string.</text:p>
        <text:p text:style-name="P56">Can optionally return onlynumber of digits. </text:p>
        <text:p text:style-name="P56">Wchr B = Wchr(unicode) </text:p>
        <text:p text:style-name="P56">B = Wchr(unicode, unicode,</text:p>
        <text:p text:style-name="P56">...) </text:p>
        <text:p text:style-name="P56">Returns the character </text:p>
        <text:p text:style-name="P56">represented by Unicode. Ifmultiple codes are passed toWchr, the function will </text:p>
        <text:p text:style-name="P56">return a string of unicodecharacters. </text:p>
        <text:p text:style-name="P56">Whex B = Whex(number) </text:p>
        <text:p text:style-name="P56">B = Whex(number, digits) </text:p>
        <text:p text:style-name="P56">Returns the hexadecimal </text:p>
        <text:p text:style-name="P56">form of number as a wide </text:p>
        <text:p text:style-name="P56">string. Can optionally returnonly number of digits. </text:p>
        <text:p text:style-name="P56">Woct B = Woct(number) </text:p>
        <text:p text:style-name="P56">B = Woct(number, digits) </text:p>
        <text:p text:style-name="P56">Returns the octal form of </text:p>
        <text:p text:style-name="P56">number as a wide string.</text:p>
        <text:p text:style-name="P56">Can optionally return onlynumber of digits. </text:p>
        <text:p text:style-name="P56">Wspace B = Wspace(number) Returns a wide string withnumber of spaces. </text:p>
        <text:p text:style-name="P56">Wstr B = Wstr(number) </text:p>
        <text:p text:style-name="P56">B = Wstr(ascii_string) </text:p>
        <text:p text:style-name="P56">The first form of Wstr will </text:p>
        <text:p text:style-name="P56">return a wide stringresprestation of a number.</text:p>
        <text:p text:style-name="P56">The second form will </text:p>
        <text:p text:style-name="P56">convert an ascii string to aUnicode string. </text:p>
        <text:p text:style-name="P56">Wstring B = Wstring(number, code) </text:p>
        <text:p text:style-name="P56">B = Wstring(number, string) </text:p>
        <text:p text:style-name="P56">String will return a widestring with number ofcharacters that correspondto the ascii character code </text:p>
        <text:p text:style-name="P56">or the first character of </text:p>
        <text:p text:style-name="P56">string. </text:p>
        <text:p text:style-name="P56"/>
        <text:p text:style-name="P56"/>
        <text:p text:style-name="P56">Table 9.5: Wide String Functions </text:p>
        <text:p text:style-name="P56"/>
        <text:p text:style-name="P56">The wide string functions work in the same manner as their regular string </text:p>
        <text:p text:style-name="P56">counterparts. </text:p>
        <text:p text:style-name="P56"><text:soft-page-break/></text:p>
        <text:h text:style-name="Heading_20_2" text:outline-level="2">String Operators </text:h>
        <text:p text:style-name="P56"/>
        <text:p text:style-name="P56">There are two string operators &amp; and + which concatenate two or more strings </text:p>
        <text:p text:style-name="P56">together. &amp; is preferred over + since &amp; will automatically convert the operands to strings, </text:p>
        <text:p text:style-name="P56">where + will not. </text:p>
        <text:p text:style-name="P56"/>
        <text:h text:style-name="Heading_20_2" text:outline-level="2">CRT Character and String Functions </text:h>
        <text:p text:style-name="P56"/>
        <text:p text:style-name="P56">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56"/>
        <text:h text:style-name="Heading_20_3" text:outline-level="3">Character Functions </text:h>
        <text:p text:style-name="P56"/>
        <text:p text:style-name="P56">In the ctype.bi declaration file, located in the inc\crt folder, you will find a numberof functions to identify different types of characters. To use these functions in yourprogram you must include the ctype.bi file, #include once "crt/ctype.bi". The </text:p>
        <text:p text:style-name="P56">following table lists the different character functions. All of these functions take an asciicharacter code and return a non-zero result if successful or a zero result if not successful. </text:p>
        <text:p text:style-name="P56"/>
        <text:p text:style-name="P56">Function Syntax Comment </text:p>
        <text:p text:style-name="P56">Isalnum B = Isalnum(asc_code) Returns non-zero if the </text:p>
        <text:p text:style-name="P56">character is an alphanumeric </text:p>
        <text:p text:style-name="P56">character, zero if </text:p>
        <text:p text:style-name="P56">not. </text:p>
        <text:p text:style-name="P56">Isalpha B = Isalpha(asc_code) Returns non-zero if the </text:p>
        <text:p text:style-name="P56">character is an alphabeticalcharacter, zero if not. </text:p>
        <text:p text:style-name="P56">Iscntrl B = Iscntrl(asc_code) Returns non-zero if the </text:p>
        <text:p text:style-name="P56">character is a control </text:p>
        <text:p text:style-name="P56">character, such as a Tab, </text:p>
        <text:p text:style-name="P56">zero if not. </text:p>
        <text:p text:style-name="P56">Isdigit B = Isdigit(asc_code) Returns non-zero if the </text:p>
        <text:p text:style-name="P56">character is a numeric digit,</text:p>
        <text:p text:style-name="P56">0 to 9, zero if not. </text:p>
        <text:p text:style-name="P56">Isgraph B = Isgraph(asc_code) Returns non-zero if the </text:p>
        <text:p text:style-name="P56">characterhas a glyphassociated with it, zero if </text:p>
        <text:p text:style-name="P56">not. This function onlyidentifies the standard glyphcharacters in the lower ascii </text:p>
        <text:p text:style-name="P56">range. </text:p>
        <text:p text:style-name="P56"><text:soft-page-break/></text:p>
        <text:p text:style-name="P56"/>
        <text:p text:style-name="P56">Function Syntax Comment </text:p>
        <text:p text:style-name="P56">Islower B = Islower(asc_code) Returns non-zero if the </text:p>
        <text:p text:style-name="P56">character is lower-case, zero </text:p>
        <text:p text:style-name="P56">if not. </text:p>
        <text:p text:style-name="P56">Isprint B = Isprint(asc_code) Returns non-zero if the </text:p>
        <text:p text:style-name="P56">character is a printablecharacter, zero if not. This </text:p>
        <text:p text:style-name="P56">function only identifies theprintable characters in thelower ascii range. </text:p>
        <text:p text:style-name="P56">Ispunct B = Ispunct(asc_code) Returns non-zero if the </text:p>
        <text:p text:style-name="P56">character is a punctuationcharacter, zero if not. </text:p>
        <text:p text:style-name="P56">Isspace B = Isspace(asc_code) Returns non-zero if the </text:p>
        <text:p text:style-name="P56">character is a whitespacecharacter, zero if not. </text:p>
        <text:p text:style-name="P56">Whitespace is defined as aspace, form-feed, new-line,</text:p>
        <text:p text:style-name="P56">carriage return, horizontaland vertical tabs. </text:p>
        <text:p text:style-name="P56">Isupper B = Isupper(asc_code) Returns non-zero if the </text:p>
        <text:p text:style-name="P56">character is upper-case,</text:p>
        <text:p text:style-name="P56">zero if not. </text:p>
        <text:p text:style-name="P56">Isxdigit B = isxdigit(asc_code) Returns non-zero if the </text:p>
        <text:p text:style-name="P56">character is a hexidecimal </text:p>
        <text:p text:style-name="P56">digit, zero if not.</text:p>
        <text:p text:style-name="P56">Hexadecimal digits include 0through 9, A through F anda through f. </text:p>
        <text:p text:style-name="P56"/>
        <text:p text:style-name="P56">Table 9.6: CRT Character Functions </text:p>
        <text:p text:style-name="P56"/>
        <text:p text:style-name="P56">The following program illustrates how to use these functions. </text:p>
        <text:p text:style-name="P56"/>
        <text:p text:style-name="P56">1 </text:p>
        <text:p text:style-name="P56">Option Explicit </text:p>
        <text:p text:style-name="P56">2 </text:p>
        <text:p text:style-name="P56">3 </text:p>
        <text:p text:style-name="P56">#include once "crt/ctype.bi" </text:p>
        <text:p text:style-name="P56">4 </text:p>
        <text:p text:style-name="P56">5 </text:p>
        <text:p text:style-name="P56">Dim As String myString </text:p>
        <text:p text:style-name="P56">6 </text:p>
        <text:p text:style-name="P56">Dim As Integer ret, i, ichar </text:p>
        <text:p text:style-name="P56">7 </text:p>
        <text:p text:style-name="P56">8 </text:p>
        <text:p text:style-name="P56">'Load some characters into the string </text:p>
        <text:p text:style-name="P56">9 </text:p>
        <text:p text:style-name="P56">myString = "ABcd01!* " &amp; Chr(128) &amp; Chr(1) </text:p>
        <text:p text:style-name="P56">10 </text:p>
        <text:p text:style-name="P56">11 </text:p>
        <text:p text:style-name="P56">'Print header on console </text:p>
        <text:p text:style-name="P56">12 </text:p>
        <text:p text:style-name="P56">Print "Char";Tab(6);"Alnum";Tab(12);"Alpha";Tab(18);"Cntrl";Tab(24); </text:p>
        <text:p text:style-name="P56"/>
        <text:p text:style-name="P56"/>
        <text:p text:style-name="P56"/>
        <text:p text:style-name="P56">13 </text:p>
        <text:p text:style-name="P56">Print "Digit";Tab(30);"Graph";Tab(36);"Lower";Tab(42);"Print";Tab(48); </text:p>
        <text:p text:style-name="P56"><text:soft-page-break/>14 </text:p>
        <text:p text:style-name="P56">Print "Punct";Tab(54);"Space";Tab(60);"Upper" </text:p>
        <text:p text:style-name="P56">15 </text:p>
        <text:p text:style-name="P56">Print String(79, "") </text:p>
        <text:p text:style-name="P56">16 </text:p>
        <text:p text:style-name="P56">17 </text:p>
        <text:p text:style-name="P56">'Examine each character in string. </text:p>
        <text:p text:style-name="P56">18 </text:p>
        <text:p text:style-name="P56">For i = 1 To Len(myString)</text:p>
        <text:p text:style-name="P56">19 </text:p>
        <text:p text:style-name="P56">ichar = Asc(Mid(myString, i, 1))</text:p>
        <text:p text:style-name="P56">20 </text:p>
        <text:p text:style-name="P56">'Print the character21 </text:p>
        <text:p text:style-name="P56">Print Chr(ichar);</text:p>
        <text:p text:style-name="P56">22 </text:p>
        <text:p text:style-name="P56">Print Tab(6);</text:p>
        <text:p text:style-name="P56">23 </text:p>
        <text:p text:style-name="P56">'Check to see what kind of character it is24 </text:p>
        <text:p text:style-name="P56">ret = isalnum(ichar)</text:p>
        <text:p text:style-name="P56">25 </text:p>
        <text:p text:style-name="P56">'If character type then print Y26 </text:p>
        <text:p text:style-name="P56">If ret &lt;&gt; 0 Then27 </text:p>
        <text:p text:style-name="P56">Print "Y";</text:p>
        <text:p text:style-name="P56">28 </text:p>
        <text:p text:style-name="P56">Else29 </text:p>
        <text:p text:style-name="P56">Print "N";</text:p>
        <text:p text:style-name="P56">30 </text:p>
        <text:p text:style-name="P56">End If31 </text:p>
        <text:p text:style-name="P56">Print Tab(12);</text:p>
        <text:p text:style-name="P56">32 </text:p>
        <text:p text:style-name="P56">ret = isalpha(ichar) </text:p>
        <text:p text:style-name="P56">33 </text:p>
        <text:p text:style-name="P56">If ret &lt;&gt; 0 Then34 </text:p>
        <text:p text:style-name="P56">Print "Y";</text:p>
        <text:p text:style-name="P56">35 </text:p>
        <text:p text:style-name="P56">Else36 </text:p>
        <text:p text:style-name="P56">Print "N";</text:p>
        <text:p text:style-name="P56">37 </text:p>
        <text:p text:style-name="P56">End If38 </text:p>
        <text:p text:style-name="P56">Print Tab(18);</text:p>
        <text:p text:style-name="P56">39 </text:p>
        <text:p text:style-name="P56">ret = iscntrl(ichar)</text:p>
        <text:p text:style-name="P56">40 </text:p>
        <text:p text:style-name="P56">If ret &lt;&gt; 0 Then41 </text:p>
        <text:p text:style-name="P56">Print "Y";</text:p>
        <text:p text:style-name="P56">42 </text:p>
        <text:p text:style-name="P56">Else43 </text:p>
        <text:p text:style-name="P56">Print "N";</text:p>
        <text:p text:style-name="P56"><text:soft-page-break/>44 </text:p>
        <text:p text:style-name="P56">End If45 </text:p>
        <text:p text:style-name="P56">Print Tab(24);</text:p>
        <text:p text:style-name="P56">46 </text:p>
        <text:p text:style-name="P56">ret = isdigit(ichar)</text:p>
        <text:p text:style-name="P56">47 </text:p>
        <text:p text:style-name="P56">If ret &lt;&gt; 0 Then48 </text:p>
        <text:p text:style-name="P56">Print "Y";</text:p>
        <text:p text:style-name="P56">49 </text:p>
        <text:p text:style-name="P56">Else50 </text:p>
        <text:p text:style-name="P56">Print "N";</text:p>
        <text:p text:style-name="P56">51 </text:p>
        <text:p text:style-name="P56">End If52 </text:p>
        <text:p text:style-name="P56">Print Tab(30);</text:p>
        <text:p text:style-name="P56">53 </text:p>
        <text:p text:style-name="P56">ret = isgraph(ichar) </text:p>
        <text:p text:style-name="P56">54 </text:p>
        <text:p text:style-name="P56">If ret &lt;&gt; 0 Then55 </text:p>
        <text:p text:style-name="P56">Print "Y";</text:p>
        <text:p text:style-name="P56">56 </text:p>
        <text:p text:style-name="P56">Else57 </text:p>
        <text:p text:style-name="P56">Print "N"; </text:p>
        <text:p text:style-name="P56"/>
        <text:p text:style-name="P56"/>
        <text:p text:style-name="P56"/>
        <text:p text:style-name="P56">58 </text:p>
        <text:p text:style-name="P56">End If59 </text:p>
        <text:p text:style-name="P56">Print Tab(36);</text:p>
        <text:p text:style-name="P56">60 </text:p>
        <text:p text:style-name="P56">ret = islower(ichar) </text:p>
        <text:p text:style-name="P56">61 </text:p>
        <text:p text:style-name="P56">If ret &lt;&gt; 0 Then62 </text:p>
        <text:p text:style-name="P56">Print "Y";</text:p>
        <text:p text:style-name="P56">63 </text:p>
        <text:p text:style-name="P56">Else64 </text:p>
        <text:p text:style-name="P56">Print "N";</text:p>
        <text:p text:style-name="P56">65 </text:p>
        <text:p text:style-name="P56">End If66 </text:p>
        <text:p text:style-name="P56">Print Tab(42);</text:p>
        <text:p text:style-name="P56">67 </text:p>
        <text:p text:style-name="P56">ret = isprint(ichar) </text:p>
        <text:p text:style-name="P56">68 </text:p>
        <text:p text:style-name="P56">If ret &lt;&gt; 0 Then69 </text:p>
        <text:p text:style-name="P56">Print "Y";</text:p>
        <text:p text:style-name="P56">70 </text:p>
        <text:p text:style-name="P56">Else71 </text:p>
        <text:p text:style-name="P56">Print "N";</text:p>
        <text:p text:style-name="P56">72 </text:p>
        <text:p text:style-name="P56">End If73 </text:p>
        <text:p text:style-name="P56">Print Tab(48);</text:p>
        <text:p text:style-name="P56">74 </text:p>
        <text:p text:style-name="P56">ret = ispunct(ichar) </text:p>
        <text:p text:style-name="P56"><text:soft-page-break/>75 </text:p>
        <text:p text:style-name="P56">If ret &lt;&gt; 0 Then76 </text:p>
        <text:p text:style-name="P56">Print "Y";</text:p>
        <text:p text:style-name="P56">77 </text:p>
        <text:p text:style-name="P56">Else78 </text:p>
        <text:p text:style-name="P56">Print "N";</text:p>
        <text:p text:style-name="P56">79 </text:p>
        <text:p text:style-name="P56">End If80 </text:p>
        <text:p text:style-name="P56">Print Tab(54);</text:p>
        <text:p text:style-name="P56">81 </text:p>
        <text:p text:style-name="P56">ret = isspace(ichar) </text:p>
        <text:p text:style-name="P56">82 </text:p>
        <text:p text:style-name="P56">If ret &lt;&gt; 0 Then83 </text:p>
        <text:p text:style-name="P56">Print "Y";</text:p>
        <text:p text:style-name="P56">84 </text:p>
        <text:p text:style-name="P56">Else85 </text:p>
        <text:p text:style-name="P56">Print "N";</text:p>
        <text:p text:style-name="P56">86 </text:p>
        <text:p text:style-name="P56">End If87 </text:p>
        <text:p text:style-name="P56">Print Tab(60);</text:p>
        <text:p text:style-name="P56">88 </text:p>
        <text:p text:style-name="P56">ret = isupper(ichar)</text:p>
        <text:p text:style-name="P56">89 </text:p>
        <text:p text:style-name="P56">If ret &lt;&gt; 0 Then90 </text:p>
        <text:p text:style-name="P56">Print "Y"</text:p>
        <text:p text:style-name="P56">91 </text:p>
        <text:p text:style-name="P56">Else92 </text:p>
        <text:p text:style-name="P56">Print "N"</text:p>
        <text:p text:style-name="P56">93 </text:p>
        <text:p text:style-name="P56">End If </text:p>
        <text:p text:style-name="P56">94 </text:p>
        <text:p text:style-name="P56">Next </text:p>
        <text:p text:style-name="P56">95 </text:p>
        <text:p text:style-name="P56">96 </text:p>
        <text:p text:style-name="P56">Sleep </text:p>
        <text:p text:style-name="P56">97End </text:p>
        <text:p text:style-name="P56"/>
        <text:p text:style-name="P56"/>
        <text:p text:style-name="P56">Listing 9.7: crt_char.bas </text:p>
        <text:p text:style-name="P56"/>
        <text:p text:style-name="P56"><text:tab/>Analysis: Line 3 includes the ctype.bi file that is needed to link to these CRTfunctions. Lines 5 and 6 declare the working variables. MyString will contain thecharacters to identify, ret is the return value from the function, i is used in the For-Next </text:p>
        <text:p text:style-name="P56"/>
        <text:p text:style-name="P56"/>
        <text:p text:style-name="P82"/>
        <text:p text:style-name="P56">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56"/>
        <text:p text:style-name="P56">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56"/>
        <text:p text:style-name="P56">The program is then closed in the usual way. </text:p>
        <text:p text:style-name="P56"/>
        <text:p text:style-name="P56">When you run the program you should see the following result. </text:p>
        <text:p text:style-name="P56"/>
        <text:p text:style-name="P56">Char Alnum Alpha Cntrl Digit Graph Lower Print Punct Space Upper </text:p>
        <text:p text:style-name="P56"/>
        <text:p text:style-name="P56"/>
        <text:p text:style-name="P56">A Y Y N N Y N Y N N Y </text:p>
        <text:p text:style-name="P56">B Y Y N N Y N Y N N Y </text:p>
        <text:p text:style-name="P56">c Y Y N N Y Y Y N N N </text:p>
        <text:p text:style-name="P56">d Y Y N N Y Y Y N N N </text:p>
        <text:p text:style-name="P56">0 Y N N Y Y N Y N N N </text:p>
        <text:p text:style-name="P56">1 Y N N Y Y N Y N N N </text:p>
        <text:p text:style-name="P56">! N N N N Y N Y Y N N </text:p>
        <text:p text:style-name="P56"/>
        <text:p text:style-name="P56"/>
        <text:p text:style-name="P56">* </text:p>
        <text:p text:style-name="P56">N N N N Y N Y Y N N </text:p>
        <text:p text:style-name="P56">N N N N N N Y N Y N </text:p>
        <text:p text:style-name="P56">N N N N N N Y N Y N </text:p>
        <text:p text:style-name="P56">Ç N N N N N N N N N N </text:p>
        <text:p text:style-name="P56">. </text:p>
        <text:p text:style-name="P56">NNYNNNNNNN </text:p>
        <text:p text:style-name="P56"/>
        <text:p text:style-name="P56"/>
        <text:p text:style-name="P56">Output 9.7: Output of crt_char.bas </text:p>
        <text:p text:style-name="P56"/>
        <text:p text:style-name="P56">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56"/>
        <text:h text:style-name="Heading_20_3" text:outline-level="3">Strtok Function </text:h>
        <text:p text:style-name="P56"/>
        <text:p text:style-name="P56">The Strtok function will return tokens separated by a delimiter set. Strtok is quitefast and since it will look for a set of delimiters, it is much easier to use Strtok than Instr </text:p>
        <text:p text:style-name="P56">within a loop. Strtok is contained in the string.bi declaration file located in the inc\crtfolder of your FreeBasic installation. Strtok is declared as: </text:p>
        <text:p text:style-name="P56"/>
        <text:p text:style-name="P56"><text:soft-page-break/>declare function strtok cdecl alias "strtok" (byval as zstring ptr, _ </text:p>
        <text:p text:style-name="P56">byval as zstring ptr) as zstring ptr </text:p>
        <text:p text:style-name="P56"/>
        <text:p text:style-name="P56"/>
        <text:p text:style-name="P56"/>
        <text:p text:style-name="P56">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56"/>
        <text:p text:style-name="P56">The following program uses Strtok to parse a string into tokens. </text:p>
        <text:p text:style-name="P56">1 </text:p>
        <text:p text:style-name="P56">Option Explicit </text:p>
        <text:p text:style-name="P56">2 </text:p>
        <text:p text:style-name="P56">3 </text:p>
        <text:p text:style-name="P56">#include once "crt.bi" </text:p>
        <text:p text:style-name="P56">4 </text:p>
        <text:p text:style-name="P56">5 </text:p>
        <text:p text:style-name="P56">Dim As String tstr, tmpstr, delim </text:p>
        <text:p text:style-name="P56">6 </text:p>
        <text:p text:style-name="P56">Dim zret As Zstring Ptr </text:p>
        <text:p text:style-name="P56">7 </text:p>
        <text:p text:style-name="P56">8 </text:p>
        <text:p text:style-name="P56">9 </text:p>
        <text:p text:style-name="P56">'Create delimiters </text:p>
        <text:p text:style-name="P56">10 </text:p>
        <text:p text:style-name="P56">delim = " ,!" </text:p>
        <text:p text:style-name="P56">11 </text:p>
        <text:p text:style-name="P56">'Create parse string </text:p>
        <text:p text:style-name="P56">12 </text:p>
        <text:p text:style-name="P56">tstr = "HelloWorld, </text:p>
        <text:p text:style-name="P56">From Freebasic!" </text:p>
        <text:p text:style-name="P56">13 </text:p>
        <text:p text:style-name="P56">'Create a working copy of string </text:p>
        <text:p text:style-name="P56">14 </text:p>
        <text:p text:style-name="P56">'strtok will alter original string </text:p>
        <text:p text:style-name="P56">15 </text:p>
        <text:p text:style-name="P56">tmpstr = tstr </text:p>
        <text:p text:style-name="P56">16 </text:p>
        <text:p text:style-name="P56">'First call with string and delimiters </text:p>
        <text:p text:style-name="P56">17 </text:p>
        <text:p text:style-name="P56">zret = strtok(tmpstr, delim) </text:p>
        <text:p text:style-name="P56">18 </text:p>
        <text:p text:style-name="P56">'Check for a NULL pointer </text:p>
        <text:p text:style-name="P56">19 </text:p>
        <text:p text:style-name="P56">If zret &lt;&gt; NULL Then20 </text:p>
        <text:p text:style-name="P56"><text:soft-page-break/>Print zret[0]</text:p>
        <text:p text:style-name="P56">21 </text:p>
        <text:p text:style-name="P56">'Parse rest of string22 </text:p>
        <text:p text:style-name="P56">Do </text:p>
        <text:p text:style-name="P56">23 </text:p>
        <text:p text:style-name="P56">'Call with NULL to work on same string24 </text:p>
        <text:p text:style-name="P56">zret = strtok(NULL, delim)</text:p>
        <text:p text:style-name="P56">25 </text:p>
        <text:p text:style-name="P56">If zret &lt;&gt; NULL Then26 </text:p>
        <text:p text:style-name="P56">Print zret[0]</text:p>
        <text:p text:style-name="P56">27 </text:p>
        <text:p text:style-name="P56">End If28 </text:p>
        <text:p text:style-name="P56">Loop Until zret = NULL </text:p>
        <text:p text:style-name="P56">29 </text:p>
        <text:p text:style-name="P56">End If </text:p>
        <text:p text:style-name="P56">30 </text:p>
        <text:p text:style-name="P56">Sleep </text:p>
        <text:p text:style-name="P56">31 </text:p>
        <text:p text:style-name="P56">End </text:p>
        <text:p text:style-name="P56"/>
        <text:p text:style-name="P56"/>
        <text:p text:style-name="P56">Listing 9.8: strtok.bas </text:p>
        <text:p text:style-name="P56"/>
        <text:p text:style-name="P56"><text:tab/>Analysis: Line 3 includes the crt library declarations so that Strtok is available tothe program. Lines 5 and 6 define the working variables. Tstr is the original parse string,</text:p>
        <text:p text:style-name="P56">tmpstr is a copy of the original string and delim is the set of delimiters. Zret is defined as </text:p>
        <text:p text:style-name="P56"/>
        <text:p text:style-name="P56"/>
        <text:p text:style-name="P56">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56"/>
        <text:p text:style-name="P56">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56">Remember that Zstring are C-type strings, an array of characters that terminate withcharacter zero, a Null. </text:p>
        <text:p text:style-name="P56"/>
        <text:p text:style-name="P56">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56"/>
        <text:p text:style-name="P56">After all the tokens have been processed, zret will be Null, the loop will exit and theprogram will close in the usual manner. </text:p>
        <text:p text:style-name="P56"><text:soft-page-break/></text:p>
        <text:p text:style-name="P56">When you run the program you should the following output. </text:p>
        <text:p text:style-name="P56"/>
        <text:p text:style-name="P56">Hello </text:p>
        <text:p text:style-name="P56"/>
        <text:p text:style-name="P56"/>
        <text:p text:style-name="P56">World </text:p>
        <text:p text:style-name="P56"/>
        <text:p text:style-name="P56"/>
        <text:p text:style-name="P56">From </text:p>
        <text:p text:style-name="P56"/>
        <text:p text:style-name="P56"/>
        <text:p text:style-name="P56">Freebasic </text:p>
        <text:p text:style-name="P56"/>
        <text:p text:style-name="P56"/>
        <text:p text:style-name="P56">Output 9.8: Output of strtok.bas </text:p>
        <text:p text:style-name="P56"/>
        <text:p text:style-name="P56">The output shows the individual tokens in the string. Not only is Strtok easy to use,</text:p>
        <text:p text:style-name="P56">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56"/>
        <text:h text:style-name="Heading_20_2" text:outline-level="2">A Look Ahead </text:h>
        <text:p text:style-name="P56"/>
        <text:p text:style-name="P56">So far in the book you have seen the individual intrinsic data types. There aretimes though when you need an aggregate data type to fully describe your data. This iswhere Type definitions and Unions come in handy, which are discussed in the nextchapter. </text:p>
        <text:p text:style-name="P56"/>
        <text:p text:style-name="P56"/>
      </text:section>
      <text:section text:style-name="Sect1" text:name="Arrays " text:protected="true">
        <text:section-source xlink:href="../../fbeginnerm15.odt"/>
        <text:p text:style-name="P9">Chapter 12 Arrays </text:p>
        <text:p text:style-name="P56"/>
        <text:p text:style-name="P56">Arrays are probably the single most useful programming construct that is </text:p>
        <text:p text:style-name="P56">available to you in FreeBasic. Many problems that you will try to solve with aprogramming solution involve data arranged in tabular format, and arrays are perfect formanaging this type of data. Understanding arrays is crucial skill in becoming a competent </text:p>
        <text:p text:style-name="P56">programmer. </text:p>
        <text:p text:style-name="P56"/>
        <text:p text:style-name="P56">Arrays are contiguous memory segments of a single or composite data type. Youcan think of an array as a table, with rows and columns of data. An array can have one ormore rows, and each row can have one or columns. The number of rows and columns </text:p>
        <text:p text:style-name="P56">define the dimensions of the array. FreeBasic uses the row-major scheme for arrays,</text:p>
        <text:p text:style-name="P56">which means that the first dimension references the row in an array that has more thanone dimension. FreeBasic supports up to eight dimensions in an array. </text:p>
        <text:p text:style-name="P56"/>
        <text:h text:style-name="Heading_20_2" text:outline-level="2">One-Dimensional Arrays </text:h>
        <text:p text:style-name="P56"/>
        <text:p text:style-name="P56">An array with a single row is called a one-dimensional array. If an array is a single-</text:p>
        <text:p text:style-name="P56">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56"/>
        <text:p text:style-name="P56">Dim myArray(10) as Integer </text:p>
        <text:p text:style-name="P56"/>
        <text:p text:style-name="P56"/>
        <text:p text:style-name="P56">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56"/>
        <text:p text:style-name="P56">Dim myArray(1 to 10) as Integer </text:p>
        <text:p text:style-name="P56"/>
        <text:p text:style-name="P56"/>
        <text:p text:style-name="P56">This example will define a single-dimension array with 10 columns, with indexesranging from 1 to 10. </text:p>
        <text:p text:style-name="P56"/>
        <text:h text:style-name="Heading_20_3" text:outline-level="3">One-Dimensional Array Indexes </text:h>
        <text:p text:style-name="P56"/>
        <text:p text:style-name="P56">You access each element of an array using an index value. In the case of a single-</text:p>
        <text:p text:style-name="P56">dimension array, the index would refer to a column number in the default row. The formatis to use the array variable, with the index surrounded by parenthesis. </text:p>
        <text:p text:style-name="P56"/>
        <text:p text:style-name="P56">myArray(5) = 7 </text:p>
        <text:p text:style-name="P56"><text:soft-page-break/></text:p>
        <text:p text:style-name="P56"/>
        <text:p text:style-name="P56">This would set the value of column 5 of myArray to 7. </text:p>
        <text:p text:style-name="P56"/>
        <text:p text:style-name="P56"/>
        <text:p text:style-name="P56">myInt = myArray(5) </text:p>
        <text:p text:style-name="P56"/>
        <text:p text:style-name="P56"/>
        <text:p text:style-name="P56">This will set the value of myInt to the current value of column 5 in myArray. </text:p>
        <text:p text:style-name="P56"/>
        <text:h text:style-name="Heading_20_2" text:outline-level="2">Two-Dimensional Arrays </text:h>
        <text:p text:style-name="P56"/>
        <text:p text:style-name="P56">A two-dimensional array is an array that has more than one row, along with thedefined columns. A two-dimensional array is like a table, with a defined number of rows,</text:p>
        <text:p text:style-name="P56">where each row has a defined number of columns. The following code snippet defined anarray using the default method. </text:p>
        <text:p text:style-name="P56"/>
        <text:p text:style-name="P56">Dim myArray(2, 10) as Integer </text:p>
        <text:p text:style-name="P56"/>
        <text:p text:style-name="P56"/>
        <text:p text:style-name="P56">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56"/>
        <text:p text:style-name="P56">You can also define the lower and upper bounds of the array. </text:p>
        <text:p text:style-name="P56"/>
        <text:p text:style-name="P56">Dim myArray(1 to 2, 1 to 10) as Integer </text:p>
        <text:p text:style-name="P56"/>
        <text:p text:style-name="P56"/>
        <text:p text:style-name="P56">This definition would set the number of rows to 2, numbered 1 to 2 and the </text:p>
        <text:p text:style-name="P56">number of columns to 10, numbered 1 to 10. </text:p>
        <text:p text:style-name="P56"/>
        <text:h text:style-name="Heading_20_3" text:outline-level="3">Two-Dimensional Array Indexes </text:h>
        <text:p text:style-name="P56"/>
        <text:p text:style-name="P56">To access the array elements you would use two indexes. The first index selectsthe row, and the second index selects a column within that row. </text:p>
        <text:p text:style-name="P56"/>
        <text:p text:style-name="P56">myArray(1, 5) = 7 </text:p>
        <text:p text:style-name="P56"/>
        <text:p text:style-name="P56"/>
        <text:p text:style-name="P56">This code would set column 5 in row 1 to 7. </text:p>
        <text:p text:style-name="P56"/>
        <text:p text:style-name="P56"><text:soft-page-break/>myInt = myArray(1, 5) </text:p>
        <text:p text:style-name="P56"/>
        <text:p text:style-name="P56"/>
        <text:p text:style-name="P56">This code would set myInt to the current value contained within column 5 of row 1of myArray. </text:p>
        <text:p text:style-name="P56"/>
        <text:h text:style-name="Heading_20_2" text:outline-level="2">Multi-Dimensional Arrays </text:h>
        <text:p text:style-name="P56"/>
        <text:p text:style-name="P56">For arrays of three or more dimensions, you would use the same format as listedabove, taking into account the progression of the array dimensions. For a three-</text:p>
        <text:p text:style-name="P56">dimensional array, the first dimension would be the row, the second the column, the thirdwould be the z-order, or depth, of each column. For example, to define a cube in space,</text:p>
        <text:p text:style-name="P56">you would use the y,x,z format, where y defines the vertical axis, x defines the horizontalaxis and z defines the depth axis. To create an array in this format you could define the </text:p>
        <text:p text:style-name="P56">array as Dim myCube(y, x, z) as Integer. MyCube(10, 10, 10) would create a cube </text:p>
        <text:p text:style-name="P56"/>
        <text:p text:style-name="P56"/>
        <text:p text:style-name="P56">with 11 vertical units, 0 to 10, 11 horizontal units, 0 to 10 and 10 depth units, 0 to 10. Toaccess the center of the cube, you would use iCenter = myCube(5, 5, 5). </text:p>
        <text:p text:style-name="P56"/>
        <text:p text:style-name="P56">You will probably never need to use arrays of more than three dimensions, unlessyou are doing some advanced mathematical calculations. However, if you need to usehigher-dimensional arrays, the same principles apply. </text:p>
        <text:p text:style-name="P56"/>
        <text:p text:style-name="P56">The following program illustrates creating and accessing a two dimensional array. </text:p>
        <text:p text:style-name="P56"/>
        <text:p text:style-name="P56"/>
        <text:p text:style-name="P56"/>
        <text:p text:style-name="P56"/>
        <text:p text:style-name="P56">Option Explicit </text:p>
        <text:p text:style-name="P56"/>
        <text:p text:style-name="P56"/>
        <text:p text:style-name="P56">'Create a twodimensional </text:p>
        <text:p text:style-name="P56">array </text:p>
        <text:p text:style-name="P56">Dim As Integer myArray(1 To 2, 1 To 10), i, j </text:p>
        <text:p text:style-name="P56"/>
        <text:p text:style-name="P56"/>
        <text:p text:style-name="P56">'Load some data into the array </text:p>
        <text:p text:style-name="P56">For i = 1 To 2 </text:p>
        <text:p text:style-name="P56">For j = 1 To 9 </text:p>
        <text:p text:style-name="P56">myArray(i, j) = Rnd * 10 </text:p>
        <text:p text:style-name="P56">Next </text:p>
        <text:p text:style-name="P56">Next </text:p>
        <text:p text:style-name="P56"/>
        <text:p text:style-name="P56"/>
        <text:p text:style-name="P56">'Print data in array </text:p>
        <text:p text:style-name="P56">For i = 1 To 2 </text:p>
        <text:p text:style-name="P56">For j = 1 To 9 </text:p>
        <text:p text:style-name="P56">Print "row:";i;" col:";j;" value:";myArray(i, j) </text:p>
        <text:p text:style-name="P56"><text:soft-page-break/>Next </text:p>
        <text:p text:style-name="P56">Next </text:p>
        <text:p text:style-name="P56"/>
        <text:p text:style-name="P56"/>
        <text:p text:style-name="P56">Sleep </text:p>
        <text:p text:style-name="P56">End </text:p>
        <text:p text:style-name="P56"/>
        <text:p text:style-name="P56"/>
        <text:p text:style-name="P56">Listing 12.1: arrayindex.bas </text:p>
        <text:p text:style-name="P56"/>
        <text:p text:style-name="P56"><text:tab/>Analysis: Line 4 creates a two-dimensional array with two rows, with each rowhaving ten columns. The working variables i and j are also declared on the same line.</text:p>
        <text:p text:style-name="P56">Lines 7 through 11 load some random data into the array. A nested For-Next loop is thecommon way to access multi-dimensional arrays. The variable i will select the rowindexes while the j variable will access the column indexes. </text:p>
        <text:p text:style-name="P56"/>
        <text:p text:style-name="P56">Lines 14 through 18 will print the values stored in the array. The format is identicalto the load code. The program is closed in the usual way. </text:p>
        <text:p text:style-name="P56"/>
        <text:p text:style-name="P56">When you run the program you should see the following output. </text:p>
        <text:p text:style-name="P56"/>
        <text:p text:style-name="P56">row: 1 col: 1 value: 0 </text:p>
        <text:p text:style-name="P56"/>
        <text:p text:style-name="P56"/>
        <text:p text:style-name="P56">row: 1 col: 2 value: 6 </text:p>
        <text:p text:style-name="P56"/>
        <text:p text:style-name="P56">row: 1 col: 3 value: 2 </text:p>
        <text:p text:style-name="P56">row: 1 col: 4 value: 8 </text:p>
        <text:p text:style-name="P56">row: 1 col: 5 value: 6 </text:p>
        <text:p text:style-name="P56">row: 1 col: 6 value: 5 </text:p>
        <text:p text:style-name="P56">row: 1 col: 7 value: 4 </text:p>
        <text:p text:style-name="P56">row: 1 col: 8 value: 9 </text:p>
        <text:p text:style-name="P56">row: 1 col: 9 value: 8 </text:p>
        <text:p text:style-name="P56">row: 2 col: 1 value: 7 </text:p>
        <text:p text:style-name="P56">row: 2 col: 2 value: 2 </text:p>
        <text:p text:style-name="P56">row: 2 col: 3 value: 9 </text:p>
        <text:p text:style-name="P56">row: 2 col: 4 value: 7 </text:p>
        <text:p text:style-name="P56">row: 2 col: 5 value: 5 </text:p>
        <text:p text:style-name="P56">row: 2 col: 6 value: 3 </text:p>
        <text:p text:style-name="P56">row: 2 col: 7 value: 0 </text:p>
        <text:p text:style-name="P56">row: 2 col: 8 value: 1 </text:p>
        <text:p text:style-name="P56">row: 2 col: 9 value: 4 </text:p>
        <text:p text:style-name="P56"/>
        <text:p text:style-name="P56"/>
        <text:p text:style-name="P56">Output 12.1: Output of arrayindex.bas </text:p>
        <text:p text:style-name="P56"/>
        <text:p text:style-name="P56">Dynamic Arrays </text:p>
        <text:p text:style-name="P56"/>
        <text:p text:style-name="P56"><text:soft-page-break/>The arrays described above are static arrays; the array size cannot change duringprogram execution. You can also create dynamic arrays that can change size duringexecution. Dynamic arrays are useful for creating data structures such as stacks or </text:p>
        <text:p text:style-name="P56">queues. </text:p>
        <text:p text:style-name="P56"/>
        <text:p text:style-name="P56">In order to use dynamic arrays in your program you need to include the Option </text:p>
        <text:p text:style-name="P56">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56"/>
        <text:p text:style-name="P56">There are a couple of exceptions to this. When declaring an array using variables for theindex values, the array is implicitly dynamic. You can also declare an array withoutspecifying index values, that is using an empty parentheses in the array declaration,</text:p>
        <text:p text:style-name="P56">and then use Redim to resize the array without specifying Option Dynamic. </text:p>
        <text:p text:style-name="P56"/>
        <text:p text:style-name="P56">The following program creates a simple integer stack and then manipulates </text:p>
        <text:p text:style-name="P56"/>
        <text:p text:style-name="P56">the stack. </text:p>
        <text:p text:style-name="P56"/>
        <text:p text:style-name="P56">1 </text:p>
        <text:p text:style-name="P56">Option Explicit </text:p>
        <text:p text:style-name="P56">2 </text:p>
        <text:p text:style-name="P56">Option Dynamic </text:p>
        <text:p text:style-name="P56"/>
        <text:p text:style-name="P56"/>
        <text:p text:style-name="P56">3 </text:p>
        <text:p text:style-name="P56">4 </text:p>
        <text:p text:style-name="P56">'Create an integer stack. The 0 index will be our empty marker. </text:p>
        <text:p text:style-name="P56">Dim As Integer stack(0), top = 0, i, ivalue </text:p>
        <text:p text:style-name="P56">6 </text:p>
        <text:p text:style-name="P56">7 </text:p>
        <text:p text:style-name="P56">'This will push a value on the stack, update the top of stack </text:p>
        <text:p text:style-name="P56">8 </text:p>
        <text:p text:style-name="P56">Sub PushValue(astack() As Integer, stacktop As Integer, value As Integer)</text:p>
        <text:p text:style-name="P56">9 </text:p>
        <text:p text:style-name="P56">'Increment the top of the stack </text:p>
        <text:p text:style-name="P56">stacktop += 111 </text:p>
        <text:p text:style-name="P56">'Resize the stack12 </text:p>
        <text:p text:style-name="P56">Redim Preserve astack(stacktop)</text:p>
        <text:p text:style-name="P56">13 </text:p>
        <text:p text:style-name="P56">astack(stacktop) = value </text:p>
        <text:p text:style-name="P56">14 </text:p>
        <text:p text:style-name="P56">End Sub </text:p>
        <text:p text:style-name="P56">'This will pop a value off the stack, update top of stack </text:p>
        <text:p text:style-name="P56">16 </text:p>
        <text:p text:style-name="P56">Function PopValue(astack() As Integer, stacktop As Integer) As Integer17 </text:p>
        <text:p text:style-name="P56"><text:soft-page-break/>Dim As Integer ret18 </text:p>
        <text:p text:style-name="P56">19 </text:p>
        <text:p text:style-name="P56">If stacktop = 0 Then </text:p>
        <text:p text:style-name="P56">ret = 021 </text:p>
        <text:p text:style-name="P56">Else22 </text:p>
        <text:p text:style-name="P56">ret = astack(stacktop)</text:p>
        <text:p text:style-name="P56">23 </text:p>
        <text:p text:style-name="P56">stacktop = </text:p>
        <text:p text:style-name="P56">124 </text:p>
        <text:p text:style-name="P56">Redim Preserve astack(stacktop) </text:p>
        <text:p text:style-name="P56">End If </text:p>
        <text:p text:style-name="P56">26 </text:p>
        <text:p text:style-name="P56">Return ret </text:p>
        <text:p text:style-name="P56">27 </text:p>
        <text:p text:style-name="P56">End Function </text:p>
        <text:p text:style-name="P56">28 </text:p>
        <text:p text:style-name="P56">29 </text:p>
        <text:p text:style-name="P56">'Push five values on to stack </text:p>
        <text:p text:style-name="P56">Print "Pushing values on stack..." </text:p>
        <text:p text:style-name="P56">31 </text:p>
        <text:p text:style-name="P56">For i = 1 To 532 </text:p>
        <text:p text:style-name="P56">ivalue = i * 233 </text:p>
        <text:p text:style-name="P56">PushValue stack(), top, ivalue34 </text:p>
        <text:p text:style-name="P56">Print "Stack top:";Ubound(stack),"Value:";ivalue </text:p>
        <text:p text:style-name="P56">Next </text:p>
        <text:p text:style-name="P56">36 </text:p>
        <text:p text:style-name="P56">Print </text:p>
        <text:p text:style-name="P56">37 </text:p>
        <text:p text:style-name="P56">38 </text:p>
        <text:p text:style-name="P56">'Pop the values off the stack </text:p>
        <text:p text:style-name="P56">39 </text:p>
        <text:p text:style-name="P56">Print "Popping values from stack..." </text:p>
        <text:p text:style-name="P56">ivalue = PopValue(stack(), top) </text:p>
        <text:p text:style-name="P56">41 </text:p>
        <text:p text:style-name="P56">Do While ivalue &gt; 042 </text:p>
        <text:p text:style-name="P56">Print "Stack Value:";ivalue43 </text:p>
        <text:p text:style-name="P56">ivalue = PopValue(stack(), top) </text:p>
        <text:p text:style-name="P56">44 </text:p>
        <text:p text:style-name="P56">Loop </text:p>
        <text:p text:style-name="P56">Print </text:p>
        <text:p text:style-name="P56">46 </text:p>
        <text:p text:style-name="P56">47 </text:p>
        <text:p text:style-name="P56">'Check stack size </text:p>
        <text:p text:style-name="P56"/>
        <text:p text:style-name="P56"/>
        <text:p text:style-name="P56"/>
        <text:p text:style-name="P56">48 </text:p>
        <text:p text:style-name="P56">Print "Stack size after pops:";Ubound(stack) </text:p>
        <text:p text:style-name="P56"><text:soft-page-break/>49 </text:p>
        <text:p text:style-name="P56">50 </text:p>
        <text:p text:style-name="P56">Sleep </text:p>
        <text:p text:style-name="P56">51 </text:p>
        <text:p text:style-name="P56">End </text:p>
        <text:p text:style-name="P56"/>
        <text:p text:style-name="P56"/>
        <text:p text:style-name="P56">Listing 12.2: stack.bas </text:p>
        <text:p text:style-name="P56"/>
        <text:p text:style-name="P56"><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56">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56"/>
        <text:p text:style-name="P56">Line 10 increments the stack top variable, and line 12 uses Redim Preserve toresize the array, while keeping the existing data in the array. Line 13 set the new arraylocation to the value passed to the subroutine. </text:p>
        <text:p text:style-name="P56"/>
        <text:p text:style-name="P56">Line 16 through 27 pops the top value of the stack, if the stack index is grater thanzero, updates the top-of-stack variable and then returns the popped value. Line 19 and20 checks to make sure that the stack has some data. If the index is 0, the stack is </text:p>
        <text:p text:style-name="P56">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56"/>
        <text:p text:style-name="P56">The program is closed in the usual way. </text:p>
        <text:p text:style-name="P56"/>
        <text:p text:style-name="P56">When you run the program you will see the following output. </text:p>
        <text:p text:style-name="P56"/>
        <text:p text:style-name="P56"/>
        <text:p text:style-name="P56">Pushing values on stack... </text:p>
        <text:p text:style-name="P56"/>
        <text:p text:style-name="P56"/>
        <text:p text:style-name="P56">Stack top: 1 Value: 2 </text:p>
        <text:p text:style-name="P56">Stack top: 2 Value: 4 </text:p>
        <text:p text:style-name="P56">Stack top: 3 Value: 6 </text:p>
        <text:p text:style-name="P56">Stack top: 4 Value: 8 </text:p>
        <text:p text:style-name="P56">Stack top: 5 Value: 10 </text:p>
        <text:p text:style-name="P56"/>
        <text:p text:style-name="P56"/>
        <text:p text:style-name="P56">Popping values from stack... </text:p>
        <text:p text:style-name="P56">Stack Value: 10 </text:p>
        <text:p text:style-name="P56">Stack Value: 8 </text:p>
        <text:p text:style-name="P56">Stack Value: 6 </text:p>
        <text:p text:style-name="P56"><text:soft-page-break/>Stack Value: 4 </text:p>
        <text:p text:style-name="P56">Stack Value: 2 </text:p>
        <text:p text:style-name="P56"/>
        <text:p text:style-name="P56"/>
        <text:p text:style-name="P56">Stack size after pops: 0 </text:p>
        <text:p text:style-name="P56"/>
        <text:p text:style-name="P56"/>
        <text:p text:style-name="P56">Output 12.2: Output of stack.bas </text:p>
        <text:p text:style-name="P56"/>
        <text:p text:style-name="P56">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56"/>
        <text:p text:style-name="P56">You can only Redim or Redim Preserve the first index, that is the row, in amultidimensional array. </text:p>
        <text:p text:style-name="P56"/>
        <text:h text:style-name="Heading_20_2" text:outline-level="2">Array Functions </text:h>
        <text:p text:style-name="P56"/>
        <text:p text:style-name="P56">There are a number of functions that you can use to manage arrays. The followingtable lists the array functions available in FreeBasic. </text:p>
        <text:p text:style-name="P56"/>
        <text:p text:style-name="P56">Function Syntax Comment </text:p>
        <text:p text:style-name="P56">Clear Clear array, value,</text:p>
        <text:p text:style-name="P56">num_bytes </text:p>
        <text:p text:style-name="P56">Sets num_bytes in array tobyte value. </text:p>
        <text:p text:style-name="P56">Erase Erase array Erases dynamic arrays frommemory, or clears static </text:p>
        <text:p text:style-name="P56">arrays. </text:p>
        <text:p text:style-name="P56">Lbound B = Lbound(array) </text:p>
        <text:p text:style-name="P56">B = Lbound(array,</text:p>
        <text:p text:style-name="P56">dimension) </text:p>
        <text:p text:style-name="P56">Returns the lowest index of </text:p>
        <text:p text:style-name="P56">a single or multidimensionalarray. The dimensionparameter is the dimensionto check in a </text:p>
        <text:p text:style-name="P56">multidimensional arraywhere the first dimension is </text:p>
        <text:p text:style-name="P56"/>
        <text:p text:style-name="P56"/>
        <text:p text:style-name="P56">Function Syntax Comment </text:p>
        <text:p text:style-name="P56">1, the second dimension is </text:p>
        <text:p text:style-name="P56">2, and so on. </text:p>
        <text:p text:style-name="P56">Option Dynamic Option Dynamic Allocates arrays intodynamic memory bydefault. </text:p>
        <text:p text:style-name="P56">Option Static Option Static Clears a previous OptionDynamic. All subsequentarrays will be allocated onthe heap. </text:p>
        <text:p text:style-name="P56">Preserve Redim Preserve Preserves data in an arraywhen resized using theRedim statement. </text:p>
        <text:p text:style-name="P56">Redim Redim array(dimensions) asDataType </text:p>
        <text:p text:style-name="P56"><text:soft-page-break/>Resizes an array to sizedimensions. </text:p>
        <text:p text:style-name="P56">Ubound B = Lbound(array) </text:p>
        <text:p text:style-name="P56">B = Lbound(array,</text:p>
        <text:p text:style-name="P56">dimension) </text:p>
        <text:p text:style-name="P56">Returns the highest index ofa single or multidimensionalarray. The dimensionparameter is the dimensionto check in a </text:p>
        <text:p text:style-name="P56">multidimensional arraywhere the first dimension is </text:p>
        <text:p text:style-name="P56">1, the second dimension is </text:p>
        <text:p text:style-name="P56">2, and so on. </text:p>
        <text:p text:style-name="P56"/>
        <text:p text:style-name="P56">Table 12.1: Array Functions </text:p>
        <text:p text:style-name="P56"/>
        <text:p text:style-name="P56">Out of all the functions, you will probably use the Lbound and Ubound functionsthe most, especially when working with dynamic arrays. The following program uses bothfunctions to get the size of a two dimensional array. </text:p>
        <text:p text:style-name="P56"/>
        <text:p text:style-name="P56">1 </text:p>
        <text:p text:style-name="P56">Option Explicit </text:p>
        <text:p text:style-name="P56">2 </text:p>
        <text:p text:style-name="P56">Option Dynamic </text:p>
        <text:p text:style-name="P56">3 </text:p>
        <text:p text:style-name="P56">4 </text:p>
        <text:p text:style-name="P56">'Create a dynamic array </text:p>
        <text:p text:style-name="P56">5 </text:p>
        <text:p text:style-name="P56">Dim As Integer myArray(), i, nb </text:p>
        <text:p text:style-name="P56">6 </text:p>
        <text:p text:style-name="P56">'Resize array with two dimensions </text:p>
        <text:p text:style-name="P56">7 </text:p>
        <text:p text:style-name="P56">Redim myArray(1 To 1, 1 To 5) </text:p>
        <text:p text:style-name="P56">8 </text:p>
        <text:p text:style-name="P56">9 </text:p>
        <text:p text:style-name="P56">'Print upper and lower bounds for each row and column </text:p>
        <text:p text:style-name="P56">10 </text:p>
        <text:p text:style-name="P56">Print "First Redim" </text:p>
        <text:p text:style-name="P56">11 </text:p>
        <text:p text:style-name="P56">Print "" </text:p>
        <text:p text:style-name="P56">12 </text:p>
        <text:p text:style-name="P56">Print "Min Row Index:";Lbound(myArray, 1); </text:p>
        <text:p text:style-name="P56">13 </text:p>
        <text:p text:style-name="P56">Print " Max </text:p>
        <text:p text:style-name="P56">Row Index:";Ubound(myArray, 1) </text:p>
        <text:p text:style-name="P56">14 </text:p>
        <text:p text:style-name="P56">Print "Min Column index:";Lbound(myArray, 2); </text:p>
        <text:p text:style-name="P56">15 </text:p>
        <text:p text:style-name="P56">Print" Max </text:p>
        <text:p text:style-name="P56">Column index:";Ubound(myArray, 2) </text:p>
        <text:p text:style-name="P56"/>
        <text:p text:style-name="P56"/>
        <text:p text:style-name="P56"/>
        <text:p text:style-name="P56">16 </text:p>
        <text:p text:style-name="P56">17 </text:p>
        <text:p text:style-name="P56">18 </text:p>
        <text:p text:style-name="P56"><text:soft-page-break/>19 </text:p>
        <text:p text:style-name="P56">20 </text:p>
        <text:p text:style-name="P56">21 </text:p>
        <text:p text:style-name="P56">22 </text:p>
        <text:p text:style-name="P56">23 </text:p>
        <text:p text:style-name="P56">24 </text:p>
        <text:p text:style-name="P56">25 </text:p>
        <text:p text:style-name="P56">26 </text:p>
        <text:p text:style-name="P56">27 </text:p>
        <text:p text:style-name="P56">28 </text:p>
        <text:p text:style-name="P56">29 </text:p>
        <text:p text:style-name="P56">30 </text:p>
        <text:p text:style-name="P56">31 </text:p>
        <text:p text:style-name="P56">32 </text:p>
        <text:p text:style-name="P56"/>
        <text:p text:style-name="P56"/>
        <text:p text:style-name="P56">Print </text:p>
        <text:p text:style-name="P56">Print "Additional Redims" </text:p>
        <text:p text:style-name="P56">Print "" </text:p>
        <text:p text:style-name="P56">'Redim array five times </text:p>
        <text:p text:style-name="P56">For i = 1 To 5</text:p>
        <text:p text:style-name="P56"/>
        <text:p text:style-name="P56"/>
        <text:p text:style-name="P56"><text:s/>nb = Ubound(myArray, 1) + 1 </text:p>
        <text:p text:style-name="P56">Redim myArray(1 To nb, 1 To 5) </text:p>
        <text:p text:style-name="P56">'Print new array size </text:p>
        <text:p text:style-name="P56">Print "Min Row Index:";Lbound(myArray, 1); </text:p>
        <text:p text:style-name="P56">Print " Max </text:p>
        <text:p text:style-name="P56">Row Index:";Ubound(myArray, 1) </text:p>
        <text:p text:style-name="P56">Print "Min Column index:";Lbound(myArray, 2); </text:p>
        <text:p text:style-name="P56">Print " Max </text:p>
        <text:p text:style-name="P56">Column index:";Ubound(myArray, 2) </text:p>
        <text:p text:style-name="P56">Print </text:p>
        <text:p text:style-name="P56"/>
        <text:p text:style-name="P56"/>
        <text:p text:style-name="P56">Next </text:p>
        <text:p text:style-name="P56"/>
        <text:p text:style-name="P56"/>
        <text:p text:style-name="P56">Sleep </text:p>
        <text:p text:style-name="P56">End </text:p>
        <text:p text:style-name="P56"/>
        <text:p text:style-name="P56"/>
        <text:p text:style-name="P56">Listing 12.3: ulbound.bas </text:p>
        <text:p text:style-name="P56"/>
        <text:p text:style-name="P56"><text:tab/>Analysis: Line 2 set the compiler directive Option Dynamic so that the array isallocated in dynamic memory. Line 5 creates a dynamic array with no dimensionsspecified. Line 7 uses Redim to create a two-dimensional array. Lines 10 through 15 printthe upper and lower bounds using Lbound and Ubound respectively. <text:soft-page-break/>Notice that thedimension parameter is used to specify which dimension to get the lower and upperbounds. 1 is used to get the bounds for the first dimension, and 2 is used to get thesecond dimension. </text:p>
        <text:p text:style-name="P56"/>
        <text:p text:style-name="P56">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56">array. Lines 24 through 27 get the new bounds and print the values to the screen. </text:p>
        <text:p text:style-name="P56"/>
        <text:p text:style-name="P56">The program is closed in the usual way. </text:p>
        <text:p text:style-name="P56"/>
        <text:p text:style-name="P56">When you run the program you should see the following output. </text:p>
        <text:p text:style-name="P56"/>
        <text:p text:style-name="P56">First Redim </text:p>
        <text:p text:style-name="P56"/>
        <text:p text:style-name="P56"/>
        <text:p text:style-name="P56">Min Row Index: 1 Max </text:p>
        <text:p text:style-name="P56">Row Index: 1 </text:p>
        <text:p text:style-name="P56"/>
        <text:p text:style-name="P56"/>
        <text:p text:style-name="P56">Min Column index: 1 Max </text:p>
        <text:p text:style-name="P56">Column index: 5 </text:p>
        <text:p text:style-name="P56"/>
        <text:p text:style-name="P56"/>
        <text:p text:style-name="P56">Additional Redims </text:p>
        <text:p text:style-name="P56"/>
        <text:p text:style-name="P56"/>
        <text:p text:style-name="P56">Min Row Index: 1 Max </text:p>
        <text:p text:style-name="P56">Row Index: 2 </text:p>
        <text:p text:style-name="P56"/>
        <text:p text:style-name="P56"/>
        <text:p text:style-name="P56">Min Column index: 1 Max </text:p>
        <text:p text:style-name="P56">Column index: 5 </text:p>
        <text:p text:style-name="P56"/>
        <text:p text:style-name="P56"/>
        <text:p text:style-name="P56"/>
        <text:p text:style-name="P56">Min Row Index: 1 Max </text:p>
        <text:p text:style-name="P56">Row Index: 3 </text:p>
        <text:p text:style-name="P56">Min Column index: 1 Max </text:p>
        <text:p text:style-name="P56">Column index: 5 </text:p>
        <text:p text:style-name="P56"/>
        <text:p text:style-name="P56"/>
        <text:p text:style-name="P56">Min Row Index: 1 Max </text:p>
        <text:p text:style-name="P56">Row Index: 4 </text:p>
        <text:p text:style-name="P56">Min Column index: 1 Max </text:p>
        <text:p text:style-name="P56">Column index: 5 </text:p>
        <text:p text:style-name="P56"/>
        <text:p text:style-name="P56"/>
        <text:p text:style-name="P56">Min Row Index: 1 Max </text:p>
        <text:p text:style-name="P56">Row Index: 5 </text:p>
        <text:p text:style-name="P56">Min Column index: 1 Max </text:p>
        <text:p text:style-name="P56"><text:soft-page-break/>Column index: 5 </text:p>
        <text:p text:style-name="P56"/>
        <text:p text:style-name="P56"/>
        <text:p text:style-name="P56">Min Row Index: 1 Max </text:p>
        <text:p text:style-name="P56">Row Index: 6 </text:p>
        <text:p text:style-name="P56">Min Column index: 1 Max </text:p>
        <text:p text:style-name="P56">Column index: 5 </text:p>
        <text:p text:style-name="P56"/>
        <text:p text:style-name="P56"/>
        <text:p text:style-name="P56">Listing 12.4: Output of ulbound.bas </text:p>
        <text:p text:style-name="P56"/>
        <text:p text:style-name="P56">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56">array. </text:p>
        <text:p text:style-name="P56"/>
        <text:h text:style-name="Heading_20_2" text:outline-level="2">Arrays of Types </text:h>
        <text:p text:style-name="P56"/>
        <text:p text:style-name="P56">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56"/>
        <text:p text:style-name="P56">You create arrays of types just as you would with any of the intrinsic data types.</text:p>
        <text:p text:style-name="P56">The following code snippet illustrates the syntax. </text:p>
        <text:p text:style-name="P56"/>
        <text:p text:style-name="P56">Type myPoint </text:p>
        <text:p text:style-name="P56">x As Integer </text:p>
        <text:p text:style-name="P56">y As Integer </text:p>
        <text:p text:style-name="P56"/>
        <text:p text:style-name="P56"/>
        <text:p text:style-name="P56">End Type </text:p>
        <text:p text:style-name="P56"/>
        <text:p text:style-name="P56"/>
        <text:p text:style-name="P56">Type myLine </text:p>
        <text:p text:style-name="P56">p1 As myPoint </text:p>
        <text:p text:style-name="P56">p2 As myPoint </text:p>
        <text:p text:style-name="P56">char As String * 1 </text:p>
        <text:p text:style-name="P56"/>
        <text:p text:style-name="P56"/>
        <text:p text:style-name="P56">End Type </text:p>
        <text:p text:style-name="P56"><text:soft-page-break/>Dim myLineSet (1 to 3) as myLine </text:p>
        <text:p text:style-name="P56"/>
        <text:p text:style-name="P56"/>
        <text:p text:style-name="P56"/>
        <text:p text:style-name="P56">The code defines a set of 3 lines, with endpoints p1 and p2, where each endpointis located at row and col. The following program illustrates using this definition to printsome lines to the console screen. </text:p>
        <text:p text:style-name="P56"/>
        <text:p text:style-name="P56">1 </text:p>
        <text:p text:style-name="P56">Option Explicit </text:p>
        <text:p text:style-name="P56">2 </text:p>
        <text:p text:style-name="P56">3 </text:p>
        <text:p text:style-name="P56">'Define the point </text:p>
        <text:p text:style-name="P56">4 </text:p>
        <text:p text:style-name="P56">Type myPoint </text:p>
        <text:p text:style-name="P56">5 </text:p>
        <text:p text:style-name="P56">x As Integer </text:p>
        <text:p text:style-name="P56">6 </text:p>
        <text:p text:style-name="P56">y As Integer </text:p>
        <text:p text:style-name="P56">7 </text:p>
        <text:p text:style-name="P56">End Type </text:p>
        <text:p text:style-name="P56">8 </text:p>
        <text:p text:style-name="P56">9 </text:p>
        <text:p text:style-name="P56">'Define the line </text:p>
        <text:p text:style-name="P56">10 </text:p>
        <text:p text:style-name="P56">Type myLine </text:p>
        <text:p text:style-name="P56">11 </text:p>
        <text:p text:style-name="P56">p1 As myPoint </text:p>
        <text:p text:style-name="P56">12 </text:p>
        <text:p text:style-name="P56">p2 As myPoint </text:p>
        <text:p text:style-name="P56">13 </text:p>
        <text:p text:style-name="P56">char As String * 1 </text:p>
        <text:p text:style-name="P56">14 </text:p>
        <text:p text:style-name="P56">End Type </text:p>
        <text:p text:style-name="P56">15 </text:p>
        <text:p text:style-name="P56">16 </text:p>
        <text:p text:style-name="P56">'Create a set of 3 lines </text:p>
        <text:p text:style-name="P56">17 </text:p>
        <text:p text:style-name="P56">Dim myLineSet (1 To 3) As myLine </text:p>
        <text:p text:style-name="P56">18 </text:p>
        <text:p text:style-name="P56">Dim As Integer i </text:p>
        <text:p text:style-name="P56">19 </text:p>
        <text:p text:style-name="P56">20 </text:p>
        <text:p text:style-name="P56">'This subroutine uses the Bresenham Line algorithm </text:p>
        <text:p text:style-name="P56">21 </text:p>
        <text:p text:style-name="P56">'to print a line on the console screen. Google </text:p>
        <text:p text:style-name="P56">22 </text:p>
        <text:p text:style-name="P56">'"Bresenham Line algorithm" for more information. </text:p>
        <text:p text:style-name="P56">23 </text:p>
        <text:p text:style-name="P56">Sub DrawLine(aLine As myLine)</text:p>
        <text:p text:style-name="P56">24 </text:p>
        <text:p text:style-name="P56">Dim As Integer i, deltax, deltay, num25 </text:p>
        <text:p text:style-name="P56"><text:soft-page-break/>Dim As Integer d, dinc1, dinc226 </text:p>
        <text:p text:style-name="P56">Dim As Integer x, xinc1, xinc227 </text:p>
        <text:p text:style-name="P56">Dim As Integer y, yinc1, yinc228 </text:p>
        <text:p text:style-name="P56">Dim As Integer x1, y1, x2, y229 </text:p>
        <text:p text:style-name="P56">30 </text:p>
        <text:p text:style-name="P56">'Get the endpoint coordinates31 </text:p>
        <text:p text:style-name="P56">x1 = aLine.p1.x32 </text:p>
        <text:p text:style-name="P56">y1 = aLine.p1.y33 </text:p>
        <text:p text:style-name="P56">x2 = aLine.p2.x34 </text:p>
        <text:p text:style-name="P56">y2 = aLine.p2.y35 </text:p>
        <text:p text:style-name="P56">36 </text:p>
        <text:p text:style-name="P56">'Get the delta change in both x and y37 </text:p>
        <text:p text:style-name="P56">deltax = Abs(x2 x1)</text:p>
        <text:p text:style-name="P56">38 </text:p>
        <text:p text:style-name="P56">deltay = Abs(y2 y1)</text:p>
        <text:p text:style-name="P56">39 </text:p>
        <text:p text:style-name="P56">40 </text:p>
        <text:p text:style-name="P56">'Calculate the slope of the line41 </text:p>
        <text:p text:style-name="P56">If deltax &gt;= deltay Then </text:p>
        <text:p text:style-name="P56"/>
        <text:p text:style-name="P56"/>
        <text:p text:style-name="P56"/>
        <text:p text:style-name="P56">42 </text:p>
        <text:p text:style-name="P56">num = deltax + 143 </text:p>
        <text:p text:style-name="P56">d = (2 * deltay) deltax44 </text:p>
        <text:p text:style-name="P56">dinc1 = deltay Shl 145 </text:p>
        <text:p text:style-name="P56">dinc2 = (deltay deltax) </text:p>
        <text:p text:style-name="P56">Shl 146 </text:p>
        <text:p text:style-name="P56">xinc1 = 147 </text:p>
        <text:p text:style-name="P56">xinc2 = 148 </text:p>
        <text:p text:style-name="P56">yinc1 = 049 </text:p>
        <text:p text:style-name="P56">yinc2 = 150 </text:p>
        <text:p text:style-name="P56">Else51 </text:p>
        <text:p text:style-name="P56">num = deltay + 152 </text:p>
        <text:p text:style-name="P56">d = (2 * deltax) deltay53 </text:p>
        <text:p text:style-name="P56">dinc1 = deltax Shl 154 </text:p>
        <text:p text:style-name="P56">dinc2 = (deltax deltay) </text:p>
        <text:p text:style-name="P56">Shl 155 </text:p>
        <text:p text:style-name="P56">xinc1 = 056 </text:p>
        <text:p text:style-name="P56">xinc2 = 157 </text:p>
        <text:p text:style-name="P56">yinc1 = 158 </text:p>
        <text:p text:style-name="P56">yinc2 = 159 </text:p>
        <text:p text:style-name="P56">End If60 </text:p>
        <text:p text:style-name="P56">61 </text:p>
        <text:p text:style-name="P56">If x1 &gt; x2 Then62 </text:p>
        <text:p text:style-name="P56">xinc1 = xinc163 </text:p>
        <text:p text:style-name="P56">xinc2 = xinc264 </text:p>
        <text:p text:style-name="P56">End If65 </text:p>
        <text:p text:style-name="P56"><text:soft-page-break/>66 </text:p>
        <text:p text:style-name="P56">If y1 &gt; y2 Then67 </text:p>
        <text:p text:style-name="P56">yinc1 = yinc168 </text:p>
        <text:p text:style-name="P56">yinc2 = yinc269 </text:p>
        <text:p text:style-name="P56">End If70 </text:p>
        <text:p text:style-name="P56">71 </text:p>
        <text:p text:style-name="P56">x = x172 </text:p>
        <text:p text:style-name="P56">y = y173 </text:p>
        <text:p text:style-name="P56">Locate y, x74 </text:p>
        <text:p text:style-name="P56">Print aLine.char;</text:p>
        <text:p text:style-name="P56">75 </text:p>
        <text:p text:style-name="P56">For i = 2 To num76 </text:p>
        <text:p text:style-name="P56">'Get the next iteration of the line77 </text:p>
        <text:p text:style-name="P56">If d &lt; 0 Then78 </text:p>
        <text:p text:style-name="P56">d = d + dinc179 </text:p>
        <text:p text:style-name="P56">x = x + xinc180 </text:p>
        <text:p text:style-name="P56">y = y + yinc181 </text:p>
        <text:p text:style-name="P56">Else82 </text:p>
        <text:p text:style-name="P56">d = d + dinc283 </text:p>
        <text:p text:style-name="P56">x = x + xinc284 </text:p>
        <text:p text:style-name="P56">y = y + yinc285 </text:p>
        <text:p text:style-name="P56">End If86 Locate y, x </text:p>
        <text:p text:style-name="P56"/>
        <text:p text:style-name="P56"/>
        <text:p text:style-name="P56"/>
        <text:p text:style-name="P56">87 </text:p>
        <text:p text:style-name="P56">88 </text:p>
        <text:p text:style-name="P56">89 </text:p>
        <text:p text:style-name="P56">90 </text:p>
        <text:p text:style-name="P56">91 </text:p>
        <text:p text:style-name="P56">92 </text:p>
        <text:p text:style-name="P56">93 </text:p>
        <text:p text:style-name="P56">94 </text:p>
        <text:p text:style-name="P56">95 </text:p>
        <text:p text:style-name="P56">96 </text:p>
        <text:p text:style-name="P56">97 </text:p>
        <text:p text:style-name="P56">98 </text:p>
        <text:p text:style-name="P56">99 </text:p>
        <text:p text:style-name="P56">100 </text:p>
        <text:p text:style-name="P56">101 </text:p>
        <text:p text:style-name="P56">102 </text:p>
        <text:p text:style-name="P56">103 </text:p>
        <text:p text:style-name="P56">104 </text:p>
        <text:p text:style-name="P56">105 </text:p>
        <text:p text:style-name="P56">106 </text:p>
        <text:p text:style-name="P56">107 </text:p>
        <text:p text:style-name="P56">108 </text:p>
        <text:p text:style-name="P56">109 </text:p>
        <text:p text:style-name="P56">110 </text:p>
        <text:p text:style-name="P56">111 </text:p>
        <text:p text:style-name="P56">112</text:p>
        <text:p text:style-name="P56"/>
        <text:p text:style-name="P56"><text:soft-page-break/></text:p>
        <text:p text:style-name="P56"><text:s/>Print aLine.char; </text:p>
        <text:p text:style-name="P56">Next </text:p>
        <text:p text:style-name="P56">End Sub </text:p>
        <text:p text:style-name="P56"/>
        <text:p text:style-name="P56"/>
        <text:p text:style-name="P56">'Returns a random number between low and high </text:p>
        <text:p text:style-name="P56">Function GetRandom(lowerbound As Integer, upperbound As Integer) As Integer </text:p>
        <text:p text:style-name="P56">GetRandom = Int((upperbound lowerbound </text:p>
        <text:p text:style-name="P56">+ 1) * Rnd + lowerbound) </text:p>
        <text:p text:style-name="P56">End Function </text:p>
        <text:p text:style-name="P56"/>
        <text:p text:style-name="P56"/>
        <text:p text:style-name="P56">Randomize Timer </text:p>
        <text:p text:style-name="P56">'Initialize and print the lines </text:p>
        <text:p text:style-name="P56">For i = Lbound(myLineSet) To Ubound(myLineSet)</text:p>
        <text:p text:style-name="P56"/>
        <text:p text:style-name="P56"/>
        <text:p text:style-name="P56"><text:s/>'Set the first endpoint coordinates </text:p>
        <text:p text:style-name="P56">myLineSet(i).p1.x = GetRandom(1, 80) </text:p>
        <text:p text:style-name="P56">myLineSet(i).p1.y = GetRandom(1, 25) </text:p>
        <text:p text:style-name="P56">'Set the second endpoint coordinates </text:p>
        <text:p text:style-name="P56">myLineSet(i).p2.x = GetRandom(1, 80) </text:p>
        <text:p text:style-name="P56">myLineSet(i).p2.y = GetRandom(1, 25) </text:p>
        <text:p text:style-name="P56">'Get the display character </text:p>
        <text:p text:style-name="P56">myLineSet(i).char = Chr(GetRandom(33, 47)) </text:p>
        <text:p text:style-name="P56">'Print the line </text:p>
        <text:p text:style-name="P56">DrawLine myLineSet(i) </text:p>
        <text:p text:style-name="P56"/>
        <text:p text:style-name="P56"/>
        <text:p text:style-name="P56">Next </text:p>
        <text:p text:style-name="P56"/>
        <text:p text:style-name="P56"/>
        <text:p text:style-name="P56">Sleep </text:p>
        <text:p text:style-name="P56">End </text:p>
        <text:p text:style-name="P56"/>
        <text:p text:style-name="P56"/>
        <text:p text:style-name="P56">Listing 12.5: arrayoftypes.bas </text:p>
        <text:p text:style-name="P56"/>
        <text:p text:style-name="P56"><text:tab/>Analysis: Lines 4 through 7 define the coordinates for the an endpoint of a line.</text:p>
        <text:p text:style-name="P56">Lines 10 through 14, define a line, with two endpoints and the character used to print theline on the console screen. Line 17 defines a set of three lines, and line 18 defines a </text:p>
        <text:p text:style-name="P56">working variable that will be used in a For-Next loop that will initialize and display theline. </text:p>
        <text:p text:style-name="P56"/>
        <text:p text:style-name="P56">Lines 23 through 89 define a subroutine that implements the Bresenham Linealgorithm to print the line to the console screen. There are a number of resources on theInternet that explain the algorithm in detail and can be found using your favorite <text:soft-page-break/>searchengine. </text:p>
        <text:p text:style-name="P56"/>
        <text:p text:style-name="P56">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56">Randomize statement, Rnd will return the same sequence of random number. </text:p>
        <text:p text:style-name="P56"/>
        <text:p text:style-name="P56">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56"/>
        <text:p text:style-name="P56"/>
        <text:p text:style-name="P56">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56"/>
        <text:p text:style-name="P56">Once each array element has been initialized and each line printed, the program isclosed in the usual way. </text:p>
        <text:p text:style-name="P56"/>
        <text:p text:style-name="P56">When you run the program you should see something like the following output.</text:p>
        <text:p text:style-name="P56"/>
        <text:p text:style-name="P56"><text:s/>%%%</text:p>
        <text:p text:style-name="P56"/>
        <text:p text:style-name="P56"/>
        <text:p text:style-name="P56"><text:s/>%%%</text:p>
        <text:p text:style-name="P56"/>
        <text:p text:style-name="P56"/>
        <text:p text:style-name="P56"><text:s/>%% )</text:p>
        <text:p text:style-name="P56"/>
        <text:p text:style-name="P56"/>
        <text:p text:style-name="P56"><text:s/>%%% )</text:p>
        <text:p text:style-name="P56"/>
        <text:p text:style-name="P56"/>
        <text:p text:style-name="P56"><text:s/>%%% )</text:p>
        <text:p text:style-name="P56"/>
        <text:p text:style-name="P56"/>
        <text:p text:style-name="P56"><text:s/>%%% )</text:p>
        <text:p text:style-name="P56"/>
        <text:p text:style-name="P56"/>
        <text:p text:style-name="P56"><text:s/>%%% )</text:p>
        <text:p text:style-name="P56"/>
        <text:p text:style-name="P56"/>
        <text:p text:style-name="P56"><text:s/>%% )</text:p>
        <text:p text:style-name="P56"/>
        <text:p text:style-name="P56"/>
        <text:p text:style-name="P56"><text:s/>%%% )</text:p>
        <text:p text:style-name="P56"/>
        <text:p text:style-name="P56"/>
        <text:p text:style-name="P56"><text:s/>%% )</text:p>
        <text:p text:style-name="P56"><text:soft-page-break/></text:p>
        <text:p text:style-name="P56"/>
        <text:p text:style-name="P56"><text:s/>////// </text:p>
        <text:p text:style-name="P56">////////// </text:p>
        <text:p text:style-name="P56">////////// </text:p>
        <text:p text:style-name="P56">////////// </text:p>
        <text:p text:style-name="P56">////////// </text:p>
        <text:p text:style-name="P56">////////// </text:p>
        <text:p text:style-name="P56">///// </text:p>
        <text:p text:style-name="P56"/>
        <text:p text:style-name="P56"/>
        <text:p text:style-name="P70">Output 12.3: Output of arrayoftypes.bas </text:p>
        <text:p text:style-name="P56"/>
        <text:p text:style-name="P56">Your output will vary since the end points of the lines, and the line character arerandom generated. </text:p>
        <text:p text:style-name="P56"/>
        <text:p text:style-name="P56">Arrays in Types </text:p>
        <text:p text:style-name="P56"/>
        <text:p text:style-name="P56">As you saw in the chapter on composite types, type fields be both intrinsic andcomposite type. You can also create static arrays within a type definition. In the listingabove, you can see that a line has two endpoints. Rather than using two distinct fields,</text:p>
        <text:p text:style-name="P56">you can create an array of endpoints that describe the line. The following code listing is amodification of the previous listing, using an array to describe the endpoints. </text:p>
        <text:p text:style-name="P56"/>
        <text:p text:style-name="P56">1 </text:p>
        <text:p text:style-name="P56">Option Explicit </text:p>
        <text:p text:style-name="P56">2 </text:p>
        <text:p text:style-name="P56"/>
        <text:p text:style-name="P56"/>
        <text:p text:style-name="P56"/>
        <text:p text:style-name="P56">3 </text:p>
        <text:p text:style-name="P56">'Define the point </text:p>
        <text:p text:style-name="P56">4 </text:p>
        <text:p text:style-name="P56">Type myPoint </text:p>
        <text:p text:style-name="P56">x As Integer </text:p>
        <text:p text:style-name="P56">6 </text:p>
        <text:p text:style-name="P56">y As Integer </text:p>
        <text:p text:style-name="P56">7 </text:p>
        <text:p text:style-name="P56">End Type </text:p>
        <text:p text:style-name="P56">8 </text:p>
        <text:p text:style-name="P56">9 </text:p>
        <text:p text:style-name="P56">'Define the line </text:p>
        <text:p text:style-name="P56">Type myLine11 </text:p>
        <text:p text:style-name="P56">pts(1 To 2) As myPoint12 </text:p>
        <text:p text:style-name="P56">char As String * 1 </text:p>
        <text:p text:style-name="P56">13 </text:p>
        <text:p text:style-name="P56">End Type </text:p>
        <text:p text:style-name="P56"><text:soft-page-break/>14 </text:p>
        <text:p text:style-name="P56">'Create a set of 3 lines </text:p>
        <text:p text:style-name="P56">16 </text:p>
        <text:p text:style-name="P56">Dim myLineSet (1 To 3) As myLine </text:p>
        <text:p text:style-name="P56">17 </text:p>
        <text:p text:style-name="P56">Dim As Integer i, j </text:p>
        <text:p text:style-name="P56">18 </text:p>
        <text:p text:style-name="P56">19 </text:p>
        <text:p text:style-name="P56">'This subroutine uses the Bresenham Line algorithm </text:p>
        <text:p text:style-name="P56">'to print a line on the console screen. Google </text:p>
        <text:p text:style-name="P56">21 </text:p>
        <text:p text:style-name="P56">'"Bresenham Line algorithm" for more information. </text:p>
        <text:p text:style-name="P56">22 </text:p>
        <text:p text:style-name="P56">Sub DrawLine(aLine As myLine)</text:p>
        <text:p text:style-name="P56">23 </text:p>
        <text:p text:style-name="P56">Dim As Integer i, deltax, deltay, num24 </text:p>
        <text:p text:style-name="P56">Dim As Integer d, dinc1, dinc2 </text:p>
        <text:p text:style-name="P56">Dim As Integer x, xinc1, xinc226 </text:p>
        <text:p text:style-name="P56">Dim As Integer y, yinc1, yinc227 </text:p>
        <text:p text:style-name="P56">Dim As Integer x1, y1, x2, y228 </text:p>
        <text:p text:style-name="P56">29 </text:p>
        <text:p text:style-name="P56">'Get the endpoint coordinates </text:p>
        <text:p text:style-name="P56">x1 = aLine.pts(1).x31 </text:p>
        <text:p text:style-name="P56">y1 = aLine.pts(1).y32 </text:p>
        <text:p text:style-name="P56">x2 = aLine.pts(2).x33 </text:p>
        <text:p text:style-name="P56">y2 = aLine.pts(2).y34 </text:p>
        <text:p text:style-name="P56">'Get the delats change in both x and y36 </text:p>
        <text:p text:style-name="P56">deltax = Abs(x2 x1)</text:p>
        <text:p text:style-name="P56">37 </text:p>
        <text:p text:style-name="P56">deltay = Abs(y2 y1)</text:p>
        <text:p text:style-name="P56">38 </text:p>
        <text:p text:style-name="P56">39 </text:p>
        <text:p text:style-name="P56">'Calculate the slope of the line </text:p>
        <text:p text:style-name="P56">If deltax &gt;= deltay Then41 </text:p>
        <text:p text:style-name="P56">num = deltax + 142 </text:p>
        <text:p text:style-name="P56">d = (2 * deltay) deltax43 </text:p>
        <text:p text:style-name="P56">dinc1 = deltay Shl 144 </text:p>
        <text:p text:style-name="P56">dinc2 = (deltay deltax) </text:p>
        <text:p text:style-name="P56">Shl 1 </text:p>
        <text:p text:style-name="P56">xinc1 = 146 </text:p>
        <text:p text:style-name="P56">xinc2 = 147 </text:p>
        <text:p text:style-name="P56">yinc1 = 0 </text:p>
        <text:p text:style-name="P56"/>
        <text:p text:style-name="P56"/>
        <text:p text:style-name="P56">164 </text:p>
        <text:p text:style-name="P56"/>
        <text:p text:style-name="P56"/>
        <text:p text:style-name="P56"/>
        <text:p text:style-name="P56">48 </text:p>
        <text:p text:style-name="P56">yinc2 = 149 </text:p>
        <text:p text:style-name="P56">Else50 </text:p>
        <text:p text:style-name="P56">num = deltay + 151 </text:p>
        <text:p text:style-name="P56"><text:soft-page-break/>d = (2 * deltax) deltay52 </text:p>
        <text:p text:style-name="P56">dinc1 = deltax Shl 153 </text:p>
        <text:p text:style-name="P56">dinc2 = (deltax deltay) </text:p>
        <text:p text:style-name="P56">Shl 154 </text:p>
        <text:p text:style-name="P56">xinc1 = 055 </text:p>
        <text:p text:style-name="P56">xinc2 = 156 </text:p>
        <text:p text:style-name="P56">yinc1 = 157 </text:p>
        <text:p text:style-name="P56">yinc2 = 158 </text:p>
        <text:p text:style-name="P56">End If59 </text:p>
        <text:p text:style-name="P56">60 </text:p>
        <text:p text:style-name="P56">If x1 &gt; x2 Then61 </text:p>
        <text:p text:style-name="P56">xinc1 = xinc162 </text:p>
        <text:p text:style-name="P56">xinc2 = xinc263 </text:p>
        <text:p text:style-name="P56">End If64 </text:p>
        <text:p text:style-name="P56">65 </text:p>
        <text:p text:style-name="P56">If y1 &gt; y2 Then66 </text:p>
        <text:p text:style-name="P56">yinc1 = yinc167 </text:p>
        <text:p text:style-name="P56">yinc2 = yinc268 </text:p>
        <text:p text:style-name="P56">End If69 </text:p>
        <text:p text:style-name="P56">70 </text:p>
        <text:p text:style-name="P56">x = x171 </text:p>
        <text:p text:style-name="P56">y = y172 </text:p>
        <text:p text:style-name="P56">Locate y, x73 </text:p>
        <text:p text:style-name="P56">Print aLine.char;</text:p>
        <text:p text:style-name="P56">74 </text:p>
        <text:p text:style-name="P56">For i = 2 To num75 </text:p>
        <text:p text:style-name="P56">'Get the next iteration of the line76 </text:p>
        <text:p text:style-name="P56">If d &lt; 0 Then77 </text:p>
        <text:p text:style-name="P56">d = d + dinc178 </text:p>
        <text:p text:style-name="P56">x = x + xinc179 </text:p>
        <text:p text:style-name="P56">y = y + yinc180 </text:p>
        <text:p text:style-name="P56">Else81 </text:p>
        <text:p text:style-name="P56">d = d + dinc282 </text:p>
        <text:p text:style-name="P56">x = x + xinc283 </text:p>
        <text:p text:style-name="P56">y = y + yinc284 </text:p>
        <text:p text:style-name="P56">End If85 </text:p>
        <text:p text:style-name="P56">Locate y, x86 </text:p>
        <text:p text:style-name="P56">Print aLine.char;</text:p>
        <text:p text:style-name="P56">87 </text:p>
        <text:p text:style-name="P56">Next </text:p>
        <text:p text:style-name="P56">88 </text:p>
        <text:p text:style-name="P56">End Sub </text:p>
        <text:p text:style-name="P56">89 </text:p>
        <text:p text:style-name="P56">90 </text:p>
        <text:p text:style-name="P56">'Returns a random number between low and high </text:p>
        <text:p text:style-name="P56">91 </text:p>
        <text:p text:style-name="P56">Function GetRandom(lowerbound As Integer, upperbound As Integer) As Integer92 GetRandom = Int((upperbound lowerbound </text:p>
        <text:p text:style-name="P56"><text:soft-page-break/>+ 1) * Rnd + lowerbound) </text:p>
        <text:p text:style-name="P56"/>
        <text:p text:style-name="P56"/>
        <text:p text:style-name="P56"/>
        <text:p text:style-name="P56">93 </text:p>
        <text:p text:style-name="P56">94 </text:p>
        <text:p text:style-name="P56">95 </text:p>
        <text:p text:style-name="P56">96 </text:p>
        <text:p text:style-name="P56">97 </text:p>
        <text:p text:style-name="P56">98 </text:p>
        <text:p text:style-name="P56">99 </text:p>
        <text:p text:style-name="P56">100 </text:p>
        <text:p text:style-name="P56">101 </text:p>
        <text:p text:style-name="P56">102 </text:p>
        <text:p text:style-name="P56">103 </text:p>
        <text:p text:style-name="P56">104 </text:p>
        <text:p text:style-name="P56">105 </text:p>
        <text:p text:style-name="P56">106 </text:p>
        <text:p text:style-name="P56">107 </text:p>
        <text:p text:style-name="P56">108 </text:p>
        <text:p text:style-name="P56">109 </text:p>
        <text:p text:style-name="P56">110 </text:p>
        <text:p text:style-name="P56">111 </text:p>
        <text:p text:style-name="P56">112 </text:p>
        <text:p text:style-name="P56"/>
        <text:p text:style-name="P56"/>
        <text:p text:style-name="P56">End Function </text:p>
        <text:p text:style-name="P56"/>
        <text:p text:style-name="P56"/>
        <text:p text:style-name="P56">Randomize Timer </text:p>
        <text:p text:style-name="P56">'Initialize and print the lines </text:p>
        <text:p text:style-name="P56">For i = Lbound(myLineSet) To Ubound(myLineSet)</text:p>
        <text:p text:style-name="P56"/>
        <text:p text:style-name="P56"/>
        <text:p text:style-name="P56"><text:s/>For j = Lbound(myLineSet(i).pts) To Ubound(myLineSet(i).pts) </text:p>
        <text:p text:style-name="P56">'Set the first endpoint coordinates </text:p>
        <text:p text:style-name="P56">myLineSet(i).pts(j).x = GetRandom(1, 80) </text:p>
        <text:p text:style-name="P56">myLineSet(i).pts(j).y = GetRandom(1, 25) </text:p>
        <text:p text:style-name="P56">'Set the second endpoint coordinates </text:p>
        <text:p text:style-name="P56">myLineSet(i).pts(j).x = GetRandom(1, 80) </text:p>
        <text:p text:style-name="P56">myLineSet(i).pts(j).y = GetRandom(1, 25) </text:p>
        <text:p text:style-name="P56">'Get the display character </text:p>
        <text:p text:style-name="P56">myLineSet(i).char = Chr(GetRandom(33, 47)) </text:p>
        <text:p text:style-name="P56">'Print the line</text:p>
        <text:p text:style-name="P56"/>
        <text:p text:style-name="P56"/>
        <text:p text:style-name="P56"><text:s/>Next </text:p>
        <text:p text:style-name="P56">DrawLine myLineSet(i) </text:p>
        <text:p text:style-name="P56">Next </text:p>
        <text:p text:style-name="P56"/>
        <text:p text:style-name="P56"/>
        <text:p text:style-name="P56">Sleep </text:p>
        <text:p text:style-name="P56"><text:soft-page-break/>End </text:p>
        <text:p text:style-name="P56"/>
        <text:p text:style-name="P56"/>
        <text:p text:style-name="P56"><text:span text:style-name="T2">Listing 12.6: arrayintypes.bas</text:span> </text:p>
        <text:p text:style-name="P56"/>
        <text:p text:style-name="P56"><text:tab/>Analysis: This program is identical to the previous program, except that thisprogram uses an array to describe the endpoints of the line. Only the changes to theprogram will discussed in this section. </text:p>
        <text:p text:style-name="P56"/>
        <text:p text:style-name="P56">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56">The inner j loop Lbound and Ubound use the outer loop specification, myLineSet(i).pts, </text:p>
        <text:p text:style-name="P56">to select a line element within the line set array, and then the function is applied to theembedded array. The endpoints are then initialized using both the i and j specifications, </text:p>
        <text:p text:style-name="P56">myLineSet(i).pts(j).x = GetRandom(1, 80). The variable i selects a line while j </text:p>
        <text:p text:style-name="P56">selects an endpoint within the selected line. The dot notation is used to reference each </text:p>
        <text:p text:style-name="P56">field within the type definition, including the endpoint array. Again, the notation andprinciples are similar to a type memory array. </text:p>
        <text:p text:style-name="P56"/>
        <text:p text:style-name="P56">The program is closed in the usual way after printing all the lines. </text:p>
        <text:p text:style-name="P56"/>
        <text:p text:style-name="P56">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56"/>
        <text:p text:style-name="P56"/>
        <text:p text:style-name="P56">Type myObj </text:p>
        <text:p text:style-name="P56"/>
        <text:p text:style-name="P56"/>
        <text:p text:style-name="P56">objid As Integer </text:p>
        <text:p text:style-name="P56"/>
        <text:p text:style-name="P56"/>
        <text:p text:style-name="P56">Union </text:p>
        <text:p text:style-name="P56"/>
        <text:p text:style-name="P56"/>
        <text:p text:style-name="P56">myLine(1 To 2) As myPoint </text:p>
        <text:p text:style-name="P56"/>
        <text:p text:style-name="P56"/>
        <text:p text:style-name="P56">myTriangle(1 To 3) As myPoint </text:p>
        <text:p text:style-name="P56"/>
        <text:p text:style-name="P56"><text:soft-page-break/></text:p>
        <text:p text:style-name="P56">mySquare(1 To 4) As myPoint </text:p>
        <text:p text:style-name="P56"/>
        <text:p text:style-name="P56"/>
        <text:p text:style-name="P56">End Union </text:p>
        <text:p text:style-name="P56"/>
        <text:p text:style-name="P56"/>
        <text:p text:style-name="P56">char As String * 1 </text:p>
        <text:p text:style-name="P56"/>
        <text:p text:style-name="P56"/>
        <text:p text:style-name="P56">End Type </text:p>
        <text:p text:style-name="P56"/>
        <text:p text:style-name="P56"/>
        <text:p text:style-name="P56">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56"/>
        <text:h text:style-name="Heading_20_2" text:outline-level="2">Array Initialization </text:h>
        <text:p text:style-name="P56"/>
        <text:p text:style-name="P56">You can initialize an array with values when using the Dim statement in a mannersimilar to initializing any of the other intrinsic data types, and type definitions. Thefollowing code snippet illustrates the syntax using a one dimensional array. </text:p>
        <text:p text:style-name="P56"/>
        <text:p text:style-name="P56">Dim aArray(1 to 5) As Integer =&gt; {1, 2, 3, 4, 5} </text:p>
        <text:p text:style-name="P56"/>
        <text:p text:style-name="P56"/>
        <text:p text:style-name="P56">This code snippet dimensions a ubyte array with 5 elements, then sets theelements to the list contained within the curly brackets. The arrow operator, =&gt; tells thecompiler that the list following the Dim statement should be used to initialize the array.</text:p>
        <text:p text:style-name="P56">You can also dimension multidimensional arrays in the same manner, by specifyingblocks of data enclosed within curly braces as the following code snippet illustrates. </text:p>
        <text:p text:style-name="P56"/>
        <text:p text:style-name="P56">Dim bArray(1 to 2, 1 to 5) As Integer =&gt; {{1, 2, 3, 4, 5}, _ </text:p>
        <text:p text:style-name="P56"/>
        <text:p text:style-name="P56"/>
        <text:p text:style-name="P56">{6, 7, 8, 9, 10}} </text:p>
        <text:p text:style-name="P56"/>
        <text:p text:style-name="P56"/>
        <text:p text:style-name="P56">In this example, the first block, {1, 2, 3, 4, 5}, corresponds to row 1, and thesecond block, {6, 7, 8, 9, 10}, corresponds to row 2. Remember that FreeBasic arrays arerow-<text:soft-page-break/>major, so the row is specified before the column. When you initialize an array in thismanner, you must be sure that the number of elements defined will fit into the array. </text:p>
        <text:p text:style-name="P56"/>
        <text:p text:style-name="P56">The following programs initializes two arrays and print the values to the console. </text:p>
        <text:p text:style-name="P56"/>
        <text:p text:style-name="P56"/>
        <text:p text:style-name="P56">1 </text:p>
        <text:p text:style-name="P56">2 </text:p>
        <text:p text:style-name="P56">3 </text:p>
        <text:p text:style-name="P56">4 </text:p>
        <text:p text:style-name="P56">5 </text:p>
        <text:p text:style-name="P56">6 </text:p>
        <text:p text:style-name="P56">7 </text:p>
        <text:p text:style-name="P56">8 </text:p>
        <text:p text:style-name="P56">9 </text:p>
        <text:p text:style-name="P56">10 </text:p>
        <text:p text:style-name="P56">11 </text:p>
        <text:p text:style-name="P56">12 </text:p>
        <text:p text:style-name="P56">13 </text:p>
        <text:p text:style-name="P56">14 </text:p>
        <text:p text:style-name="P56">15 </text:p>
        <text:p text:style-name="P56">16 </text:p>
        <text:p text:style-name="P56">17 </text:p>
        <text:p text:style-name="P56">18 </text:p>
        <text:p text:style-name="P56">19 </text:p>
        <text:p text:style-name="P56">20 </text:p>
        <text:p text:style-name="P56">21 </text:p>
        <text:p text:style-name="P56">22 </text:p>
        <text:p text:style-name="P56"/>
        <text:p text:style-name="P56"/>
        <text:p text:style-name="P56">Option Explicit </text:p>
        <text:p text:style-name="P56"/>
        <text:p text:style-name="P56"/>
        <text:p text:style-name="P56">Dim aArray(1 To 5) As Integer =&gt; {1, 2, 3, 4, 5} </text:p>
        <text:p text:style-name="P56">Dim bArray(1 To 2, 1 To 5) As Integer =&gt; {{1, 2, 3, 4, 5}, _ </text:p>
        <text:p text:style-name="P56">{6, 7, 8, 9, 10}} </text:p>
        <text:p text:style-name="P56">Dim As Integer i, j </text:p>
        <text:p text:style-name="P56"/>
        <text:p text:style-name="P56"/>
        <text:p text:style-name="P56">'Print aArray values. </text:p>
        <text:p text:style-name="P56">For i = 1 To 5</text:p>
        <text:p text:style-name="P56"/>
        <text:p text:style-name="P56"/>
        <text:p text:style-name="P56"><text:s/>Print "aArray(";i;" ):";aArray(i) </text:p>
        <text:p text:style-name="P56">Next </text:p>
        <text:p text:style-name="P56">Print </text:p>
        <text:p text:style-name="P56"/>
        <text:p text:style-name="P56"/>
        <text:p text:style-name="P56"><text:soft-page-break/>'Print bArray values. </text:p>
        <text:p text:style-name="P56">For i = 1 To 2 </text:p>
        <text:p text:style-name="P56">For j = 1 To 5 </text:p>
        <text:p text:style-name="P56">Print "bArray(";i;",";j;" ):";bArray(i, j) </text:p>
        <text:p text:style-name="P56">Next </text:p>
        <text:p text:style-name="P56">Next </text:p>
        <text:p text:style-name="P56"/>
        <text:p text:style-name="P56"/>
        <text:p text:style-name="P56">Sleep </text:p>
        <text:p text:style-name="P56">End </text:p>
        <text:p text:style-name="P56"/>
        <text:p text:style-name="P56"/>
        <text:p text:style-name="P56">Listing 12.7: arrayinit.bas </text:p>
        <text:p text:style-name="P56"/>
        <text:p text:style-name="P56"><text:tab/>Analysis: </text:p>
        <text:p text:style-name="P56">Line 3 creates a single-dimension array and initializes the values of thearray. Line 4 creates a two-dimensional array and initializes the both rows of the array.</text:p>
        <text:p text:style-name="P56">Line 9 through 11 print the contents of the first array to the screen and lines 15 through19 print the contents of the second to the screen. The program is then closed in the usual </text:p>
        <text:p text:style-name="P56">way. </text:p>
        <text:p text:style-name="P56"/>
        <text:p text:style-name="P56">When you run the program you should see the following output. </text:p>
        <text:p text:style-name="P56"/>
        <text:p text:style-name="P56">aArray( 1 ): 1 </text:p>
        <text:p text:style-name="P56">aArray( 2 ): 2 </text:p>
        <text:p text:style-name="P56">aArray( 3 ): 3 </text:p>
        <text:p text:style-name="P56">aArray( 4 ): 4 </text:p>
        <text:p text:style-name="P56">aArray( 5 ): 5 </text:p>
        <text:p text:style-name="P56"/>
        <text:p text:style-name="P56"/>
        <text:p text:style-name="P56">bArray( 1, 1 ): 1 </text:p>
        <text:p text:style-name="P56">bArray( 1, 2 ): 2 </text:p>
        <text:p text:style-name="P56">bArray( 1, 3 ): 3 </text:p>
        <text:p text:style-name="P56"/>
        <text:p text:style-name="P56"/>
        <text:p text:style-name="P56"/>
        <text:p text:style-name="P56">bArray( 1, 4 ): 4 </text:p>
        <text:p text:style-name="P56">bArray( 1, 5 ): 5 </text:p>
        <text:p text:style-name="P56">bArray( 2, 1 ): 6 </text:p>
        <text:p text:style-name="P56">bArray( 2, 2 ): 7 </text:p>
        <text:p text:style-name="P56">bArray( 2, 3 ): 8 </text:p>
        <text:p text:style-name="P56">bArray( 2, 4 ): 9 </text:p>
        <text:p text:style-name="P56">bArray( 2, 5 ): 10 </text:p>
        <text:p text:style-name="P56"/>
        <text:p text:style-name="P56"/>
        <text:p text:style-name="P56">Listing 12.8: Output of arrayinit.bas </text:p>
        <text:p text:style-name="P56"/>
        <text:p text:style-name="P56">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56"><text:soft-page-break/></text:p>
        <text:h text:style-name="Heading_20_2" text:outline-level="2">Type Array Initialization </text:h>
        <text:p text:style-name="P56"/>
        <text:p text:style-name="P56">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56"/>
        <text:p text:style-name="P56">Type aType </text:p>
        <text:p text:style-name="P56"/>
        <text:p text:style-name="P56"/>
        <text:p text:style-name="P56">a As Integer </text:p>
        <text:p text:style-name="P56"/>
        <text:p text:style-name="P56"/>
        <text:p text:style-name="P56">b As Byte </text:p>
        <text:p text:style-name="P56"/>
        <text:p text:style-name="P56"/>
        <text:p text:style-name="P56">c(1 To 2) As Zstring * 10 </text:p>
        <text:p text:style-name="P56"/>
        <text:p text:style-name="P56"/>
        <text:p text:style-name="P56">End Type </text:p>
        <text:p text:style-name="P56">Dim As aType myType(1 To 2) =&gt; { (1234, 12, {"Hello", "World"}), _ </text:p>
        <text:p text:style-name="P56">(5678, 24, {"From", "Freebasic"}) _ </text:p>
        <text:p text:style-name="P56">} </text:p>
        <text:p text:style-name="P56"/>
        <text:p text:style-name="P56"/>
        <text:p text:style-name="P56">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56">If the embedded array was a multidimensional array, then you would need to wrap eachrow in { and } just as you would a stand-alone array. </text:p>
        <text:p text:style-name="P56"/>
        <text:p text:style-name="P56">The following program shows how all this works together. </text:p>
        <text:p text:style-name="P56"/>
        <text:p text:style-name="P56">1 </text:p>
        <text:p text:style-name="P56">Option Explicit </text:p>
        <text:p text:style-name="P56">2 </text:p>
        <text:p text:style-name="P56">3 </text:p>
        <text:p text:style-name="P56">'Create a type definiton </text:p>
        <text:p text:style-name="P56">4 </text:p>
        <text:p text:style-name="P56">Type aType5 </text:p>
        <text:p text:style-name="P56">a As Integer6 </text:p>
        <text:p text:style-name="P56">b As Byte7 </text:p>
        <text:p text:style-name="P56">c(1 To 2) As Zstring * 10 </text:p>
        <text:p text:style-name="P56"><text:soft-page-break/></text:p>
        <text:p text:style-name="P56"/>
        <text:p text:style-name="P56">8 </text:p>
        <text:p text:style-name="P56">9 </text:p>
        <text:p text:style-name="P56">10 </text:p>
        <text:p text:style-name="P56">11 </text:p>
        <text:p text:style-name="P56">12 </text:p>
        <text:p text:style-name="P56">13 </text:p>
        <text:p text:style-name="P56">14 </text:p>
        <text:p text:style-name="P56">15 </text:p>
        <text:p text:style-name="P56">16 </text:p>
        <text:p text:style-name="P56">17 </text:p>
        <text:p text:style-name="P56">18 </text:p>
        <text:p text:style-name="P56">19 </text:p>
        <text:p text:style-name="P56">20 </text:p>
        <text:p text:style-name="P56">21 </text:p>
        <text:p text:style-name="P56">22 </text:p>
        <text:p text:style-name="P56">23 </text:p>
        <text:p text:style-name="P56">24 </text:p>
        <text:p text:style-name="P56">25 </text:p>
        <text:p text:style-name="P56">26 </text:p>
        <text:p text:style-name="P56">27 </text:p>
        <text:p text:style-name="P56">28 </text:p>
        <text:p text:style-name="P56">29 </text:p>
        <text:p text:style-name="P56">30 </text:p>
        <text:p text:style-name="P56">31 </text:p>
        <text:p text:style-name="P56"/>
        <text:p text:style-name="P56"/>
        <text:p text:style-name="P56">End Type </text:p>
        <text:p text:style-name="P56"/>
        <text:p text:style-name="P56"/>
        <text:p text:style-name="P56">'Dimension and init the type array </text:p>
        <text:p text:style-name="P56">Dim As aType myType(1 To 2) =&gt; { (1234, 12, {"Hello", "World"}), _ </text:p>
        <text:p text:style-name="P56">(5678, 24, {"From", "Freebasic"}) _ </text:p>
        <text:p text:style-name="P56"/>
        <text:p text:style-name="P56"/>
        <text:p text:style-name="P56">} </text:p>
        <text:p text:style-name="P56">'Working variables </text:p>
        <text:p text:style-name="P56">Dim As Integer i, j </text:p>
        <text:p text:style-name="P56"/>
        <text:p text:style-name="P56"/>
        <text:p text:style-name="P56">'Display type values </text:p>
        <text:p text:style-name="P56"/>
        <text:p text:style-name="P56"/>
        <text:p text:style-name="P56">For i = 1 To 2 </text:p>
        <text:p text:style-name="P56">Print "Type array index: ";i </text:p>
        <text:p text:style-name="P56">With myType(i)</text:p>
        <text:p text:style-name="P56"/>
        <text:p text:style-name="P56"/>
        <text:p text:style-name="P56"><text:s/>Print .a </text:p>
        <text:p text:style-name="P56">Print .b </text:p>
        <text:p text:style-name="P56">For j = 1 To 2</text:p>
        <text:p text:style-name="P56"><text:soft-page-break/></text:p>
        <text:p text:style-name="P56"/>
        <text:p text:style-name="P56"><text:s/>Print .c(j)</text:p>
        <text:p text:style-name="P56"/>
        <text:p text:style-name="P56"/>
        <text:p text:style-name="P56"><text:s/>Next </text:p>
        <text:p text:style-name="P56">End With </text:p>
        <text:p text:style-name="P56">Print </text:p>
        <text:p text:style-name="P56"/>
        <text:p text:style-name="P56"/>
        <text:p text:style-name="P56">Next </text:p>
        <text:p text:style-name="P56"/>
        <text:p text:style-name="P56"/>
        <text:p text:style-name="P56">Sleep </text:p>
        <text:p text:style-name="P56">End </text:p>
        <text:p text:style-name="P56"/>
        <text:p text:style-name="P56"/>
        <text:p text:style-name="P56">Listing 12.9: typearray-init.bas </text:p>
        <text:p text:style-name="P56"/>
        <text:p text:style-name="P56"><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56"/>
        <text:p text:style-name="P56">When you run the program you should see the following output. </text:p>
        <text:p text:style-name="P56"/>
        <text:p text:style-name="P56"/>
        <text:p text:style-name="P56">Type array index: 1 </text:p>
        <text:p text:style-name="P56">1234 </text:p>
        <text:p text:style-name="P56">12 </text:p>
        <text:p text:style-name="P56"/>
        <text:p text:style-name="P56"/>
        <text:p text:style-name="P56">Hello </text:p>
        <text:p text:style-name="P56">World </text:p>
        <text:p text:style-name="P56"/>
        <text:p text:style-name="P56"/>
        <text:p text:style-name="P56">Type array index: 2 </text:p>
        <text:p text:style-name="P56">5678 </text:p>
        <text:p text:style-name="P56">24 </text:p>
        <text:p text:style-name="P56"/>
        <text:p text:style-name="P56"/>
        <text:p text:style-name="P56">From </text:p>
        <text:p text:style-name="P56">Freebasic </text:p>
        <text:p text:style-name="P56"/>
        <text:p text:style-name="P56"/>
        <text:p text:style-name="P56">Output 12.4: Output of typearray-init.bas </text:p>
        <text:p text:style-name="P56"/>
        <text:h text:style-name="Heading_20_2" text:outline-level="2"><text:soft-page-break/>CRT Array Functions </text:h>
        <text:p text:style-name="P56"/>
        <text:p text:style-name="P56">There are a few CRT functions that you can use to manipulate arrays. The followingtable lists the Mem* functions which are defined in string.bi. </text:p>
        <text:p text:style-name="P56"/>
        <text:p text:style-name="P56">Function Syntax Comment </text:p>
        <text:p text:style-name="P56">Memchr Ptr = </text:p>
        <text:p text:style-name="P56">Memchr(@Array(start),</text:p>
        <text:p text:style-name="P56">byte_value, Ubound(Array)) </text:p>
        <text:p text:style-name="P56">Returns a pointer tobyte_value in byte Array, orNull pointer if byte_value isnot found. Memchr onlyworks with byte arrays. </text:p>
        <text:p text:style-name="P56">Memcpy Ptr = </text:p>
        <text:p text:style-name="P56">Memcpy(@ArrayTo(start),</text:p>
        <text:p text:style-name="P56">@ArrayFrom(start),</text:p>
        <text:p text:style-name="P56">num_bytes) </text:p>
        <text:p text:style-name="P56">Copies num_bytes fromArrayFrom to ArrayTo andreturns a pointer to ArratTo.</text:p>
        <text:p text:style-name="P56">Do not use this function if </text:p>
        <text:p text:style-name="P56">From and To overlap. UseMemmove instead. </text:p>
        <text:p text:style-name="P56">Memmove Ptr = </text:p>
        <text:p text:style-name="P56">Memmem(@ArrayTo(start),</text:p>
        <text:p text:style-name="P56">@ArrayFrom(start),</text:p>
        <text:p text:style-name="P56">num_bytes) </text:p>
        <text:p text:style-name="P56">Works the same as Memcpybut correctly handlesoverlapping memory </text:p>
        <text:p text:style-name="P56">segments. </text:p>
        <text:p text:style-name="P56"/>
        <text:p text:style-name="P56">Table 12.2: CRT Array Functions </text:p>
        <text:p text:style-name="P56"/>
        <text:p text:style-name="P56">The following program illustrates using Memchr to search for a byte within a bytearray, and Memcpy to copy one array into another array. </text:p>
        <text:p text:style-name="P56"/>
        <text:p text:style-name="P56">1 </text:p>
        <text:p text:style-name="P56">Option Explicit </text:p>
        <text:p text:style-name="P56">2 </text:p>
        <text:p text:style-name="P56">3 </text:p>
        <text:p text:style-name="P56">#include once "crt.bi" </text:p>
        <text:p text:style-name="P56">4 </text:p>
        <text:p text:style-name="P56"/>
        <text:p text:style-name="P56"/>
        <text:p text:style-name="P56">5 </text:p>
        <text:p text:style-name="P56">6 </text:p>
        <text:p text:style-name="P56">7 </text:p>
        <text:p text:style-name="P56">8 </text:p>
        <text:p text:style-name="P56">9 </text:p>
        <text:p text:style-name="P56">10 </text:p>
        <text:p text:style-name="P56">11 </text:p>
        <text:p text:style-name="P56">12 </text:p>
        <text:p text:style-name="P56">13 </text:p>
        <text:p text:style-name="P56">14 </text:p>
        <text:p text:style-name="P56">15 </text:p>
        <text:p text:style-name="P56">16 </text:p>
        <text:p text:style-name="P56">17 </text:p>
        <text:p text:style-name="P56">18 </text:p>
        <text:p text:style-name="P56"><text:soft-page-break/>19 </text:p>
        <text:p text:style-name="P56">20 </text:p>
        <text:p text:style-name="P56">21 </text:p>
        <text:p text:style-name="P56">22 </text:p>
        <text:p text:style-name="P56">23 </text:p>
        <text:p text:style-name="P56">24 </text:p>
        <text:p text:style-name="P56">25 </text:p>
        <text:p text:style-name="P56">26 </text:p>
        <text:p text:style-name="P56">27 </text:p>
        <text:p text:style-name="P56">28 </text:p>
        <text:p text:style-name="P56">29 </text:p>
        <text:p text:style-name="P56">30 </text:p>
        <text:p text:style-name="P56">31 </text:p>
        <text:p text:style-name="P56"/>
        <text:p text:style-name="P56"/>
        <text:p text:style-name="P56">Dim As Ubyte aArray(1 To 5) =&gt; {65, 123, 100, 52, 42}, bArray(1 To 5) </text:p>
        <text:p text:style-name="P56">Dim bret As Ubyte Ptr </text:p>
        <text:p text:style-name="P56">Dim As Integer index, i </text:p>
        <text:p text:style-name="P56"/>
        <text:p text:style-name="P56"/>
        <text:p text:style-name="P56">'Look for 100 in byte array </text:p>
        <text:p text:style-name="P56">Print "Looking for byte 100..." </text:p>
        <text:p text:style-name="P56">Print </text:p>
        <text:p text:style-name="P56">bret = Memchr(@aArray(1), 100, Ubound(aArray)) </text:p>
        <text:p text:style-name="P56">If bret &lt;&gt; NULL Then</text:p>
        <text:p text:style-name="P56"/>
        <text:p text:style-name="P56"/>
        <text:p text:style-name="P56"><text:s/>index = bret @</text:p>
        <text:p text:style-name="P56">aArray(Lbound(aArray)) + Lbound(aArray) </text:p>
        <text:p text:style-name="P56">Print "100 found at index ";index </text:p>
        <text:p text:style-name="P56">Else</text:p>
        <text:p text:style-name="P56"/>
        <text:p text:style-name="P56"/>
        <text:p text:style-name="P56"><text:s/>Print "100 not found." </text:p>
        <text:p text:style-name="P56">End If </text:p>
        <text:p text:style-name="P56">Print </text:p>
        <text:p text:style-name="P56">'Copy aArray to bArray </text:p>
        <text:p text:style-name="P56">Print "Copying aArray to bArray..." </text:p>
        <text:p text:style-name="P56">Print </text:p>
        <text:p text:style-name="P56">bret = Memcpy(@bArray(1), @aArray(1), Ubound(aArray) * Sizeof(Ubyte)) </text:p>
        <text:p text:style-name="P56">If bret &lt;&gt; NULL Then</text:p>
        <text:p text:style-name="P56"/>
        <text:p text:style-name="P56"/>
        <text:p text:style-name="P56"><text:s/>For i = 1 To 5 </text:p>
        <text:p text:style-name="P56">Print "bArray(";i;" ) = ";bArray(i) </text:p>
        <text:p text:style-name="P56">Next </text:p>
        <text:p text:style-name="P56">End If </text:p>
        <text:p text:style-name="P56"/>
        <text:p text:style-name="P56"><text:soft-page-break/></text:p>
        <text:p text:style-name="P56">Sleep </text:p>
        <text:p text:style-name="P56">End </text:p>
        <text:p text:style-name="P56"/>
        <text:p text:style-name="P56"/>
        <text:p text:style-name="P56">Listing 12.10: memfunc.bas </text:p>
        <text:p text:style-name="P56"/>
        <text:p text:style-name="P56"><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56"/>
        <text:p text:style-name="P56">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56"/>
        <text:p text:style-name="P56">Line 14 calculates the array index of the found byte. Bret contains the address ofbyte 100 in the array. @aArray(1) returns the address of the first element of the array.</text:p>
        <text:p text:style-name="P56">Since arrays are sequential memory locations, you can find the array index by </text:p>
        <text:p text:style-name="P56"/>
        <text:p text:style-name="P56"/>
        <text:p text:style-name="P56">subtracting the address of the first array element from bret, and then adding the lowerbound index to the value. This will give you the index of the array element. Line 15 printsthe calculated index value to the console. </text:p>
        <text:p text:style-name="P56"/>
        <text:p text:style-name="P56">Line 23 copies the values from aArray to bArray. Again, the address of the firstelement of each array is passed to function, along with the number of bytes to copy. Thenumber of bytes to copy is passed to the function with the code Ubound(aArray) *</text:p>
        <text:p text:style-name="P56">Sizeof(Ubyte), which uses the number of elements in the array times the size of a ubyte.</text:p>
        <text:p text:style-name="P56">Lines 24 through 28 then print the values of bArray to screen to verify that the array wasin fact copied. The program is closed in the usual way. </text:p>
        <text:p text:style-name="P56"/>
        <text:p text:style-name="P56">When you run the program you should see the following output. </text:p>
        <text:p text:style-name="P56"/>
        <text:p text:style-name="P56">Looking for byte 100... </text:p>
        <text:p text:style-name="P56"/>
        <text:p text:style-name="P56"/>
        <text:p text:style-name="P56">100 found at index 3 </text:p>
        <text:p text:style-name="P56"/>
        <text:p text:style-name="P56"/>
        <text:p text:style-name="P56">Copying aArray to bArray... </text:p>
        <text:p text:style-name="P56"/>
        <text:p text:style-name="P56"/>
        <text:p text:style-name="P56">bArray( 1 ) = 65 </text:p>
        <text:p text:style-name="P56"><text:soft-page-break/></text:p>
        <text:p text:style-name="P56"/>
        <text:p text:style-name="P56">bArray( 2 ) = 123 </text:p>
        <text:p text:style-name="P56"/>
        <text:p text:style-name="P56"/>
        <text:p text:style-name="P56">bArray( 3 ) = 100 </text:p>
        <text:p text:style-name="P56"/>
        <text:p text:style-name="P56"/>
        <text:p text:style-name="P56">bArray( 4 ) = 52 </text:p>
        <text:p text:style-name="P56"/>
        <text:p text:style-name="P56"/>
        <text:p text:style-name="P56">bArray( 5 ) = 255 </text:p>
        <text:p text:style-name="P56"/>
        <text:p text:style-name="P56"/>
        <text:p text:style-name="P56">Output 12.5: Output of memfunc.bas </text:p>
        <text:p text:style-name="P56"/>
        <text:p text:style-name="P56">As you can see from the output, both operations succeeded. Memcopy isextremely handy when you need to make a copy of an array. The function is much fasterthan using a For-Next, and there considerably less code to write. </text:p>
        <text:p text:style-name="P56"/>
        <text:h text:style-name="Heading_20_2" text:outline-level="2">Using the -exx Compiler Switch </text:h>
        <text:p text:style-name="P56"/>
        <text:p text:style-name="P56">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56"/>
        <text:p text:style-name="P56">Using -exx does add quite of bit of additional code to your program, so once yourprogram is functioning correctly, you will want to compile the program without the -exxswitch. </text:p>
        <text:p text:style-name="P56"/>
        <text:p text:style-name="P56"/>
        <text:h text:style-name="Heading_20_2" text:outline-level="2">A Look Ahead </text:h>
        <text:p text:style-name="P56"/>
        <text:p text:style-name="P56">Manipulating date and time values is a common task in programming. FreeBasic </text:p>
        <text:p text:style-name="P56">has a number of date and time functions that make working with date and timeinformation quite easy, as you will see in the next chapter. </text:p>
        <text:p text:style-name="P56"/>
        <text:p text:style-name="P56"/>
      </text:section>
      <text:section text:style-name="Sect1" text:name="Composite Data Types " text:protected="true">
        <text:section-source xlink:href="../../fbeginnerm13.odt"/>
        <text:p text:style-name="P9">Chapter 10 Composite Data Types </text:p>
        <text:p text:style-name="P56"/>
        <text:p text:style-name="P56">There are times when creating a program that you may want to define anaggregate structure such as a personnel record, or an enemy in a game. While you cando this using individual data types, it is hard to manage within a program. FreeBasic </text:p>
        <text:p text:style-name="P56">offers two composite data types, the Type and Union. </text:p>
        <text:p text:style-name="P56"/>
        <text:h text:style-name="Heading_20_2" text:outline-level="2">Types </text:h>
        <text:p text:style-name="P56"/>
        <text:p text:style-name="P56">FreeBasic allows you to group several data types into a unified structure called aType definition which you can use to describe these aggregate data structures. </text:p>
        <text:p text:style-name="P56"/>
        <text:p text:style-name="P56">The basic structure of a type definition is: </text:p>
        <text:p text:style-name="P56"/>
        <text:p text:style-name="P56">Type type name </text:p>
        <text:p text:style-name="P56"/>
        <text:p text:style-name="P56"/>
        <text:p text:style-name="P56">var definition </text:p>
        <text:p text:style-name="P56"/>
        <text:p text:style-name="P56"/>
        <text:p text:style-name="P56">var definition </text:p>
        <text:p text:style-name="P56"/>
        <text:p text:style-name="P56"/>
        <text:p text:style-name="P56">... </text:p>
        <text:p text:style-name="P56"/>
        <text:p text:style-name="P56"/>
        <text:p text:style-name="P56">End Type </text:p>
        <text:p text:style-name="P56"/>
        <text:p text:style-name="P56"/>
        <text:p text:style-name="P56">The Type-End Type block defines the scope of the definition. You define theelements of the type structure in the same manner as using the Dim keyword, withoutusing Dim. The following code snippet shows how to build an employee type. </text:p>
        <text:p text:style-name="P56"/>
        <text:p text:style-name="P56">Type EmployeeType </text:p>
        <text:p text:style-name="P56"/>
        <text:p text:style-name="P56"/>
        <text:p text:style-name="P56">fname As String * 10 </text:p>
        <text:p text:style-name="P56"/>
        <text:p text:style-name="P56"/>
        <text:p text:style-name="P56">lname As String * 10 </text:p>
        <text:p text:style-name="P56"/>
        <text:p text:style-name="P56"/>
        <text:p text:style-name="P56">empid As Integer </text:p>
        <text:p text:style-name="P56"/>
        <text:p text:style-name="P56"/>
        <text:p text:style-name="P56">dept As Integer </text:p>
        <text:p text:style-name="P56"/>
        <text:p text:style-name="P56"/>
        <text:p text:style-name="P56">End Type </text:p>
        <text:p text:style-name="P56"><text:soft-page-break/></text:p>
        <text:p text:style-name="P56"/>
        <text:p text:style-name="P56">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56"/>
        <text:p text:style-name="P56">Dim Employee As EmployeeType </text:p>
        <text:p text:style-name="P56"/>
        <text:p text:style-name="P56"/>
        <text:p text:style-name="P56">Once you have created a variable of the type, you can access each element withinthe type using the dot notation var_name.field_name. Using the above example, to </text:p>
        <text:p text:style-name="P56">access the fname field you would use Employee.fname = “Susan”. </text:p>
        <text:p text:style-name="P56"/>
        <text:p text:style-name="P56">To access multiple fields at a time, you can use the With-End With block. Thefollowing code snippet shows how to use the With block with the above example. </text:p>
        <text:p text:style-name="P56"/>
        <text:p text:style-name="P56"/>
        <text:p text:style-name="P56">With Employee </text:p>
        <text:p text:style-name="P56">.fname = "Susan" </text:p>
        <text:p text:style-name="P56">.lname = "Jones" </text:p>
        <text:p text:style-name="P56">.empid = 1001 </text:p>
        <text:p text:style-name="P56">.dept = 24 </text:p>
        <text:p text:style-name="P56">End With </text:p>
        <text:p text:style-name="P56">The following program shows how to define, create and manage a type definition. </text:p>
        <text:p text:style-name="P56">1 </text:p>
        <text:p text:style-name="P56">Option Explicit </text:p>
        <text:p text:style-name="P56">2 </text:p>
        <text:p text:style-name="P56">3 </text:p>
        <text:p text:style-name="P56">'Create type definition </text:p>
        <text:p text:style-name="P56">4 </text:p>
        <text:p text:style-name="P56">Type EmployeeType5 </text:p>
        <text:p text:style-name="P56">fname As String * 106 </text:p>
        <text:p text:style-name="P56">lname As String * 107 </text:p>
        <text:p text:style-name="P56">empid As Integer8 </text:p>
        <text:p text:style-name="P56">dept As Integer </text:p>
        <text:p text:style-name="P56">9 </text:p>
        <text:p text:style-name="P56">End Type </text:p>
        <text:p text:style-name="P56">10 </text:p>
        <text:p text:style-name="P56">11 </text:p>
        <text:p text:style-name="P56">'Create an instance of the type </text:p>
        <text:p text:style-name="P56">12 </text:p>
        <text:p text:style-name="P56">Dim Employee As EmployeeType </text:p>
        <text:p text:style-name="P56">13 </text:p>
        <text:p text:style-name="P56">14 </text:p>
        <text:p text:style-name="P56">'Initialize the type </text:p>
        <text:p text:style-name="P56">15 </text:p>
        <text:p text:style-name="P56">With Employee16 </text:p>
        <text:p text:style-name="P56"><text:soft-page-break/>.fname = "Susan"</text:p>
        <text:p text:style-name="P56">17 </text:p>
        <text:p text:style-name="P56">.lname = "Jones"</text:p>
        <text:p text:style-name="P56">18 </text:p>
        <text:p text:style-name="P56">.empid = 100119 </text:p>
        <text:p text:style-name="P56">.dept = 24 </text:p>
        <text:p text:style-name="P56">20 </text:p>
        <text:p text:style-name="P56">End With </text:p>
        <text:p text:style-name="P56">21 </text:p>
        <text:p text:style-name="P56">22 </text:p>
        <text:p text:style-name="P56">'Print out header row </text:p>
        <text:p text:style-name="P56">23 </text:p>
        <text:p text:style-name="P56">Print "First Name";Tab(13);"Last Name";Tab(25);"Emp ID";Tab(33);"Dept" </text:p>
        <text:p text:style-name="P56">24 </text:p>
        <text:p text:style-name="P56">Print String(79, "") </text:p>
        <text:p text:style-name="P56">25 </text:p>
        <text:p text:style-name="P56">'Print out data </text:p>
        <text:p text:style-name="P56">26 </text:p>
        <text:p text:style-name="P56">With Employee27 </text:p>
        <text:p text:style-name="P56">Print RTrim(.fname);Tab(13);RTrim(.lname);Tab(24);.empid;Tab(32);.dept </text:p>
        <text:p text:style-name="P56">28 </text:p>
        <text:p text:style-name="P56">End With </text:p>
        <text:p text:style-name="P56">29 </text:p>
        <text:p text:style-name="P56">30 </text:p>
        <text:p text:style-name="P56">Sleep </text:p>
        <text:p text:style-name="P56">31 </text:p>
        <text:p text:style-name="P56">End </text:p>
        <text:p text:style-name="P56"/>
        <text:p text:style-name="P56"/>
        <text:p text:style-name="P56">Listing 10.1: type.bas </text:p>
        <text:p text:style-name="P56"/>
        <text:p text:style-name="P56"><text:tab/>Analysis: Line 4 through 9 define the type structure that is used in the program.</text:p>
        <text:p text:style-name="P56">The type has 4 fields, two fixed length strings and 2 integer values. Dynamic strings can </text:p>
        <text:p text:style-name="P56"/>
        <text:p text:style-name="P56"/>
        <text:p text:style-name="P56">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56"/>
        <text:p text:style-name="P56">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56"/>
        <text:p text:style-name="P56">Line 23 prints a header row to the console that indicates the field name data. TheTb function is used to align data names to the appropriate column. Line 24 uses theString function to print a dashed line, just to offset the header row from the data row.</text:p>
        <text:p text:style-name="P56">Lines 26 through 28 prints the type data. Rtrim is used on the fixed length stringelements to trim off any unused trailing spaces. The Tab function is again used to alignthe data to the appropriate columns. The program is then ended in the usual way. </text:p>
        <text:p text:style-name="P56"><text:soft-page-break/></text:p>
        <text:p text:style-name="P56">When you run the program you should the following output. </text:p>
        <text:p text:style-name="P56"/>
        <text:p text:style-name="P56">First Name Last Name Emp ID Dept </text:p>
        <text:p text:style-name="P56"/>
        <text:p text:style-name="P56"/>
        <text:p text:style-name="P56">Susan Jones 1001 24 </text:p>
        <text:p text:style-name="P56"/>
        <text:p text:style-name="P56"/>
        <text:p text:style-name="P56">Output 10.1: Output of type.bas </text:p>
        <text:p text:style-name="P56"/>
        <text:p text:style-name="P56">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56"/>
        <text:h text:style-name="Heading_20_2" text:outline-level="2">Types Within Types </text:h>
        <text:p text:style-name="P56"/>
        <text:p text:style-name="P56">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56"/>
        <text:p text:style-name="P56">Using a type within a type is the same as using on of the intrinsic data types. Thefollowing code snippets illustrates an expanded department type and an updated employee type. </text:p>
        <text:p text:style-name="P56"/>
        <text:p text:style-name="P56">Type DepartmentType </text:p>
        <text:p text:style-name="P56"/>
        <text:p text:style-name="P56"/>
        <text:p text:style-name="P56"/>
        <text:p text:style-name="P56">id As integer </text:p>
        <text:p text:style-name="P56">managerid as integer </text:p>
        <text:p text:style-name="P56">floor as integer </text:p>
        <text:p text:style-name="P56"/>
        <text:p text:style-name="P56"/>
        <text:p text:style-name="P56">End Type </text:p>
        <text:p text:style-name="P56"><text:soft-page-break/></text:p>
        <text:p text:style-name="P56"/>
        <text:p text:style-name="P56">Type EmployeeType </text:p>
        <text:p text:style-name="P56">fname As String * 10 </text:p>
        <text:p text:style-name="P56">lname As String * 10 </text:p>
        <text:p text:style-name="P56">empid As Integer </text:p>
        <text:p text:style-name="P56">dept As DepartmentType </text:p>
        <text:p text:style-name="P56"/>
        <text:p text:style-name="P56"/>
        <text:p text:style-name="P56">End Type </text:p>
        <text:p text:style-name="P56">Dim Employee As EmployeeType </text:p>
        <text:p text:style-name="P56"/>
        <text:p text:style-name="P56"/>
        <text:p text:style-name="P56">To access the department information within the Employee type, you use thecompound dot notation to access the dept fields. </text:p>
        <text:p text:style-name="P56"/>
        <text:p text:style-name="P56">Employee.dept.id = 24 </text:p>
        <text:p text:style-name="P56">Employee.dept.managerid = 1012 </text:p>
        <text:p text:style-name="P56">Employee.dept.floor = 13 </text:p>
        <text:p text:style-name="P56"/>
        <text:p text:style-name="P56"/>
        <text:p text:style-name="P56">The top levels is Employee, so that reference comes first. Since dept is now a typedefinition, you need to use the dept identifier to access the individual fields within the </text:p>
        <text:p text:style-name="P56">DepartmentType. You can even carry this further, by including a type within a type withina type. You would simply use the dot notation of the additional type level as needed.</text:p>
        <text:p text:style-name="P56">While there is no limit on the levels of nested type definitions, it gets to be a bit unwieldywhen used with several levels. </text:p>
        <text:p text:style-name="P56"/>
        <text:p text:style-name="P56">You can also use the With-End With block with nested types, by nesting the Withblock, as illustrated in the following code snippet. </text:p>
        <text:p text:style-name="P56"/>
        <text:p text:style-name="P56">With Employee </text:p>
        <text:p text:style-name="P56">.fname = "Susan" </text:p>
        <text:p text:style-name="P56">.lname = "Jones" </text:p>
        <text:p text:style-name="P56">.empid = 1001 </text:p>
        <text:p text:style-name="P56">With .dept </text:p>
        <text:p text:style-name="P56"/>
        <text:p text:style-name="P56"/>
        <text:p text:style-name="P56">.id = 24 </text:p>
        <text:p text:style-name="P56">.managerid = 1012 </text:p>
        <text:p text:style-name="P56">.floor = 13 </text:p>
        <text:p text:style-name="P56"/>
        <text:p text:style-name="P56"/>
        <text:p text:style-name="P56">End With </text:p>
        <text:p text:style-name="P56">End With </text:p>
        <text:p text:style-name="P56"/>
        <text:p text:style-name="P56"/>
        <text:p text:style-name="P56">Notice that the second With uses the dot notation, .dept, to specify the next levelof type definitions. When using nested With blocks, be sure that match all the End Withstatements with their correct With statements to avoid a compile error. </text:p>
        <text:p text:style-name="P56"><text:soft-page-break/></text:p>
        <text:p text:style-name="P56">The following program is a modified version of the previous program illustratingthe new type definitions. </text:p>
        <text:p text:style-name="P56"/>
        <text:p text:style-name="P56"/>
        <text:p text:style-name="P56">Option Explicit </text:p>
        <text:p text:style-name="P56"/>
        <text:p text:style-name="P56"/>
        <text:p text:style-name="P56">'Create the type definition </text:p>
        <text:p text:style-name="P56"/>
        <text:p text:style-name="P56"/>
        <text:p text:style-name="P56">Type DepartmentType </text:p>
        <text:p text:style-name="P56">id As Integer </text:p>
        <text:p text:style-name="P56">managerid As Integer </text:p>
        <text:p text:style-name="P56">floor As Integer </text:p>
        <text:p text:style-name="P56"/>
        <text:p text:style-name="P56"/>
        <text:p text:style-name="P56">End Type </text:p>
        <text:p text:style-name="P56"/>
        <text:p text:style-name="P56"/>
        <text:p text:style-name="P56">Type EmployeeType </text:p>
        <text:p text:style-name="P56">fname As String * 10 </text:p>
        <text:p text:style-name="P56">lname As String * 10 </text:p>
        <text:p text:style-name="P56">empid As Integer </text:p>
        <text:p text:style-name="P56">dept As DepartmentType </text:p>
        <text:p text:style-name="P56"/>
        <text:p text:style-name="P56"/>
        <text:p text:style-name="P56">End Type </text:p>
        <text:p text:style-name="P56"/>
        <text:p text:style-name="P56"/>
        <text:p text:style-name="P56">'Create an instance of the type </text:p>
        <text:p text:style-name="P56">Dim Employee As EmployeeType </text:p>
        <text:p text:style-name="P56"/>
        <text:p text:style-name="P56"/>
        <text:p text:style-name="P56">'Initialize the type </text:p>
        <text:p text:style-name="P56"/>
        <text:p text:style-name="P56"/>
        <text:p text:style-name="P56">With Employee </text:p>
        <text:p text:style-name="P56">.fname = "Susan" </text:p>
        <text:p text:style-name="P56">.lname = "Jones" </text:p>
        <text:p text:style-name="P56">.empid = 1001 </text:p>
        <text:p text:style-name="P56">With .dept</text:p>
        <text:p text:style-name="P56"/>
        <text:p text:style-name="P56"/>
        <text:p text:style-name="P56"><text:s/>.id = 24 </text:p>
        <text:p text:style-name="P56">.managerid = 1012 </text:p>
        <text:p text:style-name="P56">.floor = 13</text:p>
        <text:p text:style-name="P56"/>
        <text:p text:style-name="P56"><text:soft-page-break/></text:p>
        <text:p text:style-name="P56"><text:s/>End With </text:p>
        <text:p text:style-name="P56">End With </text:p>
        <text:p text:style-name="P56"/>
        <text:p text:style-name="P56"/>
        <text:p text:style-name="P56">'Print out header row </text:p>
        <text:p text:style-name="P56">Print "First Name";Tab(13);"Last Name";Tab(25);"Emp ID";Tab(33); </text:p>
        <text:p text:style-name="P56">Print "Dept";Tab(39);"Manager";Tab(47);"Floor" </text:p>
        <text:p text:style-name="P56">Print String(79, "") </text:p>
        <text:p text:style-name="P56">'Print out data </text:p>
        <text:p text:style-name="P56">With Employee</text:p>
        <text:p text:style-name="P56"/>
        <text:p text:style-name="P56"/>
        <text:p text:style-name="P56"><text:s/>Print Rtrim(.fname);Tab(13);Rtrim(.lname);Tab(24);.empid;Tab(32); </text:p>
        <text:p text:style-name="P56">With .dept </text:p>
        <text:p text:style-name="P56">Print .id;Tab(38);.managerid;Tab(46);.floor </text:p>
        <text:p text:style-name="P56">End With </text:p>
        <text:p text:style-name="P56">End With </text:p>
        <text:p text:style-name="P56"/>
        <text:p text:style-name="P56"/>
        <text:p text:style-name="P56">Sleep </text:p>
        <text:p text:style-name="P56">End </text:p>
        <text:p text:style-name="P56"/>
        <text:p text:style-name="P56"/>
        <text:p text:style-name="P56"/>
        <text:p text:style-name="P56">Listing 10.2: type-type.bas </text:p>
        <text:p text:style-name="P56"/>
        <text:p text:style-name="P56"><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56"/>
        <text:p text:style-name="P56">When you run the program you should see the following output. </text:p>
        <text:p text:style-name="P56"/>
        <text:p text:style-name="P56">First Name Last Name Emp ID Dept Manager Floor </text:p>
        <text:p text:style-name="P56"/>
        <text:p text:style-name="P56"/>
        <text:p text:style-name="P56">Susan Jones 1001 24 1012 13 </text:p>
        <text:p text:style-name="P56"/>
        <text:p text:style-name="P56"/>
        <text:p text:style-name="P56">Output 10.2: Output of type-type.bas </text:p>
        <text:p text:style-name="P56"/>
        <text:p text:style-name="P56">While it may not be readily apparent from the example, abstracting the data in thismanner gives you a tremendous amount of flexibility in your program. A company <text:soft-page-break/>willusually have more than one department, so by abstracting the department informationinto a separate type definition, you can create functions that manage the departmentinformation, while at the same time minimizing the impact on the employee data </text:p>
        <text:p text:style-name="P56">structure. </text:p>
        <text:p text:style-name="P56"/>
        <text:h text:style-name="Heading_20_2" text:outline-level="2">Type Assignments </text:h>
        <text:p text:style-name="P56"/>
        <text:p text:style-name="P56">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56">providing they share the same type definition. </text:p>
        <text:p text:style-name="P56"/>
        <text:p text:style-name="P56">The following program abstracts the department initialization function and assignsthe result to the department type within the Employee type. </text:p>
        <text:p text:style-name="P56"/>
        <text:p text:style-name="P56">1 </text:p>
        <text:p text:style-name="P56">Option Explicit </text:p>
        <text:p text:style-name="P56">2 </text:p>
        <text:p text:style-name="P56">3 </text:p>
        <text:p text:style-name="P56">'Create the type definition </text:p>
        <text:p text:style-name="P56">4 </text:p>
        <text:p text:style-name="P56">Type DepartmentType </text:p>
        <text:p text:style-name="P56">5 </text:p>
        <text:p text:style-name="P56">id As Integer </text:p>
        <text:p text:style-name="P56">6 </text:p>
        <text:p text:style-name="P56">managerid As Integer </text:p>
        <text:p text:style-name="P56"/>
        <text:p text:style-name="P56"/>
        <text:p text:style-name="P56"/>
        <text:p text:style-name="P56">7 </text:p>
        <text:p text:style-name="P56">floor As Integer </text:p>
        <text:p text:style-name="P56">8 </text:p>
        <text:p text:style-name="P56">End Type </text:p>
        <text:p text:style-name="P56">9 </text:p>
        <text:p text:style-name="P56">Type EmployeeType11 </text:p>
        <text:p text:style-name="P56">fname As String * 1012 </text:p>
        <text:p text:style-name="P56">lname As String * 1013 </text:p>
        <text:p text:style-name="P56">empid As Integer14 </text:p>
        <text:p text:style-name="P56">dept As DepartmentType </text:p>
        <text:p text:style-name="P56">15 </text:p>
        <text:p text:style-name="P56">End Type </text:p>
        <text:p text:style-name="P56">16 </text:p>
        <text:p text:style-name="P56">17 </text:p>
        <text:p text:style-name="P56"><text:soft-page-break/>'This function will init the dept type and return it to caller </text:p>
        <text:p text:style-name="P56">18 </text:p>
        <text:p text:style-name="P56">Function InitDept(deptid As Integer) As DepartmentType19 </text:p>
        <text:p text:style-name="P56">Dim tmpDpt As DepartmentType21 </text:p>
        <text:p text:style-name="P56">Select Case deptid22 </text:p>
        <text:p text:style-name="P56">Case 24 'dept 2423 </text:p>
        <text:p text:style-name="P56">With tmpDpt </text:p>
        <text:p text:style-name="P56">24 </text:p>
        <text:p text:style-name="P56">.id = deptid </text:p>
        <text:p text:style-name="P56">25 </text:p>
        <text:p text:style-name="P56">.managerid = 1012 </text:p>
        <text:p text:style-name="P56">26 </text:p>
        <text:p text:style-name="P56">.floor = 1327 </text:p>
        <text:p text:style-name="P56">End With28 </text:p>
        <text:p text:style-name="P56">Case 48 'dept 4829 </text:p>
        <text:p text:style-name="P56">With tmpDpt </text:p>
        <text:p text:style-name="P56">.id = deptid </text:p>
        <text:p text:style-name="P56">31 </text:p>
        <text:p text:style-name="P56">.managerid = 1024 </text:p>
        <text:p text:style-name="P56">32 </text:p>
        <text:p text:style-name="P56">.floor = 1233 </text:p>
        <text:p text:style-name="P56">End With34 </text:p>
        <text:p text:style-name="P56">Case Else 'In case a bad department id was passed35 </text:p>
        <text:p text:style-name="P56">With tmpDpt </text:p>
        <text:p text:style-name="P56">36 </text:p>
        <text:p text:style-name="P56">.id = 0 </text:p>
        <text:p text:style-name="P56">37 </text:p>
        <text:p text:style-name="P56">.managerid = 0 </text:p>
        <text:p text:style-name="P56">38 </text:p>
        <text:p text:style-name="P56">.floor = 039 </text:p>
        <text:p text:style-name="P56">End With </text:p>
        <text:p text:style-name="P56">End Select41 </text:p>
        <text:p text:style-name="P56">'Return the dept info42 </text:p>
        <text:p text:style-name="P56">Return tmpDpt </text:p>
        <text:p text:style-name="P56">43 </text:p>
        <text:p text:style-name="P56">End Function </text:p>
        <text:p text:style-name="P56">44 </text:p>
        <text:p text:style-name="P56">45 </text:p>
        <text:p text:style-name="P56">'Create an instance of the type </text:p>
        <text:p text:style-name="P56">46 </text:p>
        <text:p text:style-name="P56">Dim Employee As EmployeeType </text:p>
        <text:p text:style-name="P56">47 </text:p>
        <text:p text:style-name="P56">48 </text:p>
        <text:p text:style-name="P56">'Initialize the Employee type </text:p>
        <text:p text:style-name="P56">49 </text:p>
        <text:p text:style-name="P56">With Employee </text:p>
        <text:p text:style-name="P56">.fname = "Susan"</text:p>
        <text:p text:style-name="P56">51 </text:p>
        <text:p text:style-name="P56">.lname = "Jones" </text:p>
        <text:p text:style-name="P56"/>
        <text:p text:style-name="P56"/>
        <text:p text:style-name="P56"/>
        <text:p text:style-name="P56"><text:soft-page-break/>52 </text:p>
        <text:p text:style-name="P56">53 </text:p>
        <text:p text:style-name="P56">54 </text:p>
        <text:p text:style-name="P56">55 </text:p>
        <text:p text:style-name="P56">56 </text:p>
        <text:p text:style-name="P56">57 </text:p>
        <text:p text:style-name="P56">58 </text:p>
        <text:p text:style-name="P56">59 </text:p>
        <text:p text:style-name="P56">60 </text:p>
        <text:p text:style-name="P56">61 </text:p>
        <text:p text:style-name="P56">62 </text:p>
        <text:p text:style-name="P56">63 </text:p>
        <text:p text:style-name="P56">64 </text:p>
        <text:p text:style-name="P56">65 </text:p>
        <text:p text:style-name="P56">66 </text:p>
        <text:p text:style-name="P56">67 </text:p>
        <text:p text:style-name="P56">68 </text:p>
        <text:p text:style-name="P56">69</text:p>
        <text:p text:style-name="P56"/>
        <text:p text:style-name="P56"/>
        <text:p text:style-name="P56"><text:s/>.empid = 1001 </text:p>
        <text:p text:style-name="P56">.dept = InitDept(24) 'get dept info </text:p>
        <text:p text:style-name="P56">End With </text:p>
        <text:p text:style-name="P56"/>
        <text:p text:style-name="P56"/>
        <text:p text:style-name="P56">'Print out header row </text:p>
        <text:p text:style-name="P56">Print "First Name";Tab(13);"Last Name";Tab(25);"Emp ID";Tab(33); </text:p>
        <text:p text:style-name="P56">Print "Dept";Tab(39);"Manager";Tab(47);"Floor" </text:p>
        <text:p text:style-name="P56">Print String(79, "") </text:p>
        <text:p text:style-name="P56">'Print out data </text:p>
        <text:p text:style-name="P56">With Employee</text:p>
        <text:p text:style-name="P56"/>
        <text:p text:style-name="P56"/>
        <text:p text:style-name="P56"><text:s/>Print Rtrim(.fname);Tab(13);Rtrim(.lname);Tab(24);.empid;Tab(32); </text:p>
        <text:p text:style-name="P56">With .dept </text:p>
        <text:p text:style-name="P56">Print .id;Tab(38);.managerid;Tab(46);.floor </text:p>
        <text:p text:style-name="P56">End With </text:p>
        <text:p text:style-name="P56">End With </text:p>
        <text:p text:style-name="P56"/>
        <text:p text:style-name="P56"/>
        <text:p text:style-name="P56">Sleep </text:p>
        <text:p text:style-name="P56">End </text:p>
        <text:p text:style-name="P56"/>
        <text:p text:style-name="P56"/>
        <text:p text:style-name="P56">Listing 10.3: type-assign.bas </text:p>
        <text:p text:style-name="P56"/>
        <text:p text:style-name="P56"><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56">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56"/>
        <text:p text:style-name="P56">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56"/>
        <text:p text:style-name="P56">The rest of the program is the same as the previous program, and prints theemployee information to the screen. </text:p>
        <text:p text:style-name="P56"/>
        <text:p text:style-name="P56">When you run the program, you should see that the output is identical to theprevious program output. </text:p>
        <text:p text:style-name="P56"/>
        <text:p text:style-name="P56">First Name Last Name Emp ID Dept Manager Floor </text:p>
        <text:p text:style-name="P56"/>
        <text:p text:style-name="P56"/>
        <text:p text:style-name="P56">Susan Jones 1001 24 1012 13 </text:p>
        <text:p text:style-name="P56"/>
        <text:p text:style-name="P56"/>
        <text:p text:style-name="P56">Output 10.3: Output of type-assign.bas </text:p>
        <text:p text:style-name="P56"/>
        <text:p text:style-name="P56"/>
        <text:p text:style-name="P56">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56"/>
        <text:h text:style-name="Heading_20_3" text:outline-level="3">Pointers to Types </text:h>
        <text:p text:style-name="P56"/>
        <text:p text:style-name="P56">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56"/>
        <text:p text:style-name="P56">In the previous program listing, the error checking on an invalid department id wasclunky at best. A better method is to have the InitDept function return a success codethat indicates a valid department id. The following program implements this strategy,</text:p>
        <text:p text:style-name="P56">and uses a DepartmentType pointer to hold the department information for the Employee </text:p>
        <text:p text:style-name="P56">type. </text:p>
        <text:p text:style-name="P56"><text:soft-page-break/></text:p>
        <text:p text:style-name="P56">1 </text:p>
        <text:p text:style-name="P56">Option Explicit </text:p>
        <text:p text:style-name="P56">2 </text:p>
        <text:p text:style-name="P56">3 </text:p>
        <text:p text:style-name="P56">#define deptok 0 </text:p>
        <text:p text:style-name="P56">4 </text:p>
        <text:p text:style-name="P56">5 </text:p>
        <text:p text:style-name="P56">'Create the type definition </text:p>
        <text:p text:style-name="P56">6 </text:p>
        <text:p text:style-name="P56">Type DepartmentType </text:p>
        <text:p text:style-name="P56">7 </text:p>
        <text:p text:style-name="P56">id As Integer </text:p>
        <text:p text:style-name="P56">8 </text:p>
        <text:p text:style-name="P56">managerid As Integer </text:p>
        <text:p text:style-name="P56">9 </text:p>
        <text:p text:style-name="P56">floor As Integer </text:p>
        <text:p text:style-name="P56">10 </text:p>
        <text:p text:style-name="P56">End Type </text:p>
        <text:p text:style-name="P56">11 </text:p>
        <text:p text:style-name="P56">12 </text:p>
        <text:p text:style-name="P56">Type EmployeeType13 </text:p>
        <text:p text:style-name="P56">fname As String * 1014 </text:p>
        <text:p text:style-name="P56">lname As String * 1015 </text:p>
        <text:p text:style-name="P56">empid As Integer16 </text:p>
        <text:p text:style-name="P56">dept As DepartmentType </text:p>
        <text:p text:style-name="P56">17 </text:p>
        <text:p text:style-name="P56">End Type </text:p>
        <text:p text:style-name="P56">18 </text:p>
        <text:p text:style-name="P56">19 </text:p>
        <text:p text:style-name="P56">'This function will init the dept type and return it to caller </text:p>
        <text:p text:style-name="P56">20 </text:p>
        <text:p text:style-name="P56">Function InitDept(deptid As Integer, dpt As DepartmentType Ptr ) As Integer </text:p>
        <text:p text:style-name="P56">21 </text:p>
        <text:p text:style-name="P56">Dim ret As Integer = deptok22 </text:p>
        <text:p text:style-name="P56">23 </text:p>
        <text:p text:style-name="P56">Select Case deptid24 </text:p>
        <text:p text:style-name="P56">Case 24 'dept 24 </text:p>
        <text:p text:style-name="P56">25 </text:p>
        <text:p text:style-name="P56">dpt&gt;</text:p>
        <text:p text:style-name="P56">id = deptid </text:p>
        <text:p text:style-name="P56">26 </text:p>
        <text:p text:style-name="P56">dpt&gt;</text:p>
        <text:p text:style-name="P56">managerid = 1012 </text:p>
        <text:p text:style-name="P56">27 </text:p>
        <text:p text:style-name="P56">dpt&gt;</text:p>
        <text:p text:style-name="P56">floor = 1328 </text:p>
        <text:p text:style-name="P56">Case 48 'dept 48 </text:p>
        <text:p text:style-name="P56"><text:soft-page-break/></text:p>
        <text:p text:style-name="P56"/>
        <text:p text:style-name="P56"/>
        <text:p text:style-name="P56">29 </text:p>
        <text:p text:style-name="P56">dpt&gt;</text:p>
        <text:p text:style-name="P56">id = deptid </text:p>
        <text:p text:style-name="P56">30 </text:p>
        <text:p text:style-name="P56">dpt&gt;</text:p>
        <text:p text:style-name="P56">managerid = 1024 </text:p>
        <text:p text:style-name="P56">31 </text:p>
        <text:p text:style-name="P56">dpt&gt;</text:p>
        <text:p text:style-name="P56">floor = 1232 </text:p>
        <text:p text:style-name="P56">Case Else 'In case a bad department id was passed </text:p>
        <text:p text:style-name="P56">33 </text:p>
        <text:p text:style-name="P56">dpt&gt;</text:p>
        <text:p text:style-name="P56">id = 0 </text:p>
        <text:p text:style-name="P56">34 </text:p>
        <text:p text:style-name="P56">dpt&gt;</text:p>
        <text:p text:style-name="P56">managerid = 0 </text:p>
        <text:p text:style-name="P56">35 </text:p>
        <text:p text:style-name="P56">dpt&gt;</text:p>
        <text:p text:style-name="P56">floor = 0 </text:p>
        <text:p text:style-name="P56">36 </text:p>
        <text:p text:style-name="P56">ret = Not deptok37 </text:p>
        <text:p text:style-name="P56">End Select38 </text:p>
        <text:p text:style-name="P56">'Return the dept status39 </text:p>
        <text:p text:style-name="P56">Return ret </text:p>
        <text:p text:style-name="P56">40 </text:p>
        <text:p text:style-name="P56">End Function </text:p>
        <text:p text:style-name="P56">41 </text:p>
        <text:p text:style-name="P56">42 </text:p>
        <text:p text:style-name="P56">'Create an instance of the types </text:p>
        <text:p text:style-name="P56">43 </text:p>
        <text:p text:style-name="P56">Dim Employee As EmployeeType </text:p>
        <text:p text:style-name="P56">44 </text:p>
        <text:p text:style-name="P56">Dim tmpDept As DepartmentType Ptr </text:p>
        <text:p text:style-name="P56">45 </text:p>
        <text:p text:style-name="P56">46 </text:p>
        <text:p text:style-name="P56">'Initialize the pointer </text:p>
        <text:p text:style-name="P56">47 </text:p>
        <text:p text:style-name="P56">tmpDept = Callocate(Sizeof(DepartmentType)) </text:p>
        <text:p text:style-name="P56">48 </text:p>
        <text:p text:style-name="P56">'Get the department info, check return </text:p>
        <text:p text:style-name="P56">49 </text:p>
        <text:p text:style-name="P56">If InitDept(24, tmpDept) &lt;&gt; deptok Then50 </text:p>
        <text:p text:style-name="P56">'Error on dept type51 </text:p>
        <text:p text:style-name="P56">Deallocate tmpDept52 </text:p>
        <text:p text:style-name="P56">Print "Invalid Department ID." </text:p>
        <text:p text:style-name="P56">53 </text:p>
        <text:p text:style-name="P56">Else54 </text:p>
        <text:p text:style-name="P56">'Department ok, init the Employee type55 </text:p>
        <text:p text:style-name="P56">With Employee56 </text:p>
        <text:p text:style-name="P56"><text:soft-page-break/>.fname = "Susan"</text:p>
        <text:p text:style-name="P56">57 </text:p>
        <text:p text:style-name="P56">.lname = "Jones"</text:p>
        <text:p text:style-name="P56">58 </text:p>
        <text:p text:style-name="P56">.empid = 100159 </text:p>
        <text:p text:style-name="P56">.dept = *tmpDept 'Dereference the pointer60 </text:p>
        <text:p text:style-name="P56">End With61 </text:p>
        <text:p text:style-name="P56">'Don't need the dept info now62 </text:p>
        <text:p text:style-name="P56">Deallocate tmpDept63 </text:p>
        <text:p text:style-name="P56">'Print out header row64 </text:p>
        <text:p text:style-name="P56">Print "First Name";Tab(13);"Last Name";Tab(25);"Emp ID";Tab(33);</text:p>
        <text:p text:style-name="P56">65 </text:p>
        <text:p text:style-name="P56">Print "Dept";Tab(39);"Manager";Tab(47);"Floor"</text:p>
        <text:p text:style-name="P56">66 </text:p>
        <text:p text:style-name="P56">Print String(79, "")</text:p>
        <text:p text:style-name="P56">67 </text:p>
        <text:p text:style-name="P56">'Print out data68 </text:p>
        <text:p text:style-name="P56">With Employee69 </text:p>
        <text:p text:style-name="P56">Print Rtrim(.fname);Tab(13);Rtrim(.lname);Tab(24);.empid;Tab(32);</text:p>
        <text:p text:style-name="P56">70 </text:p>
        <text:p text:style-name="P56">With .dept71 </text:p>
        <text:p text:style-name="P56">Print .id;Tab(38);.managerid;Tab(46);.floor72 </text:p>
        <text:p text:style-name="P56">End With73 </text:p>
        <text:p text:style-name="P56">End With </text:p>
        <text:p text:style-name="P56"/>
        <text:p text:style-name="P56"/>
        <text:p text:style-name="P56"/>
        <text:p text:style-name="P56">74 </text:p>
        <text:p text:style-name="P56">End If </text:p>
        <text:p text:style-name="P56">75 </text:p>
        <text:p text:style-name="P56">76 </text:p>
        <text:p text:style-name="P56">Sleep </text:p>
        <text:p text:style-name="P56">77 </text:p>
        <text:p text:style-name="P56">End </text:p>
        <text:p text:style-name="P56"/>
        <text:p text:style-name="P56"/>
        <text:p text:style-name="P56">Listing 10.4: type-ptr.bas </text:p>
        <text:p text:style-name="P56"/>
        <text:p text:style-name="P56"><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56"/>
        <text:p text:style-name="P56">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text:soft-page-break/>in line 36.</text:p>
        <text:p text:style-name="P56">This is a good technique to return boolean values from a function. By initializing thereturn variable to the “ok” status, you only need to set the variable to the “not ok” status,</text:p>
        <text:p text:style-name="P56">if an error occurs. Less typing, less code and fewer chances of introducing bugs into the </text:p>
        <text:p text:style-name="P56">program. </text:p>
        <text:p text:style-name="P56"/>
        <text:p text:style-name="P56">In the individual Case blocks, the arrow notation is used to access the individual </text:p>
        <text:p text:style-name="P56">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56"/>
        <text:p text:style-name="P56">Line 44 dimensions a DepartmentType pointer. Which is initialized in line 47.</text:p>
        <text:p text:style-name="P56">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56"/>
        <text:p text:style-name="P56">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56"/>
        <text:p text:style-name="P56">The rest of the program is identical to the previous programs. </text:p>
        <text:p text:style-name="P56"/>
        <text:p text:style-name="P56">When you run this program you should again see the same output as the previous </text:p>
        <text:p text:style-name="P56">programs. </text:p>
        <text:p text:style-name="P56"/>
        <text:p text:style-name="P56"/>
        <text:p text:style-name="P56">First Name Last Name Emp ID Dept Manager Floor </text:p>
        <text:p text:style-name="P56"/>
        <text:p text:style-name="P56"/>
        <text:p text:style-name="P56">Susan Jones 1001 24 1012 13 </text:p>
        <text:p text:style-name="P56"/>
        <text:p text:style-name="P56"/>
        <text:p text:style-name="P56">Output 10.4: Output of type-ptr.bas </text:p>
        <text:p text:style-name="P56"/>
        <text:p text:style-name="P56">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56">minimize negative impacts on existing code. </text:p>
        <text:p text:style-name="P56"/>
        <text:h text:style-name="Heading_20_3" text:outline-level="3"><text:soft-page-break/>Type Memory Arrays </text:h>
        <text:p text:style-name="P56"/>
        <text:p text:style-name="P56">In the chapter on pointers, you saw how to create a memory array of integersusing pointers. You can do the same with Type definitions, in much the same way. Thefollowing program creates a dynamic memory array using a type. </text:p>
        <text:p text:style-name="P56"/>
        <text:p text:style-name="P56">1 </text:p>
        <text:p text:style-name="P56">Option Explicit </text:p>
        <text:p text:style-name="P56">2 </text:p>
        <text:p text:style-name="P56">3 </text:p>
        <text:p text:style-name="P56">'Declare type </text:p>
        <text:p text:style-name="P56">4 </text:p>
        <text:p text:style-name="P56">Type myType5 </text:p>
        <text:p text:style-name="P56">id As Integer </text:p>
        <text:p text:style-name="P56">6 </text:p>
        <text:p text:style-name="P56">End Type </text:p>
        <text:p text:style-name="P56">7 </text:p>
        <text:p text:style-name="P56">8 </text:p>
        <text:p text:style-name="P56">'Declare a pointer to the type </text:p>
        <text:p text:style-name="P56">9 </text:p>
        <text:p text:style-name="P56">Dim myTypePtr As myType Ptr </text:p>
        <text:p text:style-name="P56">10 </text:p>
        <text:p text:style-name="P56">Dim As Integer i </text:p>
        <text:p text:style-name="P56">11 </text:p>
        <text:p text:style-name="P56">12 </text:p>
        <text:p text:style-name="P56">'Create a memory array of types </text:p>
        <text:p text:style-name="P56">13 </text:p>
        <text:p text:style-name="P56">myTypePtr = Callocate(5, Sizeof(myType)) </text:p>
        <text:p text:style-name="P56">14 </text:p>
        <text:p text:style-name="P56">15 </text:p>
        <text:p text:style-name="P56">'Add some data to the type </text:p>
        <text:p text:style-name="P56">16 </text:p>
        <text:p text:style-name="P56">For i = 0 To 417 </text:p>
        <text:p text:style-name="P56">myTypePtr[i].id = i </text:p>
        <text:p text:style-name="P56">18 </text:p>
        <text:p text:style-name="P56">Next </text:p>
        <text:p text:style-name="P56">19 </text:p>
        <text:p text:style-name="P56">20 </text:p>
        <text:p text:style-name="P56">'Print data </text:p>
        <text:p text:style-name="P56">21 </text:p>
        <text:p text:style-name="P56">Print "Initial data:" </text:p>
        <text:p text:style-name="P56">22 </text:p>
        <text:p text:style-name="P56">For i = 0 To 423 </text:p>
        <text:p text:style-name="P56">Print myTypePtr[i].id </text:p>
        <text:p text:style-name="P56">24 </text:p>
        <text:p text:style-name="P56">Next </text:p>
        <text:p text:style-name="P56">25 </text:p>
        <text:p text:style-name="P56"><text:soft-page-break/>Print </text:p>
        <text:p text:style-name="P56">26 </text:p>
        <text:p text:style-name="P56">27 </text:p>
        <text:p text:style-name="P56">'Resize the array </text:p>
        <text:p text:style-name="P56">28 </text:p>
        <text:p text:style-name="P56">myTypePtr = Reallocate(myTypePtr, 10) </text:p>
        <text:p text:style-name="P56"/>
        <text:p text:style-name="P56"/>
        <text:p text:style-name="P56"/>
        <text:p text:style-name="P56">29 </text:p>
        <text:p text:style-name="P56">30 </text:p>
        <text:p text:style-name="P56">'Add the new data </text:p>
        <text:p text:style-name="P56">31 </text:p>
        <text:p text:style-name="P56">For i = 4 To 932 </text:p>
        <text:p text:style-name="P56">myTypePtr[i].id = i </text:p>
        <text:p text:style-name="P56">33 </text:p>
        <text:p text:style-name="P56">Next </text:p>
        <text:p text:style-name="P56">34 </text:p>
        <text:p text:style-name="P56">35 </text:p>
        <text:p text:style-name="P56">'Print data </text:p>
        <text:p text:style-name="P56">36 </text:p>
        <text:p text:style-name="P56">Print "New Data:" </text:p>
        <text:p text:style-name="P56">37 </text:p>
        <text:p text:style-name="P56">For i = 0 To 938 </text:p>
        <text:p text:style-name="P56">Print myTypePtr[i].id </text:p>
        <text:p text:style-name="P56">39 </text:p>
        <text:p text:style-name="P56">Next </text:p>
        <text:p text:style-name="P56">40 </text:p>
        <text:p text:style-name="P56">41 </text:p>
        <text:p text:style-name="P56">'Release memory </text:p>
        <text:p text:style-name="P56">42 </text:p>
        <text:p text:style-name="P56">Deallocate myTypeptr </text:p>
        <text:p text:style-name="P56">43 </text:p>
        <text:p text:style-name="P56">44 </text:p>
        <text:p text:style-name="P56">Sleep </text:p>
        <text:p text:style-name="P56">45 </text:p>
        <text:p text:style-name="P56">End </text:p>
        <text:p text:style-name="P56"/>
        <text:p text:style-name="P56"/>
        <text:p text:style-name="P56">Listing 10.5: memtype.bas </text:p>
        <text:p text:style-name="P56"/>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text:soft-page-break/>closedin the usual way. </text:p>
        <text:p text:style-name="P56"/>
        <text:p text:style-name="P56">When you run the program you should the following output. </text:p>
        <text:p text:style-name="P56"/>
        <text:p text:style-name="P56">Initial data:</text:p>
        <text:p text:style-name="P56"/>
        <text:p text:style-name="P56"/>
        <text:p text:style-name="P56"><text:s/>0</text:p>
        <text:p text:style-name="P56"/>
        <text:p text:style-name="P56"/>
        <text:p text:style-name="P56"><text:s/>1</text:p>
        <text:p text:style-name="P56"/>
        <text:p text:style-name="P56"/>
        <text:p text:style-name="P56"><text:s/>2</text:p>
        <text:p text:style-name="P56"/>
        <text:p text:style-name="P56"/>
        <text:p text:style-name="P56"><text:s/>3</text:p>
        <text:p text:style-name="P56"/>
        <text:p text:style-name="P56"/>
        <text:p text:style-name="P56"><text:s/>4 </text:p>
        <text:p text:style-name="P56"/>
        <text:p text:style-name="P56"/>
        <text:p text:style-name="P56">New Data: </text:p>
        <text:p text:style-name="P56"/>
        <text:p text:style-name="P56"/>
        <text:p text:style-name="P56"/>
        <text:p text:style-name="P56"><text:s/>0 </text:p>
        <text:p text:style-name="P56">1 </text:p>
        <text:p text:style-name="P56">2 </text:p>
        <text:p text:style-name="P56">3 </text:p>
        <text:p text:style-name="P56">4 </text:p>
        <text:p text:style-name="P56">5 </text:p>
        <text:p text:style-name="P56">6 </text:p>
        <text:p text:style-name="P56">7 </text:p>
        <text:p text:style-name="P56">8 </text:p>
        <text:p text:style-name="P56">9 </text:p>
        <text:p text:style-name="P56"/>
        <text:p text:style-name="P56"/>
        <text:p text:style-name="P56">Output 10.5: Output of memtype.bas </text:p>
        <text:p text:style-name="P56"/>
        <text:p text:style-name="P56">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text:soft-page-break/>shown here does not incur the overhead of a dynamic array, and can be passedto functions using the pointer method. </text:p>
        <text:p text:style-name="P56"/>
        <text:h text:style-name="Heading_20_2" text:outline-level="2">Dynamic Arrays in Types </text:h>
        <text:p text:style-name="P56"/>
        <text:p text:style-name="P56">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56"/>
        <text:p text:style-name="P56">1 </text:p>
        <text:p text:style-name="P56">Option Explicit </text:p>
        <text:p text:style-name="P56">2 </text:p>
        <text:p text:style-name="P56">3 </text:p>
        <text:p text:style-name="P56">'This will be the dynamic type </text:p>
        <text:p text:style-name="P56">4 </text:p>
        <text:p text:style-name="P56">Type pt5 </text:p>
        <text:p text:style-name="P56">row As Integer6 </text:p>
        <text:p text:style-name="P56">col As Integer </text:p>
        <text:p text:style-name="P56">7 </text:p>
        <text:p text:style-name="P56">End Type </text:p>
        <text:p text:style-name="P56">8 </text:p>
        <text:p text:style-name="P56">9 </text:p>
        <text:p text:style-name="P56">'The base type: </text:p>
        <text:p text:style-name="P56">10 </text:p>
        <text:p text:style-name="P56">'darray will contain array data </text:p>
        <text:p text:style-name="P56">11 </text:p>
        <text:p text:style-name="P56">Type DType12 </text:p>
        <text:p text:style-name="P56">darray As pt Ptr </text:p>
        <text:p text:style-name="P56">13 </text:p>
        <text:p text:style-name="P56">End Type </text:p>
        <text:p text:style-name="P56">14 </text:p>
        <text:p text:style-name="P56">15 </text:p>
        <text:p text:style-name="P56">'Create an instance of type </text:p>
        <text:p text:style-name="P56"/>
        <text:p text:style-name="P56"/>
        <text:p text:style-name="P56"/>
        <text:p text:style-name="P56">16 </text:p>
        <text:p text:style-name="P56">17 </text:p>
        <text:p text:style-name="P56">18 </text:p>
        <text:p text:style-name="P56">19 </text:p>
        <text:p text:style-name="P56">20 </text:p>
        <text:p text:style-name="P56">21 </text:p>
        <text:p text:style-name="P56">22 </text:p>
        <text:p text:style-name="P56">23 </text:p>
        <text:p text:style-name="P56">24 </text:p>
        <text:p text:style-name="P56">25 </text:p>
        <text:p text:style-name="P56">26 </text:p>
        <text:p text:style-name="P56">27 </text:p>
        <text:p text:style-name="P56">28 </text:p>
        <text:p text:style-name="P56"><text:soft-page-break/>29 </text:p>
        <text:p text:style-name="P56">30 </text:p>
        <text:p text:style-name="P56">31 </text:p>
        <text:p text:style-name="P56">32 </text:p>
        <text:p text:style-name="P56">33 </text:p>
        <text:p text:style-name="P56">34 </text:p>
        <text:p text:style-name="P56">35 </text:p>
        <text:p text:style-name="P56">36 </text:p>
        <text:p text:style-name="P56">37 </text:p>
        <text:p text:style-name="P56">38 </text:p>
        <text:p text:style-name="P56"/>
        <text:p text:style-name="P56"/>
        <text:p text:style-name="P56">Dim myType As DType </text:p>
        <text:p text:style-name="P56">Dim As Integer i </text:p>
        <text:p text:style-name="P56"/>
        <text:p text:style-name="P56"/>
        <text:p text:style-name="P56">'Create enough space for elements </text:p>
        <text:p text:style-name="P56">myType.darray = Callocate(5, Sizeof(pt)) </text:p>
        <text:p text:style-name="P56"/>
        <text:p text:style-name="P56"/>
        <text:p text:style-name="P56">'Load data into array </text:p>
        <text:p text:style-name="P56"/>
        <text:p text:style-name="P56"/>
        <text:p text:style-name="P56">For i = 0 To 4 </text:p>
        <text:p text:style-name="P56"/>
        <text:p text:style-name="P56"/>
        <text:p text:style-name="P56">myType.darray[i].row = Int(Rnd * 10) + 1</text:p>
        <text:p text:style-name="P56"/>
        <text:p text:style-name="P56"/>
        <text:p text:style-name="P56"><text:s/>myType.darray[i].col = Int(Rnd * 10) + 1 </text:p>
        <text:p text:style-name="P56">Next </text:p>
        <text:p text:style-name="P56"/>
        <text:p text:style-name="P56"/>
        <text:p text:style-name="P56">'Print data </text:p>
        <text:p text:style-name="P56"/>
        <text:p text:style-name="P56"/>
        <text:p text:style-name="P56">For i = 0 To 4</text:p>
        <text:p text:style-name="P56"/>
        <text:p text:style-name="P56"/>
        <text:p text:style-name="P56"><text:s/>Locate myType.darray[i].row, myType.darray[i].col</text:p>
        <text:p text:style-name="P56"/>
        <text:p text:style-name="P56"/>
        <text:p text:style-name="P56"><text:s/>Print "X" </text:p>
        <text:p text:style-name="P56">Next </text:p>
        <text:p text:style-name="P56"/>
        <text:p text:style-name="P56"/>
        <text:p text:style-name="P56">'Free allocated space </text:p>
        <text:p text:style-name="P56">Deallocate myType.darray </text:p>
        <text:p text:style-name="P56"><text:soft-page-break/></text:p>
        <text:p text:style-name="P56"/>
        <text:p text:style-name="P56">Sleep </text:p>
        <text:p text:style-name="P56">End </text:p>
        <text:p text:style-name="P56"/>
        <text:p text:style-name="P56"/>
        <text:p text:style-name="P56">Listing 10.6: dynatype.bas </text:p>
        <text:p text:style-name="P56"/>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56"/>
        <text:p text:style-name="P56"/>
        <text:p text:style-name="P56">When you run the program you should see something similar to the following </text:p>
        <text:p text:style-name="P56">output.</text:p>
        <text:p text:style-name="P56"/>
        <text:p text:style-name="P56"><text:s/>X</text:p>
        <text:p text:style-name="P56"/>
        <text:p text:style-name="P56"/>
        <text:p text:style-name="P56"><text:s/>X</text:p>
        <text:p text:style-name="P56"/>
        <text:p text:style-name="P56"/>
        <text:p text:style-name="P56"><text:s/>X</text:p>
        <text:p text:style-name="P56"/>
        <text:p text:style-name="P56"/>
        <text:p text:style-name="P56"><text:s/>X</text:p>
        <text:p text:style-name="P56"/>
        <text:p text:style-name="P56"/>
        <text:p text:style-name="P56"><text:s/>X </text:p>
        <text:p text:style-name="P56"/>
        <text:p text:style-name="P56"/>
        <text:p text:style-name="P56">Output 10.6: Output of dynatype.bas </text:p>
        <text:p text:style-name="P56"/>
        <text:p text:style-name="P56"><text:soft-page-break/>The location of the X's will vary since the rows and columns are generatedrandomly, but since Randomize is not being used, you should the same layout between </text:p>
        <text:p text:style-name="P56">runs. </text:p>
        <text:p text:style-name="P56"/>
        <text:p text:style-name="P56">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56">darray, and then use the pointer index method on the field to select the array element.</text:p>
        <text:p text:style-name="P56">Since the array element is a type, you use the dot notation to access the array elementfield, just as you would as if it were a simple type variable. </text:p>
        <text:p text:style-name="P56"/>
        <text:p text:style-name="P56">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56"/>
        <text:p text:style-name="P56">1 </text:p>
        <text:p text:style-name="P56">Option Explicit </text:p>
        <text:p text:style-name="P56">2 </text:p>
        <text:p text:style-name="P56">3 </text:p>
        <text:p text:style-name="P56">'This will be the embedded type </text:p>
        <text:p text:style-name="P56">4 </text:p>
        <text:p text:style-name="P56">Type pt5 </text:p>
        <text:p text:style-name="P56">row As Integer6 </text:p>
        <text:p text:style-name="P56">col As Integer </text:p>
        <text:p text:style-name="P56">7 </text:p>
        <text:p text:style-name="P56">End Type </text:p>
        <text:p text:style-name="P56">8 </text:p>
        <text:p text:style-name="P56">9 </text:p>
        <text:p text:style-name="P56">'The base type: </text:p>
        <text:p text:style-name="P56">10 </text:p>
        <text:p text:style-name="P56">'darray will contain array data </text:p>
        <text:p text:style-name="P56">11 </text:p>
        <text:p text:style-name="P56">Type DType12 </text:p>
        <text:p text:style-name="P56">darray As pt Ptr </text:p>
        <text:p text:style-name="P56"/>
        <text:p text:style-name="P56"/>
        <text:p text:style-name="P56"/>
        <text:p text:style-name="P56">13 </text:p>
        <text:p text:style-name="P56">End Type </text:p>
        <text:p text:style-name="P56">14 </text:p>
        <text:p text:style-name="P56">15 </text:p>
        <text:p text:style-name="P56">'Create a pointer to base type </text:p>
        <text:p text:style-name="P56"><text:soft-page-break/>16 </text:p>
        <text:p text:style-name="P56">Dim myType As DType Ptr </text:p>
        <text:p text:style-name="P56">17 </text:p>
        <text:p text:style-name="P56">Dim As Integer i, j </text:p>
        <text:p text:style-name="P56">18 </text:p>
        <text:p text:style-name="P56">19 </text:p>
        <text:p text:style-name="P56">'Set up random number generator </text:p>
        <text:p text:style-name="P56">20 </text:p>
        <text:p text:style-name="P56">Randomize Timer </text:p>
        <text:p text:style-name="P56">21 </text:p>
        <text:p text:style-name="P56">22 </text:p>
        <text:p text:style-name="P56">'Create enough space for 3 base type elements </text:p>
        <text:p text:style-name="P56">23 </text:p>
        <text:p text:style-name="P56">myType = Callocate(3, Sizeof(Dtype)) </text:p>
        <text:p text:style-name="P56">24 </text:p>
        <text:p text:style-name="P56">'Create space for 3 pt elements within base type </text:p>
        <text:p text:style-name="P56">25 </text:p>
        <text:p text:style-name="P56">For i = 0 To 2 </text:p>
        <text:p text:style-name="P56">26 </text:p>
        <text:p text:style-name="P56">myType[i].darray = Callocate(3, Sizeof(pt)) </text:p>
        <text:p text:style-name="P56">27 </text:p>
        <text:p text:style-name="P56">Next </text:p>
        <text:p text:style-name="P56">28 </text:p>
        <text:p text:style-name="P56">29 </text:p>
        <text:p text:style-name="P56">'Load data within the type arrays </text:p>
        <text:p text:style-name="P56">30 </text:p>
        <text:p text:style-name="P56">For i = 0 To 2 </text:p>
        <text:p text:style-name="P56">31 </text:p>
        <text:p text:style-name="P56">For j = 0 To 232 </text:p>
        <text:p text:style-name="P56">myType[i].darray[j].row = Int(Rnd * 10) + 133 </text:p>
        <text:p text:style-name="P56">myType[i].darray[j].col = Int(Rnd * 10) + 134 </text:p>
        <text:p text:style-name="P56">Next </text:p>
        <text:p text:style-name="P56">35 </text:p>
        <text:p text:style-name="P56">Next </text:p>
        <text:p text:style-name="P56">36 </text:p>
        <text:p text:style-name="P56">37 </text:p>
        <text:p text:style-name="P56">'Print data </text:p>
        <text:p text:style-name="P56">38 </text:p>
        <text:p text:style-name="P56">For i = 0 To 239 </text:p>
        <text:p text:style-name="P56">For j = 0 To 240 </text:p>
        <text:p text:style-name="P56">Locate myType[i].darray[j].row, myType[i].darray[j].col41 </text:p>
        <text:p text:style-name="P56">Print "X"</text:p>
        <text:p text:style-name="P56">42 </text:p>
        <text:p text:style-name="P56">Next </text:p>
        <text:p text:style-name="P56">43 </text:p>
        <text:p text:style-name="P56">Next </text:p>
        <text:p text:style-name="P56">44 </text:p>
        <text:p text:style-name="P56">45 </text:p>
        <text:p text:style-name="P56">'Free embedded type array </text:p>
        <text:p text:style-name="P56">46 </text:p>
        <text:p text:style-name="P56">For i = 0 To 247 </text:p>
        <text:p text:style-name="P56">Deallocate myType[i].darray </text:p>
        <text:p text:style-name="P56"><text:soft-page-break/>48 </text:p>
        <text:p text:style-name="P56">Next </text:p>
        <text:p text:style-name="P56">49 </text:p>
        <text:p text:style-name="P56">'Free base type array </text:p>
        <text:p text:style-name="P56">50 </text:p>
        <text:p text:style-name="P56">Deallocate myType </text:p>
        <text:p text:style-name="P56">51 </text:p>
        <text:p text:style-name="P56">52 </text:p>
        <text:p text:style-name="P56">Sleep </text:p>
        <text:p text:style-name="P56">53 </text:p>
        <text:p text:style-name="P56">End </text:p>
        <text:p text:style-name="P56"/>
        <text:p text:style-name="P56"/>
        <text:p text:style-name="P56">Listing 10.7: dyna-type2.bas </text:p>
        <text:p text:style-name="P56"/>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56"/>
        <text:p text:style-name="P56">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56"><text:soft-page-break/></text:p>
        <text:p text:style-name="P56"><text:s/>X X</text:p>
        <text:p text:style-name="P56"/>
        <text:p text:style-name="P56"/>
        <text:p text:style-name="P56"><text:s/>X X</text:p>
        <text:p text:style-name="P56"/>
        <text:p text:style-name="P56"/>
        <text:p text:style-name="P56"><text:s/>X</text:p>
        <text:p text:style-name="P56"/>
        <text:p text:style-name="P56"/>
        <text:p text:style-name="P56"><text:s/>X</text:p>
        <text:p text:style-name="P56"/>
        <text:p text:style-name="P56"/>
        <text:p text:style-name="P56"><text:s/>X X</text:p>
        <text:p text:style-name="P56"/>
        <text:p text:style-name="P56"/>
        <text:p text:style-name="P56"><text:s/>X </text:p>
        <text:p text:style-name="P56"/>
        <text:p text:style-name="P56"/>
        <text:p text:style-name="P56">Output 10.7: Output of dyna-type2.bas </text:p>
        <text:p text:style-name="P56"/>
        <text:p text:style-name="P56"/>
        <text:p text:style-name="P82"/>
        <text:p text:style-name="P56">While this may seem confusing at first, if you look at the code you will see arecurring pattern. The pointer elements are selected using the pointer index method,</text:p>
        <text:p text:style-name="P56">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56">pointer index, dot notation, pointer index, dot notation would be used for as many levelsas needed to resolve a individual element within the memory array. </text:p>
        <text:p text:style-name="P56"/>
        <text:p text:style-name="P56">The following diagram shows the memory layout of the program. </text:p>
        <text:p text:style-name="P56"/>
        <text:p text:style-name="P56">MyType[0] &gt; </text:p>
        <text:p text:style-name="P56">.darray[0] &gt; </text:p>
        <text:p text:style-name="P56">.row, .col </text:p>
        <text:p text:style-name="P56"/>
        <text:p text:style-name="P56"/>
        <text:p text:style-name="P56">.darray[1] &gt; </text:p>
        <text:p text:style-name="P56">.row, .col </text:p>
        <text:p text:style-name="P56"/>
        <text:p text:style-name="P56"/>
        <text:p text:style-name="P56">.darray[2] &gt; </text:p>
        <text:p text:style-name="P56">.row, .col </text:p>
        <text:p text:style-name="P56"/>
        <text:p text:style-name="P56"/>
        <text:p text:style-name="P56">MyType[1] &gt; </text:p>
        <text:p text:style-name="P56">.darray[0] &gt; </text:p>
        <text:p text:style-name="P56">.row, .col </text:p>
        <text:p text:style-name="P56"/>
        <text:p text:style-name="P56"/>
        <text:p text:style-name="P56">.darray[1] &gt; </text:p>
        <text:p text:style-name="P56">.row, .col </text:p>
        <text:p text:style-name="P56"/>
        <text:p text:style-name="P56"/>
        <text:p text:style-name="P56">.darray[2] &gt; </text:p>
        <text:p text:style-name="P56">.row, .col </text:p>
        <text:p text:style-name="P56"/>
        <text:p text:style-name="P56"/>
        <text:p text:style-name="P56">MyType[2] &gt; </text:p>
        <text:p text:style-name="P56">.darray[0] &gt; </text:p>
        <text:p text:style-name="P56">.row, .col </text:p>
        <text:p text:style-name="P56"/>
        <text:p text:style-name="P56"/>
        <text:p text:style-name="P56">.darray[1] &gt; </text:p>
        <text:p text:style-name="P56">.row, .col </text:p>
        <text:p text:style-name="P56"/>
        <text:p text:style-name="P56"/>
        <text:p text:style-name="P56"><text:soft-page-break/>.darray[2] &gt; </text:p>
        <text:p text:style-name="P56">.row, .col </text:p>
        <text:p text:style-name="P56"/>
        <text:p text:style-name="P56"/>
        <text:p text:style-name="P56">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56">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56"/>
        <text:p text:style-name="P56">Function Pointers in Types </text:p>
        <text:p text:style-name="P56"/>
        <text:p text:style-name="P56">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56">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56"/>
        <text:p text:style-name="P56">You define a function (or subroutine) pointer by declaring a prototype functiondeclaration with the type element name. The following code snippet shows a typicaldeclaration. </text:p>
        <text:p text:style-name="P56"/>
        <text:p text:style-name="P56">Type myObject </text:p>
        <text:p text:style-name="P56"/>
        <text:p text:style-name="P56"/>
        <text:p text:style-name="P56">arg1 As Integer </text:p>
        <text:p text:style-name="P56"/>
        <text:p text:style-name="P56"/>
        <text:p text:style-name="P56">arg2 As Integer </text:p>
        <text:p text:style-name="P56"/>
        <text:p text:style-name="P56"/>
        <text:p text:style-name="P56">ret As Integer </text:p>
        <text:p text:style-name="P56"/>
        <text:p text:style-name="P56"/>
        <text:p text:style-name="P56"/>
        <text:p text:style-name="P56">myFunc As Function(arg1 As Integer, arg2 As Integer) As Integer </text:p>
        <text:p text:style-name="P56">End Type </text:p>
        <text:p text:style-name="P56">Declare Function typeFunc(arg1 As Integer, arg2 As Integer) As Integer </text:p>
        <text:p text:style-name="P56">... </text:p>
        <text:p text:style-name="P56">Dim Obj as myObject </text:p>
        <text:p text:style-name="P56">Obj.myFunc = @typeFunc </text:p>
        <text:p text:style-name="P56">... </text:p>
        <text:p text:style-name="P56">Function typeFunc(arg1 As Integer, arg2 As Integer) As Integer </text:p>
        <text:p text:style-name="P56"/>
        <text:p text:style-name="P56"><text:soft-page-break/></text:p>
        <text:p text:style-name="P56">... </text:p>
        <text:p text:style-name="P56">End Function </text:p>
        <text:p text:style-name="P56"/>
        <text:p text:style-name="P56"/>
        <text:p text:style-name="P56">The type definition is defined using data in the normal manner, along with a field,</text:p>
        <text:p text:style-name="P56">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56"/>
        <text:p text:style-name="P56">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56">The real function must be coded of course, so that you actually have some code to callwhen using the function pointer. </text:p>
        <text:p text:style-name="P56"/>
        <text:p text:style-name="P56">The following program illustrates creating and using a function pointer in a type </text:p>
        <text:p text:style-name="P56">def. </text:p>
        <text:p text:style-name="P56"/>
        <text:p text:style-name="P56">1 </text:p>
        <text:p text:style-name="P56">Option Explicit </text:p>
        <text:p text:style-name="P56">2 </text:p>
        <text:p text:style-name="P56">3 </text:p>
        <text:p text:style-name="P56">'Create a type definition that has data and function ptr </text:p>
        <text:p text:style-name="P56">4 </text:p>
        <text:p text:style-name="P56">Type myObject </text:p>
        <text:p text:style-name="P56">5 </text:p>
        <text:p text:style-name="P56">arg1 As Integer </text:p>
        <text:p text:style-name="P56">6 </text:p>
        <text:p text:style-name="P56">arg2 As Integer </text:p>
        <text:p text:style-name="P56">7 </text:p>
        <text:p text:style-name="P56">ret As Integer </text:p>
        <text:p text:style-name="P56">8 </text:p>
        <text:p text:style-name="P56">myFunc As Function(arg1 As Integer, arg2 As Integer) As Integer </text:p>
        <text:p text:style-name="P56">9 </text:p>
        <text:p text:style-name="P56">End Type </text:p>
        <text:p text:style-name="P56">10 </text:p>
        <text:p text:style-name="P56">11 </text:p>
        <text:p text:style-name="P56">'Need to declare function for forward reference </text:p>
        <text:p text:style-name="P56">12 </text:p>
        <text:p text:style-name="P56"><text:soft-page-break/>Declare Function typeFunc(arg1 As Integer, arg2 As Integer) As Integer </text:p>
        <text:p text:style-name="P56">13 </text:p>
        <text:p text:style-name="P56">'Create a type variable </text:p>
        <text:p text:style-name="P56">14 </text:p>
        <text:p text:style-name="P56">Dim Obj As myObject </text:p>
        <text:p text:style-name="P56">15 </text:p>
        <text:p text:style-name="P56">'Set the address of the function </text:p>
        <text:p text:style-name="P56">16 </text:p>
        <text:p text:style-name="P56">Obj.myFunc = @typeFunc </text:p>
        <text:p text:style-name="P56"/>
        <text:p text:style-name="P56"/>
        <text:p text:style-name="P56"/>
        <text:p text:style-name="P56">17 </text:p>
        <text:p text:style-name="P56">'Set the data elements </text:p>
        <text:p text:style-name="P56">18 </text:p>
        <text:p text:style-name="P56">Obj.arg1 = 1 </text:p>
        <text:p text:style-name="P56">19 </text:p>
        <text:p text:style-name="P56">Obj.arg2 = 5 </text:p>
        <text:p text:style-name="P56">20 </text:p>
        <text:p text:style-name="P56">'Call the function </text:p>
        <text:p text:style-name="P56">21 </text:p>
        <text:p text:style-name="P56">Obj.ret = Obj.myFunc(obj.arg1, Obj.arg2) </text:p>
        <text:p text:style-name="P56">22 </text:p>
        <text:p text:style-name="P56">'Show result </text:p>
        <text:p text:style-name="P56">23 </text:p>
        <text:p text:style-name="P56">Print "Func return is";Obj.ret </text:p>
        <text:p text:style-name="P56">24 </text:p>
        <text:p text:style-name="P56">25 </text:p>
        <text:p text:style-name="P56">Sleep </text:p>
        <text:p text:style-name="P56">26 </text:p>
        <text:p text:style-name="P56">End </text:p>
        <text:p text:style-name="P56">27 </text:p>
        <text:p text:style-name="P56">28 </text:p>
        <text:p text:style-name="P56">Function typeFunc(arg1 As Integer, arg2 As Integer) As Integer </text:p>
        <text:p text:style-name="P56">29 </text:p>
        <text:p text:style-name="P56">Return arg1 + arg2 </text:p>
        <text:p text:style-name="P56"/>
        <text:p text:style-name="P56"/>
        <text:p text:style-name="P56">End Function </text:p>
        <text:p text:style-name="P56"/>
        <text:p text:style-name="P56"/>
        <text:p text:style-name="P56">Listing 10.8: type-func.bas </text:p>
        <text:p text:style-name="P56"/>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56"/>
        <text:p text:style-name="P56">When you run the program, you should see the following output.</text:p>
        <text:p text:style-name="P56"/>
        <text:p text:style-name="P56"><text:s/>Func return is 6 </text:p>
        <text:p text:style-name="P56"/>
        <text:p text:style-name="P56"/>
        <text:p text:style-name="P56">Output 10.8: Output of type-func.bas </text:p>
        <text:p text:style-name="P56"/>
        <text:p text:style-name="P56">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56"/>
        <text:p text:style-name="P56"/>
        <text:p text:style-name="P56">have to update a single code object, rather than a scattered bunch of variables andsubroutines. </text:p>
        <text:p text:style-name="P56"/>
        <text:p text:style-name="P56">This method also enables you to pass information to functions or subroutines as asingle unit, by simply declaring a parameter as the type definition, and you have accessto both the data and methods within the called function. This makes the code much more </text:p>
        <text:p text:style-name="P56">reliable and easier to maintain. It also enables you to generalize the code so that whenyou create these type of objects, they can be used in other programs. </text:p>
        <text:p text:style-name="P56"/>
        <text:p text:style-name="P56">Forward References </text:p>
        <text:p text:style-name="P56"/>
        <text:p text:style-name="P56">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56"/>
        <text:p text:style-name="P56"><text:soft-page-break/>'Forward reference </text:p>
        <text:p text:style-name="P56"/>
        <text:p text:style-name="P56"/>
        <text:p text:style-name="P56">Type FT as Type2 </text:p>
        <text:p text:style-name="P56"/>
        <text:p text:style-name="P56"/>
        <text:p text:style-name="P56">Type Type1 </text:p>
        <text:p text:style-name="P56"/>
        <text:p text:style-name="P56"/>
        <text:p text:style-name="P56">fType as FT </text:p>
        <text:p text:style-name="P56"/>
        <text:p text:style-name="P56"/>
        <text:p text:style-name="P56">End Type </text:p>
        <text:p text:style-name="P56"/>
        <text:p text:style-name="P56"/>
        <text:p text:style-name="P56">Type Type2 </text:p>
        <text:p text:style-name="P56"/>
        <text:p text:style-name="P56"/>
        <text:p text:style-name="P56">fType as Type2 </text:p>
        <text:p text:style-name="P56"/>
        <text:p text:style-name="P56"/>
        <text:p text:style-name="P56">End Type </text:p>
        <text:p text:style-name="P56"/>
        <text:p text:style-name="P56"/>
        <text:p text:style-name="P56">The code Type FT as Type2 creates the forward reference that is in turn used in </text:p>
        <text:p text:style-name="P56">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56"/>
        <text:p text:style-name="P56">Bit Fields </text:p>
        <text:p text:style-name="P56"/>
        <text:p text:style-name="P56">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56"/>
        <text:p text:style-name="P56">1 </text:p>
        <text:p text:style-name="P56">Option Explicit </text:p>
        <text:p text:style-name="P56">2 </text:p>
        <text:p text:style-name="P56"/>
        <text:p text:style-name="P56"/>
        <text:p text:style-name="P56">3 </text:p>
        <text:p text:style-name="P56">Type BitType4 </text:p>
        <text:p text:style-name="P56">b1: 1 As Integer5 </text:p>
        <text:p text:style-name="P56">b2: 4 As Integer </text:p>
        <text:p text:style-name="P56">6 </text:p>
        <text:p text:style-name="P56">End Type </text:p>
        <text:p text:style-name="P56">7 </text:p>
        <text:p text:style-name="P56">8 </text:p>
        <text:p text:style-name="P56"><text:soft-page-break/>Dim myBitType As BitType </text:p>
        <text:p text:style-name="P56">9 </text:p>
        <text:p text:style-name="P56">10 </text:p>
        <text:p text:style-name="P56">myBitType.b1 = 1 </text:p>
        <text:p text:style-name="P56">11 </text:p>
        <text:p text:style-name="P56">myBitType.b2 = 1101 </text:p>
        <text:p text:style-name="P56">12 </text:p>
        <text:p text:style-name="P56">13 </text:p>
        <text:p text:style-name="P56">Print "Bit field 1: ";myBitType.b1 </text:p>
        <text:p text:style-name="P56">14 </text:p>
        <text:p text:style-name="P56">Print "Bit field 2: ";myBitType.b2 </text:p>
        <text:p text:style-name="P56">15 </text:p>
        <text:p text:style-name="P56">16 </text:p>
        <text:p text:style-name="P56">Sleep </text:p>
        <text:p text:style-name="P56">17 </text:p>
        <text:p text:style-name="P56">End </text:p>
        <text:p text:style-name="P56"/>
        <text:p text:style-name="P56"/>
        <text:p text:style-name="P56">Listing 10.9: bitfield.bas </text:p>
        <text:p text:style-name="P56"/>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56"/>
        <text:p text:style-name="P56">When you run the program you should see the following output. </text:p>
        <text:p text:style-name="P56"/>
        <text:p text:style-name="P56">Bit field 1: 1 </text:p>
        <text:p text:style-name="P56"/>
        <text:p text:style-name="P56"/>
        <text:p text:style-name="P56">Bit field 2: 13 </text:p>
        <text:p text:style-name="P56"/>
        <text:p text:style-name="P56"/>
        <text:p text:style-name="P56">Output 10.9: Output of bitfield.bas </text:p>
        <text:p text:style-name="P56"/>
        <text:p text:style-name="P56">The data type of the bit field determines how many bits you can declare in a bitfield. Since an integer is 32 bits long, you could declare up to 32 bits in the field.</text:p>
        <text:p text:style-name="P56">However, in most cases you would declare a single bit for each field, and use a number offields to define the bit masking that you wish to use. Using a single bit simplifies thecoding you need to do to determine if a bit is set or cleared. </text:p>
        <text:p text:style-name="P56"/>
        <text:p text:style-name="P56">The Field Property </text:p>
        <text:p text:style-name="P56"/>
        <text:p text:style-name="P56">When you create a variable of a type definition, the type is padded in memory. Thepadding allows for faster access of the type members since the type fields are aligned ona 4 byte or Word boundary. However, this can cause problems when trying to read a <text:soft-page-break/>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56"/>
        <text:p text:style-name="P56"/>
        <text:p text:style-name="P56">Type myType field = 1 </text:p>
        <text:p text:style-name="P56">v1 As Integer </text:p>
        <text:p text:style-name="P56">v2 As Byte </text:p>
        <text:p text:style-name="P56"/>
        <text:p text:style-name="P56"/>
        <text:p text:style-name="P56">End Type </text:p>
        <text:p text:style-name="P56"/>
        <text:p text:style-name="P56"/>
        <text:p text:style-name="P56">For 2 byte alignment you would use field = 2. If no field = property is assigned,</text:p>
        <text:p text:style-name="P56">then the padding will be 4 bytes. If you are reading a type definition created by FreeBasicusing the default alignment, then you do not need to use the field property. </text:p>
        <text:p text:style-name="P56"/>
        <text:p text:style-name="P56">If you reading a Quick Basic type record, then you will need to use field = 1, as QB usedbyte alignment by default. </text:p>
        <text:p text:style-name="P56"/>
        <text:p text:style-name="P56">Type Initialization </text:p>
        <text:p text:style-name="P56"/>
        <text:p text:style-name="P56">You can initialize a type definition when you dimension the type just as you canany of the intrinsic variables. The following code snippet illustrates the syntax. </text:p>
        <text:p text:style-name="P56"/>
        <text:p text:style-name="P56">Type aType </text:p>
        <text:p text:style-name="P56"/>
        <text:p text:style-name="P56"/>
        <text:p text:style-name="P56">a As Integer </text:p>
        <text:p text:style-name="P56"/>
        <text:p text:style-name="P56"/>
        <text:p text:style-name="P56">b As Byte </text:p>
        <text:p text:style-name="P56"/>
        <text:p text:style-name="P56"/>
        <text:p text:style-name="P56">c As String </text:p>
        <text:p text:style-name="P56"/>
        <text:p text:style-name="P56"/>
        <text:p text:style-name="P56">End Type </text:p>
        <text:p text:style-name="P56"/>
        <text:p text:style-name="P56"/>
        <text:p text:style-name="P56">Dim myType As aType =&gt; (12345, 12, "Hello") </text:p>
        <text:p text:style-name="P56"/>
        <text:p text:style-name="P56"/>
        <text:p text:style-name="P56">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56"/>
        <text:p text:style-name="P56">1 </text:p>
        <text:p text:style-name="P56">Option Explicit </text:p>
        <text:p text:style-name="P56"><text:soft-page-break/>2 </text:p>
        <text:p text:style-name="P56">3 </text:p>
        <text:p text:style-name="P56">'Create a type def </text:p>
        <text:p text:style-name="P56">4 </text:p>
        <text:p text:style-name="P56">Type aType5 </text:p>
        <text:p text:style-name="P56">a As Integer6 </text:p>
        <text:p text:style-name="P56">b As Byte7 </text:p>
        <text:p text:style-name="P56">c As String </text:p>
        <text:p text:style-name="P56">8 </text:p>
        <text:p text:style-name="P56">End Type </text:p>
        <text:p text:style-name="P56">9 </text:p>
        <text:p text:style-name="P56">10 </text:p>
        <text:p text:style-name="P56">'Create and init the type </text:p>
        <text:p text:style-name="P56">11 </text:p>
        <text:p text:style-name="P56">Dim myType As aType =&gt; (12345, 12, "Hello") </text:p>
        <text:p text:style-name="P56">12 </text:p>
        <text:p text:style-name="P56">13 </text:p>
        <text:p text:style-name="P56">'Display values </text:p>
        <text:p text:style-name="P56">14 </text:p>
        <text:p text:style-name="P56">With myType </text:p>
        <text:p text:style-name="P56"/>
        <text:p text:style-name="P56"/>
        <text:p text:style-name="P56"/>
        <text:p text:style-name="P56">15 </text:p>
        <text:p text:style-name="P56">Print .a16 </text:p>
        <text:p text:style-name="P56">Print .b17 </text:p>
        <text:p text:style-name="P56">Print .c </text:p>
        <text:p text:style-name="P56">18 </text:p>
        <text:p text:style-name="P56">End With </text:p>
        <text:p text:style-name="P56">19 </text:p>
        <text:p text:style-name="P56">20 </text:p>
        <text:p text:style-name="P56">Sleep </text:p>
        <text:p text:style-name="P56">21End </text:p>
        <text:p text:style-name="P56"/>
        <text:p text:style-name="P56"/>
        <text:p text:style-name="P56">Listing 10.10: type-init.bas </text:p>
        <text:p text:style-name="P56"/>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56"/>
        <text:p text:style-name="P56">When you run the program you should the following output.</text:p>
        <text:p text:style-name="P56"/>
        <text:p text:style-name="P56"><text:s/>12345</text:p>
        <text:p text:style-name="P56"/>
        <text:p text:style-name="P56"/>
        <text:p text:style-name="P56"><text:soft-page-break/>Hello </text:p>
        <text:p text:style-name="P56"/>
        <text:p text:style-name="P56"/>
        <text:p text:style-name="P56">Output 10.10: Output of type-init.bas </text:p>
        <text:p text:style-name="P56"/>
        <text:p text:style-name="P56">Initializing a type definition in a Dim statement is useful when you need to have aset of initial values for a type, or values that will not change during program execution.</text:p>
        <text:p text:style-name="P56">Since the values are known at compile time, the compiler can doesn't have to spendcycles loading the values during runtime. </text:p>
        <text:p text:style-name="P56"/>
        <text:p text:style-name="P56">Unions </text:p>
        <text:p text:style-name="P56"/>
        <text:p text:style-name="P56">Unions look similar to Types in their definition. </text:p>
        <text:p text:style-name="P56"/>
        <text:p text:style-name="P56">Union aUnion </text:p>
        <text:p text:style-name="P56"/>
        <text:p text:style-name="P56"/>
        <text:p text:style-name="P56">b As Byte </text:p>
        <text:p text:style-name="P56"/>
        <text:p text:style-name="P56"/>
        <text:p text:style-name="P56">s As Short </text:p>
        <text:p text:style-name="P56"/>
        <text:p text:style-name="P56"/>
        <text:p text:style-name="P56">i As Integer </text:p>
        <text:p text:style-name="P56"/>
        <text:p text:style-name="P56"/>
        <text:p text:style-name="P56">End Union </text:p>
        <text:p text:style-name="P56"/>
        <text:p text:style-name="P56"/>
        <text:p text:style-name="P56">If this were a Type, you could access each field within the definition. For a Union,</text:p>
        <text:p text:style-name="P56">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56"/>
        <text:p text:style-name="P56"/>
        <text:p text:style-name="P56">1 </text:p>
        <text:p text:style-name="P56">2 </text:p>
        <text:p text:style-name="P56">3 </text:p>
        <text:p text:style-name="P56">4 </text:p>
        <text:p text:style-name="P56">5 </text:p>
        <text:p text:style-name="P56">6 </text:p>
        <text:p text:style-name="P56">7 </text:p>
        <text:p text:style-name="P56">8 </text:p>
        <text:p text:style-name="P56">9 </text:p>
        <text:p text:style-name="P56">10 </text:p>
        <text:p text:style-name="P56">11 </text:p>
        <text:p text:style-name="P56">12 </text:p>
        <text:p text:style-name="P56">13 </text:p>
        <text:p text:style-name="P56"><text:soft-page-break/>14 </text:p>
        <text:p text:style-name="P56">15 </text:p>
        <text:p text:style-name="P56">16 </text:p>
        <text:p text:style-name="P56">17 </text:p>
        <text:p text:style-name="P56">18 </text:p>
        <text:p text:style-name="P56">19 </text:p>
        <text:p text:style-name="P56">20 </text:p>
        <text:p text:style-name="P56"/>
        <text:p text:style-name="P56"/>
        <text:p text:style-name="P56">Option Explicit </text:p>
        <text:p text:style-name="P56"/>
        <text:p text:style-name="P56"/>
        <text:p text:style-name="P56">'Define a union </text:p>
        <text:p text:style-name="P56"/>
        <text:p text:style-name="P56"/>
        <text:p text:style-name="P56">Union aUnion </text:p>
        <text:p text:style-name="P56">b As Byte </text:p>
        <text:p text:style-name="P56">s As Short </text:p>
        <text:p text:style-name="P56">i As Integer </text:p>
        <text:p text:style-name="P56"/>
        <text:p text:style-name="P56"/>
        <text:p text:style-name="P56">End Union </text:p>
        <text:p text:style-name="P56"/>
        <text:p text:style-name="P56"/>
        <text:p text:style-name="P56">Dim myUnion As aUnion </text:p>
        <text:p text:style-name="P56"/>
        <text:p text:style-name="P56"/>
        <text:p text:style-name="P56">'Set the integer value </text:p>
        <text:p text:style-name="P56">myUnion.i = 2047483641 </text:p>
        <text:p text:style-name="P56">'Print members </text:p>
        <text:p text:style-name="P56">Print "Integer: ";Tab(10);Bin(myUnion.i) </text:p>
        <text:p text:style-name="P56">Print "Byte: ";Tab(33);Bin(myUnion.b) </text:p>
        <text:p text:style-name="P56">Print "Short: ";Tab(28);Bin(myUnion.s) </text:p>
        <text:p text:style-name="P56"/>
        <text:p text:style-name="P56"/>
        <text:p text:style-name="P56">Sleep </text:p>
        <text:p text:style-name="P56">End </text:p>
        <text:p text:style-name="P56"/>
        <text:p text:style-name="P56"/>
        <text:p text:style-name="P56">Listing 10.11: union.bas </text:p>
        <text:p text:style-name="P56"/>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56"/>
        <text:p text:style-name="P56">When you run the program you should the following output. </text:p>
        <text:p text:style-name="P56"><text:soft-page-break/></text:p>
        <text:p text:style-name="P56">Integer: 1111010000010100001111011111001 </text:p>
        <text:p text:style-name="P56"/>
        <text:p text:style-name="P56"/>
        <text:p text:style-name="P56">Byte: 11111001 </text:p>
        <text:p text:style-name="P56"/>
        <text:p text:style-name="P56"/>
        <text:p text:style-name="P56">Short: 1111011111001 </text:p>
        <text:p text:style-name="P56"/>
        <text:p text:style-name="P56"/>
        <text:p text:style-name="P56">Output 10.11: Output of union.bas </text:p>
        <text:p text:style-name="P56"/>
        <text:p text:style-name="P56">You can easily see the overlapped values in the output. While a union is useful onits own, you can combine a union with a type definition to create extremely flexible andefficient data structures. </text:p>
        <text:p text:style-name="P56"/>
        <text:p text:style-name="P56">Types in Unions </text:p>
        <text:p text:style-name="P56"/>
        <text:p text:style-name="P56">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56"/>
        <text:p text:style-name="P56"/>
        <text:p text:style-name="P56">union LARGE_INTEGER </text:p>
        <text:p text:style-name="P56"/>
        <text:p text:style-name="P56"/>
        <text:p text:style-name="P56">type </text:p>
        <text:p text:style-name="P56"/>
        <text:p text:style-name="P56"/>
        <text:p text:style-name="P56">LowPart as DWORD </text:p>
        <text:p text:style-name="P56"/>
        <text:p text:style-name="P56"/>
        <text:p text:style-name="P56">HighPart as LONG </text:p>
        <text:p text:style-name="P56"/>
        <text:p text:style-name="P56"/>
        <text:p text:style-name="P56">end type </text:p>
        <text:p text:style-name="P56"/>
        <text:p text:style-name="P56"/>
        <text:p text:style-name="P56">QuadPart as LONGLONG </text:p>
        <text:p text:style-name="P56"/>
        <text:p text:style-name="P56"/>
        <text:p text:style-name="P56">end union </text:p>
        <text:p text:style-name="P56"/>
        <text:p text:style-name="P56"/>
        <text:p text:style-name="P56">The Dword data type is defined in windef.bi as an Uinteger, type DWORD as </text:p>
        <text:p text:style-name="P56">uinteger, and the Longlong type is defined as a Longint, type LONGLONG as longint. A </text:p>
        <text:p text:style-name="P56">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ext:soft-page-break/>theLowPart and HighPart of the type, you are setting the value of the QuadPart field. </text:p>
        <text:p text:style-name="P56"/>
        <text:p text:style-name="P56">As you can see, using a type within a union is an easy way to set or retrieveindividual values of a component data type without resorting to a lot of conversion code.</text:p>
        <text:p text:style-name="P56">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56"/>
        <text:p text:style-name="P56">Unions in Types </text:p>
        <text:p text:style-name="P56"/>
        <text:p text:style-name="P56">A union within a type definition is an efficient way to manage data when one fieldwithin a type can only be a single value. The most common example of this is the Variantdata type found in other programing languages. </text:p>
        <text:p text:style-name="P56"/>
        <text:p text:style-name="P56">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56">Classes are planned for a future version of FreeBasic. </text:p>
        <text:p text:style-name="P56"/>
        <text:p text:style-name="P56">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56">type. </text:p>
        <text:p text:style-name="P56"/>
        <text:p text:style-name="P56">1 </text:p>
        <text:p text:style-name="P56">Option Explicit </text:p>
        <text:p text:style-name="P56">2 </text:p>
        <text:p text:style-name="P56">3 </text:p>
        <text:p text:style-name="P56">'Union field ids </text:p>
        <text:p text:style-name="P56">4 </text:p>
        <text:p text:style-name="P56">#define vString 0 </text:p>
        <text:p text:style-name="P56"/>
        <text:p text:style-name="P56"/>
        <text:p text:style-name="P56"/>
        <text:p text:style-name="P56">5 </text:p>
        <text:p text:style-name="P56">#define vInteger 1 </text:p>
        <text:p text:style-name="P56">6 </text:p>
        <text:p text:style-name="P56">7 </text:p>
        <text:p text:style-name="P56">'Define type def with variable data fields </text:p>
        <text:p text:style-name="P56">8 </text:p>
        <text:p text:style-name="P56">Type vType9 </text:p>
        <text:p text:style-name="P56">vt_id As Integer10 </text:p>
        <text:p text:style-name="P56">Union11 </text:p>
        <text:p text:style-name="P56"><text:soft-page-break/>s As String12 </text:p>
        <text:p text:style-name="P56">i As Integer13 </text:p>
        <text:p text:style-name="P56">End Union </text:p>
        <text:p text:style-name="P56">14 </text:p>
        <text:p text:style-name="P56">End Type </text:p>
        <text:p text:style-name="P56">15 </text:p>
        <text:p text:style-name="P56">16 </text:p>
        <text:p text:style-name="P56">'Create variant variable </text:p>
        <text:p text:style-name="P56">17 </text:p>
        <text:p text:style-name="P56">Dim myVariant As vType </text:p>
        <text:p text:style-name="P56">18 </text:p>
        <text:p text:style-name="P56">19 </text:p>
        <text:p text:style-name="P56">'This subroutine prints out value </text:p>
        <text:p text:style-name="P56">20 </text:p>
        <text:p text:style-name="P56">Sub PrintVariant(v As vType)</text:p>
        <text:p text:style-name="P56">21 </text:p>
        <text:p text:style-name="P56">If v.vt_id = vString Then22 </text:p>
        <text:p text:style-name="P56">Print "String value: ";v.s23 </text:p>
        <text:p text:style-name="P56">Elseif v.vt_id = vInteger Then24 </text:p>
        <text:p text:style-name="P56">Print "Integer value:";v.i25 </text:p>
        <text:p text:style-name="P56">End If </text:p>
        <text:p text:style-name="P56">26 </text:p>
        <text:p text:style-name="P56">End Sub </text:p>
        <text:p text:style-name="P56">27 </text:p>
        <text:p text:style-name="P56">28 </text:p>
        <text:p text:style-name="P56">'Set the id to a string </text:p>
        <text:p text:style-name="P56">29 </text:p>
        <text:p text:style-name="P56">myVariant.vt_id = vString </text:p>
        <text:p text:style-name="P56">30 </text:p>
        <text:p text:style-name="P56">myVariant.s = "This is a string." </text:p>
        <text:p text:style-name="P56">31 </text:p>
        <text:p text:style-name="P56">'Print the string value </text:p>
        <text:p text:style-name="P56">32 </text:p>
        <text:p text:style-name="P56">PrintVariant myVariant </text:p>
        <text:p text:style-name="P56">33 </text:p>
        <text:p text:style-name="P56">'Clear the string memory before seting the integer </text:p>
        <text:p text:style-name="P56">34 </text:p>
        <text:p text:style-name="P56">myVariant.s = "" </text:p>
        <text:p text:style-name="P56">35 </text:p>
        <text:p text:style-name="P56">'Set the id to an integer </text:p>
        <text:p text:style-name="P56">36 </text:p>
        <text:p text:style-name="P56">myVariant.vt_id = vInteger </text:p>
        <text:p text:style-name="P56">37 </text:p>
        <text:p text:style-name="P56">myVariant.i = 300 </text:p>
        <text:p text:style-name="P56">38 </text:p>
        <text:p text:style-name="P56">'Print the integer value </text:p>
        <text:p text:style-name="P56">39 </text:p>
        <text:p text:style-name="P56">PrintVariant myVariant </text:p>
        <text:p text:style-name="P56">40 </text:p>
        <text:p text:style-name="P56">41 </text:p>
        <text:p text:style-name="P56">Sleep </text:p>
        <text:p text:style-name="P56">42 </text:p>
        <text:p text:style-name="P56"><text:soft-page-break/>End </text:p>
        <text:p text:style-name="P56"/>
        <text:p text:style-name="P56"/>
        <text:p text:style-name="P56">Listing 10.12: simplevariant.bas </text:p>
        <text:p text:style-name="P56"/>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34">Line 36 sets the id field to an integer, and the value of the union field i is set to300. Line 39 calls the PrintVariant subroutine to print the integer value. The program isthen closed in the usual way. </text:span></text:p>
        <text:p text:style-name="analysis"/>
        <text:p text:style-name="P6"/>
        <text:p text:style-name="P7"/>
        <text:p text:style-name="P7"/>
        <text:p text:style-name="caution"><text:span text:style-name="T5">Caution</text:span><text:span text:style-name="T4">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56">When you run the program you should see the following output. </text:p>
        <text:p text:style-name="P56"/>
        <text:p text:style-name="P56">String value: This is a string. </text:p>
        <text:p text:style-name="P56"/>
        <text:p text:style-name="P56"/>
        <text:p text:style-name="P56">Integer value: 300 </text:p>
        <text:p text:style-name="P56"/>
        <text:p text:style-name="P56"/>
        <text:p text:style-name="P56">Output 10.12: Output of simplevariant.bas </text:p>
        <text:p text:style-name="P56"/>
        <text:p text:style-name="P56">Using a combination of unions and types within a program allows to design <text:soft-page-break/>customdata types that have a lot of flexibility, but care must be taken to ensure that you areusing the data constructs correctly. Improper use of these data types can lead to hard-tofind </text:p>
        <text:p text:style-name="P56">bugs. The benefits however, out-weigh the risks and once mastered, are a powerfulprogramming skill. </text:p>
        <text:p text:style-name="P56"/>
        <text:h text:style-name="Heading_20_2" text:outline-level="2">A Look Ahead </text:h>
        <text:p text:style-name="P56"/>
        <text:p text:style-name="P56">There are times when you will need values that do not change during a program.</text:p>
        <text:p text:style-name="P56">These values are called Symbolic Constants and are the subject of the next chapter. </text:p>
        <text:p text:style-name="P56"/>
        <text:p text:style-name="P56"/>
      </text:section>
      <text:section text:style-name="Sect1" text:name=" Pointer Data Type" text:protected="true">
        <text:section-source xlink:href="../../fbeginnerm11.odt"/>
        <text:p text:style-name="P9">Chapter 8 Pointer Data Type </text:p>
        <text:p text:style-name="P56"/>
        <text:p text:style-name="P56">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56"/>
        <text:p text:style-name="P56">For many beginning programmers, pointers seem like a strange and mysteriousbeast. However, if you keep one rule in mind, you should not have any problems usingpointers in your program. The rule is very simple: a pointer contains an address, not data.</text:p>
        <text:p text:style-name="P56">If you keep this simple rule in mind, you should have no problems using pointers. </text:p>
        <text:p text:style-name="P56"/>
        <text:h text:style-name="Heading_20_2" text:outline-level="2">Pointers and Memory </text:h>
        <text:p text:style-name="P56"/>
        <text:p text:style-name="P56">You can think of the memory in your computer as a set of post office boxes (P.O.</text:p>
        <text:p text:style-name="P56">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56"/>
        <text:p text:style-name="P56">When you declare a pointer, it isn't pointing to anything which is analogous to theblank slip of paper. In order to use a pointer, it must be initialized to a memory address,</text:p>
        <text:p text:style-name="P56">which is the same as writing down the number 100 on the slip of paper. Once you havethe address, find the right P.O. Box, you can dereference the pointer, open the mail box,</text:p>
        <text:p text:style-name="P56">to add or retrieve data from the pointed-to memory location. As you can see there arethree basic steps to using pointers. </text:p>
        <text:p text:style-name="P56"/>
        <text:p text:style-name="P56">1. Declare a pointer variable. </text:p>
        <text:p text:style-name="P56">2. Initialize the pointer to a memory address. </text:p>
        <text:p text:style-name="P56">3. Dereference the pointer to manipulate the data at the pointed-to memory location. </text:p>
        <text:p text:style-name="P56">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56"/>
        <text:p text:style-name="P56"><text:soft-page-break/>1 </text:p>
        <text:p text:style-name="P56">Option Explicit </text:p>
        <text:p text:style-name="P56"/>
        <text:p text:style-name="P56"/>
        <text:p text:style-name="P56">2 </text:p>
        <text:p text:style-name="P56"/>
        <text:p text:style-name="P56"/>
        <text:p text:style-name="P56">3 'Create a pointer doesn't </text:p>
        <text:p text:style-name="P56">point to anything. </text:p>
        <text:p text:style-name="P56"/>
        <text:p text:style-name="P56"/>
        <text:p text:style-name="P56">4 Dim myPointer As Integer Ptr </text:p>
        <text:p text:style-name="P56"/>
        <text:p text:style-name="P56"/>
        <text:p text:style-name="P56">5 </text:p>
        <text:p text:style-name="P56"/>
        <text:p text:style-name="P56"/>
        <text:p text:style-name="P56">6 'Initialize the pointer to point to 1 integer </text:p>
        <text:p text:style-name="P56"/>
        <text:p text:style-name="P56"/>
        <text:p text:style-name="P56">7 myPointer = Callocate(1, Sizeof(Integer)) </text:p>
        <text:p text:style-name="P56"/>
        <text:p text:style-name="P56"/>
        <text:p text:style-name="P56">8 'Print the address </text:p>
        <text:p text:style-name="P56">9 Print "Pointer address:";myPointer </text:p>
        <text:p text:style-name="P56">10 'Add some meaningful data </text:p>
        <text:p text:style-name="P56">11 *myPointer = 10 </text:p>
        <text:p text:style-name="P56">12 'Print the contentswill </text:p>
        <text:p text:style-name="P56">not be garbage </text:p>
        <text:p text:style-name="P56">13 Print "Memory location contains:";*myPointer </text:p>
        <text:p text:style-name="P56">14 'Deallocate the pointer </text:p>
        <text:p text:style-name="P56">15 </text:p>
        <text:p text:style-name="P56">Deallocate myPointer </text:p>
        <text:p text:style-name="P56">16 </text:p>
        <text:p text:style-name="P56">17 </text:p>
        <text:p text:style-name="P56">Sleep </text:p>
        <text:p text:style-name="P56">18 </text:p>
        <text:p text:style-name="P56">End </text:p>
        <text:p text:style-name="P56"/>
        <text:p text:style-name="P56"/>
        <text:p text:style-name="P56">Listing 8.1: basicpointer.bas </text:p>
        <text:p text:style-name="P56"/>
        <text:p text:style-name="P56"><text:tab/>Analysis: In line 4 a pointer to an integer is created. The pointer doesn't point to a memory location yet, and if you were to try and use this uninitialized pointer, you would generate an error. Line 7 uses the Callocate functio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text:span text:style-name="T39">o</text:span>f size integer is being allocated. </text:p>
        <text:p text:style-name="P56"/>
        <text:p text:style-name="P56">Now that myPointer has been initialized, you can use it. Line 9 prints out contentsof myPointer which illustrates that the variable contains a memory address and not data.</text:p>
        <text:p text:style-name="P56"><text:soft-page-break/>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56"/>
        <text:p text:style-name="P56">In line 15, the memory allocated with Callocate is freed using the Deallocateprocedure. The program is closed in the usual way. </text:p>
        <text:p text:style-name="P56"/>
        <text:p text:style-name="P56">Running the program should produce a result similar to the following output. </text:p>
        <text:p text:style-name="P56"/>
        <text:p text:style-name="P56">Pointer address:3089536 </text:p>
        <text:p text:style-name="P56"/>
        <text:p text:style-name="P56"/>
        <text:p text:style-name="P56">Memory location contains: 10 </text:p>
        <text:p text:style-name="P56"/>
        <text:p text:style-name="P56"/>
        <text:p text:style-name="P56">Output 8.1: Output of basicpointer.bas </text:p>
        <text:p text:style-name="P56"/>
        <text:p text:style-name="P56">The address printed on your computer will probably be different, since theoperating system allocates the memory used by Callocate. </text:p>
        <text:p text:style-name="P56"/>
        <text:p text:style-name="P56">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56"/>
        <text:p text:style-name="P56"/>
        <text:h text:style-name="Heading_20_2" text:outline-level="2">Typed and Untyped Pointers </text:h>
        <text:p text:style-name="P56"/>
        <text:p text:style-name="P56">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56"/>
        <text:p text:style-name="P56">Untyped pointers are declared using the Any keyword: Dim myPointer as Any </text:p>
        <text:p text:style-name="P56">Ptr Untyped pointers have no type checking and default to size of byte. Untyped pointersare used in the C Runtime Library and many third party libraries, such as the Win32 API,</text:p>
        <text:p text:style-name="P56">to accommodate the void pointer type in C. You should use typed pointers so that thecompiler can check the pointer assignments, unless working with libraries that requirethe void pointer. </text:p>
        <text:p text:style-name="P56"/>
        <text:h text:style-name="Heading_20_2" text:outline-level="2"><text:soft-page-break/>Pointer Operators </text:h>
        <text:p text:style-name="P56"/>
        <text:p text:style-name="P56">There are two pointer operators in FreeBasic; the indirection operator and theaddressof operator. </text:p>
        <text:p text:style-name="P56"/>
        <text:p text:style-name="P56">Operator Syntax Comment </text:p>
        <text:p text:style-name="P56">* (Indirection) </text:p>
        <text:p text:style-name="P56">[ ] (Index Access) </text:p>
        <text:p text:style-name="P56">B = *myPointer </text:p>
        <text:p text:style-name="P56">*myPointer = B </text:p>
        <text:p text:style-name="P56">B = myPointer[index] </text:p>
        <text:p text:style-name="P56">myPointer[index] = B </text:p>
        <text:p text:style-name="P56">You can access the data in a </text:p>
        <text:p text:style-name="P56">pointer memory location byeither using the indirectionoperator or using indexaccess. The index format </text:p>
        <text:p text:style-name="P56">uses the size of the data </text:p>
        <text:p text:style-name="P56">type to determine theproper indexing. </text:p>
        <text:p text:style-name="P56">@ (AddressOf) myPointer = @myVar </text:p>
        <text:p text:style-name="P56">myPointer = @mySub() </text:p>
        <text:p text:style-name="P56">myPointer = @myFunction() </text:p>
        <text:p text:style-name="P56">Returns the memoryaddress of a variable, </text:p>
        <text:p text:style-name="P56">subroutine or function. </text:p>
        <text:p text:style-name="P56"/>
        <text:p text:style-name="P56">Table 8.1: Pointer Operators </text:p>
        <text:p text:style-name="P56"/>
        <text:p text:style-name="P56">You will notice that the addressof operator not only returns the memory address ofa variable, but it can also return the address of a subroutine or function. You would use </text:p>
        <text:p text:style-name="P56">the address of a subroutine or function to create a callback function such as used in the </text:p>
        <text:p text:style-name="P56">CRT function qsort. Callback functions will discussed later in this chapter. </text:p>
        <text:p text:style-name="P56"/>
        <text:h text:style-name="Heading_20_2" text:outline-level="2">Memory Functions </text:h>
        <text:p text:style-name="P56"/>
        <text:p text:style-name="P56">FreeBasic has a number of memory allocation functions that are used withpointers, as shown in the following table. </text:p>
        <text:p text:style-name="P56"/>
        <text:p text:style-name="P56">Function Syntax Comment </text:p>
        <text:p text:style-name="P56">Allocate myPointer =</text:p>
        <text:p text:style-name="P56">Allocate(number_of_bytes) </text:p>
        <text:p text:style-name="P56">Allocates number_of_bytesand returns the memory </text:p>
        <text:p text:style-name="P56"/>
        <text:p text:style-name="P56"/>
        <text:p text:style-name="P56">Function Syntax Comment </text:p>
        <text:p text:style-name="P56">address. If myPointer is 0,</text:p>
        <text:p text:style-name="P56">the memory could not beallocated. The allocated </text:p>
        <text:p text:style-name="P56">memory segment is notcleared and contains </text:p>
        <text:p text:style-name="P56">undefined data. </text:p>
        <text:p text:style-name="P56">Callocate myPointer =</text:p>
        <text:p text:style-name="P56">Callocate(number_of_elements, size_of_elements) </text:p>
        <text:p text:style-name="P56">Callocate allocates </text:p>
        <text:p text:style-name="P56"><text:soft-page-break/>number_of_elements that </text:p>
        <text:p text:style-name="P56">have size_of_elements and </text:p>
        <text:p text:style-name="P56">returns the memoryaddress. If the memorycould not be allocated, </text:p>
        <text:p text:style-name="P56">Callocate will return 0. The </text:p>
        <text:p text:style-name="P56">memory segment allocatedis cleared. </text:p>
        <text:p text:style-name="P56">Deallocate Deallocate myPointer Frees the memory segmentpointed to by myPointer. </text:p>
        <text:p text:style-name="P56">Reallocate myPointer =</text:p>
        <text:p text:style-name="P56">Reallocate(pointer,</text:p>
        <text:p text:style-name="P56">number_of_bytes) </text:p>
        <text:p text:style-name="P56">Reallocate changes the sizeof a memory segmentcreated with Allocate or </text:p>
        <text:p text:style-name="P56">Callocate. If the new size is </text:p>
        <text:p text:style-name="P56">larger than the existingmemory segment, thecontents of the memorysegment remainedunchanged. If the new sizeis smaller, the contents of </text:p>
        <text:p text:style-name="P56">the memory segment aretruncated. If pointer is 0,</text:p>
        <text:p text:style-name="P56">Reallocate behaves just likeAllocate. A 0 is returned if </text:p>
        <text:p text:style-name="P56">the memory segmentcannot be changed. </text:p>
        <text:p text:style-name="P56"/>
        <text:p text:style-name="P56">Table 8.2: FreeBasic Memory Functions </text:p>
        <text:p text:style-name="P56"/>
        <text:p text:style-name="P56">These functions are useful for creating a number of dynamic structures such aslinked lists, ragged or dynamic arrays and buffers used with third party libraries. </text:p>
        <text:p text:style-name="P56"/>
        <text:p text:style-name="P56">When using the Allocate function you must specify the storage size based on thedata type using the equation number_of_elements * Sizeof(datatype). To allocate </text:p>
        <text:p text:style-name="P56">space for 10 integers your code would look like this: myPointer = Allocate(10 * </text:p>
        <text:p text:style-name="P56">Sizeof(Integer)). An integer is 4 bytes so allocating 10 integers will set aside 40 bytesof memory. Allocate does not clear the memory segment, so any data in the segment willbe random, meaningless data until it is initialized. </text:p>
        <text:p text:style-name="P56"/>
        <text:p text:style-name="P56">Callocate works in the same fashion, except that the calculation is done internally.</text:p>
        <text:p text:style-name="P56">To allocate the same 10 integers using Callocate your code would look like this: </text:p>
        <text:p text:style-name="P56">myPointer = Callocate(10, Sizeof(Integer)). Unlike Allocate, Callocate will clear </text:p>
        <text:p text:style-name="P56">the memory segment. </text:p>
        <text:p text:style-name="P56"/>
        <text:p text:style-name="P56"/>
        <text:p text:style-name="P56">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56"/>
        <text:p text:style-name="P56">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56"/>
        <text:p text:style-name="P56">There is no intrinsic method for determining the size of an allocation; you mustkeep <text:soft-page-break/>track of this information yourself. </text:p>
        <text:p text:style-name="P56"/>
        <text:p text:style-name="P56">Caution Be careful not to use the same pointer variable to allocate two or morememory segments. Reusing a pointer without first deallocating the segment it points towill result in the memory segment being lost causing a memory leak. </text:p>
        <text:p text:style-name="P56"/>
        <text:h text:style-name="Heading_20_2" text:outline-level="2">Pointer Arithmetic and Pointer Indexing </text:h>
        <text:p text:style-name="P56"/>
        <text:p text:style-name="P56">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56"/>
        <text:p text:style-name="P56">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56">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56"/>
        <text:p text:style-name="P56">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56"/>
        <text:p text:style-name="P56">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56"/>
        <text:p text:style-name="P56">The following program shows both methods of accessing a memory segment. </text:p>
        <text:p text:style-name="P56"/>
        <text:p text:style-name="P56">Option Explicit </text:p>
        <text:p text:style-name="P56"/>
        <text:p text:style-name="P56"/>
        <text:p text:style-name="P56"/>
        <text:p text:style-name="P56">Dim myPtr As Integer Ptr </text:p>
        <text:p text:style-name="P56">Dim As Integer i </text:p>
        <text:p text:style-name="P56"/>
        <text:p text:style-name="P56"/>
        <text:p text:style-name="P56">'Try and allocate space for 10 integers </text:p>
        <text:p text:style-name="P56"><text:soft-page-break/>myPtr = Callocate(10, Sizeof(Integer)) </text:p>
        <text:p text:style-name="P56"/>
        <text:p text:style-name="P56"/>
        <text:p text:style-name="P56">'Make sure the space was allocated </text:p>
        <text:p text:style-name="P56"/>
        <text:p text:style-name="P56"/>
        <text:p text:style-name="P56">If myPtr = 0 Then </text:p>
        <text:p text:style-name="P56">Print "Could not allocate space for buffer." </text:p>
        <text:p text:style-name="P56">End 1 </text:p>
        <text:p text:style-name="P56"/>
        <text:p text:style-name="P56"/>
        <text:p text:style-name="P56">End If </text:p>
        <text:p text:style-name="P56"/>
        <text:p text:style-name="P56"/>
        <text:p text:style-name="P56">'Load data into the buffer </text:p>
        <text:p text:style-name="P56">Print "Loading data, print data using *..." </text:p>
        <text:p text:style-name="P56">For i = 0 To 9</text:p>
        <text:p text:style-name="P56"/>
        <text:p text:style-name="P56"/>
        <text:p text:style-name="P56"><text:s/>*(myPtr + i) = i</text:p>
        <text:p text:style-name="P56"/>
        <text:p text:style-name="P56"/>
        <text:p text:style-name="P56"><text:s/>Print "Index:";i;" data:";*(myPtr + i) </text:p>
        <text:p text:style-name="P56">Next </text:p>
        <text:p text:style-name="P56">Print </text:p>
        <text:p text:style-name="P56"/>
        <text:p text:style-name="P56"/>
        <text:p text:style-name="P56">'Print data from buffer </text:p>
        <text:p text:style-name="P56">Print "Show data using indexing..." </text:p>
        <text:p text:style-name="P56">For i = 0 To 9</text:p>
        <text:p text:style-name="P56"/>
        <text:p text:style-name="P56"/>
        <text:p text:style-name="P56"><text:s/>Print "Index:";i;" data:";myPtr[i] </text:p>
        <text:p text:style-name="P56">Next </text:p>
        <text:p text:style-name="P56"/>
        <text:p text:style-name="P56"/>
        <text:p text:style-name="P56">'Free the memory </text:p>
        <text:p text:style-name="P56">Deallocate myPtr </text:p>
        <text:p text:style-name="P56"/>
        <text:p text:style-name="P56"/>
        <text:p text:style-name="P56">Sleep </text:p>
        <text:p text:style-name="P56">End </text:p>
        <text:p text:style-name="P56"/>
        <text:p text:style-name="P56"/>
        <text:p text:style-name="P56">Listing 8.2: ptraccess.bas </text:p>
        <text:p text:style-name="P56"/>
        <text:p text:style-name="P56"><text:tab/>Analysis: In lines 3 and 4 the working variables are declared. Space for 10 integersis created in Line 7 using the Callocate function. Lines 10 through 13 check to <text:soft-page-break/>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56"/>
        <text:p text:style-name="P56">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56"/>
        <text:p text:style-name="P56"/>
        <text:p text:style-name="P56">When you run the program you should see the following output. </text:p>
        <text:p text:style-name="P56"/>
        <text:p text:style-name="P56">Loading data, print data using *... </text:p>
        <text:p text:style-name="P56">Index: 0 data: 0 </text:p>
        <text:p text:style-name="P56">Index: 1 data: 1 </text:p>
        <text:p text:style-name="P56">Index: 2 data: 2 </text:p>
        <text:p text:style-name="P56">Index: 3 data: 3 </text:p>
        <text:p text:style-name="P56">Index: 4 data: 4 </text:p>
        <text:p text:style-name="P56">Index: 5 data: 5 </text:p>
        <text:p text:style-name="P56">Index: 6 data: 6 </text:p>
        <text:p text:style-name="P56">Index: 7 data: 7 </text:p>
        <text:p text:style-name="P56">Index: 8 data: 8 </text:p>
        <text:p text:style-name="P56">Index: 9 data: 9 </text:p>
        <text:p text:style-name="P56"/>
        <text:p text:style-name="P56"/>
        <text:p text:style-name="P56">Show data using indexing... </text:p>
        <text:p text:style-name="P56">Index: 0 data: 0 </text:p>
        <text:p text:style-name="P56">Index: 1 data: 1 </text:p>
        <text:p text:style-name="P56">Index: 2 data: 2 </text:p>
        <text:p text:style-name="P56">Index: 3 data: 3 </text:p>
        <text:p text:style-name="P56">Index: 4 data: 4 </text:p>
        <text:p text:style-name="P56">Index: 5 data: 5 </text:p>
        <text:p text:style-name="P56">Index: 6 data: 6 </text:p>
        <text:p text:style-name="P56">Index: 7 data: 7 </text:p>
        <text:p text:style-name="P56">Index: 8 data: 8 </text:p>
        <text:p text:style-name="P56">Index: 9 data: 9 </text:p>
        <text:p text:style-name="P56"/>
        <text:p text:style-name="P56"/>
        <text:p text:style-name="P56">Output 8.2: Output of ptraccess.bas </text:p>
        <text:p text:style-name="P56"/>
        <text:p text:style-name="P56">As you can see from the output, both formats produce the same results, but the</text:p>
        <text:p text:style-name="P56"/>
        <text:p text:style-name="P56">index method is a lot easier to read and understand, and less error-prone than the</text:p>
        <text:p text:style-name="P56"/>
        <text:p text:style-name="P56">indirection method. </text:p>
        <text:p text:style-name="P56"/>
        <text:h text:style-name="Heading_20_2" text:outline-level="2">Pointer Functions </text:h>
        <text:p text:style-name="P56"/>
        <text:p text:style-name="P56"><text:soft-page-break/>Freebasic has a set of pointer functions to complement the pointer operators. Thefollowing table lists the pointer functions. </text:p>
        <text:p text:style-name="P56"/>
        <text:p text:style-name="P56">Function Syntax Comment </text:p>
        <text:p text:style-name="P56">Cptr myPtr = Cptr(data_type,</text:p>
        <text:p text:style-name="P56">expression) </text:p>
        <text:p text:style-name="P56">Converts expression to adata_type pointer.</text:p>
        <text:p text:style-name="P56">Expression can be another </text:p>
        <text:p text:style-name="P56"/>
        <text:p text:style-name="P56"/>
        <text:p text:style-name="P56">Function Syntax Comment </text:p>
        <text:p text:style-name="P56">pointer or an integer. </text:p>
        <text:p text:style-name="P56">Peek B = Peek(data_type,</text:p>
        <text:p text:style-name="P56">pointer) </text:p>
        <text:p text:style-name="P56">Peek returns the contents of </text:p>
        <text:p text:style-name="P56">memory location pointer toby pointer. Data_typespecifies the type ofexpected data. </text:p>
        <text:p text:style-name="P56">Poke Poke data_type, pointer,</text:p>
        <text:p text:style-name="P56">expression </text:p>
        <text:p text:style-name="P56">Puts the value of expressioninto the memory locationpointed to by pointer. Thedata_type specifies the typeof data being placed intothe memory location. </text:p>
        <text:p text:style-name="P56">Sadd myPtr =</text:p>
        <text:p text:style-name="P56">Sadd(string_variable) </text:p>
        <text:p text:style-name="P56">Returns the location in </text:p>
        <text:p text:style-name="P56">memory where the stringdata in a dynamic string islocated. </text:p>
        <text:p text:style-name="P56">Strptr myPtr =</text:p>
        <text:p text:style-name="P56">Strptr(string_variable) </text:p>
        <text:p text:style-name="P56">The same as Sadd. </text:p>
        <text:p text:style-name="P56">Procptr myPtr = Procptr(function) Returns the address of a </text:p>
        <text:p text:style-name="P56">function. This works the </text:p>
        <text:p text:style-name="P56">same way as the addressofoperator @. </text:p>
        <text:p text:style-name="P56">Varptr myPtr = Varptr(variable) This function works the </text:p>
        <text:p text:style-name="P56">same way as the addressofoperator @. </text:p>
        <text:p text:style-name="P56"/>
        <text:p text:style-name="P56">Table 8.3: Pointer Functions </text:p>
        <text:p text:style-name="P56"/>
        <text:p text:style-name="P56">The Sadd and Strptr functions will be discussed in the chapter on the string datatypes. The Peek and Poke functions have been added for the purposes of supportinglegacy code. Procptr and Varptr both work just like the address of operator, but Proptronly works on subroutines and functions and Varptr only works on variables. Cptr is usefulfor casting an untyped pointer to a typed pointer, such as a return value from a thirdparty library. </text:p>
        <text:p text:style-name="P56"/>
        <text:h text:style-name="Heading_20_2" text:outline-level="2">Subroutine and Function Pointers </text:h>
        <text:p text:style-name="P56"/>
        <text:p text:style-name="P56">Subroutines and functions, like variables, reside in memory and have an addressassociated with their entry point. You can use these addresses to create events in <text:soft-page-break/>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56"/>
        <text:p text:style-name="P56"/>
        <text:p text:style-name="P56"/>
        <text:p text:style-name="P56"/>
        <text:p text:style-name="P56">Option Explicit </text:p>
        <text:p text:style-name="P56"/>
        <text:p text:style-name="P56"/>
        <text:p text:style-name="P56">'Declare our function to be used with pointer </text:p>
        <text:p text:style-name="P56">Declare Function Power(number As Integer, pwr As Integer) As Integer </text:p>
        <text:p text:style-name="P56"/>
        <text:p text:style-name="P56"/>
        <text:p text:style-name="P56">'Dim a function pointer </text:p>
        <text:p text:style-name="P56">Dim FuncPtr As Function(x As Integer, y As Integer) As Integer </text:p>
        <text:p text:style-name="P56"/>
        <text:p text:style-name="P56"/>
        <text:p text:style-name="P56">'Get the address of the function </text:p>
        <text:p text:style-name="P56">FuncPtr = @Power </text:p>
        <text:p text:style-name="P56"/>
        <text:p text:style-name="P56"/>
        <text:p text:style-name="P56">'Use the function pointer </text:p>
        <text:p text:style-name="P56">Print "2 raised to the power of 4 is";FuncPtr(2, 4) </text:p>
        <text:p text:style-name="P56"/>
        <text:p text:style-name="P56"/>
        <text:p text:style-name="P56">Sleep </text:p>
        <text:p text:style-name="P56">End </text:p>
        <text:p text:style-name="P56"/>
        <text:p text:style-name="P56"/>
        <text:p text:style-name="P56">'Write the function that will be called </text:p>
        <text:p text:style-name="P56"/>
        <text:p text:style-name="P56"/>
        <text:p text:style-name="P56">Function Power(number As Integer, pwr As Integer) As Integer </text:p>
        <text:p text:style-name="P56">Return number^pwr </text:p>
        <text:p text:style-name="P56"/>
        <text:p text:style-name="P56"/>
        <text:p text:style-name="P56">End Function </text:p>
        <text:p text:style-name="P56"/>
        <text:p text:style-name="P56"/>
        <text:p text:style-name="P56">Listing 8.3: funcptr.bas </text:p>
        <text:p text:style-name="P56"/>
        <text:p text:style-name="P56"><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text:soft-page-break/>match. In fact, thepointer can be declared as Dim FuncPtr As Function(As Integer, As Integer) As </text:p>
        <text:p text:style-name="P56">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56">is equivalent to Power(2, 4). Lines 15 and 16 close the program in the usual way. Lines 19through 21 define the actual Power function. </text:p>
        <text:p text:style-name="P56"/>
        <text:p text:style-name="P56">Running the program will produce the following result. </text:p>
        <text:p text:style-name="P56"/>
        <text:p text:style-name="P56">2 raised to the power of 4 is 16 </text:p>
        <text:p text:style-name="P56"/>
        <text:p text:style-name="P56"/>
        <text:p text:style-name="P56">Listing 8.4: Output of funcptr.bas </text:p>
        <text:p text:style-name="P56"/>
        <text:p text:style-name="P56"/>
        <text:p text:style-name="P56">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56"/>
        <text:h text:style-name="Heading_20_2" text:outline-level="2">Creating a Callback Function </text:h>
        <text:p text:style-name="P56"/>
        <text:p text:style-name="P56">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56"/>
        <text:p text:style-name="P56">declare sub qsort cdecl alias "qsort" (byval as any ptr, byval as size_t, </text:p>
        <text:p text:style-name="P56">byval as size_t, byval as function cdecl(byval as any ptr, byval as any </text:p>
        <text:p text:style-name="P56">ptr) as integer) </text:p>
        <text:p text:style-name="P56"/>
        <text:p text:style-name="P56"/>
        <text:p text:style-name="P56">The following lists the parameter information for the qsort subroutine. </text:p>
        <text:p text:style-name="P56"/>
        <text:p text:style-name="P56">1. The first parameter is the address to the first element of the array. The easiest wayto pass this information to qsort is to append the address of operator to the firstelement index: @myArray(0). </text:p>
        <text:p text:style-name="P56"><text:soft-page-break/>2. The second parameter is the number of elements in the array, that is the array </text:p>
        <text:p text:style-name="P56">count. </text:p>
        <text:p text:style-name="P56">3. The third parameter is the size of each element in bytes. For an array of integers,</text:p>
        <text:p text:style-name="P56">the element size would be 4 bytes. </text:p>
        <text:p text:style-name="P56">4. The fourth parameter is a function pointer to the user created compare function.</text:p>
        <text:p text:style-name="P56">The function must be declared using the Cdecl passing model, as shown in this </text:p>
        <text:p text:style-name="P56">parameter. </text:p>
        <text:p text:style-name="P56">Using this information, you can see how qsort works. By passing the address of thefirst element along with the count of elements, and the size of each element, qsort caniterate through the array using pointer arithmetic. Qsort will take two array elements,</text:p>
        <text:p text:style-name="P56">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56"/>
        <text:p text:style-name="P56">1 </text:p>
        <text:p text:style-name="P56">Option Explicit </text:p>
        <text:p text:style-name="P56">2 </text:p>
        <text:p text:style-name="P56">3 </text:p>
        <text:p text:style-name="P56">#include "crt.bi" </text:p>
        <text:p text:style-name="P56">4 </text:p>
        <text:p text:style-name="P56">5 </text:p>
        <text:p text:style-name="P56">'Declare the compare function </text:p>
        <text:p text:style-name="P56">6 </text:p>
        <text:p text:style-name="P56">'This is defined in the same manner as the qsort declaration </text:p>
        <text:p text:style-name="P56">7 </text:p>
        <text:p text:style-name="P56">Declare Function QCompare Cdecl (Byval e1 As Any Ptr, Byval e2 As Any Ptr) _ </text:p>
        <text:p text:style-name="P56">8 </text:p>
        <text:p text:style-name="P56">As Integer </text:p>
        <text:p text:style-name="P56">9 </text:p>
        <text:p text:style-name="P56">10 </text:p>
        <text:p text:style-name="P56">'Dimension the array to sort </text:p>
        <text:p text:style-name="P56"/>
        <text:p text:style-name="P56"/>
        <text:p text:style-name="P56"/>
        <text:p text:style-name="P56">11 </text:p>
        <text:p text:style-name="P56">Dim myArray(10) As Integer </text:p>
        <text:p text:style-name="P56">12 </text:p>
        <text:p text:style-name="P56">Dim i As Integer </text:p>
        <text:p text:style-name="P56">13 </text:p>
        <text:p text:style-name="P56">14 </text:p>
        <text:p text:style-name="P56">'Seed the random number generator </text:p>
        <text:p text:style-name="P56">15 </text:p>
        <text:p text:style-name="P56">Randomize Timer </text:p>
        <text:p text:style-name="P56">16 </text:p>
        <text:p text:style-name="P56">17 </text:p>
        <text:p text:style-name="P56">Print "Unsorted" </text:p>
        <text:p text:style-name="P56">18 </text:p>
        <text:p text:style-name="P56">'Load the array with some random numbers </text:p>
        <text:p text:style-name="P56">19 </text:p>
        <text:p text:style-name="P56">For i = 0 To 920 </text:p>
        <text:p text:style-name="P56">'Rnd returns a number between 0 and 1 </text:p>
        <text:p text:style-name="P56"><text:soft-page-break/>21 </text:p>
        <text:p text:style-name="P56">'This converts the number to an integer22 </text:p>
        <text:p text:style-name="P56">myArray(i) = Int(Rnd * 20)</text:p>
        <text:p text:style-name="P56">23 </text:p>
        <text:p text:style-name="P56">'Print unsorted array24 </text:p>
        <text:p text:style-name="P56">Print "i = ";i;" value = ";myArray(i) </text:p>
        <text:p text:style-name="P56">25 </text:p>
        <text:p text:style-name="P56">Next </text:p>
        <text:p text:style-name="P56">26 </text:p>
        <text:p text:style-name="P56">Print </text:p>
        <text:p text:style-name="P56">27 </text:p>
        <text:p text:style-name="P56">28 </text:p>
        <text:p text:style-name="P56">'Call the qsort subroutine </text:p>
        <text:p text:style-name="P56">29 </text:p>
        <text:p text:style-name="P56">qsort @myArray(0), 10, Sizeof(Integer), @QCompare </text:p>
        <text:p text:style-name="P56">30 </text:p>
        <text:p text:style-name="P56">Print </text:p>
        <text:p text:style-name="P56">31 </text:p>
        <text:p text:style-name="P56">32 </text:p>
        <text:p text:style-name="P56">'Print sorted array. </text:p>
        <text:p text:style-name="P56">33 </text:p>
        <text:p text:style-name="P56">Print "Sorted" </text:p>
        <text:p text:style-name="P56">34 </text:p>
        <text:p text:style-name="P56">For i = 0 To 935 </text:p>
        <text:p text:style-name="P56">'Rnd returns a number between 0 and 1 to convert to integer36 </text:p>
        <text:p text:style-name="P56">Print "i = ";i;" value = ";myArray(i) </text:p>
        <text:p text:style-name="P56">37 </text:p>
        <text:p text:style-name="P56">Next </text:p>
        <text:p text:style-name="P56">38 </text:p>
        <text:p text:style-name="P56">39 </text:p>
        <text:p text:style-name="P56">Sleep </text:p>
        <text:p text:style-name="P56">40 </text:p>
        <text:p text:style-name="P56">End </text:p>
        <text:p text:style-name="P56">41 </text:p>
        <text:p text:style-name="P56">42 </text:p>
        <text:p text:style-name="P56">'The qsort function expects three numbers </text:p>
        <text:p text:style-name="P56">43 </text:p>
        <text:p text:style-name="P56">'from the compare function: </text:p>
        <text:p text:style-name="P56">44 </text:p>
        <text:p text:style-name="P56">'1: </text:p>
        <text:p text:style-name="P56">if e1 is less than e2 </text:p>
        <text:p text:style-name="P56">45 </text:p>
        <text:p text:style-name="P56">'0: if e1 is equal to e2 </text:p>
        <text:p text:style-name="P56">46 </text:p>
        <text:p text:style-name="P56">'1: if e1 is greater than e2 </text:p>
        <text:p text:style-name="P56">47 </text:p>
        <text:p text:style-name="P56">Function QCompare Cdecl (Byval e1 As Any Ptr, _</text:p>
        <text:p text:style-name="P56">48 </text:p>
        <text:p text:style-name="P56"><text:soft-page-break/>Byval e2 As Any Ptr) As Integer49 </text:p>
        <text:p text:style-name="P56">Dim As Integer el1, el250 </text:p>
        <text:p text:style-name="P56">Static cnt As Integer51 </text:p>
        <text:p text:style-name="P56">52 </text:p>
        <text:p text:style-name="P56">'Get the call count and items passed53 </text:p>
        <text:p text:style-name="P56">cnt += 154 </text:p>
        <text:p text:style-name="P56">'Get the values, must cast to integer ptr55 </text:p>
        <text:p text:style-name="P56">el1 = *(Cptr(Integer Ptr, e1)) </text:p>
        <text:p text:style-name="P56"/>
        <text:p text:style-name="P56"/>
        <text:p text:style-name="P56"/>
        <text:p text:style-name="P56">56 </text:p>
        <text:p text:style-name="P56">el2 = *(Cptr(Integer Ptr, e2))</text:p>
        <text:p text:style-name="P56">57 </text:p>
        <text:p text:style-name="P56">Print "Qsort called";cnt;" time(s) with";el1;" and";el2;"."</text:p>
        <text:p text:style-name="P56">58 </text:p>
        <text:p text:style-name="P56">'Compare the values59 </text:p>
        <text:p text:style-name="P56">If el1 &lt; el2 Then60 </text:p>
        <text:p text:style-name="P56">Return 161 </text:p>
        <text:p text:style-name="P56">Elseif el1 &gt; el2 Then62 </text:p>
        <text:p text:style-name="P56">Return 163 </text:p>
        <text:p text:style-name="P56">Else64 </text:p>
        <text:p text:style-name="P56">Return 065 </text:p>
        <text:p text:style-name="P56">End If </text:p>
        <text:p text:style-name="P56">66End Function </text:p>
        <text:p text:style-name="P56"/>
        <text:p text:style-name="P56"/>
        <text:p text:style-name="P56">Listing 8.5: qsort.bas </text:p>
        <text:p text:style-name="P56"/>
        <text:p text:style-name="P56"><text:tab/>Analysis: Line 3 includes the crt.bi file so that the qsort routine will be available inthe program. You need to include this file if you want to use any of the CRT functions.</text:p>
        <text:p text:style-name="P56">Line 7 declares the compare function. You will notice that it is declared as a Cdecl </text:p>
        <text:p text:style-name="P56">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56"/>
        <text:p text:style-name="P56">Line 15 seeds the random number generator by using the value from the Timerfunction. The Timer function returns the number of seconds, as a double-type value,</text:p>
        <text:p text:style-name="P56">since the computer was started. Lines 19 through 25 initializes the array with somerandom integers and displays them to the console screen. The code in line 22, Int(Rnd *</text:p>
        <text:p text:style-name="P56">20), uses the Rnd function which returns a double precision number between 0 and 1.</text:p>
        <text:p text:style-name="P56">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56"/>
        <text:p text:style-name="P56">In line 29 the qsort subroutine is called. Since the array indexes range from 0 to 9,</text:p>
        <text:p text:style-name="P56"><text:soft-page-break/>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56">way. </text:p>
        <text:p text:style-name="P56"/>
        <text:p text:style-name="P56">Lines 47 through 66 contain the compare function code. In line 47 the function isdefined just like the declare statement in line 7 using two Any Ptr parameters andreturning an integer. The Any Ptrs allow qsort to be able to sort any type of data,</text:p>
        <text:p text:style-name="P56">including composite types. Lines 49 and 50 delcare the function's working variables.</text:p>
        <text:p text:style-name="P56">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56"/>
        <text:p text:style-name="P56"/>
        <text:p text:style-name="P82"/>
        <text:p text:style-name="P56">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56"/>
        <text:p text:style-name="P56">Line 59 through 65 compare the two values and return the appropriate indicatorvalue back to qsort. The Return statement, as expected, is used to set the function'sreturn value. The function is closed using the End Function keywords in line 66. </text:p>
        <text:p text:style-name="P56"/>
        <text:p text:style-name="P56">When you run the program you should something similar to the following. </text:p>
        <text:p text:style-name="P56"/>
        <text:p text:style-name="P56">Unsorted </text:p>
        <text:p text:style-name="P56">i = 0 value = 14 </text:p>
        <text:p text:style-name="P56">i = 1 value = 18 </text:p>
        <text:p text:style-name="P56">i = 2 value = 2 </text:p>
        <text:p text:style-name="P56">i = 3 value = 14 </text:p>
        <text:p text:style-name="P56">i = 4 value = 3 </text:p>
        <text:p text:style-name="P56">i = 5 value = 15 </text:p>
        <text:p text:style-name="P56">i = 6 value = 16 </text:p>
        <text:p text:style-name="P56">i = 7 value = 4 </text:p>
        <text:p text:style-name="P56">i = 8 value = 10 </text:p>
        <text:p text:style-name="P56">i = 9 value = 19 </text:p>
        <text:p text:style-name="P56"/>
        <text:p text:style-name="P56"/>
        <text:p text:style-name="P56">Qsort called 1 time(s) with 18 and 15. </text:p>
        <text:p text:style-name="P56">Qsort called 2 time(s) with 19 and 15. </text:p>
        <text:p text:style-name="P56">Qsort called 3 time(s) with 10 and 15. </text:p>
        <text:p text:style-name="P56">Qsort called 4 time(s) with 2 and 15. </text:p>
        <text:p text:style-name="P56">Qsort called 5 time(s) with 14 and 15. </text:p>
        <text:p text:style-name="P56">Qsort called 6 time(s) with 3 and 15. </text:p>
        <text:p text:style-name="P56">Qsort called 7 time(s) with 14 and 15. </text:p>
        <text:p text:style-name="P56">Qsort called 8 time(s) with 16 and 15. </text:p>
        <text:p text:style-name="P56">Qsort called 9 time(s) with 4 and 15. </text:p>
        <text:p text:style-name="P56">Qsort called 10 time(s) with 16 and 15. </text:p>
        <text:p text:style-name="P56">Qsort called 11 time(s) with 4 and 15. </text:p>
        <text:p text:style-name="P56">Qsort called 12 time(s) with 18 and 16. </text:p>
        <text:p text:style-name="P56">Qsort called 13 time(s) with 19 and 18. </text:p>
        <text:p text:style-name="P56">Qsort called 14 time(s) with 18 and 16. </text:p>
        <text:p text:style-name="P56">Qsort called 15 time(s) with 10 and 4. </text:p>
        <text:p text:style-name="P56">Qsort called 16 time(s) with 2 and 10. </text:p>
        <text:p text:style-name="P56">Qsort called 17 time(s) with 14 and 10. </text:p>
        <text:p text:style-name="P56"/>
        <text:p text:style-name="P56"/>
        <text:p text:style-name="P56"/>
        <text:p text:style-name="P56">Qsort called 18 time(s) with 3 and 14. </text:p>
        <text:p text:style-name="P56">Qsort called 19 time(s) with 14 and 14. </text:p>
        <text:p text:style-name="P56">Qsort called 20 time(s) with 10 and 4. </text:p>
        <text:p text:style-name="P56">Qsort called 21 time(s) with 2 and 10. </text:p>
        <text:p text:style-name="P56">Qsort called 22 time(s) with 14 and 10. </text:p>
        <text:p text:style-name="P56">Qsort called 23 time(s) with 3 and 14. </text:p>
        <text:p text:style-name="P56"><text:soft-page-break/>Qsort called 24 time(s) with 10 and 4. </text:p>
        <text:p text:style-name="P56">Qsort called 25 time(s) with 2 and 10. </text:p>
        <text:p text:style-name="P56">Qsort called 26 time(s) with 3 and 10. </text:p>
        <text:p text:style-name="P56">Qsort called 27 time(s) with 3 and 4. </text:p>
        <text:p text:style-name="P56">Qsort called 28 time(s) with 2 and 4. </text:p>
        <text:p text:style-name="P56">Qsort called 29 time(s) with 3 and 2. </text:p>
        <text:p text:style-name="P56"/>
        <text:p text:style-name="P56"/>
        <text:p text:style-name="P56">Sorted </text:p>
        <text:p text:style-name="P56">i = 0 value = 2 </text:p>
        <text:p text:style-name="P56">i = 1 value = 3 </text:p>
        <text:p text:style-name="P56">i = 2 value = 4 </text:p>
        <text:p text:style-name="P56">i = 3 value = 10 </text:p>
        <text:p text:style-name="P56">i = 4 value = 14 </text:p>
        <text:p text:style-name="P56">i = 5 value = 14 </text:p>
        <text:p text:style-name="P56">i = 6 value = 15 </text:p>
        <text:p text:style-name="P56">i = 7 value = 16 </text:p>
        <text:p text:style-name="P56">i = 8 value = 18 </text:p>
        <text:p text:style-name="P56">i = 9 value = 19 </text:p>
        <text:p text:style-name="P56"/>
        <text:p text:style-name="P56"/>
        <text:p text:style-name="P56">Output 8.3: Output of qsort.bas </text:p>
        <text:p text:style-name="P56"/>
        <text:p text:style-name="P56">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56"/>
        <text:h text:style-name="Heading_20_2" text:outline-level="2">Pointer to Pointer </text:h>
        <text:p text:style-name="P56"/>
        <text:p text:style-name="P56">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56"/>
        <text:p text:style-name="P56">Caution You can have as many levels of indirection as needed, but anythingbeyond two levels is rarely useful and difficult to manage. </text:p>
        <text:p text:style-name="P56"/>
        <text:p text:style-name="P56"/>
        <text:p text:style-name="P56">One application of a pointer to pointer is the creation of memory arrays. Thefollowing program demonstrates the creation, manipulation and freeing of a memory </text:p>
        <text:p text:style-name="P56">array. </text:p>
        <text:p text:style-name="P56"/>
        <text:p text:style-name="P56">1 </text:p>
        <text:p text:style-name="P56">Option Explicit </text:p>
        <text:p text:style-name="P56"><text:soft-page-break/>2 </text:p>
        <text:p text:style-name="P56">3 </text:p>
        <text:p text:style-name="P56">'Declare a pointer to an int pointer </text:p>
        <text:p text:style-name="P56">4 </text:p>
        <text:p text:style-name="P56">Dim myMemArray As Integer Ptr Ptr </text:p>
        <text:p text:style-name="P56">Dim As Integer i, j </text:p>
        <text:p text:style-name="P56">6 </text:p>
        <text:p text:style-name="P56">7 </text:p>
        <text:p text:style-name="P56">'Create 10 rows of integer pointers </text:p>
        <text:p text:style-name="P56">8 </text:p>
        <text:p text:style-name="P56">myMemArray = Callocate(10, Sizeof(Integer Ptr)) </text:p>
        <text:p text:style-name="P56">9 </text:p>
        <text:p text:style-name="P56">'Add 10 columns of integers to each row </text:p>
        <text:p text:style-name="P56">11 </text:p>
        <text:p text:style-name="P56">For i = 0 To 912 </text:p>
        <text:p text:style-name="P56">myMemArray[i] = Callocate(10, Sizeof(Integer)) </text:p>
        <text:p text:style-name="P56">13 </text:p>
        <text:p text:style-name="P56">Next </text:p>
        <text:p text:style-name="P56">14 </text:p>
        <text:p text:style-name="P56">'Add some data to the memory segment </text:p>
        <text:p text:style-name="P56">16 </text:p>
        <text:p text:style-name="P56">For i = 0 To 917 </text:p>
        <text:p text:style-name="P56">For j = 0 To 918 </text:p>
        <text:p text:style-name="P56">myMemArray[i][j] = Int(Rnd * 10)</text:p>
        <text:p text:style-name="P56">19 </text:p>
        <text:p text:style-name="P56">Next </text:p>
        <text:p text:style-name="P56">Next </text:p>
        <text:p text:style-name="P56">21 </text:p>
        <text:p text:style-name="P56">22 </text:p>
        <text:p text:style-name="P56">'Print out data </text:p>
        <text:p text:style-name="P56">23 </text:p>
        <text:p text:style-name="P56">For i = 0 To 924 </text:p>
        <text:p text:style-name="P56">For j = 0 To 9 </text:p>
        <text:p text:style-name="P56">Print "i,j = ";i;",";j;" Mem Array =";myMemArray[i][j]</text:p>
        <text:p text:style-name="P56">26 </text:p>
        <text:p text:style-name="P56">Next </text:p>
        <text:p text:style-name="P56">27 </text:p>
        <text:p text:style-name="P56">Next </text:p>
        <text:p text:style-name="P56">28 </text:p>
        <text:p text:style-name="P56">29 </text:p>
        <text:p text:style-name="P56">'Free memory segment </text:p>
        <text:p text:style-name="P56">For i = 0 To 931 </text:p>
        <text:p text:style-name="P56">Deallocate myMemArray[i] </text:p>
        <text:p text:style-name="P56">32 </text:p>
        <text:p text:style-name="P56">Next </text:p>
        <text:p text:style-name="P56">33 </text:p>
        <text:p text:style-name="P56">'Free the pointer to pointer </text:p>
        <text:p text:style-name="P56">34 </text:p>
        <text:p text:style-name="P56">Deallocate myMemArray </text:p>
        <text:p text:style-name="P56">36 </text:p>
        <text:p text:style-name="P56">Sleep </text:p>
        <text:p text:style-name="P56">37 </text:p>
        <text:p text:style-name="P56"><text:soft-page-break/>End </text:p>
        <text:p text:style-name="P56"/>
        <text:p text:style-name="P56"/>
        <text:p text:style-name="P56">Listing 8.6: memarray.bas </text:p>
        <text:p text:style-name="P56"/>
        <text:p text:style-name="P56"><text:tab/>Analysis: Line 4 dimensions a pointer to an integer pointer, myMemArray, whichwill simulate a two dimensional array, with myMemArray pointing to a list of integer </text:p>
        <text:p text:style-name="P56"/>
        <text:p text:style-name="P56"/>
        <text:p text:style-name="P56">pointers. This list of pointers will comprise the “rows” of the array. Line 5 just declaressome working variables that are used in the For-Next loops later in the program.</text:p>
        <text:p text:style-name="P56"/>
        <text:p text:style-name="P56"><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56">These newly created memory segments are the columns for each row. Each column indexwill be a pointer to a memory location containing an integer. </text:p>
        <text:p text:style-name="P56"/>
        <text:p text:style-name="P56">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56"/>
        <text:p text:style-name="P56">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56">but if you needed to reuse the memory, then you must Deallocate in the methoddescribed, otherwise you will get a memory leak while the program is running. Lines 36and 37 close the program in the usual way. </text:p>
        <text:p text:style-name="P56"/>
        <text:p text:style-name="P56">Running the program should produce a result similar to the following. </text:p>
        <text:p text:style-name="P56"/>
        <text:p text:style-name="P56">i,j = 0, 1 Mem Array = 5 </text:p>
        <text:p text:style-name="P56">i,j = 0, 2 Mem Array = 1 </text:p>
        <text:p text:style-name="P56">i,j = 0, 3 Mem Array = 8 </text:p>
        <text:p text:style-name="P56">i,j = 0, 4 Mem Array = 5 </text:p>
        <text:p text:style-name="P56">i,j = 1, 0 Mem Array = 4 </text:p>
        <text:p text:style-name="P56">i,j = 1, 1 Mem Array = 3 </text:p>
        <text:p text:style-name="P56">i,j = 1, 2 Mem Array = 8 </text:p>
        <text:p text:style-name="P56">i,j = 1, 3 Mem Array = 8 </text:p>
        <text:p text:style-name="P56">i,j = 1, 4 Mem Array = 7 </text:p>
        <text:p text:style-name="P56"><text:soft-page-break/>i,j = 2, 0 Mem Array = 1 </text:p>
        <text:p text:style-name="P56">i,j = 2, 1 Mem Array = 8 </text:p>
        <text:p text:style-name="P56">i,j = 2, 2 Mem Array = 7 </text:p>
        <text:p text:style-name="P56">i,j = 2, 3 Mem Array = 5 </text:p>
        <text:p text:style-name="P56">i,j = 2, 4 Mem Array = 3 </text:p>
        <text:p text:style-name="P56">i,j = 3, 0 Mem Array = 0 </text:p>
        <text:p text:style-name="P56">i,j = 3, 1 Mem Array = 0 </text:p>
        <text:p text:style-name="P56">i,j = 3, 2 Mem Array = 3 </text:p>
        <text:p text:style-name="P56"/>
        <text:p text:style-name="P56"/>
        <text:p text:style-name="P56"/>
        <text:p text:style-name="P56">i,j = 3, 3 Mem Array = 1 </text:p>
        <text:p text:style-name="P56">i,j = 3, 4 Mem Array = 1 </text:p>
        <text:p text:style-name="P56">i,j = 4, 0 Mem Array = 9 </text:p>
        <text:p text:style-name="P56">i,j = 4, 1 Mem Array = 4 </text:p>
        <text:p text:style-name="P56">i,j = 4, 2 Mem Array = 1 </text:p>
        <text:p text:style-name="P56">i,j = 4, 3 Mem Array = 0 </text:p>
        <text:p text:style-name="P56">i,j = 4, 4 Mem Array = 0 </text:p>
        <text:p text:style-name="P56"/>
        <text:p text:style-name="P56"/>
        <text:p text:style-name="P56">Output 8.4: Output of memarray.bas </text:p>
        <text:p text:style-name="P56"/>
        <text:p text:style-name="P56">As you can see from the output, the memory array behaves exactly like apredefined array. This structure is useful for adding dynamic arrays to type definitions,</text:p>
        <text:p text:style-name="P56">which normally cannot hold a dynamic array. You will see this in more detail in thechapter on composite types. </text:p>
        <text:p text:style-name="P56"/>
        <text:p text:style-name="P56">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56">add Randomize Timer before calling the Rnd function. </text:p>
        <text:p text:style-name="P56"/>
        <text:h text:style-name="Heading_20_2" text:outline-level="2">A Look Ahead </text:h>
        <text:p text:style-name="P56"/>
        <text:p text:style-name="P56">Pointers are an efficient and powerful data type, and you will be seeing more ofthem in this book, including the next chapter where you will explore the string data typesavailable in FreeBasic. </text:p>
        <text:p text:style-name="P56"/>
        <text:p text:style-name="P56"/>
      </text:section>
      <text:section text:style-name="Sect1" text:name="Symbolic Constants" text:protected="true">
        <text:section-source xlink:href="../../fbeginnerm14.odt"/>
        <text:p text:style-name="P9">Chapter 11 Symbolic Constants </text:p>
        <text:p text:style-name="P56"/>
        <text:p text:style-name="P56">Constants are values that do not change during the life of the program. Constantsare like variables in that the name of the constant refers to the defined value, but unlike </text:p>
        <text:p text:style-name="P56">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56">12, you can then refer to the weapon id as broadsword, rather than 12. The number 12 </text:p>
        <text:p text:style-name="P56">imparts no real information when you see it in the code; broadsword on the the other </text:p>
        <text:p text:style-name="P56">hand is quite clear and understandable. </text:p>
        <text:p text:style-name="P56"/>
        <text:p text:style-name="P56">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56"/>
        <text:p text:style-name="P56">One of the things you will discover as you progress in your programming adventure isthat programs are dynamic, not static. There is always a new technique beingdeveloped that you can use, a new compiler function that will improve your program,</text:p>
        <text:p text:style-name="P56">and bugs that need to be fixed. The only thing that stays the same in a program is thefact that programs continually evolve over time. You should always keep in mind thatwhen you write a program, you will probably end up making changes to the program,</text:p>
        <text:p text:style-name="P56">and you should code accordingly. It may be easier to write 12 than it is to writebroadsword, but a few extra seconds of typing will save you hours when you need tochange 12 to 120. </text:p>
        <text:p text:style-name="P56"/>
        <text:h text:style-name="Heading_20_2" text:outline-level="2">#Define as a Constant </text:h>
        <text:p text:style-name="P56"/>
        <text:p text:style-name="P56">You have already seen #Define at work in several of the example programs.</text:p>
        <text:p text:style-name="P56">#Define is a preprocessor command, where the defined symbol is physically replaced inthe code by the associated value. #Define of course is used in a number of situations,</text:p>
        <text:p text:style-name="P56">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56">value, it is a very efficient coding method. It is also quite easy to use, as the followingcode snippet illustrates. </text:p>
        <text:p text:style-name="P56"><text:soft-page-break/></text:p>
        <text:p text:style-name="P56">'Define directions </text:p>
        <text:p text:style-name="P56"/>
        <text:p text:style-name="P56"/>
        <text:p text:style-name="P56">#Define north 1 </text:p>
        <text:p text:style-name="P56"/>
        <text:p text:style-name="P56"/>
        <text:p text:style-name="P56">#Define neast 2 </text:p>
        <text:p text:style-name="P56"/>
        <text:p text:style-name="P56"/>
        <text:p text:style-name="P56">#Define east 3 </text:p>
        <text:p text:style-name="P56"/>
        <text:p text:style-name="P56"/>
        <text:p text:style-name="P56">#Define seast 4 </text:p>
        <text:p text:style-name="P56"/>
        <text:p text:style-name="P56"/>
        <text:p text:style-name="P56"/>
        <text:p text:style-name="P56">#Define south 5 </text:p>
        <text:p text:style-name="P56"/>
        <text:p text:style-name="P56"/>
        <text:p text:style-name="P56">#Define west 6 </text:p>
        <text:p text:style-name="P56"/>
        <text:p text:style-name="P56"/>
        <text:p text:style-name="P56">#Define swest 7 </text:p>
        <text:p text:style-name="P56"/>
        <text:p text:style-name="P56"/>
        <text:p text:style-name="P56">#Define nwest 8 </text:p>
        <text:p text:style-name="P56"/>
        <text:p text:style-name="P56"/>
        <text:p text:style-name="P56">Once you define the constants, you can use the symbols in your programs just asyou would the values. You have already seen this technique used in some of the exampleprograms presented in the book. </text:p>
        <text:p text:style-name="P56"/>
        <text:h text:style-name="Heading_20_2" text:outline-level="2">The Const Keyword </text:h>
        <text:p text:style-name="P56"/>
        <text:p text:style-name="P56">The Const keyword is another method to define constants in your program. Theformat is similar to the #define, as the following code snippet illustrates. </text:p>
        <text:p text:style-name="P56"/>
        <text:p text:style-name="P56">Const xk = Chr(255) </text:p>
        <text:p text:style-name="P56"/>
        <text:p text:style-name="P56"/>
        <text:p text:style-name="P56">Const key_up = xk &amp; Chr(72) </text:p>
        <text:p text:style-name="P56"/>
        <text:p text:style-name="P56"/>
        <text:p text:style-name="P56">Const key_dn = xk &amp; Chr(80) </text:p>
        <text:p text:style-name="P56"/>
        <text:p text:style-name="P56"/>
        <text:p text:style-name="P56">Const key_rt = xk &amp; Chr(77) </text:p>
        <text:p text:style-name="P56"/>
        <text:p text:style-name="P56"/>
        <text:p text:style-name="P56">Const key_lt = xk &amp; Chr(75) </text:p>
        <text:p text:style-name="P56"><text:soft-page-break/></text:p>
        <text:p text:style-name="P56"/>
        <text:p text:style-name="P56">These constants are the character codes returned by Inkey for the arrow keys.</text:p>
        <text:p text:style-name="P56">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56"/>
        <text:h text:style-name="Heading_20_2" text:outline-level="2">Const Versus #Define </text:h>
        <text:p text:style-name="P56"/>
        <text:p text:style-name="P56">As you can see Const and #Define are similar constructs. The question thenbecomes, which one should you use? Remember that #Define replaces the symbol namewith the text following the symbol. If you wrote #Define key_up xk &amp; Chr(72), then </text:p>
        <text:p text:style-name="P56">the code xk &amp; Chr(72) would be replace the symbol key_up. If you had several places </text:p>
        <text:p text:style-name="P56">where you used key_up, then there would be several instances of xk &amp; Chr(72) in your </text:p>
        <text:p text:style-name="P56">program. You can see that by using #Define in this case your program would beperforming the same calculation over and over. It is much more efficient to use Const inthis case, since the calculation is only done once, when the Const is defined. </text:p>
        <text:p text:style-name="P56"/>
        <text:p text:style-name="P56">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56"/>
        <text:h text:style-name="Heading_20_2" text:outline-level="2">Enumerations </text:h>
        <text:p text:style-name="P56"/>
        <text:p text:style-name="P56">Enumerations are sequential values that the compiler can calculate for you. Tocreate an enumeration, you use enclose the values within an Enum-End Enum block. Thecompass direction defined above could also be defined as an enumeration. </text:p>
        <text:p text:style-name="P56"/>
        <text:p text:style-name="P56">Enum compass </text:p>
        <text:p text:style-name="P56"/>
        <text:p text:style-name="P56"/>
        <text:p text:style-name="P56">north = 1 </text:p>
        <text:p text:style-name="P56"/>
        <text:p text:style-name="P56"/>
        <text:p text:style-name="P56"/>
        <text:p text:style-name="P56">neast </text:p>
        <text:p text:style-name="P56">east </text:p>
        <text:p text:style-name="P56">seast </text:p>
        <text:p text:style-name="P56">south </text:p>
        <text:p text:style-name="P56">west </text:p>
        <text:p text:style-name="P56">swest </text:p>
        <text:p text:style-name="P56">nwest </text:p>
        <text:p text:style-name="P56"><text:soft-page-break/></text:p>
        <text:p text:style-name="P56"/>
        <text:p text:style-name="P56">End Enum </text:p>
        <text:p text:style-name="P56"/>
        <text:p text:style-name="P56"/>
        <text:p text:style-name="P56">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56"/>
        <text:p text:style-name="P56">Enum compass </text:p>
        <text:p text:style-name="P56">north = 1 </text:p>
        <text:p text:style-name="P56">east </text:p>
        <text:p text:style-name="P56">south </text:p>
        <text:p text:style-name="P56">west </text:p>
        <text:p text:style-name="P56">neast = 10 </text:p>
        <text:p text:style-name="P56">seast </text:p>
        <text:p text:style-name="P56">swest </text:p>
        <text:p text:style-name="P56">nwest </text:p>
        <text:p text:style-name="P56"/>
        <text:p text:style-name="P56"/>
        <text:p text:style-name="P56">End Enum </text:p>
        <text:p text:style-name="P56"/>
        <text:p text:style-name="P56"/>
        <text:p text:style-name="P56">In this example, the value of seast will be 11, swest will be 12 and so on. Once youdefine an enumeration, you can create variables of the Enum and use that variable within </text:p>
        <text:p text:style-name="P56">your program. </text:p>
        <text:p text:style-name="P56"/>
        <text:p text:style-name="P56">Dim aCompass as compass </text:p>
        <text:p text:style-name="P56"/>
        <text:p text:style-name="P56"/>
        <text:p text:style-name="P56">You can then use the enumeration values to initialize the variable. The followingcode snippet set aCompass to the north-defined value. </text:p>
        <text:p text:style-name="P56"/>
        <text:p text:style-name="P56">aCompass = north </text:p>
        <text:p text:style-name="P56"/>
        <text:p text:style-name="P56"/>
        <text:p text:style-name="P56">Caution The compiler does not check to see if the value being passed to the Enumvariable is within the defined range of the enumeration. It is the responsibility of theprogrammer to ensure that the Enum variable contains the correct values. </text:p>
        <text:p text:style-name="P56"/>
        <text:h text:style-name="Heading_20_2" text:outline-level="2">A Look Ahead </text:h>
        <text:p text:style-name="P56"/>
        <text:p text:style-name="P56">In the next chapter you will see how to create and work with Arrays in FreeBasic. </text:p>
        <text:p text:style-name="P56"/>
        <text:p text:style-name="P56"/>
        <text:p text:style-name="P56">149 </text:p>
        <text:p text:style-name="P56"/>
        <text:p text:style-name="P56"/>
        <text:p text:style-name="P56"/>
      </text:section>
      <text:section text:style-name="Sect1" text:name="control structures.odt" text:protected="true">
        <text:section-source xlink:href="../../Control%20structures.odt" text:filter-name="writer8"/>
        <text:p text:style-name="Text_20_body"><text:soft-page-break/></text:p>
      </text:section>
      <text:section text:style-name="Sect1" text:name="Date and Time Functions" text:protected="true">
        <text:section-source xlink:href="../../fbeginnerm16.odt"/>
        <text:p text:style-name="P12">Chapter 13 Date and Time Functions </text:p>
        <text:p text:style-name="P56"/>
        <text:p text:style-name="P56">Working with dates and time in many Basic languages can be problematic due tothe lack of date and time functions. FreeBasic however, has a rich set of date and time </text:p>
        <text:p text:style-name="P56">functions, and when used in combination with the Format function, which you will see inthe next chapter, you can easily handle any date or time problem you may encounter. </text:p>
        <text:p text:style-name="P56"/>
        <text:h text:style-name="Heading_20_2" text:outline-level="2">Intrinsic Date and Time Functions </text:h>
        <text:p text:style-name="P56"/>
        <text:p text:style-name="P56">FreeBasic includes the standard date and time functions that you see in most Basiclanguages. The following table lists these functions. </text:p>
        <text:p text:style-name="P56"/>
        <text:p text:style-name="P56">Function Syntax Comment </text:p>
        <text:p text:style-name="P56">Date B = Date Returns the current systemdate as a string. </text:p>
        <text:p text:style-name="P56">Setdate B = Setdate(date_string) Sets the system date todate_string, returning 0 onsuccess and non-zro on </text:p>
        <text:p text:style-name="P56">failure. Date string must bein one of the followingformats: mm-dd-yy", "mmdd-</text:p>
        <text:p text:style-name="P56">yyyy", "mm/dd/yy", or"mm/dd/yyyy". </text:p>
        <text:p text:style-name="P56">Settime B = Settime(time_string) Sets the system time totime_string, returning 0 onsuccess and non-zero on </text:p>
        <text:p text:style-name="P56">failure. Time string must bein one of the followingformats: "hh:mm:ss", </text:p>
        <text:p text:style-name="P56">"hh:mm", or "hh". </text:p>
        <text:p text:style-name="P56">Time B = Time Returns the current systemtime as a string. </text:p>
        <text:p text:style-name="P56">Timer B = Timer Returns the number of </text:p>
        <text:p text:style-name="P56">seconds since the computerwas started as a double-</text:p>
        <text:p text:style-name="P56">type value. If the computer'sCPU supports thePerformance Counter, than </text:p>
        <text:p text:style-name="P56">Timer has a resolution in </text:p>
        <text:p text:style-name="P56">microseconds. On </text:p>
        <text:p text:style-name="P56">computers without thePerformance Counter, the </text:p>
        <text:p text:style-name="P56">resolution is 1/18 of asecond. </text:p>
        <text:p text:style-name="P56"/>
        <text:p text:style-name="P56">Table 13.1: Intrinsic Date and Time Functions </text:p>
        <text:p text:style-name="P56"/>
        <text:p text:style-name="P56"/>
        <text:p text:style-name="P56">The following short programs demonstrates the return values for Date and Time aswell as using Timer in a delay loop. </text:p>
        <text:p text:style-name="P56"/>
        <text:p text:style-name="P56">1 </text:p>
        <text:p text:style-name="P56">Option Explicit </text:p>
        <text:p text:style-name="P56">2 </text:p>
        <text:p text:style-name="P56">3 </text:p>
        <text:p text:style-name="P56">Dim myTimer As Double </text:p>
        <text:p text:style-name="P56">4 </text:p>
        <text:p text:style-name="P56">5 </text:p>
        <text:p text:style-name="P56">Print "Current time is ";Time </text:p>
        <text:p text:style-name="P56">6 </text:p>
        <text:p text:style-name="P56">Print "Current date is ";Date </text:p>
        <text:p text:style-name="P56">7 </text:p>
        <text:p text:style-name="P56">Print "Number of seconds since computer started: ";Timer </text:p>
        <text:p text:style-name="P56"><text:soft-page-break/>8 </text:p>
        <text:p text:style-name="P56">Print "Pausing for 2 seconds..." </text:p>
        <text:p text:style-name="P56">9 </text:p>
        <text:p text:style-name="P56">myTimer = Timer + 2 </text:p>
        <text:p text:style-name="P56">10 </text:p>
        <text:p text:style-name="P56">Do11 </text:p>
        <text:p text:style-name="P56">Sleep 10 </text:p>
        <text:p text:style-name="P56">12 </text:p>
        <text:p text:style-name="P56">Loop Until Timer &gt; myTimer </text:p>
        <text:p text:style-name="P56">13 </text:p>
        <text:p text:style-name="P56">Print "Press any key to continue..." </text:p>
        <text:p text:style-name="P56">14 </text:p>
        <text:p text:style-name="P56">15 </text:p>
        <text:p text:style-name="P56">Sleep </text:p>
        <text:p text:style-name="P56">16 </text:p>
        <text:p text:style-name="P56">End </text:p>
        <text:p text:style-name="P56"/>
        <text:p text:style-name="P56"/>
        <text:p text:style-name="P56">Listing 13.1: datetime.bas </text:p>
        <text:p text:style-name="P56"/>
        <text:p text:style-name="P56"><text:tab/>Analysis: Line 3 dimensions a double-type variable for use with the Timer function.</text:p>
        <text:p text:style-name="P56">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56">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56"/>
        <text:p text:style-name="P56">When you run the program you should see something similar to the following </text:p>
        <text:p text:style-name="P56">output. </text:p>
        <text:p text:style-name="P56"/>
        <text:p text:style-name="P56">Current time is 11:44:02 </text:p>
        <text:p text:style-name="P56"/>
        <text:p text:style-name="P56"/>
        <text:p text:style-name="P56">Current date is 06272006 </text:p>
        <text:p text:style-name="P56"/>
        <text:p text:style-name="P56"/>
        <text:p text:style-name="P56">Number of seconds since computer started: 10710.42349851727 </text:p>
        <text:p text:style-name="P56"/>
        <text:p text:style-name="P56"/>
        <text:p text:style-name="P56">Pausing for 2 seconds... </text:p>
        <text:p text:style-name="P56"/>
        <text:p text:style-name="P56"/>
        <text:p text:style-name="P56"><text:soft-page-break/>Press any key to continue... </text:p>
        <text:p text:style-name="P56"/>
        <text:p text:style-name="P56"/>
        <text:p text:style-name="P56">Output 13.1: Output of datetime.bas </text:p>
        <text:p text:style-name="P56"/>
        <text:p text:style-name="P56"/>
        <text:p text:style-name="P56">As the example program illustrates, you can use the Timer function for delay loops.</text:p>
        <text:p text:style-name="P56">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56"/>
        <text:h text:style-name="Heading_20_2" text:outline-level="2">Extended Date and Time Functions </text:h>
        <text:p text:style-name="P56"/>
        <text:p text:style-name="P56">In addition to the functions listed above, FreeBasic has several extended date and </text:p>
        <text:p text:style-name="P56">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56"/>
        <text:h text:style-name="Heading_20_3" text:outline-level="3">DateAdd Function </text:h>
        <text:p text:style-name="P56"/>
        <text:p text:style-name="P56">The DateAdd function returns a future or past date or time based on a certaininterval. The function requires a serial start date or time, an interval string and thenumber of intervals. </text:p>
        <text:p text:style-name="P56"/>
        <text:p text:style-name="P56">date_serial = DateAdd(interval_string, number_of_intervals, </text:p>
        <text:p text:style-name="P56">start_date_serial) </text:p>
        <text:p text:style-name="P56"/>
        <text:p text:style-name="P56"/>
        <text:p text:style-name="P56">The following list explains each of the parameters in order; that is, interval_stringis 1 below, number_of_intervals is listed as 2, and so on, along with the return value.</text:p>
        <text:p text:style-name="P56"/>
        <text:p text:style-name="P56"><text:s/>1. Interval string: This is a string that indicates what interval to add to the startdate_serial. </text:p>
        <text:p text:style-name="P56">a) “yyyy”: years</text:p>
        <text:p text:style-name="P56"/>
        <text:p text:style-name="P56"><text:s/>b) </text:p>
        <text:p text:style-name="P56">“q”: quarters</text:p>
        <text:p text:style-name="P56"/>
        <text:p text:style-name="P56"><text:s/>c) </text:p>
        <text:p text:style-name="P56">“m”: months</text:p>
        <text:p text:style-name="P56"/>
        <text:p text:style-name="P56"><text:s/>d) </text:p>
        <text:p text:style-name="P56">“ww”: weeks</text:p>
        <text:p text:style-name="P56"><text:soft-page-break/></text:p>
        <text:p text:style-name="P56"><text:s/>e) </text:p>
        <text:p text:style-name="P56">“d”,”w”,”y”: days</text:p>
        <text:p text:style-name="P56"/>
        <text:p text:style-name="P56"><text:s/>f) </text:p>
        <text:p text:style-name="P56">“h”: hours</text:p>
        <text:p text:style-name="P56"/>
        <text:p text:style-name="P56"><text:s/>g) </text:p>
        <text:p text:style-name="P56">“n”: minutes</text:p>
        <text:p text:style-name="P56"/>
        <text:p text:style-name="P56"><text:s/>h) “s:” seconds</text:p>
        <text:p text:style-name="P56"/>
        <text:p text:style-name="P56"><text:s/>2. Number of intervals: The number of intervals defined in interval_string to add tothe passed date_serial. </text:p>
        <text:p text:style-name="P56">3. Date serial: The starting date in the calculation. </text:p>
        <text:p text:style-name="P56"/>
        <text:p text:style-name="P56"><text:s/>4. Return: Returns a date serial that is offset by intervals from the starting date. </text:p>
        <text:p text:style-name="P56">The following program illustrates the DateAdd function. </text:p>
        <text:p text:style-name="P56">1 </text:p>
        <text:p text:style-name="P56">Option Explicit </text:p>
        <text:p text:style-name="P56">2 </text:p>
        <text:p text:style-name="P56">3 </text:p>
        <text:p text:style-name="P56">#Include Once "vbcompat.bi" </text:p>
        <text:p text:style-name="P56">4 </text:p>
        <text:p text:style-name="P56">5 </text:p>
        <text:p text:style-name="P56">'Date serial variable </text:p>
        <text:p text:style-name="P56">6 </text:p>
        <text:p text:style-name="P56">Dim nDate As Double </text:p>
        <text:p text:style-name="P56">7 </text:p>
        <text:p text:style-name="P56">Dim interval As Integer = 2 </text:p>
        <text:p text:style-name="P56">8 </text:p>
        <text:p text:style-name="P56">Dim intervalstr As String </text:p>
        <text:p text:style-name="P56">9 </text:p>
        <text:p text:style-name="P56">10 </text:p>
        <text:p text:style-name="P56">Print "Number of intervals:";interval </text:p>
        <text:p text:style-name="P56">11 </text:p>
        <text:p text:style-name="P56">Print </text:p>
        <text:p text:style-name="P56">12 </text:p>
        <text:p text:style-name="P56">Print "Current Date: ";Format(Now, "mmddyyyy") </text:p>
        <text:p text:style-name="P56">13 </text:p>
        <text:p text:style-name="P56">Print </text:p>
        <text:p text:style-name="P56">14 </text:p>
        <text:p text:style-name="P56">'Year interval </text:p>
        <text:p text:style-name="P56">15 </text:p>
        <text:p text:style-name="P56">intervalstr = "yyyy" </text:p>
        <text:p text:style-name="P56">16 </text:p>
        <text:p text:style-name="P56">nDate = DateAdd(intervalstr, interval, Now) </text:p>
        <text:p text:style-name="P56">17 </text:p>
        <text:p text:style-name="P56"><text:soft-page-break/>Print intervalstr;": ";Format(nDate, "mmddyyyy") </text:p>
        <text:p text:style-name="P56">18 </text:p>
        <text:p text:style-name="P56">'Quarter interval </text:p>
        <text:p text:style-name="P56">19 </text:p>
        <text:p text:style-name="P56">intervalstr = "q" </text:p>
        <text:p text:style-name="P56">20 </text:p>
        <text:p text:style-name="P56">nDate = DateAdd(intervalstr, interval, Now) </text:p>
        <text:p text:style-name="P56">21 </text:p>
        <text:p text:style-name="P56">Print intervalstr;": ";Format(nDate, "mmddyyyy") </text:p>
        <text:p text:style-name="P56">22 </text:p>
        <text:p text:style-name="P56">'Month interval </text:p>
        <text:p text:style-name="P56">23 </text:p>
        <text:p text:style-name="P56">intervalstr = "m" </text:p>
        <text:p text:style-name="P56">24 </text:p>
        <text:p text:style-name="P56">nDate = DateAdd(intervalstr, interval, Now) </text:p>
        <text:p text:style-name="P56">25 </text:p>
        <text:p text:style-name="P56">Print intervalstr;": ";Format(nDate, "mmddyyyy") </text:p>
        <text:p text:style-name="P56">26 </text:p>
        <text:p text:style-name="P56">'Week interval </text:p>
        <text:p text:style-name="P56">27 </text:p>
        <text:p text:style-name="P56">intervalstr = "ww" </text:p>
        <text:p text:style-name="P56">28 </text:p>
        <text:p text:style-name="P56">nDate = DateAdd(intervalstr, interval, Now) </text:p>
        <text:p text:style-name="P56">29 </text:p>
        <text:p text:style-name="P56">Print intervalstr;": ";Format(nDate, "mmddyyyy") </text:p>
        <text:p text:style-name="P56">30 </text:p>
        <text:p text:style-name="P56">'Day interval </text:p>
        <text:p text:style-name="P56">31 </text:p>
        <text:p text:style-name="P56">intervalstr = "d" </text:p>
        <text:p text:style-name="P56">32 </text:p>
        <text:p text:style-name="P56">nDate = DateAdd(intervalstr, interval, Now) </text:p>
        <text:p text:style-name="P56">33 </text:p>
        <text:p text:style-name="P56">Print intervalstr;": ";Format(nDate, "mmddyyyy") </text:p>
        <text:p text:style-name="P56">34 </text:p>
        <text:p text:style-name="P56">'w day interval </text:p>
        <text:p text:style-name="P56">35 </text:p>
        <text:p text:style-name="P56">intervalstr = "w" </text:p>
        <text:p text:style-name="P56">36 </text:p>
        <text:p text:style-name="P56">nDate = DateAdd(intervalstr, interval, Now) </text:p>
        <text:p text:style-name="P56">37 </text:p>
        <text:p text:style-name="P56">Print intervalstr;": ";Format(nDate, "mmddyyyy") </text:p>
        <text:p text:style-name="P56">38 </text:p>
        <text:p text:style-name="P56">'y day interval </text:p>
        <text:p text:style-name="P56">39 </text:p>
        <text:p text:style-name="P56">intervalstr = "y" </text:p>
        <text:p text:style-name="P56">40 </text:p>
        <text:p text:style-name="P56">nDate = DateAdd(intervalstr, interval, Now) </text:p>
        <text:p text:style-name="P56">41 </text:p>
        <text:p text:style-name="P56">Print intervalstr;": ";Format(nDate, "mmddyyyy") </text:p>
        <text:p text:style-name="P56"/>
        <text:p text:style-name="P56">42 </text:p>
        <text:p text:style-name="P56">43 </text:p>
        <text:p text:style-name="P56"><text:soft-page-break/>44 </text:p>
        <text:p text:style-name="P56">45 </text:p>
        <text:p text:style-name="P56">46 </text:p>
        <text:p text:style-name="P56">47 </text:p>
        <text:p text:style-name="P56">48 </text:p>
        <text:p text:style-name="P56">49 </text:p>
        <text:p text:style-name="P56">50 </text:p>
        <text:p text:style-name="P56">51 </text:p>
        <text:p text:style-name="P56">52 </text:p>
        <text:p text:style-name="P56">53 </text:p>
        <text:p text:style-name="P56">54 </text:p>
        <text:p text:style-name="P56">55 </text:p>
        <text:p text:style-name="P56">56 </text:p>
        <text:p text:style-name="P56">57 </text:p>
        <text:p text:style-name="P56">58 </text:p>
        <text:p text:style-name="P56">59 </text:p>
        <text:p text:style-name="P56">60 </text:p>
        <text:p text:style-name="P56">61 </text:p>
        <text:p text:style-name="P56">62 </text:p>
        <text:p text:style-name="P56">63 </text:p>
        <text:p text:style-name="P56"/>
        <text:p text:style-name="P56"/>
        <text:p text:style-name="P56">'Quarter interval </text:p>
        <text:p text:style-name="P56">intervalstr = "q" </text:p>
        <text:p text:style-name="P56">nDate = DateAdd(intervalstr, interval, Now) </text:p>
        <text:p text:style-name="P56">Print intervalstr;": ";Format(nDate, "mmddyyyy") </text:p>
        <text:p text:style-name="P56">Print </text:p>
        <text:p text:style-name="P56">Print "Current time: ";Format(Now, "hh:mm:ss") </text:p>
        <text:p text:style-name="P56">Print </text:p>
        <text:p text:style-name="P56">'Hour interval </text:p>
        <text:p text:style-name="P56">intervalstr = "h" </text:p>
        <text:p text:style-name="P56">nDate = DateAdd(intervalstr, interval, Now) </text:p>
        <text:p text:style-name="P56">Print intervalstr;": ";Format(nDate, "hh:mm:ss") </text:p>
        <text:p text:style-name="P56">'Minute interval </text:p>
        <text:p text:style-name="P56">intervalstr = "n" </text:p>
        <text:p text:style-name="P56">nDate = DateAdd(intervalstr, interval, Now) </text:p>
        <text:p text:style-name="P56">Print intervalstr;": ";Format(nDate, "hh:mm:ss") </text:p>
        <text:p text:style-name="P56">'Second interval </text:p>
        <text:p text:style-name="P56">intervalstr = "s" </text:p>
        <text:p text:style-name="P56">nDate = DateAdd(intervalstr, interval, Now) </text:p>
        <text:p text:style-name="P56">Print intervalstr;": ";Format(nDate, "hh:mm:ss") </text:p>
        <text:p text:style-name="P56"/>
        <text:p text:style-name="P56"/>
        <text:p text:style-name="P56">Sleep </text:p>
        <text:p text:style-name="P56">End </text:p>
        <text:p text:style-name="P56"/>
        <text:p text:style-name="P56"/>
        <text:p text:style-name="P56">Listing 13.2: dateadd.bas </text:p>
        <text:p text:style-name="P56"><text:soft-page-break/></text:p>
        <text:p text:style-name="P56"><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56"/>
        <text:p text:style-name="P56">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56">format function's format string “mm-dd-yyyy” will print a two digit month, a two digit dayand a four digit year. </text:p>
        <text:p text:style-name="P56">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56"/>
        <text:p text:style-name="P56">Line 47 pints the current time. DateAdd works with time numbers as well as dates,</text:p>
        <text:p text:style-name="P56">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56">printed in the same fashion. </text:p>
        <text:p text:style-name="P56"/>
        <text:p text:style-name="P56">When you run the program your output should look similar to the following. </text:p>
        <text:p text:style-name="P56"/>
        <text:p text:style-name="P56">Number of intervals: 2 </text:p>
        <text:p text:style-name="P56"/>
        <text:p text:style-name="P56"/>
        <text:p text:style-name="P56">Current Date: 06272006 </text:p>
        <text:p text:style-name="P56"/>
        <text:p text:style-name="P56"/>
        <text:p text:style-name="P56">yyyy: 06272008 </text:p>
        <text:p text:style-name="P56"/>
        <text:p text:style-name="P56"/>
        <text:p text:style-name="P56">q: 12272006 </text:p>
        <text:p text:style-name="P56">m: 08272006 </text:p>
        <text:p text:style-name="P56">ww: 07112006 </text:p>
        <text:p text:style-name="P56">d: 06292006 </text:p>
        <text:p text:style-name="P56">w: 06292006 </text:p>
        <text:p text:style-name="P56">y: 06292006 </text:p>
        <text:p text:style-name="P56">q: 12272006 </text:p>
        <text:p text:style-name="P56">Current time: 16:28:12 </text:p>
        <text:p text:style-name="P56"/>
        <text:p text:style-name="P56"/>
        <text:p text:style-name="P56">h: 18:28:12 </text:p>
        <text:p text:style-name="P56">n: 16:30:12 </text:p>
        <text:p text:style-name="P56">s: 16:28:14 </text:p>
        <text:p text:style-name="P56">Output 13.2: Output of datedd.bas </text:p>
        <text:p text:style-name="P56"/>
        <text:p text:style-name="P56"><text:soft-page-break/>Using a negative interval number will return a past date, rather than a future date.</text:p>
        <text:p text:style-name="P56">Changing the variable interval in the above program to -2 will result in the followingoutput. Notice that the date and time return values are two intervals in the past. </text:p>
        <text:p text:style-name="P56"/>
        <text:p text:style-name="P56">Number of intervals:2 </text:p>
        <text:p text:style-name="P56"/>
        <text:p text:style-name="P56"/>
        <text:p text:style-name="P56">Current Date: 06272006 </text:p>
        <text:p text:style-name="P56"/>
        <text:p text:style-name="P56"/>
        <text:p text:style-name="P56">yyyy: 06272004 </text:p>
        <text:p text:style-name="P56"/>
        <text:p text:style-name="P56"/>
        <text:p text:style-name="P56">q: 12272005 </text:p>
        <text:p text:style-name="P56">m: 04272006 </text:p>
        <text:p text:style-name="P56">ww: 06132006 </text:p>
        <text:p text:style-name="P56">d: 06252006 </text:p>
        <text:p text:style-name="P56">w: 06252006 </text:p>
        <text:p text:style-name="P56">y: 06252006 </text:p>
        <text:p text:style-name="P56">q: 12272005 </text:p>
        <text:p text:style-name="P56">Current time: 16:52:09 </text:p>
        <text:p text:style-name="P56"/>
        <text:p text:style-name="P56"/>
        <text:p text:style-name="P56"/>
        <text:p text:style-name="P82"/>
        <text:p text:style-name="P56">h: 14:52:09 </text:p>
        <text:p text:style-name="P56">n: 16:50:09 </text:p>
        <text:p text:style-name="P56">s: 16:52:07 </text:p>
        <text:p text:style-name="P56">Output 13.3: Output with Negative Interval Number </text:p>
        <text:p text:style-name="P56"/>
        <text:h text:style-name="Heading_20_3" text:outline-level="3">DateDiff Function </text:h>
        <text:p text:style-name="P56"/>
        <text:p text:style-name="P56">The DateDiff functions returns the difference between two date or time serials </text:p>
        <text:p text:style-name="P56">based on a certain interval. The function requires two date or time serials and an intervalstring. You can optionally specify the first day of the week or the first day of the year. </text:p>
        <text:p text:style-name="P56"/>
        <text:p text:style-name="P56">int_value </text:p>
        <text:p text:style-name="P56">= DateDiff(interval_string, date_serial1, date_serial2) </text:p>
        <text:p text:style-name="P56"/>
        <text:p text:style-name="P56"/>
        <text:p text:style-name="P56">int_value </text:p>
        <text:p text:style-name="P56">= DateDiff(interval_string, date_serial1, date_serial2, </text:p>
        <text:p text:style-name="P56">first_day_of_week) </text:p>
        <text:p text:style-name="P56"/>
        <text:p text:style-name="P56"/>
        <text:p text:style-name="P56">int_value </text:p>
        <text:p text:style-name="P56">= DateDiff(interval_string, date_serial1, date_serial2, </text:p>
        <text:p text:style-name="P56">first_day_of_week, first_day_of_year) </text:p>
        <text:p text:style-name="P56"/>
        <text:p text:style-name="P56"/>
        <text:p text:style-name="P56">You can specify the first day of the week when using the “ww” interval but thedefault is to use the system setting. You can also specify which week belongs to whichyear when a week spans the end of one year and the beginning of the next year.</text:p>
        <text:p text:style-name="P56"/>
        <text:p text:style-name="P56"><text:s/>1. Interval string: The interval strings are the same strings used in the DateAddfunction. </text:p>
        <text:p text:style-name="P56">2. Date Serial 1: The first date or time of the difference. </text:p>
        <text:p text:style-name="P56">3. Date Serial 2: The second date or time of the difference. </text:p>
        <text:p text:style-name="P56">4. First Day of the week: Specifies the day number of the first day of the week. This isused when using the “ww”, or week, interval string. </text:p>
        <text:p text:style-name="P56">a) Not specified: Sunday. </text:p>
        <text:p text:style-name="P56">b) 0: Local settings. </text:p>
        <text:p text:style-name="P56">c) 1: Sunday. </text:p>
        <text:p text:style-name="P56">d) 2: Monday. </text:p>
        <text:p text:style-name="P56">e) 3: Tuesday. </text:p>
        <text:p text:style-name="P56">f) 4: Wednesday. </text:p>
        <text:p text:style-name="P56">g) 5: Thursday. </text:p>
        <text:p text:style-name="P56">h) 6: Friday. </text:p>
        <text:p text:style-name="P56">i) 7: Saturday.</text:p>
        <text:p text:style-name="P56"/>
        <text:p text:style-name="P56"/>
        <text:p text:style-name="P56"><text:s/>5. First day of the year: Specifies what year a week will be associated withwhen the week spans years. </text:p>
        <text:p text:style-name="P56">a) 0: Local settings. </text:p>
        <text:p text:style-name="P56"><text:soft-page-break/>b) 1: January 1 week. </text:p>
        <text:p text:style-name="P56">c) 2: First week having four days in the year. </text:p>
        <text:p text:style-name="P56"/>
        <text:p text:style-name="P56"/>
        <text:p text:style-name="P56"/>
        <text:p text:style-name="P56"><text:s/>d) 3: First full week of year.</text:p>
        <text:p text:style-name="P56"/>
        <text:p text:style-name="P56"><text:s/>6. Return: Returns an integer value that represents the number of intervalsbetween the two date or time values. </text:p>
        <text:p text:style-name="P56">The following program illustrates the DateDiff function.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Date1, Date2 </text:p>
        <text:p text:style-name="P56">6 </text:p>
        <text:p text:style-name="P56">7 </text:p>
        <text:p text:style-name="P56">'Get current date </text:p>
        <text:p text:style-name="P56">8 </text:p>
        <text:p text:style-name="P56">Date1 = Now </text:p>
        <text:p text:style-name="P56">9 </text:p>
        <text:p text:style-name="P56">'Get past date </text:p>
        <text:p text:style-name="P56">10 </text:p>
        <text:p text:style-name="P56">Date2 = DateValue("1/1/2006") </text:p>
        <text:p text:style-name="P56">11 </text:p>
        <text:p text:style-name="P56">12 </text:p>
        <text:p text:style-name="P56">'Print out number of days since first of year '06 </text:p>
        <text:p text:style-name="P56">13 </text:p>
        <text:p text:style-name="P56">Print "Number of days since ";Format(Date2, "mm/dd/yyyy");" is";DateDiff("d", Date2, </text:p>
        <text:p text:style-name="P56">14 </text:p>
        <text:p text:style-name="P56">Date1) </text:p>
        <text:p text:style-name="P56">15 </text:p>
        <text:p text:style-name="P56">16 </text:p>
        <text:p text:style-name="P56">Sleep </text:p>
        <text:p text:style-name="P56"/>
        <text:p text:style-name="P56"/>
        <text:p text:style-name="P56">End </text:p>
        <text:p text:style-name="P56"/>
        <text:p text:style-name="P56"/>
        <text:p text:style-name="P56">Listing 13.3: datediff.bas </text:p>
        <text:p text:style-name="P56"/>
        <text:p text:style-name="P56"><text:tab/>Analysis: Line 3 includes the extended date and time functions contained in the </text:p>
        <text:p text:style-name="P56">vbcompat.bi include file. Line 5 dimensions two double-type variables to hold the currentand past date. Line 8 gets the current date and time. Line 10 uses the DateValue <text:soft-page-break/>functionto convert the string date to a DateSerial value. Line thirteen prints the number of daysthat have elapsed since January 1, 2006. </text:p>
        <text:p text:style-name="P56"/>
        <text:p text:style-name="P56">When you run the program you should see output similar to the following. </text:p>
        <text:p text:style-name="P56"/>
        <text:p text:style-name="P56">Number of days since 01/01/2006 is 225 </text:p>
        <text:p text:style-name="P56"/>
        <text:p text:style-name="P56"/>
        <text:p text:style-name="P56">Output 13.4: Output of datediff.bas </text:p>
        <text:p text:style-name="P56"/>
        <text:h text:style-name="Heading_20_3" text:outline-level="3">DatePart Function </text:h>
        <text:p text:style-name="P56"/>
        <text:p text:style-name="P56">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56"/>
        <text:p text:style-name="P56">int_value = DatePart(interval_string, date_serial) </text:p>
        <text:p text:style-name="P56"/>
        <text:p text:style-name="P56"/>
        <text:p text:style-name="P56"/>
        <text:p text:style-name="P56">int_value </text:p>
        <text:p text:style-name="P56">= DatePart(interval_string, date_serial, first_day_of_week) </text:p>
        <text:p text:style-name="P56"/>
        <text:p text:style-name="P56"/>
        <text:p text:style-name="P56">int_value </text:p>
        <text:p text:style-name="P56">= DatePart(interval_string, date_serial, first_day_of_week, </text:p>
        <text:p text:style-name="P56">first_day_of_year) </text:p>
        <text:p text:style-name="P56"/>
        <text:p text:style-name="P56"/>
        <text:p text:style-name="P56">1. Interval string: The interval strings are the same strings used in the DateAddfunction. </text:p>
        <text:p text:style-name="P56">2. Date Serial: A date or time serial number. </text:p>
        <text:p text:style-name="P56">3. First Day of the week: Specifies the day number of the first day of the week. Thevalues are the same as those listed in the DateDiff function. </text:p>
        <text:p text:style-name="P56">4. First day of the year: Specifies what year a week will be associated with when theweek spans years. The values are the same as those listed in the DateDiff function. </text:p>
        <text:p text:style-name="P56">5. Return: Returns an integer representing the interval value. </text:p>
        <text:p text:style-name="P56">The following program illustrates using the DatePart function.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myDate </text:p>
        <text:p text:style-name="P56">6 </text:p>
        <text:p text:style-name="P56">7 </text:p>
        <text:p text:style-name="P56">'Get current date </text:p>
        <text:p text:style-name="P56"><text:soft-page-break/>8 </text:p>
        <text:p text:style-name="P56">myDate = Now </text:p>
        <text:p text:style-name="P56">9 </text:p>
        <text:p text:style-name="P56">10 </text:p>
        <text:p text:style-name="P56">'Print date values </text:p>
        <text:p text:style-name="P56">11 </text:p>
        <text:p text:style-name="P56">Print "Day number is";Datepart("d", myDate) </text:p>
        <text:p text:style-name="P56">12 </text:p>
        <text:p text:style-name="P56">Print "Week number is";Datepart("ww", myDate) </text:p>
        <text:p text:style-name="P56">13 </text:p>
        <text:p text:style-name="P56">Print "Month number is";Datepart("m", myDate) </text:p>
        <text:p text:style-name="P56">14 </text:p>
        <text:p text:style-name="P56">'Print the current time numbers </text:p>
        <text:p text:style-name="P56">15 </text:p>
        <text:p text:style-name="P56">Print "Hour is";DatePart("h", myDate) </text:p>
        <text:p text:style-name="P56">16 </text:p>
        <text:p text:style-name="P56">Print "Minutes are";DatePart("n", myDate) </text:p>
        <text:p text:style-name="P56">17 </text:p>
        <text:p text:style-name="P56">Print "Seconds are";DatePart("s", myDate) </text:p>
        <text:p text:style-name="P56">18 </text:p>
        <text:p text:style-name="P56">19 </text:p>
        <text:p text:style-name="P56">Sleep </text:p>
        <text:p text:style-name="P56">20 </text:p>
        <text:p text:style-name="P56">End </text:p>
        <text:p text:style-name="P56"/>
        <text:p text:style-name="P56"/>
        <text:p text:style-name="P56">Listing 13.4: datepart.bas </text:p>
        <text:p text:style-name="P56"/>
        <text:p text:style-name="P56"><text:tab/>Analysis: Line 3 includes the extended date and time functions. Line 5 creates a </text:p>
        <text:p text:style-name="P56">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56"/>
        <text:p text:style-name="P56"/>
        <text:p text:style-name="P56">When you run the program you should see something similar to the following. </text:p>
        <text:p text:style-name="P56"/>
        <text:p text:style-name="P56">Day number is 15 </text:p>
        <text:p text:style-name="P56">Week number is 33 </text:p>
        <text:p text:style-name="P56">Month number is 8 </text:p>
        <text:p text:style-name="P56">Hour is 9 </text:p>
        <text:p text:style-name="P56">Minutes are 52 </text:p>
        <text:p text:style-name="P56">Seconds are 58 </text:p>
        <text:p text:style-name="P56"/>
        <text:p text:style-name="P56"/>
        <text:p text:style-name="P56">Output 13.5: Output of datepart.bas </text:p>
        <text:p text:style-name="P56"/>
        <text:p text:style-name="P56"><text:soft-page-break/>The values you see will depend on the current date and time setting of your </text:p>
        <text:p text:style-name="P56">computer. </text:p>
        <text:p text:style-name="P56"/>
        <text:h text:style-name="Heading_20_3" text:outline-level="3">DateSerial Function </text:h>
        <text:p text:style-name="P56"/>
        <text:p text:style-name="P56">The DateSerial function will return a double-type DateSerial value based on thepassed year, month and day. The date value returned by DateSerial has no time </text:p>
        <text:p text:style-name="P56">component. </text:p>
        <text:p text:style-name="P56"/>
        <text:p text:style-name="P56">date_serial = DateSerial(year, month, day) </text:p>
        <text:p text:style-name="P56"/>
        <text:p text:style-name="P56"/>
        <text:p text:style-name="P56">1. Year: The year component of the date. </text:p>
        <text:p text:style-name="P56">2. Month: The month component of the date. </text:p>
        <text:p text:style-name="P56">3. Day: The day component of the the date. </text:p>
        <text:p text:style-name="P56">4. Return: Returns a DateSerial that is the value of the year, month and day </text:p>
        <text:p text:style-name="P56">components. </text:p>
        <text:p text:style-name="P56">The following program illustrates using the DateSerial function.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myDate </text:p>
        <text:p text:style-name="P56">6 </text:p>
        <text:p text:style-name="P56">7 </text:p>
        <text:p text:style-name="P56">'Build a date serial using the Datepart function </text:p>
        <text:p text:style-name="P56">8 </text:p>
        <text:p text:style-name="P56">myDate = DateSerial(Datepart("yyyy", Now), Datepart("m", Now), _</text:p>
        <text:p text:style-name="P56">9 </text:p>
        <text:p text:style-name="P56">Datepart("d", Now)) </text:p>
        <text:p text:style-name="P56">10 </text:p>
        <text:p text:style-name="P56">Print "Current date is ";format(myDate, "mm/dd/yyyy") </text:p>
        <text:p text:style-name="P56">11 </text:p>
        <text:p text:style-name="P56">12 </text:p>
        <text:p text:style-name="P56">Sleep </text:p>
        <text:p text:style-name="P56">13 </text:p>
        <text:p text:style-name="P56">End </text:p>
        <text:p text:style-name="P56"/>
        <text:p text:style-name="P56"/>
        <text:p text:style-name="P56"/>
        <text:p text:style-name="P56">Listing 13.5: dateserial.bas </text:p>
        <text:p text:style-name="P56"/>
        <text:p text:style-name="P56"><text:tab/>Analysis: Line 3 includes the extended date and time functions in the program.</text:p>
        <text:p text:style-name="P56">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56"><text:soft-page-break/></text:p>
        <text:p text:style-name="P56">When you run the program you should see the current system date. </text:p>
        <text:p text:style-name="P56"/>
        <text:p text:style-name="P56">Current date is 08/15/2006 </text:p>
        <text:p text:style-name="P56"/>
        <text:p text:style-name="P56"/>
        <text:p text:style-name="P56">Output 13.6: Output of dateserial.bas </text:p>
        <text:p text:style-name="P56"/>
        <text:p text:style-name="P56">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56"/>
        <text:h text:style-name="Heading_20_3" text:outline-level="3">DateValue Function </text:h>
        <text:p text:style-name="P56"/>
        <text:p text:style-name="P56">The DateValue function takes a string as it argument and returns a date serialvalue. The date string must be in the same format as the regional settings of the </text:p>
        <text:p text:style-name="P56">computer. </text:p>
        <text:p text:style-name="P56"/>
        <text:p text:style-name="P56">date_serial = DateValue(date_string) </text:p>
        <text:p text:style-name="P56"/>
        <text:p text:style-name="P56"/>
        <text:p text:style-name="P56">1. Date String: A date string in the current regional setting format. DateValue will onlyconvert a date string, not a time string. </text:p>
        <text:p text:style-name="P56">2. Return: A DateSerial representing the date string. </text:p>
        <text:p text:style-name="P56">The following program illustrates using the DateValue function.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myDate </text:p>
        <text:p text:style-name="P56">6 </text:p>
        <text:p text:style-name="P56">Dim As String myDateStr </text:p>
        <text:p text:style-name="P56">7 </text:p>
        <text:p text:style-name="P56">8 </text:p>
        <text:p text:style-name="P56">'Create a date string value </text:p>
        <text:p text:style-name="P56">9 </text:p>
        <text:p text:style-name="P56">myDateStr = "08/15/2006" </text:p>
        <text:p text:style-name="P56">10 </text:p>
        <text:p text:style-name="P56">'Get the serial date value </text:p>
        <text:p text:style-name="P56">11 </text:p>
        <text:p text:style-name="P56"><text:soft-page-break/>myDate = DateValue(myDateStr) </text:p>
        <text:p text:style-name="P56"/>
        <text:p text:style-name="P56"/>
        <text:p text:style-name="P56"/>
        <text:p text:style-name="P56">12 </text:p>
        <text:p text:style-name="P56">'Print the value </text:p>
        <text:p text:style-name="P56">13 </text:p>
        <text:p text:style-name="P56">Print "Date string is ";Format(myDate, "mm/dd/yyyy") </text:p>
        <text:p text:style-name="P56">14 </text:p>
        <text:p text:style-name="P56">15 </text:p>
        <text:p text:style-name="P56">Sleep </text:p>
        <text:p text:style-name="P56">16 </text:p>
        <text:p text:style-name="P56">End </text:p>
        <text:p text:style-name="P56"/>
        <text:p text:style-name="P56"/>
        <text:p text:style-name="P56">Listing 13.6: datevalue.bas </text:p>
        <text:p text:style-name="P56"/>
        <text:p text:style-name="P56"><text:tab/>Analysis: Line 3 includes the extended date and time functions. Line 5 creates a </text:p>
        <text:p text:style-name="P56">double DateSerial variable that will contain the converted value. Line 6 defines a stringthat will hold the date string value. Line 9 initializes the string variable to a date format,</text:p>
        <text:p text:style-name="P56">using the US regional settings. This may have to be changed on your computer if you areusing a different setting. Line 11 creates a DateSerial from the string value. Line 13 printsthe value using the Format function. </text:p>
        <text:p text:style-name="P56"/>
        <text:p text:style-name="P56">When you run the program you should see the following output. </text:p>
        <text:p text:style-name="P56"/>
        <text:p text:style-name="P56">Date string is 08/15/2006 </text:p>
        <text:p text:style-name="P56"/>
        <text:p text:style-name="P56"/>
        <text:p text:style-name="P56">Output 13.7: Output of datevalue.bas </text:p>
        <text:p text:style-name="P56"/>
        <text:p text:style-name="P56">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56"/>
        <text:p text:style-name="P56">Day Function </text:p>
        <text:p text:style-name="P56"/>
        <text:p text:style-name="P56">The Day function will return the day number from a DateSerial. The Day functiontakes a single date serial value and returns an integer representing the day number. </text:p>
        <text:p text:style-name="P56"/>
        <text:p text:style-name="P56">int_value = Day(date_serial) </text:p>
        <text:p text:style-name="P56"/>
        <text:p text:style-name="P56"/>
        <text:p text:style-name="P56">1. DateSerial: The date serial value. </text:p>
        <text:p text:style-name="P56">2. Return: Integer value representing the day of the month. </text:p>
        <text:p text:style-name="P56">The Day function returns the same value as DatePart with the day intervalspecified. </text:p>
        <text:p text:style-name="P56"/>
        <text:p text:style-name="P56"><text:soft-page-break/>Hour Function </text:p>
        <text:p text:style-name="P56"/>
        <text:p text:style-name="P56">The Hour function returns the current hour number from a TimeSerial value. The </text:p>
        <text:p text:style-name="P56">Hour function takes a single TimeSerial value, or a DateSerial value with a timecomponent and returns an integer that represents the hour. </text:p>
        <text:p text:style-name="P56"/>
        <text:p text:style-name="P56"/>
        <text:p text:style-name="P56">int_value = Hour(time_serial) </text:p>
        <text:p text:style-name="P56"/>
        <text:p text:style-name="P56"/>
        <text:p text:style-name="P56">1. TimeSerial: The time serial value. </text:p>
        <text:p text:style-name="P56">2. Return: Integer value representing the hour of the day. If the PM specifier is addedto the time value, the hour number returned will be in 24 hour format. That is, 1:00 </text:p>
        <text:p text:style-name="P56">PM will return 13. </text:p>
        <text:p text:style-name="P56">The following program illustrates using the Hour function. </text:p>
        <text:p text:style-name="P56"/>
        <text:p text:style-name="P56">1 Option Explicit </text:p>
        <text:p text:style-name="P56">2 </text:p>
        <text:p text:style-name="P56">3 #Include Once "vbcompat.bi" </text:p>
        <text:p text:style-name="P56">4 </text:p>
        <text:p text:style-name="P56">5 Dim As Double myTime </text:p>
        <text:p text:style-name="P56">6 Dim As String myTimeStr </text:p>
        <text:p text:style-name="P56">7 </text:p>
        <text:p text:style-name="P56">8 'Create a date string value </text:p>
        <text:p text:style-name="P56">9 myTimeStr = "1:10:23 pm" </text:p>
        <text:p text:style-name="P56">10 'Get the serial date value </text:p>
        <text:p text:style-name="P56">11 myTime = TimeValue(myTimeStr) </text:p>
        <text:p text:style-name="P56">12 'Print the value </text:p>
        <text:p text:style-name="P56">13 Print "Hour is";Hour(myTime) </text:p>
        <text:p text:style-name="P56">14 </text:p>
        <text:p text:style-name="P56">15 Sleep </text:p>
        <text:p text:style-name="P56">16 End </text:p>
        <text:p text:style-name="P56"/>
        <text:p text:style-name="P56"/>
        <text:p text:style-name="P56">Listing 13.7: hour.bas </text:p>
        <text:p text:style-name="P56"/>
        <text:p text:style-name="P56"><text:tab/>Analysis: Line 3 includes the extended date and time functions. Line 5 creates a </text:p>
        <text:p text:style-name="P56">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56"/>
        <text:p text:style-name="P56">When you run the program you should see the following output. </text:p>
        <text:p text:style-name="P56"/>
        <text:p text:style-name="P56">Hour is 13 </text:p>
        <text:p text:style-name="P56"/>
        <text:p text:style-name="P56"/>
        <text:p text:style-name="P56">Output 13.8: Output of hour.bas </text:p>
        <text:p text:style-name="P56"><text:soft-page-break/></text:p>
        <text:p text:style-name="P56"/>
        <text:p text:style-name="P56">Minute Function </text:p>
        <text:p text:style-name="P56"/>
        <text:p text:style-name="P56">The Minute function returns the minute number from a TimeSerial value. The </text:p>
        <text:p text:style-name="P56">Minute function takes a single TimeSerial value, or a DateSerial with a time component,</text:p>
        <text:p text:style-name="P56">and returns an integer representing the minute. </text:p>
        <text:p text:style-name="P56"/>
        <text:p text:style-name="P56">int_value = Minute(time_serial) </text:p>
        <text:p text:style-name="P56"/>
        <text:p text:style-name="P56"/>
        <text:p text:style-name="P56">1. TimeSerial: The time serial value. </text:p>
        <text:p text:style-name="P56">2. Return: Integer value representing the minute of the hour. </text:p>
        <text:p text:style-name="P56">Month Function </text:p>
        <text:p text:style-name="P56"/>
        <text:p text:style-name="P56">The Month function returns the month number from a DateSerial value. The Month </text:p>
        <text:p text:style-name="P56">function takes a single DateSerial value and returns an integer representing the month. </text:p>
        <text:p text:style-name="P56"/>
        <text:p text:style-name="P56">int_value = Month(date_serial) </text:p>
        <text:p text:style-name="P56"/>
        <text:p text:style-name="P56"/>
        <text:p text:style-name="P56">1. DateSerial: The date serial value. </text:p>
        <text:p text:style-name="P56">2. Return: Integer value representing the month of the year. </text:p>
        <text:p text:style-name="P56">MonthName Function </text:p>
        <text:p text:style-name="P56"/>
        <text:p text:style-name="P56">The MonthName function returns a string representing the name of the month. TheMonthName function takes an integer representing the month, and an optional flag thatwill return a month abbreviation if set. </text:p>
        <text:p text:style-name="P56"/>
        <text:p text:style-name="P56">string_value = MonthName(month_number) </text:p>
        <text:p text:style-name="P56">string_value = MonthName(month_number, abbreviate) </text:p>
        <text:p text:style-name="P56"/>
        <text:p text:style-name="P56"/>
        <text:p text:style-name="P56">1. Month Number: An integer representing the month. </text:p>
        <text:p text:style-name="P56">2. Abbreviate: A flag that indicates whether to return an abbreviated month name. Ifflag is 0, the full month will be returned. If the flag is 1, the abbreviated monthname will be returned. </text:p>
        <text:p text:style-name="P56">3. Return: A string value representing the name of the month. The return value isbased on the current locale settings of the system. </text:p>
        <text:p text:style-name="P56">The following program illustrates using the MonthName function.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Integer i </text:p>
        <text:p text:style-name="P56">6 </text:p>
        <text:p text:style-name="P56"><text:soft-page-break/>7 </text:p>
        <text:p text:style-name="P56">For i = 1 To 12 </text:p>
        <text:p text:style-name="P56"/>
        <text:p text:style-name="P56"/>
        <text:p text:style-name="P56"/>
        <text:p text:style-name="P56">8 </text:p>
        <text:p text:style-name="P56">Print "Month ";Monthname(i);" is abbreviated as ";Monthname(i, 1) </text:p>
        <text:p text:style-name="P56">9 </text:p>
        <text:p text:style-name="P56">Next </text:p>
        <text:p text:style-name="P56">10 </text:p>
        <text:p text:style-name="P56">11 </text:p>
        <text:p text:style-name="P56">Sleep </text:p>
        <text:p text:style-name="P56">12End </text:p>
        <text:p text:style-name="P56"/>
        <text:p text:style-name="P56"/>
        <text:p text:style-name="P56">Listing 13.8: monthname.bas </text:p>
        <text:p text:style-name="P56"/>
        <text:p text:style-name="P56"><text:tab/>Analysis: Line 3 includes the extended date and time function. Line 5 dimensions </text:p>
        <text:p text:style-name="P56">an integer variable for the following For-Next routine. The For-Next block in lines 7through 9 call the MonthName function to get the full name, and then is called a secondtime with the abbreviate flag set to 1 to get month abbreviation. </text:p>
        <text:p text:style-name="P56"/>
        <text:p text:style-name="P56">When you run the program you should see output similar to the following,</text:p>
        <text:p text:style-name="P56">depending on your local settings. </text:p>
        <text:p text:style-name="P56"/>
        <text:p text:style-name="P56">Month January is abbreviated as Jan </text:p>
        <text:p text:style-name="P56">Month February is abbreviated as Feb </text:p>
        <text:p text:style-name="P56">Month March is abbreviated as Mar </text:p>
        <text:p text:style-name="P56">Month April is abbreviated as Apr </text:p>
        <text:p text:style-name="P56">Month May is abbreviated as May </text:p>
        <text:p text:style-name="P56">Month June is abbreviated as Jun </text:p>
        <text:p text:style-name="P56">Month July is abbreviated as Jul </text:p>
        <text:p text:style-name="P56">Month August is abbreviated as Aug </text:p>
        <text:p text:style-name="P56">Month September is abbreviated as Sep </text:p>
        <text:p text:style-name="P56">Month October is abbreviated as Oct </text:p>
        <text:p text:style-name="P56">Month November is abbreviated as Nov </text:p>
        <text:p text:style-name="P56">Month December is abbreviated as Dec </text:p>
        <text:p text:style-name="P56"/>
        <text:p text:style-name="P56"/>
        <text:p text:style-name="P56">Output 13.9: Output of monthname.bas </text:p>
        <text:p text:style-name="P56"/>
        <text:p text:style-name="P56">Now Function </text:p>
        <text:p text:style-name="P56"/>
        <text:p text:style-name="P56">The Now function returns a double-type value representing the current systemdate and time. The Now function takes no parameters. </text:p>
        <text:p text:style-name="P56"/>
        <text:p text:style-name="P56">double_value = Now </text:p>
        <text:p text:style-name="P56"/>
        <text:p text:style-name="P56"><text:soft-page-break/></text:p>
        <text:p text:style-name="P56">1. Return: A double value representing the current system date and time. </text:p>
        <text:p text:style-name="P56">Second Function </text:p>
        <text:p text:style-name="P56"/>
        <text:p text:style-name="P56">The Second function returns an integer value representing the second number of aTimeSerial value, or a DateSerial with a time component. The Second function takes asingle TimeSerial value. </text:p>
        <text:p text:style-name="P56"/>
        <text:p text:style-name="P56"/>
        <text:p text:style-name="P82"/>
        <text:p text:style-name="P56">int_value = Second(time_serial) </text:p>
        <text:p text:style-name="P56"/>
        <text:p text:style-name="P56"/>
        <text:p text:style-name="P56">3. TimeSerial: The time serial value. </text:p>
        <text:p text:style-name="P56">4. Return: Integer value representing the second of the minute. </text:p>
        <text:p text:style-name="P56">TimeSerial Function </text:p>
        <text:p text:style-name="P56"/>
        <text:p text:style-name="P56">The TimeSerial function will return a double-type TimeSerial value based on thepassed hour, minute and secondy. The time value returned by TimeSerial has no date </text:p>
        <text:p text:style-name="P56">component. </text:p>
        <text:p text:style-name="P56"/>
        <text:p text:style-name="P56">time_serial = TimeSerial(hour, minute, second) </text:p>
        <text:p text:style-name="P56"/>
        <text:p text:style-name="P56"/>
        <text:p text:style-name="P56">1. Hour: The hour component of the time. The hour is passed in twenty-four format. </text:p>
        <text:p text:style-name="P56">2. Minute: The minute component of the time. </text:p>
        <text:p text:style-name="P56">3. Second: The second component of the the time. </text:p>
        <text:p text:style-name="P56">4. Return: Returns a TimeSerial that is the value of the hour, minute and second </text:p>
        <text:p text:style-name="P56">components. </text:p>
        <text:p text:style-name="P56">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ts, ds, cs </text:p>
        <text:p text:style-name="P56">6 </text:p>
        <text:p text:style-name="P56">7 </text:p>
        <text:p text:style-name="P56">'Get a date serial </text:p>
        <text:p text:style-name="P56">8 </text:p>
        <text:p text:style-name="P56">ds = Dateserial(2006, 1, 10) </text:p>
        <text:p text:style-name="P56">9 </text:p>
        <text:p text:style-name="P56">'Get a time serial </text:p>
        <text:p text:style-name="P56">10 </text:p>
        <text:p text:style-name="P56">ts = Timeserial(13, 10, 42) </text:p>
        <text:p text:style-name="P56">11 </text:p>
        <text:p text:style-name="P56">'Combine the two </text:p>
        <text:p text:style-name="P56">12 </text:p>
        <text:p text:style-name="P56"><text:soft-page-break/>cs = ds + ts </text:p>
        <text:p text:style-name="P56">13 </text:p>
        <text:p text:style-name="P56">'Print values </text:p>
        <text:p text:style-name="P56">14 </text:p>
        <text:p text:style-name="P56">Print "Date and time is ";Format(cs, "mm/dd/yyyy hh:mm:ss AM/PM") </text:p>
        <text:p text:style-name="P56">15 </text:p>
        <text:p text:style-name="P56">16 </text:p>
        <text:p text:style-name="P56">Sleep </text:p>
        <text:p text:style-name="P56">17 </text:p>
        <text:p text:style-name="P56">End </text:p>
        <text:p text:style-name="P56"/>
        <text:p text:style-name="P56"/>
        <text:p text:style-name="P56"/>
        <text:p text:style-name="P56">Listing 13.9: timedateserial.bas </text:p>
        <text:p text:style-name="P56"/>
        <text:p text:style-name="P56"><text:tab/>Analysis: Line 3 includes the extended date and time functions. Line 5 creates </text:p>
        <text:p text:style-name="P56">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56">value. </text:p>
        <text:p text:style-name="P56"/>
        <text:p text:style-name="P56">When you run the program you should see the following output. </text:p>
        <text:p text:style-name="P56"/>
        <text:p text:style-name="P56">Date and time is 01/10/2006 01:10:42 PM </text:p>
        <text:p text:style-name="P56"/>
        <text:p text:style-name="P56"/>
        <text:p text:style-name="P56">Output 13.10: Output of timedateserial.bas </text:p>
        <text:p text:style-name="P56"/>
        <text:p text:style-name="P56">TimeValue Function </text:p>
        <text:p text:style-name="P56"/>
        <text:p text:style-name="P56">The time value function will return a TimeSerial value from a string representingthe time value. The time string can contain either a 24-hour format such as “13:10:42” ora 12-hour format such as “01:10:42PM”. </text:p>
        <text:p text:style-name="P56"/>
        <text:p text:style-name="P56">time_serial = TimeValue(time_string) </text:p>
        <text:p text:style-name="P56"/>
        <text:p text:style-name="P56"/>
        <text:p text:style-name="P56">1. Time String: A time string in either 24 or 12-hour formats. </text:p>
        <text:p text:style-name="P56">2. Return: A TimeSerial representing the time string. </text:p>
        <text:p text:style-name="P56">Year Function </text:p>
        <text:p text:style-name="P56"/>
        <text:p text:style-name="P56">The Year function returns an integer value representing the year number of aDateSerial value. The Year function takes a single DateSerial value. </text:p>
        <text:p text:style-name="P56"/>
        <text:p text:style-name="P56">int_value = Year(date_serial) </text:p>
        <text:p text:style-name="P56"/>
        <text:p text:style-name="P56"/>
        <text:p text:style-name="P56">1. DateSerial: The date serial value. </text:p>
        <text:p text:style-name="P56"><text:soft-page-break/>2. Return: Integer value representing the year of the date serial value. </text:p>
        <text:p text:style-name="P56">Weekday Function </text:p>
        <text:p text:style-name="P56"/>
        <text:p text:style-name="P56">The Weekday function returns the number of the day of the week. The Weekdayfunction takes a DateSerial value and an optional flag that represents the first day of theweek. </text:p>
        <text:p text:style-name="P56"/>
        <text:p text:style-name="P56">int_value = Weekday(date_serial) </text:p>
        <text:p text:style-name="P56">int_value = Weekday(date_serial, first_day_of_week) </text:p>
        <text:p text:style-name="P56"/>
        <text:p text:style-name="P56"/>
        <text:p text:style-name="P56"/>
        <text:p text:style-name="P56">1. DateSerial: The date serial value. </text:p>
        <text:p text:style-name="P56">2. First Day of Week: A flag that represents the day number that is regarded as thefirst day of the week. The values are the same as those in the DateDiff function. </text:p>
        <text:p text:style-name="P56">3. Return: Integer value representing the day of the week. </text:p>
        <text:p text:style-name="P56">WeekDayName Function </text:p>
        <text:p text:style-name="P56"/>
        <text:p text:style-name="P56">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56"/>
        <text:p text:style-name="P56">int_value = WeekDayName(day_number) </text:p>
        <text:p text:style-name="P56">int_value = WeekDayName(day_number, abbreviate) </text:p>
        <text:p text:style-name="P56">int_value = WeekDayName(day_number, abbreviate, first_day_of_week) </text:p>
        <text:p text:style-name="P56"/>
        <text:p text:style-name="P56"/>
        <text:p text:style-name="P56">1. Day Number: The day number. The day number is interpreted by the first-day-ofthe-</text:p>
        <text:p text:style-name="P56">week setting. </text:p>
        <text:p text:style-name="P56">2. Abbreviate: If this flag is 1, the function will return an abbreviated name, if 0 thenthe full name is returned. </text:p>
        <text:p text:style-name="P56">3. First Day of Week: A flag that represents the day number that is regarded as thefirst day of the week. The values are the same as those in the DateDiff function. </text:p>
        <text:p text:style-name="P56">4. Return: A string value that represents the name of the day of the week. The dayname is based on the computer's locale setting. </text:p>
        <text:p text:style-name="P56">The function works juts like the MonthName function with the added first-day-ofthe-</text:p>
        <text:p text:style-name="P56">week setting. </text:p>
        <text:p text:style-name="P56"/>
        <text:h text:style-name="Heading_20_2" text:outline-level="2">A Look Ahead </text:h>
        <text:p text:style-name="P56"/>
        <text:p text:style-name="P56">Once you have created the data in your program, whether it be numeric, date ortime data, you will at some point need to format that data. The Format function has allthe capability you need to format these data types, and is the subject of the nextchapter. </text:p>
        <text:p text:style-name="P56"/>
        <text:p text:style-name="P56"><text:soft-page-break/></text:p>
      </text:section>
      <text:section text:style-name="Sect1" text:name="The Format Function " text:protected="true">
        <text:section-source xlink:href="../../fbeginnerm17.odt"/>
        <text:p text:style-name="P9">Chapter 14 The Format Function </text:p>
        <text:p text:style-name="P56"/>
        <text:p text:style-name="P56">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56"/>
        <text:p text:style-name="P56">string_value = Format(numeric_value, format_string) </text:p>
        <text:p text:style-name="P56"/>
        <text:p text:style-name="P56"/>
        <text:p text:style-name="P56">The numeric value parameter can any of the numeric values available in FreeBasic.</text:p>
        <text:p text:style-name="P56">The format string contains format characters that specify how to format the numericvalue. If the Format string is an empty string, then Format behaves just like the Strfunction. </text:p>
        <text:p text:style-name="P56"/>
        <text:p text:style-name="P56">String Format Characters </text:p>
        <text:p text:style-name="P56"/>
        <text:p text:style-name="P56">You can display text within the format string using the general formatting string.</text:p>
        <text:p text:style-name="P56">The following table lists the string format characters. </text:p>
        <text:p text:style-name="P56"/>
        <text:p text:style-name="P56">Character Comment </text:p>
        <text:p text:style-name="P56">: ? + $ () space Will return as a literal string. </text:p>
        <text:p text:style-name="P56">\ Will return the next character in the stringas a literal character. </text:p>
        <text:p text:style-name="P56">“text” Will return text within double quotes as aliteral string. </text:p>
        <text:p text:style-name="P56">: Used as a separator for time components. </text:p>
        <text:p text:style-name="P56">/ Used as a separator for date components. </text:p>
        <text:p text:style-name="P56"/>
        <text:p text:style-name="P56">Table 14.1: String Format Characters </text:p>
        <text:p text:style-name="P56"/>
        <text:p text:style-name="P56">The values listed in the table will return as literal text, and can be used to generatea string that contains both literal characters and formatted numeric text. </text:p>
        <text:p text:style-name="P56"/>
        <text:p text:style-name="P56">Numeric Format Characters </text:p>
        <text:p text:style-name="P56"/>
        <text:p text:style-name="P56">There are a number of format characters that can be used to format simplenumeric types. The following table lists the format characters. </text:p>
        <text:p text:style-name="P56"/>
        <text:p text:style-name="P56">Character Comment </text:p>
        <text:p text:style-name="P56">0 (zero) The zero is a digit placeholder. How thenumber is formatted depends on how manyzeros are in the format string and howmany numbers on either side of the </text:p>
        <text:p text:style-name="P56"/>
        <text:p text:style-name="P56"/>
        <text:p text:style-name="P56">Character Comment </text:p>
        <text:p text:style-name="P56">decimal point of the number. If there arefewer digits than 0's, a leading or trailingzero are added to the format string. If thereare more digits to the right of the decimalthan there are 0's, then the number is </text:p>
        <text:p text:style-name="P56"><text:soft-page-break/>rounded. The number to the left of the </text:p>
        <text:p text:style-name="P56">decimal are not changed. </text:p>
        <text:p text:style-name="P56"># This format character works in the same </text:p>
        <text:p text:style-name="P56">way as the 0 character, except the leadingor trailing zeros are not displayed. </text:p>
        <text:p text:style-name="P56">. (decimal point) Will return a decimal point within theformated string. If the format string onlyhas #'s to the left of the decimal point, thennumbers smaller than 1 will be displayedwith only a leading decimal point. </text:p>
        <text:p text:style-name="P56">% Will multiply number by 100 and returnpercentage sign. </text:p>
        <text:p text:style-name="P56">, (comma) The comma is used as the thousands </text:p>
        <text:p text:style-name="P56">separator. Two adjacent commas, or acomma right after the decimal point, willnot display the thousands digits and willround the number. </text:p>
        <text:p text:style-name="P56">E- E+ e- e+ These characters are used to format a </text:p>
        <text:p text:style-name="P56">string in scientific format. Placing a 0 or #</text:p>
        <text:p text:style-name="P56">to either the left or right of the characterdetermines the number of digits to displayon either side of the exponent sign. Thenegative characters are used to displaynegative exponents and the positivecharacters are used to display positive </text:p>
        <text:p text:style-name="P56">exponents. </text:p>
        <text:p text:style-name="P56"/>
        <text:p text:style-name="P56">Table 14.2: Numeric Format Characters </text:p>
        <text:p text:style-name="P56"/>
        <text:p text:style-name="P56">As you can see from the character table, there is a wide range of formattingoptions available for formatting numeric data. The following program demonstrates howto use some of the formatting options.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myValue = 123456.789 </text:p>
        <text:p text:style-name="P56">6 </text:p>
        <text:p text:style-name="P56">7 </text:p>
        <text:p text:style-name="P56">Print "Value: ";Format(myValue) </text:p>
        <text:p text:style-name="P56">8 </text:p>
        <text:p text:style-name="P56">'Print various format string </text:p>
        <text:p text:style-name="P56"/>
        <text:p text:style-name="P56"/>
        <text:p text:style-name="P56"/>
        <text:p text:style-name="P56">9 </text:p>
        <text:p text:style-name="P56">Print "Value as currency: ";Format(myValue, "$###,###,###.##") </text:p>
        <text:p text:style-name="P56">10 </text:p>
        <text:p text:style-name="P56">myValue = .10 </text:p>
        <text:p text:style-name="P56">11 </text:p>
        <text:p text:style-name="P56">Print "Value: ";Format(myValue) </text:p>
        <text:p text:style-name="P56">12 </text:p>
        <text:p text:style-name="P56">Print "Value as scientific: ";Format(myValue, "###E+###") </text:p>
        <text:p text:style-name="P56">13 </text:p>
        <text:p text:style-name="P56">Print "Value with zeros: ";Format(myValue, "00.0000") </text:p>
        <text:p text:style-name="P56">14 </text:p>
        <text:p text:style-name="P56">Print "Value as percentage: ";Format(myValue, "##%") </text:p>
        <text:p text:style-name="P56"><text:soft-page-break/>15 </text:p>
        <text:p text:style-name="P56">16 </text:p>
        <text:p text:style-name="P56">Sleep </text:p>
        <text:p text:style-name="P56">17 </text:p>
        <text:p text:style-name="P56">End </text:p>
        <text:p text:style-name="P56"/>
        <text:p text:style-name="P56"/>
        <text:p text:style-name="P56">Listing 14.1: format-numeric.bas </text:p>
        <text:p text:style-name="P56"/>
        <text:p text:style-name="P56"><text:tab/>Analysis: Line 3 includes the extended date and time function library which alsoincludes the Format function. Line 5 creates a double value that will be used as the </text:p>
        <text:p text:style-name="P56">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56"/>
        <text:p text:style-name="P56">When you run the program you should see the following output. </text:p>
        <text:p text:style-name="P56"/>
        <text:p text:style-name="P56">Value: 123456.789 </text:p>
        <text:p text:style-name="P56">Value as currency: $123,456.79 </text:p>
        <text:p text:style-name="P56">Value: .1 </text:p>
        <text:p text:style-name="P56">Value as scientific: 100E3 </text:p>
        <text:p text:style-name="P56">Value with zeros: 00.1000 </text:p>
        <text:p text:style-name="P56">Value as percentage: 10% </text:p>
        <text:p text:style-name="P56"/>
        <text:p text:style-name="P56"/>
        <text:p text:style-name="P56">Output 14.1: Output of format-numeric.bas </text:p>
        <text:p text:style-name="P56"/>
        <text:p text:style-name="P56">Date Format Characters </text:p>
        <text:p text:style-name="P56"/>
        <text:p text:style-name="P56">In the previous chapter you saw some of the date format characters used in theexample programs. The following table lists all the date format Characters and theirmeaning. </text:p>
        <text:p text:style-name="P56"/>
        <text:p text:style-name="P56">Character Comment </text:p>
        <text:p text:style-name="P56">d Returns the day of the month withoutleading zeros. </text:p>
        <text:p text:style-name="P56">dd Returns the day of the month with leading </text:p>
        <text:p text:style-name="P56">zeros. </text:p>
        <text:p text:style-name="P56">ddd Returns the day of the week name as anabbreviation. </text:p>
        <text:p text:style-name="P56"/>
        <text:p text:style-name="P56"/>
        <text:p text:style-name="P56">Character Comment </text:p>
        <text:p text:style-name="P56">dddd Returns the day of the week name as a full </text:p>
        <text:p text:style-name="P56">name. </text:p>
        <text:p text:style-name="P56">ddddd Returns the serial date formatted accordingthe locale setting. Includes the year, monthand day. </text:p>
        <text:p text:style-name="P56"><text:soft-page-break/>m Returns the month number without leading </text:p>
        <text:p text:style-name="P56">zeros. </text:p>
        <text:p text:style-name="P56">mm Returns the month number with leadingzeros for single month numbers. </text:p>
        <text:p text:style-name="P56">mmm Returns the month name as an </text:p>
        <text:p text:style-name="P56">abbreviation. </text:p>
        <text:p text:style-name="P56">mmmm Returns the month name as a full name. </text:p>
        <text:p text:style-name="P56">y Returns the year number formatted as twodigits. </text:p>
        <text:p text:style-name="P56">yyyy Returns the year number formatted as fourdigits. </text:p>
        <text:p text:style-name="P56"/>
        <text:p text:style-name="P56">Table 14.3: Date Format Characters </text:p>
        <text:p text:style-name="P56"/>
        <text:p text:style-name="P56">The following program demonstrates some of the formatting options for dates. </text:p>
        <text:p text:style-name="P56"/>
        <text:p text:style-name="P56">1 </text:p>
        <text:p text:style-name="P56">Option Explicit </text:p>
        <text:p text:style-name="P56">2 </text:p>
        <text:p text:style-name="P56">3 </text:p>
        <text:p text:style-name="P56">#Include Once "vbcompat.bi" </text:p>
        <text:p text:style-name="P56">4 </text:p>
        <text:p text:style-name="P56">5 </text:p>
        <text:p text:style-name="P56">Dim As Double myDate = Now </text:p>
        <text:p text:style-name="P56">6 </text:p>
        <text:p text:style-name="P56">7 </text:p>
        <text:p text:style-name="P56">'Print some formatted dates </text:p>
        <text:p text:style-name="P56">8 </text:p>
        <text:p text:style-name="P56">Print "Date Serial: ";Format(myDate, "ddddd") </text:p>
        <text:p text:style-name="P56">9 </text:p>
        <text:p text:style-name="P56">Print "Date with single chars: ";Format(myDate, "d/m/yy") </text:p>
        <text:p text:style-name="P56">10 </text:p>
        <text:p text:style-name="P56">Print "Date with double chars: ";Format(myDate, "dd/mm/yyyy") </text:p>
        <text:p text:style-name="P56">11 </text:p>
        <text:p text:style-name="P56">Print "Date with year first: ";Format(myDate, "yyyy/mm/dd") </text:p>
        <text:p text:style-name="P56">12 </text:p>
        <text:p text:style-name="P56">Print "Date with (): </text:p>
        <text:p text:style-name="P56">";Format(myDate, "ddmmyyyy") </text:p>
        <text:p text:style-name="P56">13 </text:p>
        <text:p text:style-name="P56">Print "Date with ( ): ";Format(myDate, "dd mm yyyy") </text:p>
        <text:p text:style-name="P56">14 </text:p>
        <text:p text:style-name="P56">15 </text:p>
        <text:p text:style-name="P56">Sleep </text:p>
        <text:p text:style-name="P56">16 </text:p>
        <text:p text:style-name="P56">End </text:p>
        <text:p text:style-name="P56"/>
        <text:p text:style-name="P56"/>
        <text:p text:style-name="P56">Listing 14.2: format-date.bas </text:p>
        <text:p text:style-name="P56"/>
        <text:p text:style-name="P56"><text:tab/>Analysis: Line 3 includes the date-time and format library definition. Line 5 createsa date serial values and initializes it to the current date and time using the Now function.</text:p>
        <text:p text:style-name="P56">Line 8 prints the serial date using the local settings. Line 9 prints the date as single </text:p>
        <text:p text:style-name="P56"/>
        <text:p text:style-name="P56"/>
        <text:p text:style-name="P56"><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56"/>
        <text:p text:style-name="P56">When you run the program you should see the following. </text:p>
        <text:p text:style-name="P56"/>
        <text:p text:style-name="P56">Date Serial: 8/16/2006 </text:p>
        <text:p text:style-name="P56">Date with single chars: 16/8/06 </text:p>
        <text:p text:style-name="P56">Date with double chars: 16/08/2006 </text:p>
        <text:p text:style-name="P56">Date with year first: 2006/08/16 </text:p>
        <text:p text:style-name="P56">Date with (): </text:p>
        <text:p text:style-name="P56">16082006 </text:p>
        <text:p text:style-name="P56">Date with ( ): 16 08 2006 </text:p>
        <text:p text:style-name="P56"/>
        <text:p text:style-name="P56"/>
        <text:p text:style-name="P56">Output 14.2: Output of format-date.bas </text:p>
        <text:p text:style-name="P56"/>
        <text:p text:style-name="P56">Time Format Characters </text:p>
        <text:p text:style-name="P56"/>
        <text:p text:style-name="P56">The time format characters are similar to the date format characters and are used </text:p>
        <text:p text:style-name="P56">in much the same way. The following table lists the format characters that you can usewith a TimeSerial value. </text:p>
        <text:p text:style-name="P56"/>
        <text:p text:style-name="P56">Character Comment </text:p>
        <text:p text:style-name="P56">h Returns the hour without a leading zero. </text:p>
        <text:p text:style-name="P56">hh Returns the hour with a leading zero forsingle digit hour numbers. </text:p>
        <text:p text:style-name="P56">m Returns the minute without a leading zero. </text:p>
        <text:p text:style-name="P56">mm Returns the minute with a leading zero forsingle digit minute numbers. </text:p>
        <text:p text:style-name="P56">s Returns the second without a leading zero. </text:p>
        <text:p text:style-name="P56">ss Returns the second with a leading zero forsingle digit second numbers. </text:p>
        <text:p text:style-name="P56">ttttt Returns a TimeSerial value formatted as the </text:p>
        <text:p text:style-name="P56">local specific time format. </text:p>
        <text:p text:style-name="P56">AM/PM </text:p>
        <text:p text:style-name="P56">am/pm </text:p>
        <text:p text:style-name="P56">Converts the time to a 12-hour format and </text:p>
        <text:p text:style-name="P56">adds an am or pm to the return value. </text:p>
        <text:p text:style-name="P56">A/P </text:p>
        <text:p text:style-name="P56">a/p </text:p>
        <text:p text:style-name="P56">Converts the time to a 12-hour format ans </text:p>
        <text:p text:style-name="P56">adds an a or p the return value. </text:p>
        <text:p text:style-name="P56"/>
        <text:p text:style-name="P56">Table 14.4: Time Format Characters </text:p>
        <text:p text:style-name="P56"/>
        <text:p text:style-name="P56">The following program demonstrates some ways to format a time value. </text:p>
        <text:p text:style-name="P56"/>
        <text:p text:style-name="P56"/>
        <text:p text:style-name="P56">1 </text:p>
        <text:p text:style-name="P56"><text:soft-page-break/>Option Explicit </text:p>
        <text:p text:style-name="P56">2 </text:p>
        <text:p text:style-name="P56">3 </text:p>
        <text:p text:style-name="P56">#Include Once "vbcompat.bi" </text:p>
        <text:p text:style-name="P56">4 </text:p>
        <text:p text:style-name="P56">5 </text:p>
        <text:p text:style-name="P56">Dim As Double myTime = Timeserial(8, 1, 1) </text:p>
        <text:p text:style-name="P56">6 </text:p>
        <text:p text:style-name="P56">7 </text:p>
        <text:p text:style-name="P56">'Print some formatted times </text:p>
        <text:p text:style-name="P56">8 </text:p>
        <text:p text:style-name="P56">Print "Time Serial: ";Format(myTime, "ttttt") </text:p>
        <text:p text:style-name="P56">9 </text:p>
        <text:p text:style-name="P56">Print "Time with single chars: ";Format(myTime, "h:m:s") </text:p>
        <text:p text:style-name="P56">10 </text:p>
        <text:p text:style-name="P56">Print "Time with double chars: ";Format(myTime, "hh:mm:ss") </text:p>
        <text:p text:style-name="P56">11 </text:p>
        <text:p text:style-name="P56">Print "Time with am/pm: ";Format(myTime, "hh:mm:ss am/pm") </text:p>
        <text:p text:style-name="P56">12 </text:p>
        <text:p text:style-name="P56">Print "Time with a/p: ";Format(myTime, "hh:mm:ss a/p") </text:p>
        <text:p text:style-name="P56">13 </text:p>
        <text:p text:style-name="P56">14 </text:p>
        <text:p text:style-name="P56">Sleep </text:p>
        <text:p text:style-name="P56">15 </text:p>
        <text:p text:style-name="P56">End </text:p>
        <text:p text:style-name="P56"/>
        <text:p text:style-name="P56"/>
        <text:p text:style-name="P56">Listing 14.3: format-time.bas </text:p>
        <text:p text:style-name="P56"/>
        <text:p text:style-name="P56"><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56"/>
        <text:p text:style-name="P56">When you run the program you should see the following output. </text:p>
        <text:p text:style-name="P56"/>
        <text:p text:style-name="P56">Time Serial: 8:01:01 AM </text:p>
        <text:p text:style-name="P56"/>
        <text:p text:style-name="P56"/>
        <text:p text:style-name="P56">Time with single chars: 8:1:1 </text:p>
        <text:p text:style-name="P56"/>
        <text:p text:style-name="P56"/>
        <text:p text:style-name="P56">Time with double chars: 08:01:01 </text:p>
        <text:p text:style-name="P56"/>
        <text:p text:style-name="P56"/>
        <text:p text:style-name="P56">Time with am/pm: 08:01:01 am </text:p>
        <text:p text:style-name="P56"/>
        <text:p text:style-name="P56"/>
        <text:p text:style-name="P56">Time with a/p: 08:01:01 a </text:p>
        <text:p text:style-name="P56"/>
        <text:p text:style-name="P56"/>
        <text:p text:style-name="P56"><text:soft-page-break/>Output 14.3: Output of format-time.bas </text:p>
        <text:p text:style-name="P56"/>
        <text:p text:style-name="P56">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56"/>
        <text:h text:style-name="P19" text:outline-level="2"/>
      </text:section>
      <text:section text:style-name="Sect1" text:name=" Introduction to the C Runtime Library " text:protected="true">
        <text:section-source xlink:href="../../fbeginnerm7.odt"/>
        <text:p text:style-name="P9">Chapter 4 Introduction to the C Runtime Library </text:p>
        <text:p text:style-name="P56"/>
        <text:p text:style-name="P56">One of the original motivations for creating FreeBasic was to provide an easy-to use </text:p>
        <text:p text:style-name="P56">wrapper for the C Runtime Library according to Andre Victor, the language creator.</text:p>
        <text:p text:style-name="P56">FreeBasic is as advanced as it is today because many of the functions are wrappers for the run time functions, which simplified the creation of the language. </text:p>
        <text:p text:style-name="P56"/>
        <text:p text:style-name="P56">Since FreeBasic uses the C run time library, you can use it as well in your programs,</text:p>
        <text:p text:style-name="P56">and there are a number of very useful conversion functions available. The function definitions are contained in the header file crt.bi, and you gain access to those functions by using the #Include directive. </text:p>
        <text:p text:style-name="P56"/>
        <text:p text:style-name="P56">Caution Not all the functions listed in the various bi files in the crt folder </text:p>
        <text:p text:style-name="P56">have been implemented in FreeBasic. If you get an error similar to the following[path/filename].o:fake:(.text+0x16c): undefined reference to `rint', where path/filename is your program's path and filename, then the function you are trying to use is not supported.</text:p>
        <text:p text:style-name="P56">This is a linker error and indicates that the linker was not able to find the referenced </text:p>
        <text:p text:style-name="P56">function. There are also a number of functions and structures that will only work in Windows and some that are GNU Extensions and will only work on Linux. </text:p>
        <text:p text:style-name="P56"/>
        <text:h text:style-name="Heading_20_2" text:outline-level="2">The #Include Directive </text:h>
        <text:p text:style-name="P56"/>
        <text:p text:style-name="P56">The syntax for the #Include directive is #Include [Once] “filename.ext”. </text:p>
        <text:p text:style-name="P56">Remember that a compiler directive instructs the 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56">well. You can have up to 16 nested includes per program. To use the run time conversion functions in your own program you would add #Include Once “crt.bi” at the top of </text:p>
        <text:p text:style-name="P56">your program. </text:p>
        <text:p text:style-name="P56"/>
        <text:p text:style-name="P56">The file extension bi stands for “basic include” and is usually declaration statements and/or subroutines and functions. The crt.bi file is located in the inc folder of </text:p>
        <text:p text:style-name="P56">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56"/>
        <text:p text:style-name="P56">If you look at the contents of crt.bi you see that the file simply includes other files and references the library that contains the actual function code. </text:p>
        <text:p text:style-name="P56"/>
        <text:p text:style-name="code">#ifndef __CRT_BI__ </text:p>
        <text:p text:style-name="code">#define __CRT_BI__ </text:p>
        <text:p text:style-name="code">#ifdef __FB_WIN32__ </text:p>
        <text:p text:style-name="code">#inclib "msvcrt" </text:p>
        <text:p text:style-name="code">#endif </text:p>
        <text:p text:style-name="code"><text:s/></text:p>
        <text:p text:style-name="code"><text:soft-page-break/>#include once "crt/string.bi" </text:p>
        <text:p text:style-name="code">#include once "crt/math.bi" </text:p>
        <text:p text:style-name="code">#include once "crt/time.bi" </text:p>
        <text:p text:style-name="code">#include once "crt/wchar.bi" </text:p>
        <text:p text:style-name="code">#include once "crt/stdlib.bi" </text:p>
        <text:p text:style-name="code">#include once "crt/stdio.bi" </text:p>
        <text:p text:style-name="code">#include once "crt/io.bi" </text:p>
        <text:p text:style-name="code">#include once "crt/errno.bi" </text:p>
        <text:p text:style-name="code"/>
        <text:p text:style-name="code">#endif ' __CRT_BI__ </text:p>
        <text:p text:style-name="P102"/>
        <text:p text:style-name="P56"/>
        <text:p text:style-name="P56">Listing 4.1: crt.bi </text:p>
        <text:p text:style-name="P56"/>
        <text:p text:style-name="P56"><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56">FreeBasic uses the Microsoft Runtime which is contained in the dynamic link library (DLL)</text:p>
        <text:p text:style-name="P56">msvcrt.dll. </text:p>
        <text:p text:style-name="P56"/>
        <text:p text:style-name="P56">Line 8 through 15 include each of the individual declaration files that make up the C run time library. The “#include once” directive ensures that the individual include files are only added once, even if another module includes them. The #endif on line 17 is used to close the #ifndef on line 1. </text:p>
        <text:p text:style-name="P56"/>
        <text:p text:style-name="P56">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P56"/>
        <text:p text:style-name="P56">Notice that the different files being included are located in the inc/crt folder. This is an example of setting the path for the #Include if they should be in a different folder.</text:p>
        <text:p text:style-name="P56">Many of the third-party library bi files are in their own sub folders, just to keep things a bit more organized. The conversion functions we will be examining in this chapter are contained the file crt/math.bi. </text:p>
        <text:p text:style-name="P56"/>
        <text:p text:style-name="P56">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56">They are usually named filename.a for static libraries and filename.dll.a for dynamic link libraries. If you look in the lib folder you will also see some filename.o files. These are <text:soft-page-break/>object files. Object files contain pre-parsed code that can be linked to an executable file or to a library file. </text:p>
        <text:p text:style-name="P56"/>
        <text:p text:style-name="P56">Caution If you open one of the bi files in the inc folder, which you may need to do from time to time to see what parameters a function requires or to see the return type of </text:p>
        <text:p text:style-name="P56"/>
        <text:p text:style-name="P56">a function, be sure not to change anything in the file. You should always open the files in read-only mode if your editor provides that functionality. </text:p>
        <text:p text:style-name="P56"/>
        <text:h text:style-name="Heading_20_2" text:outline-level="2">The Declaration Statement </text:h>
        <text:p text:style-name="P56"/>
        <text:p text:style-name="P56">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56"/>
        <text:p text:style-name="P56">To understand the components of a declaration statement, here is the declaration statement for the ceil function in math.bi. The ceil function rounds a decimal value up to the nearest integer. That is, 1.5 would become 2. </text:p>
        <text:p text:style-name="P56"/>
        <text:p text:style-name="P56">Declare function ceil cdecl Alias "ceil" (byval as double) as double </text:p>
        <text:p text:style-name="P56"/>
        <text:p text:style-name="P56"/>
        <text:p text:style-name="P56">You can break this declare down into the following functional sections. </text:p>
        <text:p text:style-name="P56"/>
        <text:p text:style-name="P56">• Declare: This is the keyword for a declare statement. </text:p>
        <text:p text:style-name="P56">• Function: This can either be Function, to indicate that this procedure returns a value, or Sub, which indicates that the procedure does not return a value. </text:p>
        <text:p text:style-name="P56">• Ceil: This is the name of the function and the name that you would use in your code. Do not use the name after Alias. </text:p>
        <text:p text:style-name="P56">• Cdecl: This is the function's method of passing arguments. When calling an </text:p>
        <text:p text:style-name="P56">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p text:style-name="P56">• Alias: This is an alternate name that is used by the linker when your code is linked to other languages. You use an alias in case there is a function in the target language that has the same name as your function. </text:p>
        <text:p text:style-name="P56">• ():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pointers to other data types or data structures. </text:p>
        <text:p text:style-name="P56">• By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text:soft-page-break/>parameter are reflected in the actual data. ByVal is the default behavior in current versions of the compiler. </text:p>
        <text:p text:style-name="P56"/>
        <text:p text:style-name="P56">• As [data type]: The As keyword after the parameter list indicates the return typeof the function. Subs do not have a return type so there isn’t an As clause after the parameter list. </text:p>
        <text:p text:style-name="P56">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P56"/>
        <text:p text:style-name="P56">To use Ceil in your program you would write myDouble = Ceil(aDouble) or myInt = </text:p>
        <text:p text:style-name="P56">Ceil(aDouble). All declaration statements follow the same pattern as Ceil. </text:p>
        <text:p text:style-name="P56"/>
        <text:p text:style-name="P56">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56"/>
        <text:h text:style-name="Heading_20_2" text:outline-level="2">Runtime Conversion Functions </text:h>
        <text:p text:style-name="P56"/>
        <text:p text:style-name="P56">Table 5.1 lists some of the more useful conversion routines contained within the </text:p>
        <text:p text:style-name="P56">run time library along with he syntax and some comments about the function. </text:p>
        <text:p text:style-name="P56"/>
        <table:table table:name="Table22" table:style-name="Table22">
          <table:table-column table:style-name="Table22.A" table:number-columns-repeated="3"/>
          <table:table-row>
            <table:table-cell table:style-name="Table22.A1" office:value-type="string">
              <text:p text:style-name="Table">Function</text:p>
            </table:table-cell>
            <table:table-cell table:style-name="Table22.A1" office:value-type="string">
              <text:p text:style-name="Table"><text:s/>Syntax </text:p>
            </table:table-cell>
            <table:table-cell table:style-name="Table22.C1" office:value-type="string">
              <text:p text:style-name="Table">Comment </text:p>
            </table:table-cell>
          </table:table-row>
          <table:table-row>
            <table:table-cell table:style-name="Table22.A2" office:value-type="string">
              <text:p text:style-name="Table">Ceil </text:p>
            </table:table-cell>
            <table:table-cell table:style-name="Table22.A2" office:value-type="string">
              <text:p text:style-name="Table">B = Ceil(double-type expression) </text:p>
            </table:table-cell>
            <table:table-cell table:style-name="Table22.C2" office:value-type="string">
              <text:p text:style-name="Table">Ceil returns the nearest integer greater than expression. </text:p>
            </table:table-cell>
          </table:table-row>
          <table:table-row>
            <table:table-cell table:style-name="Table22.A2" office:value-type="string">
              <text:p text:style-name="Table">Floor </text:p>
            </table:table-cell>
            <table:table-cell table:style-name="Table22.A2" office:value-type="string">
              <text:p text:style-name="Table">B = Floor(double-type expression) </text:p>
            </table:table-cell>
            <table:table-cell table:style-name="Table22.C2" office:value-type="string">
              <text:p text:style-name="Table">Floor returns the nearest integer less than expression. </text:p>
            </table:table-cell>
          </table:table-row>
          <table:table-row>
            <table:table-cell table:style-name="Table22.A2" office:value-type="string">
              <text:p text:style-name="Table">Modf </text:p>
            </table:table-cell>
            <table:table-cell table:style-name="Table22.A2" office:value-type="string">
              <text:p text:style-name="Table">B = Modf(double-type expression, double-type pointer) </text:p>
            </table:table-cell>
            <table:table-cell table:style-name="Table22.C2" office:value-type="string">
              <text:p text:style-name="Table">Modf returns the fractions part of expression and the integer part of expression in the double-type pointer. The integer part of expression is rounded towards zero. </text:p>
            </table:table-cell>
          </table:table-row>
        </table:table>
        <text:p text:style-name="P56"/>
        <text:p text:style-name="P56">Table 4.1: Runtime Conversion Functions </text:p>
        <text:p text:style-name="P56"/>
        <text:p text:style-name="P56"><text:soft-page-break/>It would require another book to examine all the functions in the run time library. The run time functions presented in this book were selected because of their usefulness and to supplement FreeBasic’s built-in functions. </text:p>
        <text:p text:style-name="P56"/>
        <text:p text:style-name="P56">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text:p>
        <text:p text:style-name="P56"/>
        <text:p text:style-name="P56"/>
        <text:p text:style-name="P56">calling procedures, so pointers are used instead. There are two ways to pass pointer data to a function; by explicitly declaring a pointer data type which you will see in the chapter on pointers, or by using the Address Of operator which is explained here. </text:p>
        <text:p text:style-name="P56"/>
        <text:h text:style-name="Heading_20_2" text:outline-level="2">The Address Of Operator @ </text:h>
        <text:p text:style-name="P56"/>
        <text:p text:style-name="P56">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56"/>
        <text:p text:style-name="P56">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P56"/>
        <text:p text:style-name="P56">declare function modf cdecl alias "modf" (byval as double, byval as double ptr) as double </text:p>
        <text:p text:style-name="P56"/>
        <text:p text:style-name="P56"/>
        <text:p text:style-name="P56">Listing 4.2: Modf Declaration </text:p>
        <text:p text:style-name="P56"/>
        <text:p text:style-name="P56">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56"/>
        <text:p text:style-name="P56">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text:soft-page-break/>make much sense, since what you are looking at isn't the data in the memory location,</text:p>
        <text:p text:style-name="P56">but the address of the data in memory. </text:p>
        <text:p text:style-name="P56"/>
        <text:p text:style-name="P56">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P56"/>
        <text:p text:style-name="P56">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he result, the variable address, will be passed along to the function. </text:p>
        <text:p text:style-name="P56"/>
        <text:p text:style-name="P56"/>
        <text:p text:style-name="P56">The following short program illustrates this concept. </text:p>
        <text:p text:style-name="P56"/>
        <text:p text:style-name="P56"/>
        <text:list xml:id="list1026768265" text:style-name="L42">
          <text:list-item>
            <text:p text:style-name="P99"><text:s text:c="5"/>'Need to include the run time library </text:p>
          </text:list-item>
          <text:list-item>
            <text:p text:style-name="P99"><text:s text:c="5"/>#include "crt.bi" </text:p>
          </text:list-item>
          <text:list-item>
            <text:p text:style-name="P99"/>
          </text:list-item>
          <text:list-item>
            <text:p text:style-name="P99"><text:s text:c="5"/>'Set up some variables </text:p>
          </text:list-item>
          <text:list-item>
            <text:p text:style-name="P99"><text:s text:c="5"/>Dim As Double myDouble, FracPart, IntPart </text:p>
          </text:list-item>
          <text:list-item>
            <text:p text:style-name="P99"/>
          </text:list-item>
          <text:list-item>
            <text:p text:style-name="P99"><text:s text:c="5"/>'Set the value we want to convert </text:p>
          </text:list-item>
          <text:list-item>
            <text:p text:style-name="P99"><text:s text:c="5"/>myDouble = 12.56 </text:p>
          </text:list-item>
          <text:list-item>
            <text:p text:style-name="P99"><text:s text:c="5"/>'Call the function. Notice that we are using the address of </text:p>
          </text:list-item>
          <text:list-item>
            <text:p text:style-name="P99">'operator @ on IntPart. </text:p>
          </text:list-item>
          <text:list-item>
            <text:p text:style-name="P99">FracPart = modf(myDouble, @IntPart) </text:p>
          </text:list-item>
          <text:list-item>
            <text:p text:style-name="P99">'Get the result. </text:p>
          </text:list-item>
          <text:list-item>
            <text:p text:style-name="P99">Print "myDouble = ";myDouble </text:p>
          </text:list-item>
          <text:list-item>
            <text:p text:style-name="P99">Print "Fractional part:";FracPart </text:p>
          </text:list-item>
          <text:list-item>
            <text:p text:style-name="P99">Print "Integer part:";IntPart </text:p>
          </text:list-item>
          <text:list-item>
            <text:p text:style-name="P99"/>
          </text:list-item>
          <text:list-item>
            <text:p text:style-name="P99">Sleep </text:p>
          </text:list-item>
          <text:list-item>
            <text:p text:style-name="P99">End </text:p>
          </text:list-item>
        </text:list>
        <text:p text:style-name="P102"/>
        <text:p text:style-name="P56"/>
        <text:p text:style-name="P56">Listing 4.3: addressof.bas </text:p>
        <text:p text:style-name="P56"/>
        <text:p text:style-name="P56"><text:tab/>Analysis: In line 1 the crt.bi is included in this program so that all the supported functions will be available to the program. In line 5 all of the working variables are declared. In line 8, the variable to be operated on is set to a decimal value. The Modf <text:soft-page-break/>function is called in line 11 using the Address 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56"/>
        <text:p text:style-name="P56">In line 5 we dimension the variables we will use: myDouble is the value we want to convert, FracPart is the value returned by the function and IntPart is the return value that will be passed through the second parameter, the pointer. Notice in line 11 we are using the Address Of operator in conjunction with our regular double-type variable. </text:p>
        <text:p text:style-name="P56"/>
        <text:p text:style-name="P56">Here is the output of the program. </text:p>
        <text:p text:style-name="output"/>
        <text:p text:style-name="output">myDouble = 12.56 </text:p>
        <text:p text:style-name="output"/>
        <text:p text:style-name="output"/>
        <text:p text:style-name="output">Fractional part: 0.560000000000001 </text:p>
        <text:p text:style-name="output"/>
        <text:p text:style-name="output"/>
        <text:p text:style-name="output">Integer part: 12 </text:p>
        <text:p text:style-name="output"/>
        <text:p text:style-name="output"/>
        <text:p text:style-name="P56">Output 4.1: addressof.bas </text:p>
        <text:p text:style-name="P56"/>
        <text:p text:style-name="P56">The return value of the function, .56, is the fractional part and the integer part 12,</text:p>
        <text:p text:style-name="P56">is the value returned through the parameter. The series of zeros ending in a 1 after the </text:p>
        <text:p text:style-name="P56"/>
        <text:p text:style-name="P56"/>
        <text:p text:style-name="P56">.56 is the result of the precision conversion you will get with a double value. Remember in the previous sections it was mentioned that double and single data types are prone to rounding errors. Here you see why this is true. </text:p>
        <text:p text:style-name="P56"/>
        <text:p text:style-name="P56">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56"/>
        <text:h text:style-name="Heading_20_2" text:outline-level="2">Testing the Runtime Conversion Functions </text:h>
        <text:p text:style-name="P56"/>
        <text:p text:style-name="P56">As you did with the other conversion functions, you should test these functions with both positive and negative numbers to see how they behave. </text:p>
        <text:p text:style-name="P56"/>
        <text:p text:style-name="P56"><text:s/></text:p>
        <text:p text:style-name="code">'Need to include the run time library </text:p>
        <text:p text:style-name="code"><text:s/>#include "crt.bi" </text:p>
        <text:p text:style-name="code"><text:s/></text:p>
        <text:p text:style-name="code"><text:soft-page-break/>'Set up some variables </text:p>
        <text:p text:style-name="code">Dim As Double myDouble = 12.56, myDouble2 = 12.56 </text:p>
        <text:p text:style-name="code"><text:s/></text:p>
        <text:p text:style-name="code">'Show the various conversion functions with </text:p>
        <text:p text:style-name="code">'positive and negative numbers. </text:p>
        <text:p text:style-name="code"/>
        <text:p text:style-name="code">Print "Ceil with";myDouble;" returns ";Ceil(myDouble) </text:p>
        <text:p text:style-name="code">Print "Ceil with ";myDouble2;" returns ";Ceil(myDouble2) </text:p>
        <text:p text:style-name="code">Print </text:p>
        <text:p text:style-name="code">Print "Floor with";myDouble;" returns ";Floor(myDouble) </text:p>
        <text:p text:style-name="code">Print "Floor with ";myDouble2;" returns ";Floor(myDouble2) </text:p>
        <text:p text:style-name="code">Print </text:p>
        <text:p text:style-name="code"/>
        <text:p text:style-name="code">'Wait for a key press </text:p>
        <text:p text:style-name="code">Sleep </text:p>
        <text:p text:style-name="code">End </text:p>
        <text:p text:style-name="P56"/>
        <text:p text:style-name="P56">Listing 4.4: crtfunc.bas </text:p>
        <text:p text:style-name="P56"/>
        <text:p text:style-name="P56"><text:tab/>Analysis: Since these are C run time functions, the crt.bi is included in line 2. Line 5 </text:p>
        <text:p text:style-name="P56">shows the declaration of the working variables in the program, once again using the alternate Dim syntax. Lines 9 through 14 print out the return values of the functions with both positive and negative numbers. Lines 17 and 18 close the program. </text:p>
        <text:p text:style-name="P56"/>
        <text:p text:style-name="P56"/>
        <text:p text:style-name="P56">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p>
        <text:p text:style-name="P56">output. </text:p>
        <text:p text:style-name="P56"/>
        <text:p text:style-name="output">Ceil with 12.56 returns 13 </text:p>
        <text:p text:style-name="output"/>
        <text:p text:style-name="output"/>
        <text:p text:style-name="output">Ceil with 12.56 </text:p>
        <text:p text:style-name="output">returns 12 </text:p>
        <text:p text:style-name="output"/>
        <text:p text:style-name="output"/>
        <text:p text:style-name="output">Floor with 12.56 returns 12 </text:p>
        <text:p text:style-name="output"/>
        <text:p text:style-name="output"/>
        <text:p text:style-name="output">Floor with 12.56 </text:p>
        <text:p text:style-name="output">returns 13 </text:p>
        <text:p text:style-name="output"/>
        <text:p text:style-name="P56"/>
        <text:p text:style-name="P56"><text:soft-page-break/>Output 4.2: crtfunc.bas </text:p>
        <text:p text:style-name="P56"/>
        <text:p text:style-name="P56">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56"/>
        <text:h text:style-name="Heading_20_2" text:outline-level="2">A Look Ahead </text:h>
        <text:p text:style-name="P56"/>
        <text:p text:style-name="P56">Normally when you use numbers in your program, you are going to do some sort of calculation with them. In the next chapter you will see FreeBasic's arithmetic operators,</text:p>
        <text:p text:style-name="P56">learn about operator precedence and explore the bits that make up a number. </text:p>
        <text:p text:style-name="P56"/>
        <text:p text:style-name="P56"/>
        <text:h text:style-name="Heading_20_2" text:outline-level="2">Exercises </text:h>
        <text:p text:style-name="P56"/>
        <text:p text:style-name="P56">1) What is the extension of files that normally contain function declarations for libraries? </text:p>
        <text:p text:style-name="P56">2) What is the difference between the Ceil() and Floor() functions in the C run time library? </text:p>
        <text:p text:style-name="P56">3) What compiler directive is used to add additional files before compilation? </text:p>
        <text:p text:style-name="P56">4) What is a common cause of a Segmentation Fault or General Protection Fault? </text:p>
        <text:p text:style-name="P56"/>
      </text:section>
      <text:section text:style-name="Sect1" text:name="Mathematical Functions" text:protected="true">
        <text:section-source xlink:href="../../fbeginnerm10.odt"/>
        <text:p text:style-name="Heading_20_1">Chapter 7 Mathematical Functions </text:p>
        <text:p text:style-name="P56"/>
        <text:p text:style-name="P56">FreeBasic has a number of mathematical functions which are listed in the following </text:p>
        <text:p text:style-name="P66">table.</text:p>
        <text:p text:style-name="P66"><text:s/></text:p>
        <table:table table:name="Table23" table:style-name="Table23">
          <table:table-column table:style-name="Table23.A" table:number-columns-repeated="2"/>
          <table:table-column table:style-name="Table23.C"/>
          <table:table-row>
            <table:table-cell table:style-name="Table23.A1" office:value-type="string">
              <text:p text:style-name="P56">Function</text:p>
            </table:table-cell>
            <table:table-cell table:style-name="Table23.A1" office:value-type="string">
              <text:p text:style-name="P56"><text:s/>Syntax </text:p>
            </table:table-cell>
            <table:table-cell table:style-name="Table23.C1" office:value-type="string">
              <text:p text:style-name="P56">Comments </text:p>
            </table:table-cell>
          </table:table-row>
          <table:table-row>
            <table:table-cell table:style-name="Table23.A2" office:value-type="string">
              <text:p text:style-name="P58">ABS (Absolute Value)</text:p>
            </table:table-cell>
            <table:table-cell table:style-name="Table23.A2" office:value-type="string">
              <text:p text:style-name="P56"><text:s/>B = Abs(expression) </text:p>
            </table:table-cell>
            <table:table-cell table:style-name="Table23.C2" office:value-type="string">
              <text:p text:style-name="P56">Returns the unsigned value of expression. This is an overloaded function so <text:s/>expression can resolve to an integer, longint or double. </text:p>
            </table:table-cell>
          </table:table-row>
          <table:table-row>
            <table:table-cell table:style-name="Table23.A2" office:value-type="string">
              <text:p text:style-name="P56">ACOS (ArcCosine) </text:p>
            </table:table-cell>
            <table:table-cell table:style-name="Table23.A2" office:value-type="string">
              <text:p text:style-name="P56">B = Acos(expression) </text:p>
            </table:table-cell>
            <table:table-cell table:style-name="Table23.C2" office:value-type="string">
              <text:p text:style-name="P56">Returns the ArcCosine of a double-type expression in radians. Expression must bein the range of -1 to 1. </text:p>
            </table:table-cell>
          </table:table-row>
          <table:table-row>
            <table:table-cell table:style-name="Table23.A2" office:value-type="string">
              <text:p text:style-name="P56">ASIN (ArcSine) </text:p>
            </table:table-cell>
            <table:table-cell table:style-name="Table23.A2" office:value-type="string">
              <text:p text:style-name="P56">B = Asin(expression)</text:p>
            </table:table-cell>
            <table:table-cell table:style-name="Table23.C2" office:value-type="string">
              <text:p text:style-name="P56"><text:s/>Returns the ArcSine of a double-type expression in radians. Expression must bein the range of -1 to 1. </text:p>
            </table:table-cell>
          </table:table-row>
          <table:table-row>
            <table:table-cell table:style-name="Table23.A2" office:value-type="string">
              <text:p text:style-name="P56">ATAN2 (ArcTangent of Ratio) </text:p>
            </table:table-cell>
            <table:table-cell table:style-name="Table23.A2" office:value-type="string">
              <text:p text:style-name="P56">B = Atan2(expression V, expression H) </text:p>
            </table:table-cell>
            <table:table-cell table:style-name="Table23.C2" office:value-type="string">
              <text:p text:style-name="P56">Returns the ArcTangent of of ratio of double-type expression1 / expression2 in <text:soft-page-break/>radians. Expression V is the vertical component and expression H is the horizontal component, where both expressions are double-type values. </text:p>
            </table:table-cell>
          </table:table-row>
          <table:table-row>
            <table:table-cell table:style-name="Table23.A2" office:value-type="string">
              <text:p text:style-name="P56">ATAN (ArcTangent) <text:s/></text:p>
            </table:table-cell>
            <table:table-cell table:style-name="Table23.A2" office:value-type="string">
              <text:p text:style-name="P67">B =Atan(expression) </text:p>
            </table:table-cell>
            <table:table-cell table:style-name="Table23.C2" office:value-type="string">
              <text:p text:style-name="P67">Returns the ArcTangent of a double-type expression in radians. Expression must be in the range of -Pi/2 to Pi/2. </text:p>
            </table:table-cell>
          </table:table-row>
          <table:table-row>
            <table:table-cell table:style-name="Table23.A2" office:value-type="string">
              <text:p text:style-name="P56"/>
            </table:table-cell>
            <table:table-cell table:style-name="Table23.A2" office:value-type="string">
              <text:p text:style-name="P56"/>
            </table:table-cell>
            <table:table-cell table:style-name="Table23.C2" office:value-type="string">
              <text:p text:style-name="Standard"/>
            </table:table-cell>
          </table:table-row>
          <table:table-row>
            <table:table-cell table:style-name="Table23.A2" office:value-type="string">
              <text:p text:style-name="P56"/>
            </table:table-cell>
            <table:table-cell table:style-name="Table23.A2" office:value-type="string">
              <text:p text:style-name="Standard"/>
            </table:table-cell>
            <table:table-cell table:style-name="Table23.C2" office:value-type="string">
              <text:p text:style-name="Standard"/>
            </table:table-cell>
          </table:table-row>
          <table:table-row>
            <table:table-cell table:style-name="Table23.A2" office:value-type="string">
              <text:p text:style-name="P56">COS (Cosine)</text:p>
            </table:table-cell>
            <table:table-cell table:style-name="Table23.A2" office:value-type="string">
              <text:p text:style-name="P56"><text:s/>B = Cos(expression)</text:p>
            </table:table-cell>
            <table:table-cell table:style-name="Table23.C2" office:value-type="string">
              <text:p text:style-name="P56"><text:s/>Returns the Cosine of a double-type expression in radians. Expression must bein the range of -1 to 1 and is the angle measured in radians. </text:p>
            </table:table-cell>
          </table:table-row>
          <table:table-row>
            <table:table-cell table:style-name="Table23.A2" office:value-type="string">
              <text:p text:style-name="P56">EXP (E Exponent)</text:p>
            </table:table-cell>
            <table:table-cell table:style-name="Table23.A2" office:value-type="string">
              <text:p text:style-name="P56"><text:s/>B = Exp(expression)</text:p>
            </table:table-cell>
            <table:table-cell table:style-name="Table23.C2" office:value-type="string">
              <text:p text:style-name="P67"><text:s/>Returns e (approx 2.716) raised to the power of a double-type expression. </text:p>
            </table:table-cell>
          </table:table-row>
          <table:table-row>
            <table:table-cell table:style-name="Table23.A2" office:value-type="string">
              <text:p text:style-name="P56">LOG (Logarithm)</text:p>
            </table:table-cell>
            <table:table-cell table:style-name="Table23.A2" office:value-type="string">
              <text:p text:style-name="P56"><text:s/>B = Log(expression) </text:p>
            </table:table-cell>
            <table:table-cell table:style-name="Table23.C2" office:value-type="string">
              <text:p text:style-name="P56">Returns the natural Logarithm (base e) ofa double-type expression. </text:p>
            </table:table-cell>
          </table:table-row>
          <table:table-row>
            <table:table-cell table:style-name="Table23.A2" office:value-type="string">
              <text:p text:style-name="P56">SGN (Sign) </text:p>
            </table:table-cell>
            <table:table-cell table:style-name="Table23.A2" office:value-type="string">
              <text:p text:style-name="P56">B = Sgn(expression)</text:p>
            </table:table-cell>
            <table:table-cell table:style-name="Table23.C2" office:value-type="string">
              <text:p text:style-name="P67"><text:s/>Returns the sign of a double-type expression. If expression is greater than 0then Sgn returns a 1. If expression is 0, then Sgn returns 0. If expression is less than 0, then Sgn return -1. </text:p>
            </table:table-cell>
          </table:table-row>
          <table:table-row>
            <table:table-cell table:style-name="Table23.A2" office:value-type="string">
              <text:p text:style-name="P56"/>
            </table:table-cell>
            <table:table-cell table:style-name="Table23.A2" office:value-type="string">
              <text:p text:style-name="Standard"/>
            </table:table-cell>
            <table:table-cell table:style-name="Table23.C2" office:value-type="string">
              <text:p text:style-name="Standard"/>
            </table:table-cell>
          </table:table-row>
          <table:table-row>
            <table:table-cell table:style-name="Table23.A2" office:value-type="string">
              <text:p text:style-name="P56">SIN (Sine)</text:p>
            </table:table-cell>
            <table:table-cell table:style-name="Table23.A2" office:value-type="string">
              <text:p text:style-name="P56"><text:s/>B = Sin(expression)</text:p>
            </table:table-cell>
            <table:table-cell table:style-name="Table23.C2" office:value-type="string">
              <text:p text:style-name="P56"><text:s/>Returns the Sine of a double-type expression in radians. Expression must bein the range -1 to 1. </text:p>
            </table:table-cell>
          </table:table-row>
          <table:table-row>
            <table:table-cell table:style-name="Table23.A2" office:value-type="string">
              <text:p text:style-name="P56">SQR (Square Root)</text:p>
            </table:table-cell>
            <table:table-cell table:style-name="Table23.A2" office:value-type="string">
              <text:p text:style-name="P56"><text:s/>B = Sqr(expression) </text:p>
            </table:table-cell>
            <table:table-cell table:style-name="Table23.C2" office:value-type="string">
              <text:p text:style-name="P67">Returns the square root of a double-type expression. Expression must be greater than or equal to 0.</text:p>
            </table:table-cell>
          </table:table-row>
          <text:soft-page-break/>
          <table:table-row>
            <table:table-cell table:style-name="Table23.A2" office:value-type="string">
              <text:p text:style-name="P67">TAN (Tangent)</text:p>
            </table:table-cell>
            <table:table-cell table:style-name="Table23.A2" office:value-type="string">
              <text:p text:style-name="P67">B = Tan(expression) </text:p>
            </table:table-cell>
            <table:table-cell table:style-name="Table23.C2" office:value-type="string">
              <text:p text:style-name="P97"><text:s/>Returns the Tangent of a double-type expression in radians. Expression is the angle measured in radians. </text:p>
              <text:p text:style-name="P67"/>
            </table:table-cell>
          </table:table-row>
        </table:table>
        <text:p text:style-name="Table">Table <text:sequence text:ref-name="refTable2" text:name="Table" text:formula="ooow:Table+1" style:num-format="1">3</text:sequence>: </text:p>
        <text:p text:style-name="P56"/>
        <text:p text:style-name="P56">Function Syntax Comments </text:p>
        <text:p text:style-name="P56"><text:tab/></text:p>
        <text:p text:style-name="P56">Table 7.1: Mathematical Functions </text:p>
        <text:p text:style-name="P56"/>
        <text:h text:style-name="Heading_20_2" text:outline-level="2">Trigonometric Functions </text:h>
        <text:p text:style-name="P56"/>
        <text:p text:style-name="P56">All of the trigonometric functions return the measured angle in radians not degrees. To convert degrees to radians you would use the formula radian = degree * PI /</text:p>
        <text:p text:style-name="P56"/>
        <text:p text:style-name="P56">180. To convert radians to degrees you would use the formula degree = radian * 180 / PI.</text:p>
        <text:p text:style-name="P56">PI is the ratio of the circumference of a circle to its diameter and can be calculated using the Atn function with the formula PI = 4 * Atn(1.0). The following short program converts an angle in degrees to an angle in radians. </text:p>
        <text:p text:style-name="P56">1Option Explicit </text:p>
        <text:p text:style-name="P56"><text:s/></text:p>
        <text:list xml:id="list114817356276453" text:continue-list="list114817618638718" text:style-name="Numbering_20_2">
          <text:list-item>
            <text:p text:style-name="P3">'Calc the value of Pi </text:p>
          </text:list-item>
          <text:list-item>
            <text:p text:style-name="_5f_code"><text:span text:style-name="T11">Const</text:span><text:span text:style-name="T8"> Pi </text:span><text:span text:style-name="T12">=</text:span><text:span text:style-name="T8"> </text:span><text:span text:style-name="T12">4</text:span><text:span text:style-name="T8"> </text:span><text:span text:style-name="T12">*</text:span><text:span text:style-name="T8"> Atn(</text:span><text:span text:style-name="T12">1</text:span><text:span text:style-name="T8">) </text:span></text:p>
          </text:list-item>
          <text:list-item>
            <text:p text:style-name="_5f_code"><text:span text:style-name="T11">Dim</text:span><text:span text:style-name="T8"> </text:span><text:span text:style-name="T13">As</text:span><text:span text:style-name="T8"> </text:span><text:span text:style-name="T14">Double</text:span><text:span text:style-name="T8"> deg, rad </text:span></text:p>
          </text:list-item>
          <text:list-item>
            <text:p text:style-name="P3">'Get the angle in degrees </text:p>
          </text:list-item>
          <text:list-item>
            <text:p text:style-name="_5f_code"><text:span text:style-name="T8">Input </text:span><text:span text:style-name="T15">"Enter an angle in degrees"</text:span><text:span text:style-name="T8">;deg </text:span></text:p>
          </text:list-item>
          <text:list-item>
            <text:p text:style-name="P3">'Calculate the radian </text:p>
          </text:list-item>
          <text:list-item>
            <text:p text:style-name="_5f_code"><text:span text:style-name="T8">rad </text:span><text:span text:style-name="T12">=</text:span><text:span text:style-name="T8"> deg </text:span><text:span text:style-name="T12">*</text:span><text:span text:style-name="T8"> Pi </text:span><text:span text:style-name="T12">/</text:span><text:span text:style-name="T8"> </text:span><text:span text:style-name="T12">180</text:span><text:span text:style-name="T8"> </text:span></text:p>
          </text:list-item>
          <text:list-item>
            <text:p text:style-name="P3">'Print out the values </text:p>
          </text:list-item>
          <text:list-item>
            <text:p text:style-name="P4">Print </text:p>
          </text:list-item>
          <text:list-item>
            <text:p text:style-name="_5f_code"><text:span text:style-name="T8">Print </text:span><text:span text:style-name="T15">"Pi:"</text:span><text:span text:style-name="T8">;Pi </text:span></text:p>
          </text:list-item>
          <text:list-item>
            <text:p text:style-name="_5f_code"><text:span text:style-name="T8">Print </text:span><text:span text:style-name="T15">"Degrees:"</text:span><text:span text:style-name="T8">;deg </text:span></text:p>
          </text:list-item>
          <text:list-item>
            <text:p text:style-name="_5f_code"><text:span text:style-name="T8">Print </text:span><text:span text:style-name="T15">"Radians:"</text:span><text:span text:style-name="T8">;rad </text:span></text:p>
          </text:list-item>
          <text:list-item>
            <text:p text:style-name="P4">Sleep </text:p>
          </text:list-item>
          <text:list-item>
            <text:p text:style-name="_5f_code"><text:span text:style-name="T11">End</text:span><text:span text:style-name="T8"> </text:span></text:p>
          </text:list-item>
        </text:list>
        <text:p text:style-name="P79"/>
        <text:p text:style-name="P56"/>
        <text:p text:style-name="P56">Listing 7.1: degrad.bas </text:p>
        <text:p text:style-name="P56"/>
        <text:p text:style-name="P56"><text:tab/>Analysis: In line 4 a symbolic constant is declared for PI using the Atn function. Line </text:p>
        <text:p text:style-name="P56">6 declares the working variables. In line 9, the user inputs the degrees to convert to radians. Line 12 calculates the radian angle based on the conversion formula listed above. Lines 15 through 18 print out the various values. The program is then ended in the usual way. </text:p>
        <text:p text:style-name="P56"/>
        <text:p text:style-name="P56"/>
        <text:p text:style-name="P56">Running the program will produce the following output. </text:p>
        <text:p text:style-name="P56"/>
        <text:p text:style-name="output">Enter an angle in degrees? 90 </text:p>
        <text:p text:style-name="output"/>
        <text:p text:style-name="output"><text:soft-page-break/></text:p>
        <text:p text:style-name="output">Pi: 3.14159265358979 </text:p>
        <text:p text:style-name="output">Degrees: 90 </text:p>
        <text:p text:style-name="output">Radians: 1.5707963267949 </text:p>
        <text:p text:style-name="output"/>
        <text:p text:style-name="P56"/>
        <text:p text:style-name="P56">Output 7.1: Output of degrad.bas </text:p>
        <text:p text:style-name="P56"/>
        <text:p text:style-name="P56">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P56"/>
        <text:h text:style-name="Heading_20_2" text:outline-level="2">Absolute Value and the Sgn Function </text:h>
        <text:p text:style-name="P56"/>
        <text:p text:style-name="P56">You would use the Abs function when you are interested in the absolute magnitude of a number. The absolute value of a number is the distance that number is from zero on </text:p>
        <text:p text:style-name="P56">the real number line. 3 is three units from 0 so its absolute magnitude is 3. -3 is alsothree units from 0 so its absolute magnitude is also 3. </text:p>
        <text:p text:style-name="P56"/>
        <text:p text:style-name="P56">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lines indicate absolute value. If we replace a with -3 in the formula, you get |-3| =-3 * Sgn(-3), or |-3| = -3 * -1. Since multiplying a negative with a negative returns a positive, the result is |-3| = 3. Replacing a with 3, the formula would evaluate to |3| = 3 * </text:p>
        <text:p text:style-name="P56">1, or |3| = 3. </text:p>
        <text:p text:style-name="P56"/>
        <text:p text:style-name="P56">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P56"/>
        <text:p text:style-name="P56">. </text:p>
        <text:p text:style-name="P56">If Sgn(B.row) = -1, then the row is above A. </text:p>
        <text:p text:style-name="P56">. </text:p>
        <text:p text:style-name="P56">If Sgn(B.row) = 0, then the row is in the same row as A. </text:p>
        <text:p text:style-name="P56">. </text:p>
        <text:p text:style-name="P56">If Sgn(B.row) = 1 then the row is below A. </text:p>
        <text:p text:style-name="P56">. </text:p>
        <text:p text:style-name="P56"><text:soft-page-break/>If Sgn(B.column) = -1 then the column is to the left of A. </text:p>
        <text:p text:style-name="P56">. </text:p>
        <text:p text:style-name="P56">If Sgn(B.column) = 0 then the column is in the same column as A. </text:p>
        <text:p text:style-name="P56">. </text:p>
        <text:p text:style-name="P56">If Sgn(B.column) = -1 then the column is to the right of A. </text:p>
        <text:p text:style-name="P56"/>
        <text:p text:style-name="P56">Since B is located at row -2 and column -2 after adjusting the origin, the Sgnfunction will return -1 for the row and -1 for the column. This puts point B above and to the left of of point A. </text:p>
        <text:p text:style-name="P56"/>
        <text:p text:style-name="P56">Logarithms </text:p>
        <text:p text:style-name="P56"/>
        <text:p text:style-name="P56">Logarithms have a wide range of uses in mathematics, physics and biology. For example, the 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P56"/>
        <text:p text:style-name="P56">One property of logarithms is that they can be used to multiply or divide two numbers together. This was a common use of logarithms before the invention of calculators. The following program uses the logarithm method to multiply two numbers together. </text:p>
        <text:p text:style-name="P56"/>
        <text:list xml:id="list114817216964164" text:continue-numbering="true" text:style-name="Numbering_20_2">
          <text:list-item>
            <text:p text:style-name="_5f_code"><text:s/></text:p>
          </text:list-item>
        </text:list>
        <text:p text:style-name="code">Option Explicit </text:p>
        <text:p text:style-name="code">Const base10 = Log(10) </text:p>
        <text:p text:style-name="code"><text:s/></text:p>
        <text:p text:style-name="code"><text:s/></text:p>
        <text:p text:style-name="code">Dim As Double l1, l2, lt, al </text:p>
        <text:p text:style-name="code"><text:s/></text:p>
        <text:p text:style-name="code"><text:s/></text:p>
        <text:p text:style-name="P100">'Calculate the log of 2.5 for base 10 </text:p>
        <text:p text:style-name="P101"><text:s/></text:p>
        <text:p text:style-name="code"><text:span text:style-name="T8">l1 </text:span><text:span text:style-name="T12">=</text:span><text:span text:style-name="T8"> Log(</text:span><text:span text:style-name="T12">2.5</text:span><text:span text:style-name="T8">) </text:span><text:span text:style-name="T12">/</text:span><text:span text:style-name="T8"> base10 </text:span></text:p>
        <text:p text:style-name="P101"><text:s/></text:p>
        <text:p text:style-name="P100">'Calculate the log of 5.6 for base 10 </text:p>
        <text:p text:style-name="P101"><text:s/></text:p>
        <text:p text:style-name="code"><text:span text:style-name="T8">l2 </text:span><text:span text:style-name="T12">=</text:span><text:span text:style-name="T8"> Log(</text:span><text:span text:style-name="T12">5.6</text:span><text:span text:style-name="T8">) </text:span><text:span text:style-name="T12">/</text:span><text:span text:style-name="T8"> base10 </text:span></text:p>
        <text:p text:style-name="P101"><text:s/></text:p>
        <text:p text:style-name="P101"><text:s/></text:p>
        <text:p text:style-name="P100">'Add the logarithms </text:p>
        <text:p text:style-name="P101"><text:s/></text:p>
        <text:p text:style-name="code"><text:span text:style-name="T8">lt </text:span><text:span text:style-name="T12">=</text:span><text:span text:style-name="T8"> l1 </text:span><text:span text:style-name="T12">+</text:span><text:span text:style-name="T8"> l2 </text:span></text:p>
        <text:p text:style-name="P101"><text:s/></text:p>
        <text:p text:style-name="P101"><text:s/></text:p>
        <text:p text:style-name="P100">'Get the antilog, which is our base (10) </text:p>
        <text:p text:style-name="P101"><text:s/></text:p>
        <text:p text:style-name="P100">'raised to the sum of the log values </text:p>
        <text:p text:style-name="P101"><text:s/></text:p>
        <text:p text:style-name="code"><text:soft-page-break/><text:span text:style-name="T8">al </text:span><text:span text:style-name="T12">=</text:span><text:span text:style-name="T8"> </text:span><text:span text:style-name="T12">10^</text:span><text:span text:style-name="T8">lt </text:span></text:p>
        <text:p text:style-name="P101"><text:s/></text:p>
        <text:p text:style-name="P101"><text:s/></text:p>
        <text:p text:style-name="P100">'Print results </text:p>
        <text:p text:style-name="P101"><text:s/></text:p>
        <text:p text:style-name="code"><text:span text:style-name="T8">Print </text:span><text:span text:style-name="T15">"2.5 * 5.6 = "</text:span><text:span text:style-name="T8">;</text:span><text:span text:style-name="T12">2.5</text:span><text:span text:style-name="T8"> </text:span><text:span text:style-name="T12">*</text:span><text:span text:style-name="T8"> </text:span><text:span text:style-name="T12">5.6</text:span><text:span text:style-name="T8"> </text:span></text:p>
        <text:p text:style-name="P101"><text:s/></text:p>
        <text:p text:style-name="code"><text:span text:style-name="T8">Print </text:span><text:span text:style-name="T15">"Log method = "</text:span><text:span text:style-name="T8">;al </text:span></text:p>
        <text:p text:style-name="P101"><text:s/></text:p>
        <text:p text:style-name="P101"><text:s/></text:p>
        <text:p text:style-name="P101">Sleep </text:p>
        <text:p text:style-name="P101"><text:s/></text:p>
        <text:p text:style-name="code"><text:span text:style-name="T11">End</text:span><text:span text:style-name="T8"> </text:span></text:p>
        <text:p text:style-name="P101"/>
        <text:p text:style-name="code"/>
        <table:table table:name="Table24" table:style-name="Table24">
          <table:table-column table:style-name="Table24.A"/>
          <table:table-column table:style-name="Table24.B"/>
          <table:table-row>
            <table:table-cell table:style-name="Table24.A1" office:value-type="string">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able:table-cell>
            <table:table-cell table:style-name="Table24.A1" office:value-type="string">
              <text:p text:style-name="code"><text:span text:style-name="T16">Option</text:span> Explicit </text:p>
              <text:p text:style-name="code"/>
              <text:p text:style-name="code"><text:span text:style-name="T16">Const</text:span> base10 <text:span text:style-name="T17">=</text:span> Log(<text:span text:style-name="T18">10</text:span>) </text:p>
              <text:p text:style-name="code"><text:span text:style-name="T16">Dim</text:span> <text:span text:style-name="T9">As</text:span> <text:span text:style-name="T19">Double</text:span> l1, l2, lt, al </text:p>
              <text:p text:style-name="code">'Calculate the log of 2.5 for base 10 </text:p>
              <text:p text:style-name="code">l1 <text:span text:style-name="T17">=</text:span> Log(<text:span text:style-name="T20">2.5</text:span>) <text:span text:style-name="T17">/</text:span> base10 </text:p>
              <text:p text:style-name="code">'Calculate the log of 5.6 for base 10 </text:p>
              <text:p text:style-name="code">l2 <text:span text:style-name="T17">=</text:span> Log(<text:span text:style-name="T20">5.6</text:span>) <text:span text:style-name="T17">/</text:span> base10 </text:p>
              <text:p text:style-name="code">'Add the logarithms </text:p>
              <text:p text:style-name="code">lt <text:span text:style-name="T17">=</text:span> l1 <text:span text:style-name="T17">+</text:span> l2 </text:p>
              <text:p text:style-name="code">'Get the antilog, which is our base (10) </text:p>
              <text:p text:style-name="code">'raised to the sum of the log values </text:p>
              <text:p text:style-name="code">al <text:span text:style-name="T17">=</text:span> <text:span text:style-name="T18">10</text:span><text:span text:style-name="T17">^</text:span>lt </text:p>
              <text:p text:style-name="code">'Print results </text:p>
              <text:p text:style-name="code">Print <text:span text:style-name="T21">"2.5 * 5.6 = "</text:span><text:span text:style-name="T7">;</text:span><text:span text:style-name="T20">2.5</text:span> <text:span text:style-name="T17">*</text:span> <text:span text:style-name="T20">5.6</text:span> </text:p>
              <text:p text:style-name="code">Print <text:span text:style-name="T21">"Log method = "</text:span><text:span text:style-name="T7">;</text:span>al </text:p>
              <text:p text:style-name="code">Sleep </text:p>
              <text:p text:style-name="code"><text:span text:style-name="T16">End</text:span> </text:p>
            </table:table-cell>
          </table:table-row>
        </table:table>
        <text:p text:style-name="code"/>
        <text:p text:style-name="P56">Listing 7.2: log.bas </text:p>
        <text:p text:style-name="P56"/>
        <text:p text:style-name="P56">2For an explanation of the natural log and e see http://www.physics.uoguelph.ca/tutorials/LOG/logbase.html. </text:p>
        <text:p text:style-name="P56"/>
        <text:p text:style-name="P56"/>
        <text:p text:style-name="P56"><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P56"><text:soft-page-break/></text:p>
        <text:p text:style-name="P56">Lines 8 and 10 calculate the base 10 log of the two numbers. In line 13 thelogs are added together. Line 17 calculates the antilog, which is the base, in this case 10,</text:p>
        <text:p text:style-name="P56">raised to the power of the sum of the logs. Line 20 prints the result using themultiplication operator, and line 21 prints the result using the log method. </text:p>
        <text:p text:style-name="P56"/>
        <text:p text:style-name="P56">The program is closed in the usual way in lines 23 and 24. </text:p>
        <text:p text:style-name="P56"/>
        <text:p text:style-name="P56">Running the program produces the following result. </text:p>
        <text:p text:style-name="output"/>
        <text:p text:style-name="output">2.5 * 5.6 = 14 </text:p>
        <text:p text:style-name="output">Log method = 14 </text:p>
        <text:p text:style-name="output"/>
        <text:p text:style-name="P56"/>
        <text:p text:style-name="P56">Output 7.2: Output of log.bas </text:p>
        <text:p text:style-name="P56"/>
        <text:p text:style-name="P56">As you can see from the output, adding the logarithms of the two numbers andthen calculating the antilog of the sum produces the same result as multiplying the twonumbers. </text:p>
        <text:p text:style-name="P56"/>
        <text:h text:style-name="Heading_20_2" text:outline-level="2">The C Runtime Library Math Constants and Functions </text:h>
        <text:p text:style-name="P56"/>
        <text:p text:style-name="P56">The C Runtime Library (CRT) has a number of math constants and functions thatyou can use in your programs. To use these functions you would add the line #Include </text:p>
        <text:p text:style-name="P56">Once “crt.bi” to your program. The following table lists the math constants available in </text:p>
        <text:p text:style-name="P56"/>
        <text:p text:style-name="P56">math.bi. </text:p>
        <text:p text:style-name="P56"/>
        <text:h text:style-name="Heading_20_3" text:outline-level="3">CRT Math Constants </text:h>
        <table:table table:name="Table25" table:style-name="Table25">
          <table:table-column table:style-name="Table25.A"/>
          <table:table-column table:style-name="Table25.B"/>
          <table:table-column table:style-name="Table25.C"/>
          <table:table-row>
            <table:table-cell table:style-name="Table25.A1" office:value-type="string">
              <text:p text:style-name="P68">Constants </text:p>
            </table:table-cell>
            <table:table-cell table:style-name="Table25.A1" office:value-type="string">
              <text:p text:style-name="P68">Value </text:p>
            </table:table-cell>
            <table:table-cell table:style-name="Table25.C1" office:value-type="string">
              <text:p text:style-name="P68">Comment </text:p>
            </table:table-cell>
          </table:table-row>
          <table:table-row>
            <table:table-cell table:style-name="Table25.A2" office:value-type="string">
              <text:p text:style-name="P68"/>
            </table:table-cell>
            <table:table-cell table:style-name="Table25.A2" office:value-type="string">
              <text:p text:style-name="P68"/>
            </table:table-cell>
            <table:table-cell table:style-name="Table25.C2" office:value-type="string">
              <text:p text:style-name="P68"/>
            </table:table-cell>
          </table:table-row>
          <table:table-row>
            <table:table-cell table:style-name="Table25.A2" office:value-type="string">
              <text:p text:style-name="P68">M_E </text:p>
            </table:table-cell>
            <table:table-cell table:style-name="Table25.A2" office:value-type="string">
              <text:p text:style-name="P68">2.71828182845904</text:p>
            </table:table-cell>
            <table:table-cell table:style-name="Table25.C2" office:value-type="string">
              <text:p text:style-name="P68">The base of natural logarithms. </text:p>
            </table:table-cell>
          </table:table-row>
          <table:table-row>
            <table:table-cell table:style-name="Table25.A2" office:value-type="string">
              <text:p text:style-name="P68">M_LOG2E </text:p>
            </table:table-cell>
            <table:table-cell table:style-name="Table25.A2" office:value-type="string">
              <text:p text:style-name="P68">1.44269504088896</text:p>
            </table:table-cell>
            <table:table-cell table:style-name="Table25.C2" office:value-type="string">
              <text:p text:style-name="P68">The logarithm to base 2 of M_E. </text:p>
            </table:table-cell>
          </table:table-row>
          <table:table-row>
            <table:table-cell table:style-name="Table25.A2" office:value-type="string">
              <text:p text:style-name="P68">M_LOG10E </text:p>
            </table:table-cell>
            <table:table-cell table:style-name="Table25.A2" office:value-type="string">
              <text:p text:style-name="P68">0.434294481903252</text:p>
            </table:table-cell>
            <table:table-cell table:style-name="Table25.C2" office:value-type="string">
              <text:p text:style-name="P68">The logarithm to base 10 of M_E. </text:p>
            </table:table-cell>
          </table:table-row>
          <table:table-row>
            <table:table-cell table:style-name="Table25.A2" office:value-type="string">
              <text:p text:style-name="P68">M_LN2 </text:p>
            </table:table-cell>
            <table:table-cell table:style-name="Table25.A2" office:value-type="string">
              <text:p text:style-name="P68">0.693147180559945</text:p>
            </table:table-cell>
            <table:table-cell table:style-name="Table25.C2" office:value-type="string">
              <text:p text:style-name="P60">The natural logarithm of 2. </text:p>
            </table:table-cell>
          </table:table-row>
          <table:table-row>
            <table:table-cell table:style-name="Table25.A2" office:value-type="string">
              <text:p text:style-name="P68">M_LN10 </text:p>
            </table:table-cell>
            <table:table-cell table:style-name="Table25.A2" office:value-type="string">
              <text:p text:style-name="P68">2.30258509299405</text:p>
            </table:table-cell>
            <table:table-cell table:style-name="Table25.C2" office:value-type="string">
              <text:p text:style-name="P60">The natural logarithm of 10. </text:p>
            </table:table-cell>
          </table:table-row>
          <table:table-row>
            <table:table-cell table:style-name="Table25.A2" office:value-type="string">
              <text:p text:style-name="P68">M_PI </text:p>
            </table:table-cell>
            <table:table-cell table:style-name="Table25.A2" office:value-type="string">
              <text:p text:style-name="P68">3.14159265358979</text:p>
            </table:table-cell>
            <table:table-cell table:style-name="Table25.C2" office:value-type="string">
              <text:p text:style-name="P60">Pi, which is the ratio of a circle's circumference to its diameter.</text:p>
            </table:table-cell>
          </table:table-row>
          <table:table-row>
            <table:table-cell table:style-name="Table25.A2" office:value-type="string">
              <text:p text:style-name="P68">M_PI_2 </text:p>
            </table:table-cell>
            <table:table-cell table:style-name="Table25.A2" office:value-type="string">
              <text:p text:style-name="P68">1.5707963267949</text:p>
            </table:table-cell>
            <table:table-cell table:style-name="Table25.C2" office:value-type="string">
              <text:p text:style-name="P60">Pi divided by two. </text:p>
            </table:table-cell>
          </table:table-row>
          <table:table-row>
            <table:table-cell table:style-name="Table25.A2" office:value-type="string">
              <text:p text:style-name="P68">M_PI_4 </text:p>
            </table:table-cell>
            <table:table-cell table:style-name="Table25.A2" office:value-type="string">
              <text:p text:style-name="P68">0.785398163397448</text:p>
            </table:table-cell>
            <table:table-cell table:style-name="Table25.C2" office:value-type="string">
              <text:p text:style-name="P60">Pi divided by four. </text:p>
            </table:table-cell>
          </table:table-row>
          <table:table-row>
            <table:table-cell table:style-name="Table25.A2" office:value-type="string">
              <text:p text:style-name="P68">M_1_PI </text:p>
            </table:table-cell>
            <table:table-cell table:style-name="Table25.A2" office:value-type="string">
              <text:p text:style-name="P68">0.318309886183791</text:p>
            </table:table-cell>
            <table:table-cell table:style-name="Table25.C2" office:value-type="string">
              <text:p text:style-name="P60">The reciprocal of pi, that is 1/pi. </text:p>
            </table:table-cell>
          </table:table-row>
          <table:table-row>
            <table:table-cell table:style-name="Table25.A2" office:value-type="string">
              <text:p text:style-name="P68">M_2_PI </text:p>
            </table:table-cell>
            <table:table-cell table:style-name="Table25.A2" office:value-type="string">
              <text:p text:style-name="P68">0.636619772367581</text:p>
            </table:table-cell>
            <table:table-cell table:style-name="Table25.C2" office:value-type="string">
              <text:p text:style-name="P60">Two times the reciprocal of pi. </text:p>
            </table:table-cell>
          </table:table-row>
          <text:soft-page-break/>
          <table:table-row>
            <table:table-cell table:style-name="Table25.A2" office:value-type="string">
              <text:p text:style-name="P68">M_2_SQRTPI </text:p>
            </table:table-cell>
            <table:table-cell table:style-name="Table25.A2" office:value-type="string">
              <text:p text:style-name="P68">1.12837916709551</text:p>
            </table:table-cell>
            <table:table-cell table:style-name="Table25.C2" office:value-type="string">
              <text:p text:style-name="P60">Two times the reciprocal of the square root of pi. </text:p>
            </table:table-cell>
          </table:table-row>
          <table:table-row>
            <table:table-cell table:style-name="Table25.A2" office:value-type="string">
              <text:p text:style-name="P68">M_SQRT2 </text:p>
            </table:table-cell>
            <table:table-cell table:style-name="Table25.A2" office:value-type="string">
              <text:p text:style-name="P68">1.4142135623731</text:p>
            </table:table-cell>
            <table:table-cell table:style-name="Table25.C2" office:value-type="string">
              <text:p text:style-name="P60">The square root of two. </text:p>
            </table:table-cell>
          </table:table-row>
          <table:table-row>
            <table:table-cell table:style-name="Table25.A2" office:value-type="string">
              <text:p text:style-name="P68">M_SQRT1_2 </text:p>
            </table:table-cell>
            <table:table-cell table:style-name="Table25.A2" office:value-type="string">
              <text:p text:style-name="P68">0.707106781186547</text:p>
            </table:table-cell>
            <table:table-cell table:style-name="Table25.C2" office:value-type="string">
              <text:p text:style-name="P60">The reciprocal of the square root of two which is also the square root of 1/2.</text:p>
            </table:table-cell>
          </table:table-row>
        </table:table>
        <text:p text:style-name="Table">Table <text:sequence text:ref-name="refTable3" text:name="Table" text:formula="ooow:Table+1" style:num-format="1">4</text:sequence>: </text:p>
        <text:p text:style-name="P56"/>
        <text:p text:style-name="P56">In the example programs the value of PI was calculated. However, as you can see,</text:p>
        <text:p text:style-name="P56">the value of PI is available in the CRT, so it is much more efficient to use the defined </text:p>
        <text:p text:style-name="P56">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56"/>
        <text:p text:style-name="P56">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P56"/>
        <text:p text:style-name="P56"/>
        <text:list xml:id="list114818307825680" text:continue-numbering="true" text:style-name="Numbering_20_2">
          <text:list-item>
            <text:p text:style-name="_5f_code"><text:s/>Option Explicit </text:p>
          </text:list-item>
          <text:list-item>
            <text:p text:style-name="_5f_code"><text:s/></text:p>
          </text:list-item>
          <text:list-item>
            <text:p text:style-name="_5f_code"><text:s/>#Include Once "crt.bi" </text:p>
          </text:list-item>
          <text:list-item>
            <text:p text:style-name="_5f_code"><text:s/></text:p>
          </text:list-item>
          <text:list-item>
            <text:p text:style-name="_5f_code"><text:s/>Dim As Double sqr2 </text:p>
          </text:list-item>
          <text:list-item>
            <text:p text:style-name="_5f_code"><text:s/></text:p>
          </text:list-item>
          <text:list-item>
            <text:p text:style-name="_5f_code"><text:s/>sqr2 = 2 * Sin(M_PI/4) </text:p>
          </text:list-item>
          <text:list-item>
            <text:p text:style-name="_5f_code"><text:s/></text:p>
          </text:list-item>
          <text:list-item>
            <text:p text:style-name="_5f_code"><text:s/>Print "Calculated Square root of 2:";sqr2 </text:p>
          </text:list-item>
          <text:list-item>
            <text:p text:style-name="_5f_code"><text:s/>Print "CRT value:"; M_SQRT2 </text:p>
          </text:list-item>
          <text:list-item>
            <text:p text:style-name="_5f_code"><text:s/></text:p>
          </text:list-item>
          <text:list-item>
            <text:p text:style-name="_5f_code"><text:s/>Sleep </text:p>
          </text:list-item>
          <text:list-item>
            <text:p text:style-name="_5f_code"/>
          </text:list-item>
          <text:list-item>
            <text:p text:style-name="_5f_code"><text:s/>End </text:p>
          </text:list-item>
        </text:list>
        <text:p text:style-name="P56"/>
        <text:p text:style-name="P56"/>
        <text:p text:style-name="P56">Listing 7.3: sr2.bas </text:p>
        <text:p text:style-name="P56"/>
        <text:p text:style-name="P56"><text:tab/>Analysis: Line 3 includes the CRT declaration file, crt.bi, which will enable the </text:p>
        <text:p text:style-name="P56">program to use the math constants and functions. The #Include Once directive ensures </text:p>
        <text:p text:style-name="P56">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P56"/>
        <text:p text:style-name="P56">When you run the program you should see the following output. </text:p>
        <text:p text:style-name="P56"><text:soft-page-break/></text:p>
        <text:p text:style-name="output">Calculated Square root of 2: 1.41421356237309 </text:p>
        <text:p text:style-name="output"/>
        <text:p text:style-name="output"/>
        <text:p text:style-name="output">CRT value: 1.4142135623731 </text:p>
        <text:p text:style-name="output"/>
        <text:p text:style-name="output"/>
        <text:p text:style-name="P56">Output 7.3: Output of sr2.bas </text:p>
        <text:p text:style-name="P56"/>
        <text:p text:style-name="P56">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P56"/>
        <text:h text:style-name="Heading_20_3" text:outline-level="3">Selected CRT Math Functions </text:h>
        <text:p text:style-name="P56"/>
        <text:p text:style-name="P56">There are a number of math functions declared in the CRT. Table 8.3 list three of </text:p>
        <text:p text:style-name="P56">the functions. </text:p>
        <text:p text:style-name="P56"/>
        <table:table table:name="Table26" table:style-name="Table26">
          <table:table-column table:style-name="Table26.A" table:number-columns-repeated="3"/>
          <table:table-row>
            <table:table-cell table:style-name="Table26.A1" office:value-type="string">
              <text:p text:style-name="P56">Function</text:p>
            </table:table-cell>
            <table:table-cell table:style-name="Table26.A1" office:value-type="string">
              <text:p text:style-name="P56"><text:s/>Syntax </text:p>
            </table:table-cell>
            <table:table-cell table:style-name="Table26.C1" office:value-type="string">
              <text:p text:style-name="P56">Comment </text:p>
            </table:table-cell>
          </table:table-row>
          <table:table-row>
            <table:table-cell table:style-name="Table26.A2" office:value-type="string">
              <text:p text:style-name="P56">Hypot </text:p>
            </table:table-cell>
            <table:table-cell table:style-name="Table26.A2" office:value-type="string">
              <text:p text:style-name="P56">B = Hypot(x as double, y as double) </text:p>
            </table:table-cell>
            <table:table-cell table:style-name="Table26.C2" office:value-type="string">
              <text:p text:style-name="P56">Hypot returns the hypotenuse of sides x and y. </text:p>
            </table:table-cell>
          </table:table-row>
          <table:table-row>
            <table:table-cell table:style-name="Table26.A2" office:value-type="string">
              <text:p text:style-name="P56">Log10 </text:p>
            </table:table-cell>
            <table:table-cell table:style-name="Table26.A2" office:value-type="string">
              <text:p text:style-name="P56">B = Log10(x as double)</text:p>
            </table:table-cell>
            <table:table-cell table:style-name="Table26.C2" office:value-type="string">
              <text:p text:style-name="P56"><text:s/>Log10 returns the base 10log of x. </text:p>
            </table:table-cell>
          </table:table-row>
          <table:table-row>
            <table:table-cell table:style-name="Table26.A2" office:value-type="string">
              <text:p text:style-name="P56">Pow</text:p>
            </table:table-cell>
            <table:table-cell table:style-name="Table26.A2" office:value-type="string">
              <text:p text:style-name="P56"><text:s/>B = Pow(base as double, power as double) </text:p>
            </table:table-cell>
            <table:table-cell table:style-name="Table26.C2" office:value-type="string">
              <text:p text:style-name="P69">Pow returns base raised to power. </text:p>
            </table:table-cell>
          </table:table-row>
          <table:table-row>
            <table:table-cell table:style-name="Table26.A2" office:value-type="string">
              <text:p text:style-name="P56"/>
            </table:table-cell>
            <table:table-cell table:style-name="Table26.A2" office:value-type="string">
              <text:p text:style-name="Standard"/>
            </table:table-cell>
            <table:table-cell table:style-name="Table26.C2" office:value-type="string">
              <text:p text:style-name="Standard"/>
            </table:table-cell>
          </table:table-row>
        </table:table>
        <text:p text:style-name="Table">Table <text:sequence text:ref-name="refTable4" text:name="Table" text:formula="ooow:Table+1" style:num-format="1">5</text:sequence>: </text:p>
        <text:p text:style-name="P56"/>
        <text:p text:style-name="P56">Table 7.3: Selected CRT Math Functions </text:p>
        <text:p text:style-name="P56"/>
        <text:p text:style-name="P56">The log program in Listing 8.2 can be modified to use the CRT functions. </text:p>
        <text:p text:style-name="P56"/>
        <text:list xml:id="list114818364239514" text:continue-numbering="true" text:style-name="Numbering_20_2">
          <text:list-item>
            <text:p text:style-name="_5f_code">Option Explicit </text:p>
          </text:list-item>
          <text:list-item>
            <text:p text:style-name="_5f_code">#Include Once "crt.bi" </text:p>
          </text:list-item>
          <text:list-item>
            <text:p text:style-name="_5f_code">Dim As Double l1, l2, lt, al </text:p>
          </text:list-item>
          <text:list-item>
            <text:p text:style-name="_5f_code">'Calculate the log of 2.5 for base 10 </text:p>
          </text:list-item>
          <text:list-item>
            <text:p text:style-name="_5f_code">l1 = Log10(2.5) </text:p>
          </text:list-item>
          <text:list-item>
            <text:p text:style-name="_5f_code">'Calculate the log of 5.6 for base 10 </text:p>
          </text:list-item>
          <text:list-item>
            <text:p text:style-name="_5f_code">l2 = Log10(5.6) </text:p>
          </text:list-item>
          <text:list-item>
            <text:p text:style-name="_5f_code">'Add the logarithms </text:p>
          </text:list-item>
          <text:list-item>
            <text:p text:style-name="_5f_code">lt = l1 + l2 </text:p>
          </text:list-item>
          <text:list-item>
            <text:p text:style-name="_5f_code">'Get the antilog, which is our base (10) </text:p>
          </text:list-item>
          <text:list-item>
            <text:p text:style-name="_5f_code">'raised to the sum of the log values </text:p>
          </text:list-item>
          <text:list-item>
            <text:p text:style-name="_5f_code">al = Pow(10, lt) </text:p>
          </text:list-item>
          <text:list-item>
            <text:p text:style-name="_5f_code">'Print results </text:p>
          </text:list-item>
          <text:list-item>
            <text:p text:style-name="_5f_code">Print "2.5 * 5.6 = ";2.5 * 5.6 </text:p>
          </text:list-item>
          <text:list-item>
            <text:p text:style-name="_5f_code">Print "Log method = ";al </text:p>
          </text:list-item>
          <text:list-item>
            <text:p text:style-name="_5f_code">Sleep </text:p>
          </text:list-item>
          <text:list-item>
            <text:p text:style-name="_5f_code">End </text:p>
          </text:list-item>
          <text:list-item>
            <text:p text:style-name="_5f_code"/>
          </text:list-item>
          <text:list-item>
            <text:p text:style-name="_5f_code"/>
          </text:list-item>
        </text:list>
        <text:p text:style-name="P56"><text:soft-page-break/>Listing 7.4: log2.bas </text:p>
        <text:p text:style-name="P56"/>
        <text:p text:style-name="P56"><text:tab/>Analysis: Line 3 includes the crt.bi declaration file so that the runtime functions will </text:p>
        <text:p text:style-name="P56">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P56">than the exponentiation operator to calculate the antilog. Lines 20 and 21 print out the results for comparison. The program is closed in the usual way. </text:p>
        <text:p text:style-name="P56"/>
        <text:p text:style-name="P56">When you run the program you will see that the output is the same as in the previous version. </text:p>
        <text:p text:style-name="output"/>
        <text:p text:style-name="output">2.5 * 5.6 = 14 </text:p>
        <text:p text:style-name="output">Log method = 14 </text:p>
        <text:p text:style-name="output"/>
        <text:p text:style-name="P56"/>
        <text:p text:style-name="P56">Output 7.4: Output of log2.bas </text:p>
        <text:p text:style-name="P56"/>
        <text:p text:style-name="P56">Using the CRT functions can make your program a bit more simple, and a bit less error prone. Since FreeBasic uses the Microsoft runtime library the functions are stable and reliable, and many include optimizations that make the functions perform better than you could achieve by hand coding. </text:p>
        <text:p text:style-name="P56"/>
        <text:h text:style-name="Heading_20_2" text:outline-level="2">A Look Ahead </text:h>
        <text:p text:style-name="P56"/>
        <text:p text:style-name="P56">In addition to the standard numeric variables, FreeBasic also has the pointer datatype, which is the subject of the next chapter. </text:p>
        <text:p text:style-name="P56"/>
        <text:p text:style-name="P56"/>
      </text:section>
      <text:section text:style-name="Sect1" text:name="Console Programming " text:protected="true">
        <text:section-source xlink:href="../../fbeginnerm18.odt"/>
        <text:p text:style-name="P12">Chapter 15 Console Programming </text:p>
        <text:p text:style-name="P56"/>
        <text:p text:style-name="P56">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56"/>
        <text:p text:style-name="P56">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56"/>
        <text:p text:style-name="P56">If you are interested in text-based programming you should visit Ascii World located athttp://www.ascii-world.com. Ascii World is a site devoted entirely to text-basedprogramming, regardless of the programming language. </text:p>
        <text:p text:style-name="P56"/>
        <text:p text:style-name="P56">The Console Screen </text:p>
        <text:p text:style-name="P56"/>
        <text:p text:style-name="P56">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56"/>
        <text:p text:style-name="P56">The character set for the console under Windows®, is the Ascii character set. The </text:p>
        <text:p text:style-name="P56">Ascii character set contains 256 characters and includes all the numbers, letters and </text:p>
        <text:p text:style-name="P56">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56"/>
        <text:p text:style-name="P56">The Console Functions </text:p>
        <text:p text:style-name="P56"/>
        <text:p text:style-name="P56">FreeBasic has a number of console functions that enable you to position text onthe screen, set the foreground and background colors of the text, and to retrieveinformation from the console screen. You can also use the mouse in the console for added </text:p>
        <text:p text:style-name="P56">functionality. The following table lists the console commands available in FreeBasic. </text:p>
        <text:p text:style-name="P56"/>
        <text:p text:style-name="P56">Function Syntax Comment </text:p>
        <text:p text:style-name="P56">Cls Cls mode Clears the screen. If mode is </text:p>
        <text:p text:style-name="P56"/>
        <text:p text:style-name="P56"><text:soft-page-break/></text:p>
        <text:p text:style-name="P56">Function Syntax Comment </text:p>
        <text:p text:style-name="P56">0 or omitted, entire screen </text:p>
        <text:p text:style-name="P56">is cleared. If mode is 1 the </text:p>
        <text:p text:style-name="P56">graphics viewport is cleared.</text:p>
        <text:p text:style-name="P56">If mode is 2, the text </text:p>
        <text:p text:style-name="P56">viewport is cleared. </text:p>
        <text:p text:style-name="P56">Color Color foreground,</text:p>
        <text:p text:style-name="P56">background </text:p>
        <text:p text:style-name="P56">B = Color </text:p>
        <text:p text:style-name="P56">Sets the foreground and/orbackground color of printed </text:p>
        <text:p text:style-name="P56">text. </text:p>
        <text:p text:style-name="P56">Color can also be used to </text:p>
        <text:p text:style-name="P56">return the current color </text:p>
        <text:p text:style-name="P56">attributes, where the </text:p>
        <text:p text:style-name="P56">foreground color is the low-</text:p>
        <text:p text:style-name="P56">word and the backgroundcolor is the high-word. </text:p>
        <text:p text:style-name="P56">Csrlin B = Csrlin Returns the row that the </text:p>
        <text:p text:style-name="P56">cursor currently occupies. </text:p>
        <text:p text:style-name="P56">Format B = Format (numeric,</text:p>
        <text:p text:style-name="P56">format_string) </text:p>
        <text:p text:style-name="P56">Formats a numerical </text:p>
        <text:p text:style-name="P56">expression according toformat_string. </text:p>
        <text:p text:style-name="P56">Getmouse Getmouse col, row, wheel, </text:p>
        <text:p text:style-name="P56">button </text:p>
        <text:p text:style-name="P56">Returns the current positionof the mouse cursor in row, </text:p>
        <text:p text:style-name="P56">col, the current wheel state </text:p>
        <text:p text:style-name="P56">and button state. </text:p>
        <text:p text:style-name="P56">Locate Locate row, column, </text:p>
        <text:p text:style-name="P56">cursor_state </text:p>
        <text:p text:style-name="P56">Positions the cursor on the </text:p>
        <text:p text:style-name="P56">row and column. If </text:p>
        <text:p text:style-name="P56">cursor_state is 0, cursor is </text:p>
        <text:p text:style-name="P56">hidden. If 1, cursor is shown. </text:p>
        <text:p text:style-name="P56">Pos B = Pos Returns the current column </text:p>
        <text:p text:style-name="P56">of the cursor. </text:p>
        <text:p text:style-name="P56">Print </text:p>
        <text:p text:style-name="P56">? </text:p>
        <text:p text:style-name="P56">Print expression </text:p>
        <text:p text:style-name="P56">Print expression, </text:p>
        <text:p text:style-name="P56">Print expression; </text:p>
        <text:p text:style-name="P56">? expression </text:p>
        <text:p text:style-name="P56">? expression, </text:p>
        <text:p text:style-name="P56">? expression; </text:p>
        <text:p text:style-name="P56">Prints expression to thescreen. Expression can betext, a string variable ornumeric variable. A comma </text:p>
        <text:p text:style-name="P56">at the end of the print stringwill print a tab space withno carriage return. A semicolon </text:p>
        <text:p text:style-name="P56">will not print acarriage return. If no commaor semi-colon, a carriagereturn is printed. </text:p>
        <text:p text:style-name="P56"><text:soft-page-break/>Print Using Print Using format_string,</text:p>
        <text:p text:style-name="P56">expression1 </text:p>
        <text:p text:style-name="P56">Print Using format_string,</text:p>
        <text:p text:style-name="P56">expression1, </text:p>
        <text:p text:style-name="P56">Print Using format_string,</text:p>
        <text:p text:style-name="P56">expression1; </text:p>
        <text:p text:style-name="P56">Print expression to thescreen using a format string.</text:p>
        <text:p text:style-name="P56">Print Using has some knownbugs and should not beused. Use format instead. </text:p>
        <text:p text:style-name="P56"/>
        <text:p text:style-name="P56"/>
        <text:p text:style-name="P56">Function Syntax Comment </text:p>
        <text:p text:style-name="P56">Screen B = Screen(row, col,</text:p>
        <text:p text:style-name="P56">color_flag) </text:p>
        <text:p text:style-name="P56">Screen returns the ascii </text:p>
        <text:p text:style-name="P56">character code at row and </text:p>
        <text:p text:style-name="P56">column position if color_flagis 0. If color_flag is 1, Screenreturns the color attribute. </text:p>
        <text:p text:style-name="P56">You can determine the </text:p>
        <text:p text:style-name="P56">background color with </text:p>
        <text:p text:style-name="P56">background = attribute </text:p>
        <text:p text:style-name="P56">shr 4 and the foregroundcolor with foreground = </text:p>
        <text:p text:style-name="P56">attribute and &amp;hf. </text:p>
        <text:p text:style-name="P56">Spc Spc columns Causes next print statementto skip number of columns. </text:p>
        <text:p text:style-name="P56">Tab Tab column Sets column for next print </text:p>
        <text:p text:style-name="P56">statement. </text:p>
        <text:p text:style-name="P56">View Print View Print first_row To </text:p>
        <text:p text:style-name="P56">last_row </text:p>
        <text:p text:style-name="P56">Sets printing area of screen. </text:p>
        <text:p text:style-name="P56">Width Width columns, rows Sets the the number of </text:p>
        <text:p text:style-name="P56">columns and rows of the </text:p>
        <text:p text:style-name="P56">console window. </text:p>
        <text:p text:style-name="P56"/>
        <text:p text:style-name="P56">Table 15.1: Console Commands </text:p>
        <text:p text:style-name="P56"/>
        <text:p text:style-name="P56">Console Colors </text:p>
        <text:p text:style-name="P56"/>
        <text:p text:style-name="P56">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56"/>
        <text:p text:style-name="P56">. </text:p>
        <text:p text:style-name="P56">0: black </text:p>
        <text:p text:style-name="P56">. </text:p>
        <text:p text:style-name="P56">1: blue </text:p>
        <text:p text:style-name="P56">. </text:p>
        <text:p text:style-name="P56">2: green </text:p>
        <text:p text:style-name="P56">. </text:p>
        <text:p text:style-name="P56">3: cyan </text:p>
        <text:p text:style-name="P56">. </text:p>
        <text:p text:style-name="P56">4: red </text:p>
        <text:p text:style-name="P56">. </text:p>
        <text:p text:style-name="P56"><text:soft-page-break/>5: magenta </text:p>
        <text:p text:style-name="P56">. </text:p>
        <text:p text:style-name="P56">6: yellow </text:p>
        <text:p text:style-name="P56">. </text:p>
        <text:p text:style-name="P56">7: white </text:p>
        <text:p text:style-name="P56">. </text:p>
        <text:p text:style-name="P56">8: gray </text:p>
        <text:p text:style-name="P56">. </text:p>
        <text:p text:style-name="P56">9: bright blue </text:p>
        <text:p text:style-name="P56">. </text:p>
        <text:p text:style-name="P56">10: bright green </text:p>
        <text:p text:style-name="P56">. </text:p>
        <text:p text:style-name="P56">11: bright cyan </text:p>
        <text:p text:style-name="P56"/>
        <text:p text:style-name="P56">. </text:p>
        <text:p text:style-name="P56">12: bright red </text:p>
        <text:p text:style-name="P56">. </text:p>
        <text:p text:style-name="P56">13: bright magenta </text:p>
        <text:p text:style-name="P56">. </text:p>
        <text:p text:style-name="P56">14: bright yellow </text:p>
        <text:p text:style-name="P56">. </text:p>
        <text:p text:style-name="P56">15: bright white </text:p>
        <text:p text:style-name="P56">The colors listed above may vary, depending on your graphics card and monitor,</text:p>
        <text:p text:style-name="P56">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56"/>
        <text:p text:style-name="P56">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56">It is good practice to identify critical information through the use of text manipulation,</text:p>
        <text:p text:style-name="P56">such as a pop-up box, so that the information won't be missed by a color blind user. </text:p>
        <text:p text:style-name="P56"/>
        <text:p text:style-name="P56">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56"/>
        <text:p text:style-name="P56">Foreground = attribute And 15 </text:p>
        <text:p text:style-name="P56"/>
        <text:p text:style-name="P56"/>
        <text:p text:style-name="P56"><text:soft-page-break/>Background = attribute Shr 4 </text:p>
        <text:p text:style-name="P56"/>
        <text:p text:style-name="P56"/>
        <text:p text:style-name="P56">The following program illustrates how you might use these functions in a program. </text:p>
        <text:p text:style-name="P56"/>
        <text:p text:style-name="P56">1 </text:p>
        <text:p text:style-name="P56">Option Explicit </text:p>
        <text:p text:style-name="P56">2 </text:p>
        <text:p text:style-name="P56">3 </text:p>
        <text:p text:style-name="P56">Dim As Integer clr, ccode </text:p>
        <text:p text:style-name="P56">4 </text:p>
        <text:p text:style-name="P56">5 </text:p>
        <text:p text:style-name="P56">'Set the color </text:p>
        <text:p text:style-name="P56">6 </text:p>
        <text:p text:style-name="P56">Color 15, 0 </text:p>
        <text:p text:style-name="P56">7 </text:p>
        <text:p text:style-name="P56">8 </text:p>
        <text:p text:style-name="P56">'Get the current color </text:p>
        <text:p text:style-name="P56">9 </text:p>
        <text:p text:style-name="P56">clr = Color </text:p>
        <text:p text:style-name="P56">10 </text:p>
        <text:p text:style-name="P56">11 </text:p>
        <text:p text:style-name="P56">'Print foreground and background color numbers </text:p>
        <text:p text:style-name="P56">12 </text:p>
        <text:p text:style-name="P56">Print "Current color setting:" </text:p>
        <text:p text:style-name="P56">13 </text:p>
        <text:p text:style-name="P56">Print "Foreground: ";Loword(clr) </text:p>
        <text:p text:style-name="P56">14 </text:p>
        <text:p text:style-name="P56">Print "Background: ";Hiword(clr) </text:p>
        <text:p text:style-name="P56"/>
        <text:p text:style-name="P56"/>
        <text:p text:style-name="P56"/>
        <text:p text:style-name="P56">15 </text:p>
        <text:p text:style-name="P56">Print </text:p>
        <text:p text:style-name="P56">16 </text:p>
        <text:p text:style-name="P56">'Get the current character position at 1, 1 </text:p>
        <text:p text:style-name="P56">17 </text:p>
        <text:p text:style-name="P56">ccode = Screen(1, 1) </text:p>
        <text:p text:style-name="P56">18 </text:p>
        <text:p text:style-name="P56">Print "Character code at 1,1 is";ccode;" which is ";Chr(ccode);"." </text:p>
        <text:p text:style-name="P56">19 </text:p>
        <text:p text:style-name="P56">20 </text:p>
        <text:p text:style-name="P56">'Get the color attributes at 1,1 </text:p>
        <text:p text:style-name="P56">21 </text:p>
        <text:p text:style-name="P56">clr = Screen(1, 1, 1) </text:p>
        <text:p text:style-name="P56">22 </text:p>
        <text:p text:style-name="P56">Print "Foreground color at 1,1:";clr And 15 </text:p>
        <text:p text:style-name="P56">23 </text:p>
        <text:p text:style-name="P56">Print "Background color at 1,1:";clr Shr 4 </text:p>
        <text:p text:style-name="P56">24 </text:p>
        <text:p text:style-name="P56">25 </text:p>
        <text:p text:style-name="P56">26 </text:p>
        <text:p text:style-name="P56"><text:soft-page-break/>Sleep </text:p>
        <text:p text:style-name="P56">27 </text:p>
        <text:p text:style-name="P56">End </text:p>
        <text:p text:style-name="P56"/>
        <text:p text:style-name="P56"/>
        <text:p text:style-name="P56">Listing 15.1: color.bas </text:p>
        <text:p text:style-name="P56"/>
        <text:p text:style-name="P56"><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56">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56"/>
        <text:p text:style-name="P56">When you run the program you should see the following output. </text:p>
        <text:p text:style-name="P56"/>
        <text:p text:style-name="P56">Current color setting: </text:p>
        <text:p text:style-name="P56"/>
        <text:p text:style-name="P56"/>
        <text:p text:style-name="P56">Foreground: 15 </text:p>
        <text:p text:style-name="P56"/>
        <text:p text:style-name="P56"/>
        <text:p text:style-name="P56">Background: 0 </text:p>
        <text:p text:style-name="P56"/>
        <text:p text:style-name="P56"/>
        <text:p text:style-name="P56">Character code at 1,1 is 67 which is C. </text:p>
        <text:p text:style-name="P56"/>
        <text:p text:style-name="P56"/>
        <text:p text:style-name="P56">Foreground color at 1,1: 15 </text:p>
        <text:p text:style-name="P56"/>
        <text:p text:style-name="P56"/>
        <text:p text:style-name="P56">Background color at 1,1: 0 </text:p>
        <text:p text:style-name="P56"/>
        <text:p text:style-name="P56"/>
        <text:p text:style-name="P56">Output 15.1: Output of color.bas </text:p>
        <text:p text:style-name="P56"/>
        <text:p text:style-name="P56">The display will be in bright white, with a black background. As you can see, youhave tremendous control over the appearance of console text and can easily determinethe attributes of the text. </text:p>
        <text:p text:style-name="P56"/>
        <text:p text:style-name="P56">Positioning Text </text:p>
        <text:p text:style-name="P56"/>
        <text:p text:style-name="P56">You can position text anywhere on the console screen using the Locate statement.</text:p>
        <text:p text:style-name="P56">The Locate statement sets the text cursor position for subsequent printing of text. To </text:p>
        <text:p text:style-name="P56"/>
        <text:p text:style-name="P56"><text:soft-page-break/></text:p>
        <text:p text:style-name="P56">print to a certain location on the screen, you must first position the text cursor using 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56"/>
        <text:p text:style-name="P56">The Print command will update the current cursor position. You can obtain the </text:p>
        <text:p text:style-name="P56">current row setting by using the Csrlin function and the current column setting by usingthe Pos function. </text:p>
        <text:p text:style-name="P56"/>
        <text:p text:style-name="P56">Printing Text </text:p>
        <text:p text:style-name="P56"/>
        <text:p text:style-name="P56">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56">a carriage return and/or line feed positioning the cursor at the beginning of the next line. </text:p>
        <text:p text:style-name="P56"/>
        <text:p text:style-name="P56">You can format the output of numeric text using the Print Using command,</text:p>
        <text:p text:style-name="P56">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56">For details on the Print Using function see the FreeBasic documentation wiki4. The </text:p>
        <text:p text:style-name="P56">function will not be covered in this book. </text:p>
        <text:p text:style-name="P56"/>
        <text:p text:style-name="P56">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56"/>
        <text:p text:style-name="P56">Determining and Setting the Size of the Console </text:p>
        <text:p text:style-name="P56"/>
        <text:p text:style-name="P56">You can determine the current console size, or set the number of rows and columns </text:p>
        <text:p text:style-name="P56">of the console by using the Width function. To determine the current console size, use theWidth function without any parameters as shown in the following code snippet. </text:p>
        <text:p text:style-name="P56"/>
        <text:p text:style-name="P56">MyInt = Width </text:p>
        <text:p text:style-name="P56"/>
        <text:p text:style-name="P56"/>
        <text:p text:style-name="P56">columns = Loword(myInt) </text:p>
        <text:p text:style-name="P56"/>
        <text:p text:style-name="P56"/>
        <text:p text:style-name="P56">rows = Hiword(myInt) </text:p>
        <text:p text:style-name="P56"/>
        <text:p text:style-name="P56"/>
        <text:p text:style-name="P56">The number of columns of the console is stored in the low word of the return </text:p>
        <text:p text:style-name="P56">integer value while the number of rows is stored in the high word of the integer. To setthe console size, use the Width function with the number of desired columns and rows, <text:soft-page-break/>as </text:p>
        <text:p text:style-name="P56">illustrated in the following code snippet. </text:p>
        <text:p text:style-name="P56"/>
        <text:p text:style-name="P56">Width 80, 25 </text:p>
        <text:p text:style-name="P56"/>
        <text:p text:style-name="P56"/>
        <text:p text:style-name="P56">This will set the console to 80 columns by 25 rows. The standard consoleconfiguration is 80 columns by 25 rows, however, if you need a different size for your </text:p>
        <text:p text:style-name="P56"/>
        <text:p text:style-name="P56">4At the time of this writing, the Print Using wiki page is loacted athttp://www.freebasic.net/wiki/wikka.php?wakka=KeyPgPrintusing. </text:p>
        <text:p text:style-name="P56"/>
        <text:p text:style-name="P56"/>
        <text:p text:style-name="P56">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56"/>
        <text:p text:style-name="P56">The following program shows how to use the Width function to get the consile sizeinformation and reset the console. </text:p>
        <text:p text:style-name="P56"/>
        <text:p text:style-name="P56">1 </text:p>
        <text:p text:style-name="P56">2 </text:p>
        <text:p text:style-name="P56">3 </text:p>
        <text:p text:style-name="P56">4 </text:p>
        <text:p text:style-name="P56">5 </text:p>
        <text:p text:style-name="P56">6 </text:p>
        <text:p text:style-name="P56">7 </text:p>
        <text:p text:style-name="P56">8 </text:p>
        <text:p text:style-name="P56">9 </text:p>
        <text:p text:style-name="P56">10 </text:p>
        <text:p text:style-name="P56">11 </text:p>
        <text:p text:style-name="P56">12 </text:p>
        <text:p text:style-name="P56">13 </text:p>
        <text:p text:style-name="P56">14 </text:p>
        <text:p text:style-name="P56">15 </text:p>
        <text:p text:style-name="P56">16 </text:p>
        <text:p text:style-name="P56">17 </text:p>
        <text:p text:style-name="P56">18 </text:p>
        <text:p text:style-name="P56">19 </text:p>
        <text:p text:style-name="P56">20 </text:p>
        <text:p text:style-name="P56">21 </text:p>
        <text:p text:style-name="P56">22 </text:p>
        <text:p text:style-name="P56">23 </text:p>
        <text:p text:style-name="P56">24 </text:p>
        <text:p text:style-name="P56">25 </text:p>
        <text:p text:style-name="P56">26 </text:p>
        <text:p text:style-name="P56">27 </text:p>
        <text:p text:style-name="P56"><text:soft-page-break/>28 </text:p>
        <text:p text:style-name="P56"/>
        <text:p text:style-name="P56"/>
        <text:p text:style-name="P56">Option Explicit </text:p>
        <text:p text:style-name="P56"/>
        <text:p text:style-name="P56"/>
        <text:p text:style-name="P56">Dim As Integer consize, rows, cols </text:p>
        <text:p text:style-name="P56"/>
        <text:p text:style-name="P56"/>
        <text:p text:style-name="P56">'Get the current console size </text:p>
        <text:p text:style-name="P56">consize = Width </text:p>
        <text:p text:style-name="P56">rows = Hiword(consize) </text:p>
        <text:p text:style-name="P56">cols = Loword(consize) </text:p>
        <text:p text:style-name="P56">Print "Current Rows =";rows </text:p>
        <text:p text:style-name="P56">Print "Current Columns =";cols </text:p>
        <text:p text:style-name="P56">Print "Press any key..." </text:p>
        <text:p text:style-name="P56">Sleep </text:p>
        <text:p text:style-name="P56">Cls </text:p>
        <text:p text:style-name="P56"/>
        <text:p text:style-name="P56"/>
        <text:p text:style-name="P56">'Resize console if necessary </text:p>
        <text:p text:style-name="P56">If rows &gt; 25 Then </text:p>
        <text:p text:style-name="P56">Width 80, 25 </text:p>
        <text:p text:style-name="P56">End If </text:p>
        <text:p text:style-name="P56"/>
        <text:p text:style-name="P56"/>
        <text:p text:style-name="P56">'Get the new console size </text:p>
        <text:p text:style-name="P56">consize = Width </text:p>
        <text:p text:style-name="P56">rows = Hiword(consize) </text:p>
        <text:p text:style-name="P56">cols = Loword(consize) </text:p>
        <text:p text:style-name="P56">Print "New Rows =";rows </text:p>
        <text:p text:style-name="P56">Print "New Columns =";cols </text:p>
        <text:p text:style-name="P56"/>
        <text:p text:style-name="P56"/>
        <text:p text:style-name="P56">Sleep </text:p>
        <text:p text:style-name="P56">End </text:p>
        <text:p text:style-name="P56"/>
        <text:p text:style-name="P56"/>
        <text:p text:style-name="P56">Listing 15.2: width.bas </text:p>
        <text:p text:style-name="P56"/>
        <text:p text:style-name="P56"><text:tab/>Analysis: Line 3 dimensions three variables, consize that will contain the Width </text:p>
        <text:p text:style-name="P56">return value, rows which will contain the number of rows and cols which will contain the </text:p>
        <text:p text:style-name="P56">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56">Line 13 clears the screen. </text:p>
        <text:p text:style-name="P56"/>
        <text:p text:style-name="P56"/>
        <text:p text:style-name="P56">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56">are printed in lines 24 and 25. The program is then closed in the usual way. </text:p>
        <text:p text:style-name="P56"/>
        <text:p text:style-name="P56">When you run the program you should see output similar to the following. </text:p>
        <text:p text:style-name="P56"/>
        <text:p text:style-name="P56">Current Rows = 25 </text:p>
        <text:p text:style-name="P56">Current Columns = 80 </text:p>
        <text:p text:style-name="P56">Press any key... </text:p>
        <text:p text:style-name="P56"/>
        <text:p text:style-name="P56"/>
        <text:p text:style-name="P56">Output 15.2: Output a of width.bas </text:p>
        <text:p text:style-name="P56"/>
        <text:p text:style-name="P56">New Rows = 25 </text:p>
        <text:p text:style-name="P56">New Columns = 80 </text:p>
        <text:p text:style-name="P56"/>
        <text:p text:style-name="P56"/>
        <text:p text:style-name="P56">Output 15.3: Output b of width.bas </text:p>
        <text:p text:style-name="P56"/>
        <text:p text:style-name="P56">Output a shows the console setting when the program starts, and Output b showsthe console setting after checking the console size. In this run the default setting was thedesired size, so the Width statement did not need to be executed. </text:p>
        <text:p text:style-name="P56"/>
        <text:p text:style-name="P56">Getting User Input </text:p>
        <text:p text:style-name="P56"/>
        <text:p text:style-name="P56">If you need to interact with the user, then you will need to get user input. Thereare several ways to collect user input which are listed in the following table. </text:p>
        <text:p text:style-name="P56"/>
        <text:p text:style-name="P56">Function Syntax Comment </text:p>
        <text:p text:style-name="P56">Inkey B = Inkey Returns a key from thekeyboard buffer as a string.</text:p>
        <text:p text:style-name="P56">If an extended key ispressed, the return stringcontains character 255 + </text:p>
        <text:p text:style-name="P56">key character. Inkey doesnot wait for keyboard input. </text:p>
        <text:p text:style-name="P56">Input Input variable_list </text:p>
        <text:p text:style-name="P56">Input “prompt”; variable_list </text:p>
        <text:p text:style-name="P56">Input “prompt”,variable_list </text:p>
        <text:p text:style-name="P56">Input will gather input forone or more variables listed </text:p>
        <text:p text:style-name="P56">in variable_list. The </text:p>
        <text:p text:style-name="P56">variables should be </text:p>
        <text:p text:style-name="P56">separated with commas.</text:p>
        <text:p text:style-name="P56">The type of variabledetermines how input willcollect the data. If the data </text:p>
        <text:p text:style-name="P56">type of the variable is astring, Input will convert theinput data to a string. If thedata type of the variable is </text:p>
        <text:p text:style-name="P56"/>
        <text:p text:style-name="P56"/>
        <text:p text:style-name="P82"/>
        <text:p text:style-name="P56">numeric, Input will convertthe data to a number. If an </text:p>
        <text:p text:style-name="P56">invalid numeric string isentered, Input will attempt </text:p>
        <text:p text:style-name="P56">to convert as manycharacters as possible to anumber. If no characters can </text:p>
        <text:p text:style-name="P56">be converted to a string,</text:p>
        <text:p text:style-name="P56">Input will return 0. If a semicolon </text:p>
        <text:p text:style-name="P56">is used with Input, aquestion mark will bedisplayed after the prompt.</text:p>
        <text:p text:style-name="P56">If a comma is used, a </text:p>
        <text:p text:style-name="P56">question mark will not beprinted. </text:p>
        <text:p text:style-name="P56">Input() B = </text:p>
        <text:p text:style-name="P56">Input(number_of_characters) </text:p>
        <text:p text:style-name="P56">Input() will return a stringcontaining number ofcharacters entered. </text:p>
        <text:p text:style-name="P56">Getkey B = GetKey Returns the ascii code of the </text:p>
        <text:p text:style-name="P56">current key in the keyboardbuffer. Getkey will wait for akey. If an extended key ispressed, the first characteris skipped, character 255,</text:p>
        <text:p text:style-name="P56">and the second character is </text:p>
        <text:p text:style-name="P56">returned. </text:p>
        <text:p text:style-name="P56">Line Input Line Input string_variable </text:p>
        <text:p text:style-name="P56">B = Line Input “prompt”;</text:p>
        <text:p text:style-name="P56">string_variable </text:p>
        <text:p text:style-name="P56">B = Line Input “prompt”,</text:p>
        <text:p text:style-name="P56">string_variable </text:p>
        <text:p text:style-name="P56">Line Input will return a lineof text from the keyboard.</text:p>
        <text:p text:style-name="P56">All characters up to, but notincluding the enter key areread. An optional promptcan be displayed with eithera question mark, using asemi-colon, or no questionmark when using a comma. </text:p>
        <text:p text:style-name="P56">Winput() B = </text:p>
        <text:p text:style-name="P56">Winput(number_of_characters) </text:p>
        <text:p text:style-name="P56">Wide string version ifInput(). </text:p>
        <text:p text:style-name="P56"/>
        <text:p text:style-name="P56">Table 15.2: Input Functions </text:p>
        <text:p text:style-name="P56"/>
        <text:p text:style-name="P56">Inkey </text:p>
        <text:p text:style-name="P56"/>
        <text:p text:style-name="P56">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56">with the first code being character 255. </text:p>
        <text:p text:style-name="P56"/>
        <text:p text:style-name="P56"/>
        <text:p text:style-name="P56">The following program will display the character and ascii code(s) of both normaland extended keys. </text:p>
        <text:p text:style-name="P56"/>
        <text:p text:style-name="P56"/>
        <text:p text:style-name="P56"/>
        <text:p text:style-name="P56">Option Explicit </text:p>
        <text:p text:style-name="P56"/>
        <text:p text:style-name="P56"/>
        <text:p text:style-name="P56"><text:soft-page-break/>Dim As String key, char </text:p>
        <text:p text:style-name="P56">Dim As Integer i </text:p>
        <text:p text:style-name="P56"/>
        <text:p text:style-name="P56"/>
        <text:p text:style-name="P56">Do </text:p>
        <text:p text:style-name="P56">'Check keyboard buffer </text:p>
        <text:p text:style-name="P56">key = Inkey </text:p>
        <text:p text:style-name="P56">'If key has been pressed </text:p>
        <text:p text:style-name="P56">If Len(key) &gt; 0 Then</text:p>
        <text:p text:style-name="P56"/>
        <text:p text:style-name="P56"/>
        <text:p text:style-name="P56"><text:s/>'Clear the last message </text:p>
        <text:p text:style-name="P56">Locate 1, 1 </text:p>
        <text:p text:style-name="P56">Print Space(79); </text:p>
        <text:p text:style-name="P56">'Reposition cursor </text:p>
        <text:p text:style-name="P56">locate 1,1 </text:p>
        <text:p text:style-name="P56">'Print current key codes </text:p>
        <text:p text:style-name="P56">For i = 1 To Len(key)</text:p>
        <text:p text:style-name="P56"/>
        <text:p text:style-name="P56"/>
        <text:p text:style-name="P56"><text:s/>char = Mid(key, i, 1) </text:p>
        <text:p text:style-name="P56">Print "Character: ";char; " Code: ";Asc(char); " ";</text:p>
        <text:p text:style-name="P56"/>
        <text:p text:style-name="P56"/>
        <text:p text:style-name="P56"><text:s/>Next </text:p>
        <text:p text:style-name="P56">End If </text:p>
        <text:p text:style-name="P56">Sleep 10 </text:p>
        <text:p text:style-name="P56"/>
        <text:p text:style-name="P56"/>
        <text:p text:style-name="P56">Loop Until key = Chr(27) </text:p>
        <text:p text:style-name="P56"/>
        <text:p text:style-name="P56"/>
        <text:p text:style-name="P56">End </text:p>
        <text:p text:style-name="P56"/>
        <text:p text:style-name="P56"/>
        <text:p text:style-name="P56">Listing 15.3: inkey.bas </text:p>
        <text:p text:style-name="P56"/>
        <text:p text:style-name="P56"><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56">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56"/>
        <text:p text:style-name="P56">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56"/>
        <text:p text:style-name="P56"/>
        <text:p text:style-name="P56">Line 23 then checks to see if the escape key was pressed, which is ascii code 27,</text:p>
        <text:p text:style-name="P56">and then exits the loop if the key was pressed. The program is then closed using the end </text:p>
        <text:p text:style-name="P56">statement. </text:p>
        <text:p text:style-name="P56"/>
        <text:p text:style-name="P56">A sample output is shown below. </text:p>
        <text:p text:style-name="P56"/>
        <text:p text:style-name="P56">Character: Code: 255 Character: ; Code: 59 </text:p>
        <text:p text:style-name="P56"/>
        <text:p text:style-name="P56"/>
        <text:p text:style-name="P56">Output 15.4: Output of inkey.bas </text:p>
        <text:p text:style-name="P56"/>
        <text:p text:style-name="P56">The output shows the codes when the F1 key is pressed. Once you know the keycodes, then you can build Const statements to trap for certain keys. For example, to trapfor the F1 key, you would create the Const statement shown in the code snippet below. </text:p>
        <text:p text:style-name="P56"/>
        <text:p text:style-name="P56">Const F1_key = Chr(255) &amp; Chr(59) </text:p>
        <text:p text:style-name="P56"/>
        <text:p text:style-name="P56"/>
        <text:p text:style-name="P56">You can then check the Inkey return to see if the key returned natches the F1 key. </text:p>
        <text:p text:style-name="P56"/>
        <text:p text:style-name="P56">If key = key_F1 Then </text:p>
        <text:p text:style-name="P56"/>
        <text:p text:style-name="P56"/>
        <text:p text:style-name="P56">'Then do something </text:p>
        <text:p text:style-name="P56"/>
        <text:p text:style-name="P56"/>
        <text:p text:style-name="P56">End If </text:p>
        <text:p text:style-name="P56"/>
        <text:p text:style-name="P56"/>
        <text:p text:style-name="P56">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56"/>
        <text:p text:style-name="P56">Getkey </text:p>
        <text:p text:style-name="P56"/>
        <text:p text:style-name="P56">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56"/>
        <text:p text:style-name="P56">Input </text:p>
        <text:p text:style-name="P56"><text:soft-page-break/></text:p>
        <text:p text:style-name="P56">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56">The variables must be separated using commas. </text:p>
        <text:p text:style-name="P56"/>
        <text:p text:style-name="P56">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56"/>
        <text:p text:style-name="P56">If you are supplying multiple variables to Input, then the user will need to enter thevalues separated by either spaces or commas. The spaces and commas are not returned </text:p>
        <text:p text:style-name="P56"/>
        <text:p text:style-name="P56"/>
        <text:p text:style-name="P56">by Input. If you need to process either spaces or commas, then you need to use LineInput rather than Input. </text:p>
        <text:p text:style-name="P56"/>
        <text:p text:style-name="P56">Line Input </text:p>
        <text:p text:style-name="P56"/>
        <text:p text:style-name="P56">Line Input will return a single string up to but not including the enter key. That is,</text:p>
        <text:p text:style-name="P56">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56"/>
        <text:h text:style-name="Heading_20_2" text:outline-level="2">Using the Mouse </text:h>
        <text:p text:style-name="P56"/>
        <text:p text:style-name="P56">Another way to get user input is to use the mouse. The Getmouse function willreturn the current zero-based row and column of the mouse as well as the state of the </text:p>
        <text:p text:style-name="P56">buttons and mouse wheel. Since the rows and columns are zero-based, you will need toadd 1 to the values to map the return values to the screen </text:p>
        <text:p text:style-name="P56"/>
        <text:p text:style-name="P56">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56">and then take an action based on the offset value returned by Getmouse. For example, toscroll some text, you may scroll up if the wheel number is moving in the positive directionand scroll down if the wheel number is moving in the negative direction. </text:p>
        <text:p text:style-name="P56"/>
        <text:p text:style-name="P56">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56"/>
        <text:p text:style-name="P56">. </text:p>
        <text:p text:style-name="P56">Left button = button And 1 </text:p>
        <text:p text:style-name="P56">. </text:p>
        <text:p text:style-name="P56">Right button = button And 2 </text:p>
        <text:p text:style-name="P56">. </text:p>
        <text:p text:style-name="P56">Middle button = button And 4 </text:p>
        <text:p text:style-name="P56">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56"/>
        <text:p text:style-name="P56">The following program illustrates using the Getmouse functions. </text:p>
        <text:p text:style-name="P56"/>
        <text:p text:style-name="P56"><text:s/></text:p>
        <text:p text:style-name="P56">Option Explicit </text:p>
        <text:p text:style-name="P56"/>
        <text:p text:style-name="P56"/>
        <text:p text:style-name="P56"><text:s/></text:p>
        <text:p text:style-name="P56"/>
        <text:p text:style-name="P56"/>
        <text:p text:style-name="P56"/>
        <text:p text:style-name="P56">'Mouse return values </text:p>
        <text:p text:style-name="P56"/>
        <text:p text:style-name="P56"/>
        <text:p text:style-name="P56">4 </text:p>
        <text:p text:style-name="P56">Dim As Integer mx, my, oldmx, oldmy, mwheel, mbuttons </text:p>
        <text:p text:style-name="P56"/>
        <text:p text:style-name="P56"/>
        <text:p text:style-name="P56">5 </text:p>
        <text:p text:style-name="P56"/>
        <text:p text:style-name="P56"/>
        <text:p text:style-name="P56">6 </text:p>
        <text:p text:style-name="P56">'Turn off text cursor </text:p>
        <text:p text:style-name="P56"/>
        <text:p text:style-name="P56"/>
        <text:p text:style-name="P56"/>
        <text:p text:style-name="P56"/>
        <text:p text:style-name="P56"/>
        <text:p text:style-name="P56"/>
        <text:p text:style-name="P56">Locate ,,0 </text:p>
        <text:p text:style-name="P56"/>
        <text:p text:style-name="P56"/>
        <text:p text:style-name="P56">Do</text:p>
        <text:p text:style-name="P56"/>
        <text:p text:style-name="P56"/>
        <text:p text:style-name="P56"><text:s/>'Get mouse info</text:p>
        <text:p text:style-name="P56"/>
        <text:p text:style-name="P56"/>
        <text:p text:style-name="P56"><text:s/>Getmouse mx, my, mwheel, mbuttons</text:p>
        <text:p text:style-name="P56"><text:soft-page-break/></text:p>
        <text:p text:style-name="P56"/>
        <text:p text:style-name="P56"><text:s/>'Zero based so add 1</text:p>
        <text:p text:style-name="P56"/>
        <text:p text:style-name="P56"/>
        <text:p text:style-name="P56"><text:s/>mx += 1</text:p>
        <text:p text:style-name="P56"/>
        <text:p text:style-name="P56"/>
        <text:p text:style-name="P56"><text:s/>my += 1</text:p>
        <text:p text:style-name="P56"/>
        <text:p text:style-name="P56"/>
        <text:p text:style-name="P56"><text:s/>'Check to see if we have new information</text:p>
        <text:p text:style-name="P56"/>
        <text:p text:style-name="P56"/>
        <text:p text:style-name="P56"><text:s/>If (mx &gt; 0) And (my &gt; 0) then</text:p>
        <text:p text:style-name="P56"/>
        <text:p text:style-name="P56"/>
        <text:p text:style-name="P56"><text:s/>Locate 1, 1</text:p>
        <text:p text:style-name="P56"/>
        <text:p text:style-name="P56"/>
        <text:p text:style-name="P56"><text:s/>'Print current row, column and wheel setting</text:p>
        <text:p text:style-name="P56"/>
        <text:p text:style-name="P56"/>
        <text:p text:style-name="P56"><text:s/>Print "Row:";my;" Col:";mx;" W:";mwheel;" BT:";</text:p>
        <text:p text:style-name="P56"/>
        <text:p text:style-name="P56"/>
        <text:p text:style-name="P56"><text:s/>'Check for button press</text:p>
        <text:p text:style-name="P56"/>
        <text:p text:style-name="P56"/>
        <text:p text:style-name="P56"><text:s/>If mbuttons And 1 Then Print "L";</text:p>
        <text:p text:style-name="P56"/>
        <text:p text:style-name="P56"/>
        <text:p text:style-name="P56"><text:s/>If mbuttons And 2 Then Print "R";</text:p>
        <text:p text:style-name="P56"/>
        <text:p text:style-name="P56"/>
        <text:p text:style-name="P56"><text:s/>If mbuttons And 4 Then Print "M";</text:p>
        <text:p text:style-name="P56"/>
        <text:p text:style-name="P56"/>
        <text:p text:style-name="P56"><text:s/>Print " "</text:p>
        <text:p text:style-name="P56"/>
        <text:p text:style-name="P56"/>
        <text:p text:style-name="P56"><text:s/>'Clear old cursor</text:p>
        <text:p text:style-name="P56"/>
        <text:p text:style-name="P56"/>
        <text:p text:style-name="P56"><text:s/>Locate oldmy, oldmx</text:p>
        <text:p text:style-name="P56"/>
        <text:p text:style-name="P56"/>
        <text:p text:style-name="P56"><text:s/>Print chr(32);</text:p>
        <text:p text:style-name="P56"><text:soft-page-break/></text:p>
        <text:p text:style-name="P56"/>
        <text:p text:style-name="P56"><text:s/>'Print new cursor</text:p>
        <text:p text:style-name="P56"/>
        <text:p text:style-name="P56"/>
        <text:p text:style-name="P56"><text:s/>Locate my, mx</text:p>
        <text:p text:style-name="P56"/>
        <text:p text:style-name="P56"/>
        <text:p text:style-name="P56"><text:s/>Print Chr(15);</text:p>
        <text:p text:style-name="P56"/>
        <text:p text:style-name="P56"/>
        <text:p text:style-name="P56"><text:s/>'Save the old values</text:p>
        <text:p text:style-name="P56"/>
        <text:p text:style-name="P56"/>
        <text:p text:style-name="P56"><text:s/>oldmx = mx</text:p>
        <text:p text:style-name="P56"/>
        <text:p text:style-name="P56"/>
        <text:p text:style-name="P56"><text:s/>oldmy = my</text:p>
        <text:p text:style-name="P56"/>
        <text:p text:style-name="P56"/>
        <text:p text:style-name="P56"><text:s/>End If</text:p>
        <text:p text:style-name="P56"/>
        <text:p text:style-name="P56"/>
        <text:p text:style-name="P56"><text:s/>Sleep 10 </text:p>
        <text:p text:style-name="P56">Loop Until Inkey$&lt;&gt;"" </text:p>
        <text:p text:style-name="P56">'Turn on cursor </text:p>
        <text:p text:style-name="P56">Locate ,, 1 </text:p>
        <text:p text:style-name="P56"/>
        <text:p text:style-name="P56"/>
        <text:p text:style-name="P56">End </text:p>
        <text:p text:style-name="P56"/>
        <text:p text:style-name="P56"/>
        <text:p text:style-name="P56">Listing 15.4: con-mouse.bas </text:p>
        <text:p text:style-name="P56"/>
        <text:p text:style-name="P56"><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56">8 through 35 are the mouse input loop that polls the mouse. Line 10 uses the Getmousefunction to return the current mouse state information. Since Getmouse returns the row </text:p>
        <text:p text:style-name="P56">and column as a zero-based value, lines 12 and 13 add 1 to the value to map the returnvalue to the actual screen coordinates. Line 15 checks to see if the mouse is still within </text:p>
        <text:p text:style-name="P56">the console screen. If the mouse is outside the console screen, Getmouse will return -1 </text:p>
        <text:p text:style-name="P56">for the row and column values. Since the program added 1 to these values, if the mouse </text:p>
        <text:p text:style-name="P56"/>
        <text:p text:style-name="P56"/>
        <text:p text:style-name="P56"><text:soft-page-break/>is outside the console window, the mx and my values will be 0; that is, -1 + 1 = 0. Youshould always check to make sure the mouse is still inside the console window beforeinteracting with the mouse. </text:p>
        <text:p text:style-name="P56"/>
        <text:p text:style-name="P56">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56">indicator, an asterisk that will follow the mouse cursor on the screen. Lines 28 and 29 </text:p>
        <text:p text:style-name="P56">then print the asterisk at the new mouse location. Lines 31 and 32 save the current mxand my values in oldmx and oldmy, to use in the next loop iteration. </text:p>
        <text:p text:style-name="P56"/>
        <text:p text:style-name="P56">The Do-Loop is exited in line 35 when any key is pressed. Line 27 turned the textcursor back on and the program is closed with the End statement in line 39. </text:p>
        <text:p text:style-name="P56"/>
        <text:p text:style-name="P56">When you run the program you should see something similar to the following. </text:p>
        <text:p text:style-name="P56"/>
        <text:p text:style-name="P56">Row: 2 Col: 4 W: 2 BT:L </text:p>
        <text:p text:style-name="P56"/>
        <text:p text:style-name="P56"/>
        <text:p text:style-name="P56">¤ </text:p>
        <text:p text:style-name="P56"/>
        <text:p text:style-name="P56"/>
        <text:p text:style-name="P56">Output 15.5: Output of con-mouse.bas </text:p>
        <text:p text:style-name="P56"/>
        <text:p text:style-name="P56">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56"/>
        <text:p text:style-name="P56">Creating a Text View Port </text:p>
        <text:p text:style-name="P56"/>
        <text:p text:style-name="P56">You can create a text view port using the View Print statement. A text view portcan be thought of as a window -within-a-window, where all text operations occur. Youdefine a view by passing the beginning row and ending row to the View Print command.</text:p>
        <text:p text:style-name="P56">Once the command has been issued, all subsequent text operations occur within the view </text:p>
        <text:p text:style-name="P56">port. </text:p>
        <text:p text:style-name="P56"/>
        <text:p text:style-name="P56">The following program creates a 10 line view port and prints some text within theview, which can be scrolled using the mouse wheel. If the mouse does not work withinthe console window, you will need to turn off the QuickEdit mode as described above. </text:p>
        <text:p text:style-name="P56"/>
        <text:p text:style-name="P56">1 </text:p>
        <text:p text:style-name="P56">Option Explicit </text:p>
        <text:p text:style-name="P56"><text:soft-page-break/>2 </text:p>
        <text:p text:style-name="P56">3 </text:p>
        <text:p text:style-name="P56">'Create paragraph </text:p>
        <text:p text:style-name="P56">4 </text:p>
        <text:p text:style-name="P56">Dim Shared As String * 80 myText(1 To 19) =&gt; { _ </text:p>
        <text:p text:style-name="P56">5 </text:p>
        <text:p text:style-name="P56">" Lorem ipsum dolor sit amet consectetuer id a ut magna Vestibulum.", _ </text:p>
        <text:p text:style-name="P56">6 </text:p>
        <text:p text:style-name="P56">"Id elit justo pretium commodo vitae convallis urna magnis mattis ", _ </text:p>
        <text:p text:style-name="P56">7 </text:p>
        <text:p text:style-name="P56">"tempor. Duis vitae id semper euismod dolor wisi turpis leo dolor in. ", _ </text:p>
        <text:p text:style-name="P56">8 </text:p>
        <text:p text:style-name="P56">"Neque non Vivamus ac eget nunc sagittis ut mauris at orci. Tincidunt ", _ </text:p>
        <text:p text:style-name="P56">9 </text:p>
        <text:p text:style-name="P56">"ipsum habitasse accumsan leo iaculis et vitae congue vitae malesuada. ", _ </text:p>
        <text:p text:style-name="P56"/>
        <text:p text:style-name="P56"/>
        <text:p text:style-name="P56"/>
        <text:p text:style-name="P56">"Wisi sem Curabitur id ut ipsum adipiscing facilisi elit In id. Et urna.", _ </text:p>
        <text:p text:style-name="P56">11 </text:p>
        <text:p text:style-name="P56">" Lorem ipsum dolor sit amet consectetuer eleifend Suspendisse sem ", _ </text:p>
        <text:p text:style-name="P56">12 </text:p>
        <text:p text:style-name="P56">"lacus iaculis. Wisi feugiat mus augue parturient et felis Pellentesque ", _ </text:p>
        <text:p text:style-name="P56">13 </text:p>
        <text:p text:style-name="P56">"wisi et nec. Vitae metus senectus a dolor Nullam amet accumsan integue ", _ </text:p>
        <text:p text:style-name="P56">14 </text:p>
        <text:p text:style-name="P56">"nonummy id. Sed justo in fames turpis justo platea ultrices est ", _ </text:p>
        <text:p text:style-name="P56">15 </text:p>
        <text:p text:style-name="P56">"convallis vel. Interdum ut Morbi enim ut Vestibulum senectus lacinia", _ </text:p>
        <text:p text:style-name="P56">16 </text:p>
        <text:p text:style-name="P56">"Sed congue metus.", _ </text:p>
        <text:p text:style-name="P56">17 </text:p>
        <text:p text:style-name="P56">" Lorem ipsum dolor sit amet consectetuer lacinia molestie wisi", _ </text:p>
        <text:p text:style-name="P56">18 </text:p>
        <text:p text:style-name="P56">"semper pretium. Et gravida congue volutpat ac Maecenas elit Nunc ", _ </text:p>
        <text:p text:style-name="P56">19 </text:p>
        <text:p text:style-name="P56">"orci Curabitur lobortis. Felis tincidunt nonummy vitae at ut et ", _ </text:p>
        <text:p text:style-name="P56">"et montes pellentesque Donec. Vitae elit habitant nunc cursus ", _ </text:p>
        <text:p text:style-name="P56">21 </text:p>
        <text:p text:style-name="P56">"ullamcorper risus sagittis tempus consectetuer velit. Est ", _ </text:p>
        <text:p text:style-name="P56">22 </text:p>
        <text:p text:style-name="P56">"Vestibulum non id pulvinar Nam vitae metus id congue massa. ", _ </text:p>
        <text:p text:style-name="P56">23 </text:p>
        <text:p text:style-name="P56">"Phasellus."} </text:p>
        <text:p text:style-name="P56">24 </text:p>
        <text:p text:style-name="P56">25 </text:p>
        <text:p text:style-name="P56">Dim As Integer idx = 1, mx, my, oldwheel, mwheel, delta </text:p>
        <text:p text:style-name="P56">26 </text:p>
        <text:p text:style-name="P56">Dim As Integer vtop = 10, vbot = 20 </text:p>
        <text:p text:style-name="P56">27 </text:p>
        <text:p text:style-name="P56">28 </text:p>
        <text:p text:style-name="P56">Sub PrintText(tidx As Integer)</text:p>
        <text:p text:style-name="P56"><text:soft-page-break/>29 </text:p>
        <text:p text:style-name="P56">Dim As Integer i, tbot31 </text:p>
        <text:p text:style-name="P56">'Clear view port to black32 </text:p>
        <text:p text:style-name="P56">Color , 033 </text:p>
        <text:p text:style-name="P56">Cls34 </text:p>
        <text:p text:style-name="P56">'Calc text that will fit into view port35 </text:p>
        <text:p text:style-name="P56">tbot = tidx + 1036 </text:p>
        <text:p text:style-name="P56">If tbot &gt; 19 Then tbot = 1937 </text:p>
        <text:p text:style-name="P56">For i = tidx To tbot38 </text:p>
        <text:p text:style-name="P56">Print Rtrim(myText(i))</text:p>
        <text:p text:style-name="P56">39 </text:p>
        <text:p text:style-name="P56">Next </text:p>
        <text:p text:style-name="P56">End Sub </text:p>
        <text:p text:style-name="P56">41 </text:p>
        <text:p text:style-name="P56">42 </text:p>
        <text:p text:style-name="P56">'Set the console size </text:p>
        <text:p text:style-name="P56">43 </text:p>
        <text:p text:style-name="P56">Width 80, 25 </text:p>
        <text:p text:style-name="P56">44 </text:p>
        <text:p text:style-name="P56">'Turn off text cursor </text:p>
        <text:p text:style-name="P56">45 </text:p>
        <text:p text:style-name="P56">Locate ,,0 </text:p>
        <text:p text:style-name="P56">46 </text:p>
        <text:p text:style-name="P56">'Clear screen to blue </text:p>
        <text:p text:style-name="P56">47 </text:p>
        <text:p text:style-name="P56">Color , 1 </text:p>
        <text:p text:style-name="P56">48 </text:p>
        <text:p text:style-name="P56">Cls </text:p>
        <text:p text:style-name="P56">49 </text:p>
        <text:p text:style-name="P56">'Create view port </text:p>
        <text:p text:style-name="P56">View Print vtop To vbot </text:p>
        <text:p text:style-name="P56">51 </text:p>
        <text:p text:style-name="P56">'Print the current text </text:p>
        <text:p text:style-name="P56">52 </text:p>
        <text:p text:style-name="P56">PrintText idx </text:p>
        <text:p text:style-name="P56">53 </text:p>
        <text:p text:style-name="P56">'Get the current wheel setting </text:p>
        <text:p text:style-name="P56">54 </text:p>
        <text:p text:style-name="P56">Getmouse mx, my, oldwheel </text:p>
        <text:p text:style-name="P56"/>
        <text:p text:style-name="P56"/>
        <text:p text:style-name="P56"/>
        <text:p text:style-name="P56">55 </text:p>
        <text:p text:style-name="P56">56 </text:p>
        <text:p text:style-name="P56">57 </text:p>
        <text:p text:style-name="P56">58 </text:p>
        <text:p text:style-name="P56">59 </text:p>
        <text:p text:style-name="P56">60 </text:p>
        <text:p text:style-name="P56"><text:soft-page-break/>61 </text:p>
        <text:p text:style-name="P56">62 </text:p>
        <text:p text:style-name="P56">63 </text:p>
        <text:p text:style-name="P56">64 </text:p>
        <text:p text:style-name="P56">65 </text:p>
        <text:p text:style-name="P56">66 </text:p>
        <text:p text:style-name="P56">67 </text:p>
        <text:p text:style-name="P56">68 </text:p>
        <text:p text:style-name="P56">69 </text:p>
        <text:p text:style-name="P56">70 </text:p>
        <text:p text:style-name="P56">71 </text:p>
        <text:p text:style-name="P56">72 </text:p>
        <text:p text:style-name="P56">73 </text:p>
        <text:p text:style-name="P56">74 </text:p>
        <text:p text:style-name="P56">75 </text:p>
        <text:p text:style-name="P56">76 </text:p>
        <text:p text:style-name="P56"/>
        <text:p text:style-name="P56"/>
        <text:p text:style-name="P56">Do </text:p>
        <text:p text:style-name="P56">'Get mouse wheel info </text:p>
        <text:p text:style-name="P56">Getmouse mx, my, mwheel </text:p>
        <text:p text:style-name="P56">If mwheel &lt;&gt; oldwheel Then</text:p>
        <text:p text:style-name="P56"/>
        <text:p text:style-name="P56"/>
        <text:p text:style-name="P56"><text:s/>'Get delta amount </text:p>
        <text:p text:style-name="P56">delta = oldwheel mwheel </text:p>
        <text:p text:style-name="P56">'Use delta amount to adjust text index </text:p>
        <text:p text:style-name="P56">idx = idx + delta </text:p>
        <text:p text:style-name="P56">'Make sure text isn't out of bouns </text:p>
        <text:p text:style-name="P56">If idx &gt; 19 Then idx = 19 </text:p>
        <text:p text:style-name="P56">If idx &lt; 1 Then idx = 1 </text:p>
        <text:p text:style-name="P56">'Print text </text:p>
        <text:p text:style-name="P56">PrintText idx </text:p>
        <text:p text:style-name="P56">'Save the current mouse wheel value </text:p>
        <text:p text:style-name="P56">oldwheel = mwheel</text:p>
        <text:p text:style-name="P56"/>
        <text:p text:style-name="P56"/>
        <text:p text:style-name="P56"><text:s/>End If</text:p>
        <text:p text:style-name="P56"/>
        <text:p text:style-name="P56"/>
        <text:p text:style-name="P56"><text:s/>Sleep 10 </text:p>
        <text:p text:style-name="P56">Loop Until Inkey&lt;&gt;"" </text:p>
        <text:p text:style-name="P56">'Turn on text cursor </text:p>
        <text:p text:style-name="P56">Locate ,,1 </text:p>
        <text:p text:style-name="P56"/>
        <text:p text:style-name="P56"/>
        <text:p text:style-name="P56">End </text:p>
        <text:p text:style-name="P56"/>
        <text:p text:style-name="P56"/>
        <text:p text:style-name="P56">Listing 15.5: view-print.bas </text:p>
        <text:p text:style-name="P56"/>
        <text:p text:style-name="P56"><text:tab/>Analysis: Line 4 creates a single-dimension array that initialized to some <text:soft-page-break/>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56"/>
        <text:p text:style-name="P56">Line 28 through 40 define the PrintText subroutine which will print the array text tothe view port. The tidx parameter, is the current value contained within the idx variable,</text:p>
        <text:p text:style-name="P56">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56"/>
        <text:p text:style-name="P56">Line 43 sets the width of the console, and lines 45 through 48 clear the mainconsole window to a blue color. At the point the view port has not be created so thesecommands apply to the console widow as a whole. Line 505 creates a view port that </text:p>
        <text:p text:style-name="P56"/>
        <text:p text:style-name="P56"/>
        <text:p text:style-name="P56">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56"/>
        <text:p text:style-name="P56">Line 55 through 71 define the mouse input loop. Line 57 gets the current mousewheel value. Line 58 checks to see if the new value is different than the old value, and if </text:p>
        <text:p text:style-name="P56">they are different, this means the mouse wheel has been moved. Line 60 calculates the </text:p>
        <text:p text:style-name="P56">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56"/>
        <text:p text:style-name="P56">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56"/>
        <text:p text:style-name="P56">If a key pressed the loop is exited in line 72 and then program is closed with anEnd <text:soft-page-break/>statement. </text:p>
        <text:p text:style-name="P56"/>
        <text:p text:style-name="P56">When you run the program you should see output similar to that shown below. </text:p>
        <text:p text:style-name="P56"/>
        <text:p text:style-name="P56"/>
        <text:p text:style-name="P56">Sed congue metus.</text:p>
        <text:p text:style-name="P56"/>
        <text:p text:style-name="P56"/>
        <text:p text:style-name="P56"><text:s/>Lorem ipsum dolor sit amet consectetuer lacinia molestie wisi </text:p>
        <text:p text:style-name="P56">semper pretium. Et gravida congue volutpat ac Maecenas elit Nunc </text:p>
        <text:p text:style-name="P56">orci Curabitur lobortis. Felis tincidunt nonummy vitae at ut et </text:p>
        <text:p text:style-name="P56">et montes pellentesque Donec. Vitae elit habitant nunc cursus </text:p>
        <text:p text:style-name="P56">ullamcorper risus sagittis tempus consectetuer velit. Est </text:p>
        <text:p text:style-name="P56">Vestibulum non id pulvinar Nam vitae metus id congue massa. </text:p>
        <text:p text:style-name="P56">Phasellus. </text:p>
        <text:p text:style-name="P56"/>
        <text:p text:style-name="P56"/>
        <text:p text:style-name="P56"/>
        <text:p text:style-name="P56">Output 15.6: Output of view-print.bas </text:p>
        <text:p text:style-name="P56"/>
        <text:p text:style-name="P56">When you run the program you will see a blue screen with a black view port in themiddle with some text. Scroll the mouse wheel, and the text will scroll. Move the mouse </text:p>
        <text:p text:style-name="P56">wheel forward and the text will scroll down, move the mouse backward and the text will </text:p>
        <text:p text:style-name="P56">scroll up. The text will stop scrolling when the beginning or the end of the text is reached.</text:p>
        <text:p text:style-name="P56">As you can see, using the view port command along with the Getmouse function is asimple way to add a great deal of functionality to your text-based programs. </text:p>
        <text:p text:style-name="P56"/>
        <text:h text:style-name="Heading_20_2" text:outline-level="2">A Look Ahead </text:h>
        <text:p text:style-name="P56"/>
        <text:p text:style-name="P56">Now that you can create variables and gather input, you need to see how to buildcontrol structures to act on this data. In the next chapter you will see the various controlstructures that are available in FreeBasic. </text:p>
        <text:p text:style-name="P56"/>
        <text:p text:style-name="P56"/>
      </text:section>
      <text:section text:style-name="Sect1" text:name="GNU Free Documentation License" text:protected="true">
        <text:section-source xlink:href="../../fbeginnerm20.odt"/>
        <text:p text:style-name="P12">Appendix A: GNU Free Documentation License</text:p>
        <text:p text:style-name="P56"/>
        <text:p text:style-name="P56"><text:s/>GNU Free Documentation License Version 1.2, November 2002</text:p>
        <text:p text:style-name="P56"/>
        <text:p text:style-name="P56"/>
        <text:p text:style-name="P56"><text:s/>Copyright (C) 2000,2001,2002 Free Software Foundation, Inc.</text:p>
        <text:p text:style-name="P56"/>
        <text:p text:style-name="P56"/>
        <text:p text:style-name="P56"><text:s/>51 Franklin St, Fifth Floor, Boston, MA 021101301 </text:p>
        <text:p text:style-name="P56">USA</text:p>
        <text:p text:style-name="P56"/>
        <text:p text:style-name="P56"/>
        <text:p text:style-name="P56"><text:s/>Everyone is permitted to copy and distribute verbatim copies</text:p>
        <text:p text:style-name="P56"/>
        <text:p text:style-name="P56"/>
        <text:p text:style-name="P56"><text:s/>of this license document, but changing it is not allowed. </text:p>
        <text:p text:style-name="P56"/>
        <text:p text:style-name="P56"/>
        <text:p text:style-name="P56">0. PREAMBLE </text:p>
        <text:p text:style-name="P5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56"/>
        <text:p text:style-name="P56"/>
        <text:p text:style-name="P56">This License is a kind of "copyleft", which means that derivative works of the document must themselves be free in the same sense. It complements the GNU General Public License, which is a copyleft license designed for free software. </text:p>
        <text:p text:style-name="P56"/>
        <text:p text:style-name="P56"/>
        <text:p text:style-name="P5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56"/>
        <text:p text:style-name="P56"/>
        <text:p text:style-name="P56">1. APPLICABILITY AND DEFINITIONS </text:p>
        <text:p text:style-name="P56">This License applies to any manual or other work, in any medium, that contains a notice placed by the copyright holder saying it can be distributed under the terms of this License. Such a notice grants a worldwide, </text:p>
        <text:p text:style-name="P56">royaltyfree </text:p>
        <text:p text:style-name="P56">license, unlimited in duration, to use that </text:p>
        <text:p text:style-name="P56"><text:soft-page-break/>work under the conditions stated herein. The "Document", below, refers to any such manual or work. Any member of the public is a licensee, and is addressed as "you". You accept the license if you copy, modify or distribute the work in a way requiring permission <text:s/>under copyright law. </text:p>
        <text:p text:style-name="P56"/>
        <text:p text:style-name="P56"/>
        <text:p text:style-name="P56">A "Modified Version" of the Document means any work containing the Document or a portion of it, either copied verbatim, or with modifications and/or translated into another language. </text:p>
        <text:p text:style-name="P56"/>
        <text:p text:style-name="P56"/>
        <text:p text:style-name="P5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56"/>
        <text:p text:style-name="P56"/>
        <text:p text:style-name="P5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56"/>
        <text:p text:style-name="P56"/>
        <text:p text:style-name="P56">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56"/>
        <text:p text:style-name="P56"/>
        <text:p text:style-name="P56">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56"/>
        <text:p text:style-name="P56"/>
        <text:p text:style-name="P56">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text:soft-page-break/>available, and the machine generated HTML, PostScript or PDF produced by some word processors for output purposes only. </text:p>
        <text:p text:style-name="P56"/>
        <text:p text:style-name="P56"/>
        <text:p text:style-name="P5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56"/>
        <text:p text:style-name="P56"/>
        <text:p text:style-name="P5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56"/>
        <text:p text:style-name="P56"/>
        <text:p text:style-name="P5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56"/>
        <text:p text:style-name="P56"/>
        <text:p text:style-name="P56">2. VERBATIM COPYING </text:p>
        <text:p text:style-name="P5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s/>You may also lend copies, under the same conditions stated above, and </text:p>
        <text:p text:style-name="P56">you may publicly display copies. </text:p>
        <text:p text:style-name="P56"/>
        <text:p text:style-name="P56"/>
        <text:p text:style-name="P56">3. COPYING IN QUANTITY </text:p>
        <text:p text:style-name="P5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56"><text:soft-page-break/></text:p>
        <text:p text:style-name="P56"/>
        <text:p text:style-name="P56">If the required texts for either cover are too voluminous to fit legibly, you should put the first ones listed (as many as fit reasonably) on the actual cover, and continue the rest onto adjacent pages. </text:p>
        <text:p text:style-name="P56"/>
        <text:p text:style-name="P56"/>
        <text:p text:style-name="P56">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56"/>
        <text:p text:style-name="P56"/>
        <text:p text:style-name="P56">It is requested, but not required, that you contact the authors of the Document well before redistributing any large number of copies, to give them a chance to provide you with an updated version of the Document. </text:p>
        <text:p text:style-name="P56"/>
        <text:p text:style-name="P56">4. MODIFICATIONS </text:p>
        <text:p text:style-name="P5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56"/>
        <text:p text:style-name="P56"/>
        <text:p text:style-name="P56">of it. In addition, you must do these things in the Modified Version: </text:p>
        <text:p text:style-name="P56"/>
        <text:p text:style-name="P56"/>
        <text:p text:style-name="P5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56"/>
        <text:p text:style-name="P5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56"/>
        <text:p text:style-name="P56">C. State on the Title page the name of the publisher of the </text:p>
        <text:p text:style-name="P56">Modified Version, as the publisher. </text:p>
        <text:p text:style-name="P56"/>
        <text:p text:style-name="P56">D. Preserve all the copyright notices of the Document. </text:p>
        <text:p text:style-name="P56"/>
        <text:p text:style-name="P56">E. Add an appropriate copyright notice for your modifications adjacent to the other copyright notices. </text:p>
        <text:p text:style-name="P56"/>
        <text:p text:style-name="P56"><text:soft-page-break/>F. Include, immediately after the copyright notices, a license notice giving the public permission to use the Modified Version under the terms of this License, in the form shown in the Addendum below. </text:p>
        <text:p text:style-name="P56"/>
        <text:p text:style-name="P56">G. Preserve in that license notice the full lists of Invariant Sections and required Cover Texts given in the Document's license notice. </text:p>
        <text:p text:style-name="P56"/>
        <text:p text:style-name="P56">H. Include an unaltered copy of this License. </text:p>
        <text:p text:style-name="P56"/>
        <text:p text:style-name="P5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56"/>
        <text:p text:style-name="P5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56"/>
        <text:p text:style-name="P56">K. For any section Entitled "Acknowledgements" or "Dedications", Preserve the Title of the section, and preserve in the section all the substance and tone of each of the contributor acknowledgements and/or dedications given therein. </text:p>
        <text:p text:style-name="P56"/>
        <text:p text:style-name="P56">L. Preserve all the Invariant Sections of the Document, unaltered in their text and in their titles. Section numbers or the equivalent are not considered part of the section titles. </text:p>
        <text:p text:style-name="P56">M. Delete any section Entitled "Endorsements". Such a section may not be included in the Modified Version. </text:p>
        <text:p text:style-name="P56"/>
        <text:p text:style-name="P56">N. Do not retitle an existing section to be Entitled "Endorsements" or to conflict in title with any Invariant Section. </text:p>
        <text:p text:style-name="P56"/>
        <text:p text:style-name="P56">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56"/>
        <text:p text:style-name="P56"/>
        <text:p text:style-name="P56">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56"><text:soft-page-break/></text:p>
        <text:p text:style-name="P56"/>
        <text:p text:style-name="P5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56"/>
        <text:p text:style-name="P56"/>
        <text:p text:style-name="P56">The author(s) and publisher(s) of the Document do not by this License give permission to use their names for publicity for or to assert or imply endorsement of any Modified Version. </text:p>
        <text:p text:style-name="P56"/>
        <text:p text:style-name="P56"/>
        <text:p text:style-name="P56">5. COMBINING DOCUMENTS </text:p>
        <text:p text:style-name="P5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56"/>
        <text:p text:style-name="P56"/>
        <text:p text:style-name="P5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56"/>
        <text:p text:style-name="P56"/>
        <text:p text:style-name="P5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56"/>
        <text:p text:style-name="P56"/>
        <text:p text:style-name="P56">6. COLLECTIONS OF DOCUMENTS </text:p>
        <text:p text:style-name="P5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56"/>
        <text:p text:style-name="P56"/>
        <text:p text:style-name="P56">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56"/>
        <text:p text:style-name="P56"><text:soft-page-break/></text:p>
        <text:p text:style-name="P56">7. AGGREGATION WITH INDEPENDENT WORKS </text:p>
        <text:p text:style-name="P5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56"/>
        <text:p text:style-name="P56">When the Document is included in an aggregate, this License does not apply to the other works in the aggregate which are not themselves derivative works of the Document. </text:p>
        <text:p text:style-name="P56"/>
        <text:p text:style-name="P56"/>
        <text:p text:style-name="P5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56"/>
        <text:p text:style-name="P56"/>
        <text:p text:style-name="P56">8. TRANSLATION </text:p>
        <text:p text:style-name="P5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56"/>
        <text:p text:style-name="P56">If a section in the Document is Entitled "Acknowledgements", "Dedications", or "History", the requirement (section 4) to Preserve its Title (section 1) will typically require changing the actual title. </text:p>
        <text:p text:style-name="P56"/>
        <text:p text:style-name="P56"/>
        <text:p text:style-name="P56">9. TERMINATION </text:p>
        <text:p text:style-name="P56">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56"/>
        <text:p text:style-name="P56"/>
        <text:p text:style-name="P56">10. FUTURE REVISIONS OF THIS LICENSE </text:p>
        <text:p text:style-name="P56">The Free Software Foundation may publish new, revised versions of the GNU Free Documentation License from time to time. Such new versions will be similar in spirit to the present version, but may differ in detail to address new problems or concerns. See <text:soft-page-break/>http://www.gnu.org/copyleft/. </text:p>
        <text:p text:style-name="P56"/>
        <text:p text:style-name="P56"/>
        <text:p text:style-name="P5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56"/>
        <text:p text:style-name="P56">ADDENDUM: How to use this License for your documents </text:p>
        <text:p text:style-name="P56"/>
        <text:p text:style-name="P56"/>
        <text:p text:style-name="P56">To use this License in a document you have written, include a copy of the License in the document and put the following copyright and license notices just after the title page:</text:p>
        <text:p text:style-name="P56"/>
        <text:p text:style-name="P56"/>
        <text:p text:style-name="P56"><text:s/>Copyright (c) YEAR YOUR NAME. </text:p>
        <text:p text:style-name="P56">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56"/>
        <text:p text:style-name="P56"/>
        <text:p text:style-name="P56">If you have Invariant Sections, FrontCover Texts and BackCover Texts, replace the "with...Texts." line with this:</text:p>
        <text:p text:style-name="P56"/>
        <text:p text:style-name="P56"/>
        <text:p text:style-name="P56"><text:s/>with the Invariant Sections being LIST THEIR TITLES, with the FrontCover Texts being LIST, and with the BackCover Texts being LIST. </text:p>
        <text:p text:style-name="P56"/>
        <text:p text:style-name="P56"/>
        <text:p text:style-name="P56">If you have Invariant Sections without Cover Texts, or some other combination of the three, merge those two alternatives to suit the situation. </text:p>
        <text:p text:style-name="P56"/>
        <text:p text:style-name="P56"/>
        <text:p text:style-name="P56">If your document contains nontrivial examples of program code, we recommend releasing these examples in parallel under your choice of free software license, such as the GNU General Public License, to permit their use in free software. </text:p>
        <text:p text:style-name="P47"/>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ourier New" svg:font-family="'Courier New', monospace"/>
    <style:font-face style:name="Courier New1" svg:font-family="'Courier New', serif"/>
    <style:font-face style:name="DejaVu Sans" svg:font-family="'DejaVu Sans', sans-serif"/>
    <style:font-face style:name="Liberation Serif1" svg:font-family="'Liberation Serif', serif"/>
    <style:font-face style:name="Lohit Devanagari1" svg:font-family="'Lohit Devanagari'"/>
    <style:font-face style:name="MS Mincho" svg:font-family="'MS Mincho'"/>
    <style:font-face style:name="OpenSymbol1" svg:font-family="OpenSymbol"/>
    <style:font-face style:name="Tahoma" svg:font-family="Tahoma"/>
    <style:font-face style:name="Courier New4"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Bold"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Arial1" svg:font-family="Arial" style:font-family-generic="swiss" style:font-pitch="variable"/>
    <style:font-face style:name="DejaVu Sans1" svg:font-family="'DejaVu Sans'" style:font-family-generic="swiss" style:font-pitch="variable"/>
    <style:font-face style:name="DejaVu Sans2" svg:font-family="'DejaVu Sans'" style:font-adornments="Obliqu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0799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loext:contextual-spacing="false"/>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 style:font-family-complex="Tahoma" style:font-size-complex="16pt" style:font-weight-complex="bold"/>
    </style:style>
    <style:style style:name="Text_20_Body.list" style:display-name="Text Body.list" style:family="paragraph" style:parent-style-name="Text_20_body" style:master-page-name="">
      <style:paragraph-properties style:page-number="auto" fo:break-before="auto" fo:break-after="auto"/>
      <style:text-properties style:font-name-complex="Tahoma" style:font-family-complex="Tahoma"/>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text-properties style:font-name="DejaVu Sans" fo:font-family="'DejaVu Sans', sans-serif" fo:font-size="12pt" style:font-name-asian="Courier New" style:font-family-asian="'Courier New', monospace" style:font-size-asian="12pt" style:font-name-complex="Courier New" style:font-family-complex="'Courier New', monospace" style:font-size-complex="26pt"/>
    </style:style>
    <style:style style:name="Heading_20_3" style:display-name="Heading 3" style:family="paragraph" style:parent-style-name="Heading" style:next-style-name="Text_20_body" style:default-outline-level="3" style:list-style-name="" style:class="text">
      <style:paragraph-properties fo:margin-top="0.1701in" fo:margin-bottom="0.0835in" loext:contextual-spacing="false"/>
      <style:text-properties style:font-name="Arial" fo:font-family="Arial, sans-serif" fo:font-size="14pt" fo:font-weight="bold" style:font-name-asian="MS Mincho" style:font-family-asian="'MS Mincho'" style:font-size-asian="14pt" style:font-weight-asian="bold" style:font-name-complex="Tahoma" style:font-family-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1701in" fo:margin-bottom="0.0799in" loext:contextual-spacing="false"/>
      <style:text-properties style:font-name="Arial" fo:font-family="Arial, sans-serif" fo:font-size="11pt" fo:font-weight="bold" style:font-name-asian="MS Mincho" style:font-family-asian="'MS Mincho'" style:font-size-asian="11pt" style:font-weight-asian="bold" style:font-name-complex="Tahoma" style:font-family-complex="Tahoma" style:font-size-complex="11pt" style:font-weight-complex="bold"/>
    </style:style>
    <style:style style:name="Heading_20_2" style:display-name="Heading 2" style:family="paragraph" style:parent-style-name="Heading" style:next-style-name="Text_20_body" style:default-outline-level="2" style:list-style-name="" style:class="text">
      <style:paragraph-properties fo:margin-top="0.1701in" fo:margin-bottom="0.0835in" loext:contextual-spacing="false"/>
      <style:text-properties style:font-name="Arial" fo:font-family="Arial, sans-serif" fo:font-size="14pt" fo:font-style="italic" fo:font-weight="bold" style:font-name-asian="MS Mincho" style:font-family-asian="'MS Mincho'" style:font-size-asian="14pt" style:font-style-asian="italic" style:font-weight-asian="bold" style:font-name-complex="Tahoma" style:font-family-complex="Tahoma" style:font-size-complex="14pt" style:font-style-complex="italic" style:font-weight-complex="bold"/>
    </style:style>
    <style:style style:name="Preformatted_20_Text.code2" style:display-name="Preformatted Text.code2" style:family="paragraph" style:parent-style-name="Preformatted_20_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eebasic_20_book" style:display-name="freebasic book" style:family="paragraph" style:parent-style-name="Standard">
      <loext:graphic-properties draw:fill-image-width="0in" draw:fill-image-height="0in"/>
    </style:style>
    <style:style style:name="supplemental" style:family="paragraph" style:parent-style-name="freebasic_20_book"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DejaVu Sans1" fo:font-family="'DejaVu Sans'" style:font-family-generic="swiss" style:font-pitch="variable" fo:font-size="11pt" style:font-name-asian="Courier New4" style:font-family-asian="'Courier New'" style:font-family-generic-asian="modern" style:font-pitch-asian="fixed" style:font-size-asian="11pt" style:font-name-complex="Courier New4" style:font-family-complex="'Courier New'" style:font-family-generic-complex="modern" style:font-pitch-complex="fixed" style:font-size-complex="11pt"/>
    </style:style>
    <style:style style:name="code" style:family="paragraph" style:parent-style-name="freebasic_20_book" style:list-style-name="" style:class="text" style:master-page-name="">
      <loext:graphic-properties draw:fill="none" draw:fill-color="#729fcf"/>
      <style:paragraph-properties fo:margin-left="0in" fo:margin-right="0in" fo:margin-top="0in" fo:margin-bottom="0in" loext:contextual-spacing="false" fo:text-indent="0in" style:auto-text-indent="false" style:page-number="auto" fo:background-color="transparent" fo:padding-left="0.2in" fo:padding-right="0in" fo:padding-top="0in" fo:padding-bottom="0in" fo:border-left="0.99pt solid #000000" fo:border-right="none" fo:border-top="none" fo:border-bottom="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Table" style:family="paragraph" style:parent-style-name="Caption" style:class="extra"/>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4" style:font-family-asian="'Courier New'" style:font-family-generic-asian="modern" style:font-pitch-asian="fixed" style:font-size-asian="11pt" style:font-name-complex="Courier New4" style:font-family-complex="'Courier New'" style:font-family-generic-complex="modern" style:font-pitch-complex="fixed" style:font-size-complex="11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fo:background-color="transparent"/>
    </style:style>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DejaVu Sans2" fo:font-family="'DejaVu Sans'" style:font-style-name="Oblique" style:font-family-generic="swiss" style:font-pitch="variable" fo:font-size="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de2" style:family="paragraph" style:parent-style-name="Preformatted_20_Text" style:list-style-name="List_20_1">
      <style:paragraph-properties text:number-lines="true" text:line-number="1"/>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3" fo:font-family="'Courier New'" style:font-style-name="Bold" style:font-family-generic="roman" style:font-pitch="variable" fo:font-size="8pt" fo:font-weight="bold" style:letter-kerning="false" fo:background-color="transparen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order-top="0.99pt solid #000000" fo:border-bottom="none" fo:border-left="none" fo:border-right="none" fo:padding-top="0.0193in" fo:padding-bottom="0in" fo:padding-left="0in" fo:padding-right="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2in"/>
      </style:header-style>
      <style:footer-style>
        <style:header-footer-properties fo:min-height="0in" fo:margin-top="0.2in"/>
      </style:footer-style>
    </style:page-layout>
  </office:automatic-styles>
  <office:master-styles>
    <style:master-page style:name="Standard" style:page-layout-name="Mpm1"/>
    <style:master-page style:name="Endnote" style:page-layout-name="Mpm2"/>
    <style:master-page style:name="HTML" style:page-layout-name="Mpm3">
      <style:header>
        <text:p text:style-name="Text_20_body"/>
      </style:header>
      <style:footer>
        <text:p text:style-name="Text_20_Body.list"><text:page-number text:select-page="current">2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06T11:48:14.313542003</dc:date>
    <meta:editing-duration>PT6M25S</meta:editing-duration>
    <meta:editing-cycles>2</meta:editing-cycles>
    <meta:generator>LibreOffice/6.0.7.3$Linux_X86_64 LibreOffice_project/00m0$Build-3</meta:generator>
    <meta:document-statistic meta:table-count="29" meta:image-count="0" meta:object-count="0" meta:page-count="264" meta:paragraph-count="6832" meta:word-count="64689" meta:character-count="376066" meta:non-whitespace-character-count="311896"/>
    <meta:user-defined meta:name="w2e_MetaAuthor">fbeginnerm</meta:user-defined>
    <meta:user-defined meta:name="w2e_MetaBackgroundColor">000000</meta:user-defined>
    <meta:user-defined meta:name="w2e_MetaCoverType">None</meta:user-defined>
    <meta:user-defined meta:name="w2e_MetaDescription">d</meta:user-defined>
    <meta:user-defined meta:name="w2e_MetaISBN" meta:value-type="string">d</meta:user-defined>
    <meta:user-defined meta:name="w2e_MetaLanguage" meta:value-type="string">en</meta:user-defined>
    <meta:user-defined meta:name="w2e_MetaOriginalTitle" meta:value-type="string">d</meta:user-defined>
    <meta:user-defined meta:name="w2e_MetaPublisher" meta:value-type="string">d</meta:user-defined>
    <meta:user-defined meta:name="w2e_MetaTags" meta:value-type="string">d</meta:user-defined>
    <meta:user-defined meta:name="w2e_MetaTitle" meta:value-type="string">test</meta:user-defined>
    <meta:user-defined meta:name="w2e_PrefAddIndex" meta:value-type="string">0</meta:user-defined>
    <meta:user-defined meta:name="w2e_PrefBaseFontDimension" meta:value-type="string">100 %</meta:user-defined>
    <meta:user-defined meta:name="w2e_PrefBlackWhite" meta:value-type="string">1</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1</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